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1.1717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291in"/>
    </style:style>
    <style:style style:name="co6" style:family="table-column">
      <style:table-column-properties fo:break-before="auto" style:column-width="1.4291in"/>
    </style:style>
    <style:style style:name="co7" style:family="table-column">
      <style:table-column-properties fo:break-before="auto" style:column-width="1.3217in"/>
    </style:style>
    <style:style style:name="co8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666666"/>
    </style:style>
    <style:style style:name="ce3" style:family="table-cell" style:parent-style-name="Default">
      <style:table-cell-properties fo:background-color="#80808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ce2"/>
        <table:table-column table:style-name="co4" table:number-columns-repeated="16348" table:default-cell-style-name="Default"/>
        <table:table-row table:style-name="ro1">
          <table:table-cell table:style-name="ce1" office:value-type="string" calcext:value-type="string">
            <text:p>4-4 Computo Segs</text:p>
          </table:table-cell>
          <table:table-cell table:style-name="ce1" office:value-type="string" calcext:value-type="string">
            <text:p>4-4 Computo MS</text:p>
          </table:table-cell>
          <table:table-cell table:style-name="ce1" office:value-type="string" calcext:value-type="string">
            <text:p>4-4 Lectura Segs</text:p>
          </table:table-cell>
          <table:table-cell table:style-name="ce2"/>
          <table:table-cell table:style-name="ce1" office:value-type="string" calcext:value-type="string">
            <text:p>4-3 Computo Segs</text:p>
          </table:table-cell>
          <table:table-cell table:style-name="ce1" office:value-type="string" calcext:value-type="string">
            <text:p>4-3 Computo MS</text:p>
          </table:table-cell>
          <table:table-cell table:style-name="ce1" office:value-type="string" calcext:value-type="string">
            <text:p>4-3 Lectura Segs</text:p>
          </table:table-cell>
          <table:table-cell/>
          <table:table-cell table:style-name="ce1" office:value-type="string" calcext:value-type="string">
            <text:p>4-2 Computo Segs</text:p>
          </table:table-cell>
          <table:table-cell table:style-name="ce1" office:value-type="string" calcext:value-type="string">
            <text:p>4-2Computo MS</text:p>
          </table:table-cell>
          <table:table-cell table:style-name="ce1" office:value-type="string" calcext:value-type="string">
            <text:p>4-2 Lectura Segs</text:p>
          </table:table-cell>
          <table:table-cell/>
          <table:table-cell table:style-name="ce1" office:value-type="string" calcext:value-type="string">
            <text:p>4-1 Computo Segs</text:p>
          </table:table-cell>
          <table:table-cell table:style-name="ce1" office:value-type="string" calcext:value-type="string">
            <text:p>4-1 Computo MS</text:p>
          </table:table-cell>
          <table:table-cell table:style-name="ce1" office:value-type="string" calcext:value-type="string">
            <text:p>4-1 Lectura Segs</text:p>
          </table:table-cell>
          <table:table-cell/>
          <table:table-cell table:style-name="ce1" office:value-type="string" calcext:value-type="string">
            <text:p>3-1 Computo Segs</text:p>
          </table:table-cell>
          <table:table-cell table:style-name="ce1" office:value-type="string" calcext:value-type="string">
            <text:p>3-1 Computo MS</text:p>
          </table:table-cell>
          <table:table-cell table:style-name="ce1" office:value-type="string" calcext:value-type="string">
            <text:p>3-1 Lectura Segs</text:p>
          </table:table-cell>
          <table:table-cell/>
          <table:table-cell table:style-name="ce1" office:value-type="string" calcext:value-type="string">
            <text:p>2-1 Computo Segs</text:p>
          </table:table-cell>
          <table:table-cell table:style-name="ce1" office:value-type="string" calcext:value-type="string">
            <text:p>2-1 Computo MS</text:p>
          </table:table-cell>
          <table:table-cell table:style-name="ce1" office:value-type="string" calcext:value-type="string">
            <text:p>2-1 Lectura Segs</text:p>
          </table:table-cell>
          <table:table-cell/>
          <table:table-cell table:style-name="ce1" office:value-type="string" calcext:value-type="string">
            <text:p>1-1 Computo Segs</text:p>
          </table:table-cell>
          <table:table-cell table:style-name="ce1" office:value-type="string" calcext:value-type="string">
            <text:p>1-1 Computo MS</text:p>
          </table:table-cell>
          <table:table-cell table:style-name="ce1" office:value-type="string" calcext:value-type="string">
            <text:p>1-1 Lectura Segs</text:p>
          </table:table-cell>
          <table:table-cell/>
          <table:table-cell table:style-name="ce1" office:value-type="string" calcext:value-type="string">
            <text:p>8-8 Computo Segs</text:p>
          </table:table-cell>
          <table:table-cell table:style-name="ce1" office:value-type="string" calcext:value-type="string">
            <text:p>8-8 Computo MS</text:p>
          </table:table-cell>
          <table:table-cell table:style-name="ce1" office:value-type="string" calcext:value-type="string">
            <text:p>8-8 Lectura Segs</text:p>
          </table:table-cell>
          <table:table-cell/>
          <table:table-cell table:style-name="ce1" office:value-type="string" calcext:value-type="string">
            <text:p>16-16 Computo Segs</text:p>
          </table:table-cell>
          <table:table-cell table:style-name="ce1" office:value-type="string" calcext:value-type="string">
            <text:p>16-16 Computo MS</text:p>
          </table:table-cell>
          <table:table-cell table:style-name="ce1" office:value-type="string" calcext:value-type="string">
            <text:p>16-16 Lectura Segs</text:p>
          </table:table-cell>
          <table:table-cell/>
          <table:table-cell table:style-name="ce1" table:number-columns-repeated="16348"/>
        </table:table-row>
        <table:table-row table:style-name="ro1">
          <table:table-cell office:value-type="float" office:value="0.00224527" calcext:value-type="float">
            <text:p>0.00224527</text:p>
          </table:table-cell>
          <table:table-cell table:formula="of:=[.A2]*1000" office:value-type="float" office:value="2.24527" calcext:value-type="float">
            <text:p>2.24527</text:p>
          </table:table-cell>
          <table:table-cell office:value-type="float" office:value="66.2022" calcext:value-type="float">
            <text:p>66.2022</text:p>
          </table:table-cell>
          <table:table-cell/>
          <table:table-cell office:value-type="float" office:value="0.00320591" calcext:value-type="float">
            <text:p>0.00320591</text:p>
          </table:table-cell>
          <table:table-cell table:formula="of:=[.E2]*1000" office:value-type="float" office:value="3.20591" calcext:value-type="float">
            <text:p>3.20591</text:p>
          </table:table-cell>
          <table:table-cell office:value-type="float" office:value="66.0943" calcext:value-type="float">
            <text:p>66.0943</text:p>
          </table:table-cell>
          <table:table-cell/>
          <table:table-cell office:value-type="float" office:value="0.00360465" calcext:value-type="float">
            <text:p>0.00360465</text:p>
          </table:table-cell>
          <table:table-cell table:formula="of:=[.I2]*1000" office:value-type="float" office:value="3.60465" calcext:value-type="float">
            <text:p>3.60465</text:p>
          </table:table-cell>
          <table:table-cell office:value-type="float" office:value="66.8889" calcext:value-type="float">
            <text:p>66.8889</text:p>
          </table:table-cell>
          <table:table-cell/>
          <table:table-cell office:value-type="float" office:value="0.00642703" calcext:value-type="float">
            <text:p>0.00642703</text:p>
          </table:table-cell>
          <table:table-cell table:formula="of:=[.M2]*1000" office:value-type="float" office:value="6.42703" calcext:value-type="float">
            <text:p>6.42703</text:p>
          </table:table-cell>
          <table:table-cell office:value-type="float" office:value="65.3192" calcext:value-type="float">
            <text:p>65.3192</text:p>
          </table:table-cell>
          <table:table-cell/>
          <table:table-cell office:value-type="float" office:value="0.00703092" calcext:value-type="float">
            <text:p>0.00703092</text:p>
          </table:table-cell>
          <table:table-cell table:formula="of:=[.Q2]*1000" office:value-type="float" office:value="7.03092" calcext:value-type="float">
            <text:p>7.03092</text:p>
          </table:table-cell>
          <table:table-cell office:value-type="float" office:value="79.8002" calcext:value-type="float">
            <text:p>79.8002</text:p>
          </table:table-cell>
          <table:table-cell/>
          <table:table-cell office:value-type="float" office:value="0.00759065" calcext:value-type="float">
            <text:p>0.00759065</text:p>
          </table:table-cell>
          <table:table-cell table:formula="of:=[.U2]*1000" office:value-type="float" office:value="7.59065" calcext:value-type="float">
            <text:p>7.59065</text:p>
          </table:table-cell>
          <table:table-cell office:value-type="float" office:value="141.978" calcext:value-type="float">
            <text:p>141.978</text:p>
          </table:table-cell>
          <table:table-cell/>
          <table:table-cell office:value-type="float" office:value="0.0157661" calcext:value-type="float">
            <text:p>0.0157661</text:p>
          </table:table-cell>
          <table:table-cell table:formula="of:=[.Y2]*1000" office:value-type="float" office:value="15.7661" calcext:value-type="float">
            <text:p>15.7661</text:p>
          </table:table-cell>
          <table:table-cell office:value-type="float" office:value="231.832" calcext:value-type="float">
            <text:p>231.832</text:p>
          </table:table-cell>
          <table:table-cell/>
          <table:table-cell office:value-type="float" office:value="0.00240118" calcext:value-type="float">
            <text:p>0.00240118</text:p>
          </table:table-cell>
          <table:table-cell table:formula="of:=[.AC2]*1000" office:value-type="float" office:value="2.40118" calcext:value-type="float">
            <text:p>2.40118</text:p>
          </table:table-cell>
          <table:table-cell office:value-type="float" office:value="66.8714" calcext:value-type="float">
            <text:p>66.8714</text:p>
          </table:table-cell>
          <table:table-cell/>
          <table:table-cell office:value-type="float" office:value="0.00272012" calcext:value-type="float">
            <text:p>0.00272012</text:p>
          </table:table-cell>
          <table:table-cell table:formula="of:=1000*[.AG2]" office:value-type="float" office:value="2.72012" calcext:value-type="float">
            <text:p>2.72012</text:p>
          </table:table-cell>
          <table:table-cell office:value-type="float" office:value="63.2682" calcext:value-type="float">
            <text:p>63.2682</text:p>
          </table:table-cell>
          <table:table-cell table:number-columns-repeated="16349"/>
        </table:table-row>
        <table:table-row table:style-name="ro1">
          <table:table-cell office:value-type="float" office:value="0.00237467" calcext:value-type="float">
            <text:p>0.00237467</text:p>
          </table:table-cell>
          <table:table-cell table:formula="of:=[.A3]*1000" office:value-type="float" office:value="2.37467" calcext:value-type="float">
            <text:p>2.37467</text:p>
          </table:table-cell>
          <table:table-cell office:value-type="float" office:value="64.935" calcext:value-type="float">
            <text:p>64.935</text:p>
          </table:table-cell>
          <table:table-cell/>
          <table:table-cell office:value-type="float" office:value="0.00264852" calcext:value-type="float">
            <text:p>0.00264852</text:p>
          </table:table-cell>
          <table:table-cell table:formula="of:=[.E3]*1000" office:value-type="float" office:value="2.64852" calcext:value-type="float">
            <text:p>2.64852</text:p>
          </table:table-cell>
          <table:table-cell office:value-type="float" office:value="67.1742" calcext:value-type="float">
            <text:p>67.1742</text:p>
          </table:table-cell>
          <table:table-cell/>
          <table:table-cell office:value-type="float" office:value="0.00347737" calcext:value-type="float">
            <text:p>0.00347737</text:p>
          </table:table-cell>
          <table:table-cell table:formula="of:=[.I3]*1000" office:value-type="float" office:value="3.47737" calcext:value-type="float">
            <text:p>3.47737</text:p>
          </table:table-cell>
          <table:table-cell office:value-type="float" office:value="67.0585" calcext:value-type="float">
            <text:p>67.0585</text:p>
          </table:table-cell>
          <table:table-cell/>
          <table:table-cell office:value-type="float" office:value="0.0068302" calcext:value-type="float">
            <text:p>0.0068302</text:p>
          </table:table-cell>
          <table:table-cell table:formula="of:=[.M3]*1000" office:value-type="float" office:value="6.8302" calcext:value-type="float">
            <text:p>6.8302</text:p>
          </table:table-cell>
          <table:table-cell office:value-type="float" office:value="67.7469" calcext:value-type="float">
            <text:p>67.7469</text:p>
          </table:table-cell>
          <table:table-cell/>
          <table:table-cell office:value-type="float" office:value="0.00751626" calcext:value-type="float">
            <text:p>0.00751626</text:p>
          </table:table-cell>
          <table:table-cell table:formula="of:=[.Q3]*1000" office:value-type="float" office:value="7.51626" calcext:value-type="float">
            <text:p>7.51626</text:p>
          </table:table-cell>
          <table:table-cell office:value-type="float" office:value="80.3475" calcext:value-type="float">
            <text:p>80.3475</text:p>
          </table:table-cell>
          <table:table-cell/>
          <table:table-cell office:value-type="float" office:value="0.00757603" calcext:value-type="float">
            <text:p>0.00757603</text:p>
          </table:table-cell>
          <table:table-cell table:formula="of:=[.U3]*1000" office:value-type="float" office:value="7.57603" calcext:value-type="float">
            <text:p>7.57603</text:p>
          </table:table-cell>
          <table:table-cell office:value-type="float" office:value="140.808" calcext:value-type="float">
            <text:p>140.808</text:p>
          </table:table-cell>
          <table:table-cell/>
          <table:table-cell office:value-type="float" office:value="0.00828984" calcext:value-type="float">
            <text:p>0.00828984</text:p>
          </table:table-cell>
          <table:table-cell table:formula="of:=[.Y3]*1000" office:value-type="float" office:value="8.28984" calcext:value-type="float">
            <text:p>8.28984</text:p>
          </table:table-cell>
          <table:table-cell office:value-type="float" office:value="225.585" calcext:value-type="float">
            <text:p>225.585</text:p>
          </table:table-cell>
          <table:table-cell/>
          <table:table-cell office:value-type="float" office:value="0.00347622" calcext:value-type="float">
            <text:p>0.00347622</text:p>
          </table:table-cell>
          <table:table-cell table:formula="of:=[.AC3]*1000" office:value-type="float" office:value="3.47622" calcext:value-type="float">
            <text:p>3.47622</text:p>
          </table:table-cell>
          <table:table-cell office:value-type="float" office:value="63.7299" calcext:value-type="float">
            <text:p>63.7299</text:p>
          </table:table-cell>
          <table:table-cell/>
          <table:table-cell office:value-type="float" office:value="0.00267489" calcext:value-type="float">
            <text:p>0.00267489</text:p>
          </table:table-cell>
          <table:table-cell table:formula="of:=1000*[.AG3]" office:value-type="float" office:value="2.67489" calcext:value-type="float">
            <text:p>2.67489</text:p>
          </table:table-cell>
          <table:table-cell office:value-type="float" office:value="64.1473" calcext:value-type="float">
            <text:p>64.1473</text:p>
          </table:table-cell>
          <table:table-cell table:number-columns-repeated="16349"/>
        </table:table-row>
        <table:table-row table:style-name="ro1">
          <table:table-cell office:value-type="float" office:value="0.00262442" calcext:value-type="float">
            <text:p>0.00262442</text:p>
          </table:table-cell>
          <table:table-cell table:formula="of:=[.A4]*1000" office:value-type="float" office:value="2.62442" calcext:value-type="float">
            <text:p>2.62442</text:p>
          </table:table-cell>
          <table:table-cell office:value-type="float" office:value="67.7259" calcext:value-type="float">
            <text:p>67.7259</text:p>
          </table:table-cell>
          <table:table-cell/>
          <table:table-cell office:value-type="float" office:value="0.0025887" calcext:value-type="float">
            <text:p>0.0025887</text:p>
          </table:table-cell>
          <table:table-cell table:formula="of:=[.E4]*1000" office:value-type="float" office:value="2.5887" calcext:value-type="float">
            <text:p>2.5887</text:p>
          </table:table-cell>
          <table:table-cell office:value-type="float" office:value="69.9665" calcext:value-type="float">
            <text:p>69.9665</text:p>
          </table:table-cell>
          <table:table-cell/>
          <table:table-cell office:value-type="float" office:value="0.00361291" calcext:value-type="float">
            <text:p>0.00361291</text:p>
          </table:table-cell>
          <table:table-cell table:formula="of:=[.I4]*1000" office:value-type="float" office:value="3.61291" calcext:value-type="float">
            <text:p>3.61291</text:p>
          </table:table-cell>
          <table:table-cell office:value-type="float" office:value="65.4362" calcext:value-type="float">
            <text:p>65.4362</text:p>
          </table:table-cell>
          <table:table-cell/>
          <table:table-cell office:value-type="float" office:value="0.00654425" calcext:value-type="float">
            <text:p>0.00654425</text:p>
          </table:table-cell>
          <table:table-cell table:formula="of:=[.M4]*1000" office:value-type="float" office:value="6.54425" calcext:value-type="float">
            <text:p>6.54425</text:p>
          </table:table-cell>
          <table:table-cell office:value-type="float" office:value="67.2082" calcext:value-type="float">
            <text:p>67.2082</text:p>
          </table:table-cell>
          <table:table-cell/>
          <table:table-cell office:value-type="float" office:value="0.00732465" calcext:value-type="float">
            <text:p>0.00732465</text:p>
          </table:table-cell>
          <table:table-cell table:formula="of:=[.Q4]*1000" office:value-type="float" office:value="7.32465" calcext:value-type="float">
            <text:p>7.32465</text:p>
          </table:table-cell>
          <table:table-cell office:value-type="float" office:value="79.7129" calcext:value-type="float">
            <text:p>79.7129</text:p>
          </table:table-cell>
          <table:table-cell/>
          <table:table-cell office:value-type="float" office:value="0.0129475" calcext:value-type="float">
            <text:p>0.0129475</text:p>
          </table:table-cell>
          <table:table-cell table:formula="of:=[.U4]*1000" office:value-type="float" office:value="12.9475" calcext:value-type="float">
            <text:p>12.9475</text:p>
          </table:table-cell>
          <table:table-cell office:value-type="float" office:value="131.171" calcext:value-type="float">
            <text:p>131.171</text:p>
          </table:table-cell>
          <table:table-cell/>
          <table:table-cell office:value-type="float" office:value="0.00639967" calcext:value-type="float">
            <text:p>0.00639967</text:p>
          </table:table-cell>
          <table:table-cell table:formula="of:=[.Y4]*1000" office:value-type="float" office:value="6.39967" calcext:value-type="float">
            <text:p>6.39967</text:p>
          </table:table-cell>
          <table:table-cell office:value-type="float" office:value="231.243" calcext:value-type="float">
            <text:p>231.243</text:p>
          </table:table-cell>
          <table:table-cell/>
          <table:table-cell office:value-type="float" office:value="0.00317496" calcext:value-type="float">
            <text:p>0.00317496</text:p>
          </table:table-cell>
          <table:table-cell table:formula="of:=[.AC4]*1000" office:value-type="float" office:value="3.17496" calcext:value-type="float">
            <text:p>3.17496</text:p>
          </table:table-cell>
          <table:table-cell office:value-type="float" office:value="64.0201" calcext:value-type="float">
            <text:p>64.0201</text:p>
          </table:table-cell>
          <table:table-cell/>
          <table:table-cell office:value-type="float" office:value="0.00256501" calcext:value-type="float">
            <text:p>0.00256501</text:p>
          </table:table-cell>
          <table:table-cell table:formula="of:=1000*[.AG4]" office:value-type="float" office:value="2.56501" calcext:value-type="float">
            <text:p>2.56501</text:p>
          </table:table-cell>
          <table:table-cell office:value-type="float" office:value="64.6919" calcext:value-type="float">
            <text:p>64.6919</text:p>
          </table:table-cell>
          <table:table-cell table:number-columns-repeated="16349"/>
        </table:table-row>
        <table:table-row table:style-name="ro1">
          <table:table-cell office:value-type="float" office:value="0.00241072" calcext:value-type="float">
            <text:p>0.00241072</text:p>
          </table:table-cell>
          <table:table-cell table:formula="of:=[.A5]*1000" office:value-type="float" office:value="2.41072" calcext:value-type="float">
            <text:p>2.41072</text:p>
          </table:table-cell>
          <table:table-cell office:value-type="float" office:value="66.6637" calcext:value-type="float">
            <text:p>66.6637</text:p>
          </table:table-cell>
          <table:table-cell/>
          <table:table-cell office:value-type="float" office:value="0.00272121" calcext:value-type="float">
            <text:p>0.00272121</text:p>
          </table:table-cell>
          <table:table-cell table:formula="of:=[.E5]*1000" office:value-type="float" office:value="2.72121" calcext:value-type="float">
            <text:p>2.72121</text:p>
          </table:table-cell>
          <table:table-cell office:value-type="float" office:value="70.6495" calcext:value-type="float">
            <text:p>70.6495</text:p>
          </table:table-cell>
          <table:table-cell/>
          <table:table-cell office:value-type="float" office:value="0.00401986" calcext:value-type="float">
            <text:p>0.00401986</text:p>
          </table:table-cell>
          <table:table-cell table:formula="of:=[.I5]*1000" office:value-type="float" office:value="4.01986" calcext:value-type="float">
            <text:p>4.01986</text:p>
          </table:table-cell>
          <table:table-cell office:value-type="float" office:value="67.2429" calcext:value-type="float">
            <text:p>67.2429</text:p>
          </table:table-cell>
          <table:table-cell/>
          <table:table-cell office:value-type="float" office:value="0.00753917" calcext:value-type="float">
            <text:p>0.00753917</text:p>
          </table:table-cell>
          <table:table-cell table:formula="of:=[.M5]*1000" office:value-type="float" office:value="7.53917" calcext:value-type="float">
            <text:p>7.53917</text:p>
          </table:table-cell>
          <table:table-cell office:value-type="float" office:value="66.6479" calcext:value-type="float">
            <text:p>66.6479</text:p>
          </table:table-cell>
          <table:table-cell/>
          <table:table-cell office:value-type="float" office:value="0.00745197" calcext:value-type="float">
            <text:p>0.00745197</text:p>
          </table:table-cell>
          <table:table-cell table:formula="of:=[.Q5]*1000" office:value-type="float" office:value="7.45197" calcext:value-type="float">
            <text:p>7.45197</text:p>
          </table:table-cell>
          <table:table-cell office:value-type="float" office:value="79.9727" calcext:value-type="float">
            <text:p>79.9727</text:p>
          </table:table-cell>
          <table:table-cell/>
          <table:table-cell office:value-type="float" office:value="0.00648284" calcext:value-type="float">
            <text:p>0.00648284</text:p>
          </table:table-cell>
          <table:table-cell table:formula="of:=[.U5]*1000" office:value-type="float" office:value="6.48284" calcext:value-type="float">
            <text:p>6.48284</text:p>
          </table:table-cell>
          <table:table-cell office:value-type="float" office:value="131.386" calcext:value-type="float">
            <text:p>131.386</text:p>
          </table:table-cell>
          <table:table-cell/>
          <table:table-cell office:value-type="float" office:value="0.00700541" calcext:value-type="float">
            <text:p>0.00700541</text:p>
          </table:table-cell>
          <table:table-cell table:formula="of:=[.Y5]*1000" office:value-type="float" office:value="7.00541" calcext:value-type="float">
            <text:p>7.00541</text:p>
          </table:table-cell>
          <table:table-cell office:value-type="float" office:value="224.748" calcext:value-type="float">
            <text:p>224.748</text:p>
          </table:table-cell>
          <table:table-cell/>
          <table:table-cell office:value-type="float" office:value="0.00264273" calcext:value-type="float">
            <text:p>0.00264273</text:p>
          </table:table-cell>
          <table:table-cell table:formula="of:=[.AC5]*1000" office:value-type="float" office:value="2.64273" calcext:value-type="float">
            <text:p>2.64273</text:p>
          </table:table-cell>
          <table:table-cell office:value-type="float" office:value="63.8831" calcext:value-type="float">
            <text:p>63.8831</text:p>
          </table:table-cell>
          <table:table-cell/>
          <table:table-cell office:value-type="float" office:value="0.00265206" calcext:value-type="float">
            <text:p>0.00265206</text:p>
          </table:table-cell>
          <table:table-cell table:formula="of:=1000*[.AG5]" office:value-type="float" office:value="2.65206" calcext:value-type="float">
            <text:p>2.65206</text:p>
          </table:table-cell>
          <table:table-cell office:value-type="float" office:value="64.8966" calcext:value-type="float">
            <text:p>64.8966</text:p>
          </table:table-cell>
          <table:table-cell table:number-columns-repeated="16349"/>
        </table:table-row>
        <table:table-row table:style-name="ro1">
          <table:table-cell office:value-type="float" office:value="0.00268166" calcext:value-type="float">
            <text:p>0.00268166</text:p>
          </table:table-cell>
          <table:table-cell table:formula="of:=[.A6]*1000" office:value-type="float" office:value="2.68166" calcext:value-type="float">
            <text:p>2.68166</text:p>
          </table:table-cell>
          <table:table-cell office:value-type="float" office:value="70.9537" calcext:value-type="float">
            <text:p>70.9537</text:p>
          </table:table-cell>
          <table:table-cell/>
          <table:table-cell office:value-type="float" office:value="0.00265613" calcext:value-type="float">
            <text:p>0.00265613</text:p>
          </table:table-cell>
          <table:table-cell table:formula="of:=[.E6]*1000" office:value-type="float" office:value="2.65613" calcext:value-type="float">
            <text:p>2.65613</text:p>
          </table:table-cell>
          <table:table-cell office:value-type="float" office:value="69.3498" calcext:value-type="float">
            <text:p>69.3498</text:p>
          </table:table-cell>
          <table:table-cell/>
          <table:table-cell office:value-type="float" office:value="0.00368289" calcext:value-type="float">
            <text:p>0.00368289</text:p>
          </table:table-cell>
          <table:table-cell table:formula="of:=[.I6]*1000" office:value-type="float" office:value="3.68289" calcext:value-type="float">
            <text:p>3.68289</text:p>
          </table:table-cell>
          <table:table-cell office:value-type="float" office:value="68.463" calcext:value-type="float">
            <text:p>68.463</text:p>
          </table:table-cell>
          <table:table-cell/>
          <table:table-cell office:value-type="float" office:value="0.00752706" calcext:value-type="float">
            <text:p>0.00752706</text:p>
          </table:table-cell>
          <table:table-cell table:formula="of:=[.M6]*1000" office:value-type="float" office:value="7.52706" calcext:value-type="float">
            <text:p>7.52706</text:p>
          </table:table-cell>
          <table:table-cell office:value-type="float" office:value="67.2965" calcext:value-type="float">
            <text:p>67.2965</text:p>
          </table:table-cell>
          <table:table-cell/>
          <table:table-cell office:value-type="float" office:value="0.0069351" calcext:value-type="float">
            <text:p>0.0069351</text:p>
          </table:table-cell>
          <table:table-cell table:formula="of:=[.Q6]*1000" office:value-type="float" office:value="6.9351" calcext:value-type="float">
            <text:p>6.9351</text:p>
          </table:table-cell>
          <table:table-cell office:value-type="float" office:value="80.4256" calcext:value-type="float">
            <text:p>80.4256</text:p>
          </table:table-cell>
          <table:table-cell/>
          <table:table-cell office:value-type="float" office:value="0.00711049" calcext:value-type="float">
            <text:p>0.00711049</text:p>
          </table:table-cell>
          <table:table-cell table:formula="of:=[.U6]*1000" office:value-type="float" office:value="7.11049" calcext:value-type="float">
            <text:p>7.11049</text:p>
          </table:table-cell>
          <table:table-cell office:value-type="float" office:value="124.796" calcext:value-type="float">
            <text:p>124.796</text:p>
          </table:table-cell>
          <table:table-cell/>
          <table:table-cell office:value-type="float" office:value="0.00737077" calcext:value-type="float">
            <text:p>0.00737077</text:p>
          </table:table-cell>
          <table:table-cell table:formula="of:=[.Y6]*1000" office:value-type="float" office:value="7.37077" calcext:value-type="float">
            <text:p>7.37077</text:p>
          </table:table-cell>
          <table:table-cell office:value-type="float" office:value="222.801" calcext:value-type="float">
            <text:p>222.801</text:p>
          </table:table-cell>
          <table:table-cell/>
          <table:table-cell office:value-type="float" office:value="0.00241369" calcext:value-type="float">
            <text:p>0.00241369</text:p>
          </table:table-cell>
          <table:table-cell table:formula="of:=[.AC6]*1000" office:value-type="float" office:value="2.41369" calcext:value-type="float">
            <text:p>2.41369</text:p>
          </table:table-cell>
          <table:table-cell office:value-type="float" office:value="64.6943" calcext:value-type="float">
            <text:p>64.6943</text:p>
          </table:table-cell>
          <table:table-cell/>
          <table:table-cell office:value-type="float" office:value="0.00252468" calcext:value-type="float">
            <text:p>0.00252468</text:p>
          </table:table-cell>
          <table:table-cell table:formula="of:=1000*[.AG6]" office:value-type="float" office:value="2.52468" calcext:value-type="float">
            <text:p>2.52468</text:p>
          </table:table-cell>
          <table:table-cell office:value-type="float" office:value="63.1301" calcext:value-type="float">
            <text:p>63.1301</text:p>
          </table:table-cell>
          <table:table-cell table:number-columns-repeated="16349"/>
        </table:table-row>
        <table:table-row table:style-name="ro1">
          <table:table-cell office:value-type="float" office:value="0.00338125" calcext:value-type="float">
            <text:p>0.00338125</text:p>
          </table:table-cell>
          <table:table-cell table:formula="of:=[.A7]*1000" office:value-type="float" office:value="3.38125" calcext:value-type="float">
            <text:p>3.38125</text:p>
          </table:table-cell>
          <table:table-cell office:value-type="float" office:value="68.5767" calcext:value-type="float">
            <text:p>68.5767</text:p>
          </table:table-cell>
          <table:table-cell/>
          <table:table-cell office:value-type="float" office:value="0.00267409" calcext:value-type="float">
            <text:p>0.00267409</text:p>
          </table:table-cell>
          <table:table-cell table:formula="of:=[.E7]*1000" office:value-type="float" office:value="2.67409" calcext:value-type="float">
            <text:p>2.67409</text:p>
          </table:table-cell>
          <table:table-cell office:value-type="float" office:value="68.1473" calcext:value-type="float">
            <text:p>68.1473</text:p>
          </table:table-cell>
          <table:table-cell/>
          <table:table-cell office:value-type="float" office:value="0.00380569" calcext:value-type="float">
            <text:p>0.00380569</text:p>
          </table:table-cell>
          <table:table-cell table:formula="of:=[.I7]*1000" office:value-type="float" office:value="3.80569" calcext:value-type="float">
            <text:p>3.80569</text:p>
          </table:table-cell>
          <table:table-cell office:value-type="float" office:value="66.2718" calcext:value-type="float">
            <text:p>66.2718</text:p>
          </table:table-cell>
          <table:table-cell/>
          <table:table-cell office:value-type="float" office:value="0.00704932" calcext:value-type="float">
            <text:p>0.00704932</text:p>
          </table:table-cell>
          <table:table-cell table:formula="of:=[.M7]*1000" office:value-type="float" office:value="7.04932" calcext:value-type="float">
            <text:p>7.04932</text:p>
          </table:table-cell>
          <table:table-cell office:value-type="float" office:value="69.8831" calcext:value-type="float">
            <text:p>69.8831</text:p>
          </table:table-cell>
          <table:table-cell/>
          <table:table-cell office:value-type="float" office:value="0.00762711" calcext:value-type="float">
            <text:p>0.00762711</text:p>
          </table:table-cell>
          <table:table-cell table:formula="of:=[.Q7]*1000" office:value-type="float" office:value="7.62711" calcext:value-type="float">
            <text:p>7.62711</text:p>
          </table:table-cell>
          <table:table-cell office:value-type="float" office:value="80.4749" calcext:value-type="float">
            <text:p>80.4749</text:p>
          </table:table-cell>
          <table:table-cell/>
          <table:table-cell office:value-type="float" office:value="0.00922855" calcext:value-type="float">
            <text:p>0.00922855</text:p>
          </table:table-cell>
          <table:table-cell table:formula="of:=[.U7]*1000" office:value-type="float" office:value="9.22855" calcext:value-type="float">
            <text:p>9.22855</text:p>
          </table:table-cell>
          <table:table-cell office:value-type="float" office:value="148.003" calcext:value-type="float">
            <text:p>148.003</text:p>
          </table:table-cell>
          <table:table-cell/>
          <table:table-cell office:value-type="float" office:value="0.00763576" calcext:value-type="float">
            <text:p>0.00763576</text:p>
          </table:table-cell>
          <table:table-cell table:formula="of:=[.Y7]*1000" office:value-type="float" office:value="7.63576" calcext:value-type="float">
            <text:p>7.63576</text:p>
          </table:table-cell>
          <table:table-cell office:value-type="float" office:value="226.152" calcext:value-type="float">
            <text:p>226.152</text:p>
          </table:table-cell>
          <table:table-cell/>
          <table:table-cell office:value-type="float" office:value="0.00306865" calcext:value-type="float">
            <text:p>0.00306865</text:p>
          </table:table-cell>
          <table:table-cell table:formula="of:=[.AC7]*1000" office:value-type="float" office:value="3.06865" calcext:value-type="float">
            <text:p>3.06865</text:p>
          </table:table-cell>
          <table:table-cell office:value-type="float" office:value="64.218" calcext:value-type="float">
            <text:p>64.218</text:p>
          </table:table-cell>
          <table:table-cell/>
          <table:table-cell office:value-type="float" office:value="0.00276965" calcext:value-type="float">
            <text:p>0.00276965</text:p>
          </table:table-cell>
          <table:table-cell table:formula="of:=1000*[.AG7]" office:value-type="float" office:value="2.76965" calcext:value-type="float">
            <text:p>2.76965</text:p>
          </table:table-cell>
          <table:table-cell office:value-type="float" office:value="65.6239" calcext:value-type="float">
            <text:p>65.6239</text:p>
          </table:table-cell>
          <table:table-cell table:number-columns-repeated="16349"/>
        </table:table-row>
        <table:table-row table:style-name="ro1">
          <table:table-cell office:value-type="float" office:value="0.0024763" calcext:value-type="float">
            <text:p>0.0024763</text:p>
          </table:table-cell>
          <table:table-cell table:formula="of:=[.A8]*1000" office:value-type="float" office:value="2.4763" calcext:value-type="float">
            <text:p>2.4763</text:p>
          </table:table-cell>
          <table:table-cell office:value-type="float" office:value="68.4036" calcext:value-type="float">
            <text:p>68.4036</text:p>
          </table:table-cell>
          <table:table-cell/>
          <table:table-cell office:value-type="float" office:value="0.00259901" calcext:value-type="float">
            <text:p>0.00259901</text:p>
          </table:table-cell>
          <table:table-cell table:formula="of:=[.E8]*1000" office:value-type="float" office:value="2.59901" calcext:value-type="float">
            <text:p>2.59901</text:p>
          </table:table-cell>
          <table:table-cell office:value-type="float" office:value="68.4235" calcext:value-type="float">
            <text:p>68.4235</text:p>
          </table:table-cell>
          <table:table-cell/>
          <table:table-cell office:value-type="float" office:value="0.0033664" calcext:value-type="float">
            <text:p>0.0033664</text:p>
          </table:table-cell>
          <table:table-cell table:formula="of:=[.I8]*1000" office:value-type="float" office:value="3.3664" calcext:value-type="float">
            <text:p>3.3664</text:p>
          </table:table-cell>
          <table:table-cell office:value-type="float" office:value="66.3715" calcext:value-type="float">
            <text:p>66.3715</text:p>
          </table:table-cell>
          <table:table-cell/>
          <table:table-cell office:value-type="float" office:value="0.00684393" calcext:value-type="float">
            <text:p>0.00684393</text:p>
          </table:table-cell>
          <table:table-cell table:formula="of:=[.M8]*1000" office:value-type="float" office:value="6.84393" calcext:value-type="float">
            <text:p>6.84393</text:p>
          </table:table-cell>
          <table:table-cell office:value-type="float" office:value="67.0925" calcext:value-type="float">
            <text:p>67.0925</text:p>
          </table:table-cell>
          <table:table-cell/>
          <table:table-cell office:value-type="float" office:value="0.00692368" calcext:value-type="float">
            <text:p>0.00692368</text:p>
          </table:table-cell>
          <table:table-cell table:formula="of:=[.Q8]*1000" office:value-type="float" office:value="6.92368" calcext:value-type="float">
            <text:p>6.92368</text:p>
          </table:table-cell>
          <table:table-cell office:value-type="float" office:value="79.8954" calcext:value-type="float">
            <text:p>79.8954</text:p>
          </table:table-cell>
          <table:table-cell/>
          <table:table-cell office:value-type="float" office:value="0.00845547" calcext:value-type="float">
            <text:p>0.00845547</text:p>
          </table:table-cell>
          <table:table-cell table:formula="of:=[.U8]*1000" office:value-type="float" office:value="8.45547" calcext:value-type="float">
            <text:p>8.45547</text:p>
          </table:table-cell>
          <table:table-cell office:value-type="float" office:value="140.348" calcext:value-type="float">
            <text:p>140.348</text:p>
          </table:table-cell>
          <table:table-cell/>
          <table:table-cell office:value-type="float" office:value="0.00888608" calcext:value-type="float">
            <text:p>0.00888608</text:p>
          </table:table-cell>
          <table:table-cell table:formula="of:=[.Y8]*1000" office:value-type="float" office:value="8.88608" calcext:value-type="float">
            <text:p>8.88608</text:p>
          </table:table-cell>
          <table:table-cell office:value-type="float" office:value="223.652" calcext:value-type="float">
            <text:p>223.652</text:p>
          </table:table-cell>
          <table:table-cell/>
          <table:table-cell office:value-type="float" office:value="0.00240952" calcext:value-type="float">
            <text:p>0.00240952</text:p>
          </table:table-cell>
          <table:table-cell table:formula="of:=[.AC8]*1000" office:value-type="float" office:value="2.40952" calcext:value-type="float">
            <text:p>2.40952</text:p>
          </table:table-cell>
          <table:table-cell office:value-type="float" office:value="61.9304" calcext:value-type="float">
            <text:p>61.9304</text:p>
          </table:table-cell>
          <table:table-cell/>
          <table:table-cell office:value-type="float" office:value="0.00265867" calcext:value-type="float">
            <text:p>0.00265867</text:p>
          </table:table-cell>
          <table:table-cell table:formula="of:=1000*[.AG8]" office:value-type="float" office:value="2.65867" calcext:value-type="float">
            <text:p>2.65867</text:p>
          </table:table-cell>
          <table:table-cell office:value-type="float" office:value="65.3368" calcext:value-type="float">
            <text:p>65.3368</text:p>
          </table:table-cell>
          <table:table-cell table:number-columns-repeated="16349"/>
        </table:table-row>
        <table:table-row table:style-name="ro1">
          <table:table-cell office:value-type="float" office:value="0.00311357" calcext:value-type="float">
            <text:p>0.00311357</text:p>
          </table:table-cell>
          <table:table-cell table:formula="of:=[.A9]*1000" office:value-type="float" office:value="3.11357" calcext:value-type="float">
            <text:p>3.11357</text:p>
          </table:table-cell>
          <table:table-cell office:value-type="float" office:value="68.8188" calcext:value-type="float">
            <text:p>68.8188</text:p>
          </table:table-cell>
          <table:table-cell/>
          <table:table-cell office:value-type="float" office:value="0.0027552" calcext:value-type="float">
            <text:p>0.0027552</text:p>
          </table:table-cell>
          <table:table-cell table:formula="of:=[.E9]*1000" office:value-type="float" office:value="2.7552" calcext:value-type="float">
            <text:p>2.7552</text:p>
          </table:table-cell>
          <table:table-cell office:value-type="float" office:value="68.4042" calcext:value-type="float">
            <text:p>68.4042</text:p>
          </table:table-cell>
          <table:table-cell/>
          <table:table-cell office:value-type="float" office:value="0.00343367" calcext:value-type="float">
            <text:p>0.00343367</text:p>
          </table:table-cell>
          <table:table-cell table:formula="of:=[.I9]*1000" office:value-type="float" office:value="3.43367" calcext:value-type="float">
            <text:p>3.43367</text:p>
          </table:table-cell>
          <table:table-cell office:value-type="float" office:value="65.2717" calcext:value-type="float">
            <text:p>65.2717</text:p>
          </table:table-cell>
          <table:table-cell/>
          <table:table-cell office:value-type="float" office:value="0.00646858" calcext:value-type="float">
            <text:p>0.00646858</text:p>
          </table:table-cell>
          <table:table-cell table:formula="of:=[.M9]*1000" office:value-type="float" office:value="6.46858" calcext:value-type="float">
            <text:p>6.46858</text:p>
          </table:table-cell>
          <table:table-cell office:value-type="float" office:value="69.0303" calcext:value-type="float">
            <text:p>69.0303</text:p>
          </table:table-cell>
          <table:table-cell/>
          <table:table-cell office:value-type="float" office:value="0.00756163" calcext:value-type="float">
            <text:p>0.00756163</text:p>
          </table:table-cell>
          <table:table-cell table:formula="of:=[.Q9]*1000" office:value-type="float" office:value="7.56163" calcext:value-type="float">
            <text:p>7.56163</text:p>
          </table:table-cell>
          <table:table-cell office:value-type="float" office:value="80.6327" calcext:value-type="float">
            <text:p>80.6327</text:p>
          </table:table-cell>
          <table:table-cell/>
          <table:table-cell office:value-type="float" office:value="0.00665316" calcext:value-type="float">
            <text:p>0.00665316</text:p>
          </table:table-cell>
          <table:table-cell table:formula="of:=[.U9]*1000" office:value-type="float" office:value="6.65316" calcext:value-type="float">
            <text:p>6.65316</text:p>
          </table:table-cell>
          <table:table-cell office:value-type="float" office:value="133.802" calcext:value-type="float">
            <text:p>133.802</text:p>
          </table:table-cell>
          <table:table-cell/>
          <table:table-cell office:value-type="float" office:value="0.00712174" calcext:value-type="float">
            <text:p>0.00712174</text:p>
          </table:table-cell>
          <table:table-cell table:formula="of:=[.Y9]*1000" office:value-type="float" office:value="7.12174" calcext:value-type="float">
            <text:p>7.12174</text:p>
          </table:table-cell>
          <table:table-cell office:value-type="float" office:value="220.948" calcext:value-type="float">
            <text:p>220.948</text:p>
          </table:table-cell>
          <table:table-cell/>
          <table:table-cell office:value-type="float" office:value="0.00275927" calcext:value-type="float">
            <text:p>0.00275927</text:p>
          </table:table-cell>
          <table:table-cell table:formula="of:=[.AC9]*1000" office:value-type="float" office:value="2.75927" calcext:value-type="float">
            <text:p>2.75927</text:p>
          </table:table-cell>
          <table:table-cell office:value-type="float" office:value="62.3892" calcext:value-type="float">
            <text:p>62.3892</text:p>
          </table:table-cell>
          <table:table-cell/>
          <table:table-cell office:value-type="float" office:value="0.00314825" calcext:value-type="float">
            <text:p>0.00314825</text:p>
          </table:table-cell>
          <table:table-cell table:formula="of:=1000*[.AG9]" office:value-type="float" office:value="3.14825" calcext:value-type="float">
            <text:p>3.14825</text:p>
          </table:table-cell>
          <table:table-cell office:value-type="float" office:value="65.2074" calcext:value-type="float">
            <text:p>65.2074</text:p>
          </table:table-cell>
          <table:table-cell table:number-columns-repeated="16349"/>
        </table:table-row>
        <table:table-row table:style-name="ro1">
          <table:table-cell office:value-type="float" office:value="0.00268509" calcext:value-type="float">
            <text:p>0.00268509</text:p>
          </table:table-cell>
          <table:table-cell table:formula="of:=[.A10]*1000" office:value-type="float" office:value="2.68509" calcext:value-type="float">
            <text:p>2.68509</text:p>
          </table:table-cell>
          <table:table-cell office:value-type="float" office:value="69.353" calcext:value-type="float">
            <text:p>69.353</text:p>
          </table:table-cell>
          <table:table-cell/>
          <table:table-cell office:value-type="float" office:value="0.00269112" calcext:value-type="float">
            <text:p>0.00269112</text:p>
          </table:table-cell>
          <table:table-cell table:formula="of:=[.E10]*1000" office:value-type="float" office:value="2.69112" calcext:value-type="float">
            <text:p>2.69112</text:p>
          </table:table-cell>
          <table:table-cell office:value-type="float" office:value="66.0553" calcext:value-type="float">
            <text:p>66.0553</text:p>
          </table:table-cell>
          <table:table-cell/>
          <table:table-cell office:value-type="float" office:value="0.00359715" calcext:value-type="float">
            <text:p>0.00359715</text:p>
          </table:table-cell>
          <table:table-cell table:formula="of:=[.I10]*1000" office:value-type="float" office:value="3.59715" calcext:value-type="float">
            <text:p>3.59715</text:p>
          </table:table-cell>
          <table:table-cell office:value-type="float" office:value="66.3656" calcext:value-type="float">
            <text:p>66.3656</text:p>
          </table:table-cell>
          <table:table-cell/>
          <table:table-cell office:value-type="float" office:value="0.00666117" calcext:value-type="float">
            <text:p>0.00666117</text:p>
          </table:table-cell>
          <table:table-cell table:formula="of:=[.M10]*1000" office:value-type="float" office:value="6.66117" calcext:value-type="float">
            <text:p>6.66117</text:p>
          </table:table-cell>
          <table:table-cell office:value-type="float" office:value="69.7239" calcext:value-type="float">
            <text:p>69.7239</text:p>
          </table:table-cell>
          <table:table-cell/>
          <table:table-cell office:value-type="float" office:value="0.00736316" calcext:value-type="float">
            <text:p>0.00736316</text:p>
          </table:table-cell>
          <table:table-cell table:formula="of:=[.Q10]*1000" office:value-type="float" office:value="7.36316" calcext:value-type="float">
            <text:p>7.36316</text:p>
          </table:table-cell>
          <table:table-cell office:value-type="float" office:value="79.6633" calcext:value-type="float">
            <text:p>79.6633</text:p>
          </table:table-cell>
          <table:table-cell/>
          <table:table-cell office:value-type="float" office:value="0.00817378" calcext:value-type="float">
            <text:p>0.00817378</text:p>
          </table:table-cell>
          <table:table-cell table:formula="of:=[.U10]*1000" office:value-type="float" office:value="8.17378" calcext:value-type="float">
            <text:p>8.17378</text:p>
          </table:table-cell>
          <table:table-cell office:value-type="float" office:value="132.658" calcext:value-type="float">
            <text:p>132.658</text:p>
          </table:table-cell>
          <table:table-cell/>
          <table:table-cell office:value-type="float" office:value="0.00675962" calcext:value-type="float">
            <text:p>0.00675962</text:p>
          </table:table-cell>
          <table:table-cell table:formula="of:=[.Y10]*1000" office:value-type="float" office:value="6.75962" calcext:value-type="float">
            <text:p>6.75962</text:p>
          </table:table-cell>
          <table:table-cell office:value-type="float" office:value="219.991" calcext:value-type="float">
            <text:p>219.991</text:p>
          </table:table-cell>
          <table:table-cell/>
          <table:table-cell office:value-type="float" office:value="0.00250251" calcext:value-type="float">
            <text:p>0.00250251</text:p>
          </table:table-cell>
          <table:table-cell table:formula="of:=[.AC10]*1000" office:value-type="float" office:value="2.50251" calcext:value-type="float">
            <text:p>2.50251</text:p>
          </table:table-cell>
          <table:table-cell office:value-type="float" office:value="66.0313" calcext:value-type="float">
            <text:p>66.0313</text:p>
          </table:table-cell>
          <table:table-cell/>
          <table:table-cell office:value-type="float" office:value="0.00268674" calcext:value-type="float">
            <text:p>0.00268674</text:p>
          </table:table-cell>
          <table:table-cell table:formula="of:=1000*[.AG10]" office:value-type="float" office:value="2.68674" calcext:value-type="float">
            <text:p>2.68674</text:p>
          </table:table-cell>
          <table:table-cell office:value-type="float" office:value="64.821" calcext:value-type="float">
            <text:p>64.821</text:p>
          </table:table-cell>
          <table:table-cell table:number-columns-repeated="16349"/>
        </table:table-row>
        <table:table-row table:style-name="ro1">
          <table:table-cell office:value-type="float" office:value="0.00228816" calcext:value-type="float">
            <text:p>0.00228816</text:p>
          </table:table-cell>
          <table:table-cell table:formula="of:=[.A11]*1000" office:value-type="float" office:value="2.28816" calcext:value-type="float">
            <text:p>2.28816</text:p>
          </table:table-cell>
          <table:table-cell office:value-type="float" office:value="70.0677" calcext:value-type="float">
            <text:p>70.0677</text:p>
          </table:table-cell>
          <table:table-cell/>
          <table:table-cell office:value-type="float" office:value="0.00265966" calcext:value-type="float">
            <text:p>0.00265966</text:p>
          </table:table-cell>
          <table:table-cell table:formula="of:=[.E11]*1000" office:value-type="float" office:value="2.65966" calcext:value-type="float">
            <text:p>2.65966</text:p>
          </table:table-cell>
          <table:table-cell office:value-type="float" office:value="68.0926" calcext:value-type="float">
            <text:p>68.0926</text:p>
          </table:table-cell>
          <table:table-cell/>
          <table:table-cell office:value-type="float" office:value="0.00354077" calcext:value-type="float">
            <text:p>0.00354077</text:p>
          </table:table-cell>
          <table:table-cell table:formula="of:=[.I11]*1000" office:value-type="float" office:value="3.54077" calcext:value-type="float">
            <text:p>3.54077</text:p>
          </table:table-cell>
          <table:table-cell office:value-type="float" office:value="66.375" calcext:value-type="float">
            <text:p>66.375</text:p>
          </table:table-cell>
          <table:table-cell/>
          <table:table-cell office:value-type="float" office:value="0.00642071" calcext:value-type="float">
            <text:p>0.00642071</text:p>
          </table:table-cell>
          <table:table-cell table:formula="of:=[.M11]*1000" office:value-type="float" office:value="6.42071" calcext:value-type="float">
            <text:p>6.42071</text:p>
          </table:table-cell>
          <table:table-cell office:value-type="float" office:value="68.2415" calcext:value-type="float">
            <text:p>68.2415</text:p>
          </table:table-cell>
          <table:table-cell/>
          <table:table-cell office:value-type="float" office:value="0.00655914" calcext:value-type="float">
            <text:p>0.00655914</text:p>
          </table:table-cell>
          <table:table-cell table:formula="of:=[.Q11]*1000" office:value-type="float" office:value="6.55914" calcext:value-type="float">
            <text:p>6.55914</text:p>
          </table:table-cell>
          <table:table-cell office:value-type="float" office:value="79.9127" calcext:value-type="float">
            <text:p>79.9127</text:p>
          </table:table-cell>
          <table:table-cell/>
          <table:table-cell office:value-type="float" office:value="0.0093746" calcext:value-type="float">
            <text:p>0.0093746</text:p>
          </table:table-cell>
          <table:table-cell table:formula="of:=[.U11]*1000" office:value-type="float" office:value="9.3746" calcext:value-type="float">
            <text:p>9.3746</text:p>
          </table:table-cell>
          <table:table-cell office:value-type="float" office:value="144.02" calcext:value-type="float">
            <text:p>144.02</text:p>
          </table:table-cell>
          <table:table-cell/>
          <table:table-cell office:value-type="float" office:value="0.00643586" calcext:value-type="float">
            <text:p>0.00643586</text:p>
          </table:table-cell>
          <table:table-cell table:formula="of:=[.Y11]*1000" office:value-type="float" office:value="6.43586" calcext:value-type="float">
            <text:p>6.43586</text:p>
          </table:table-cell>
          <table:table-cell office:value-type="float" office:value="229.131" calcext:value-type="float">
            <text:p>229.131</text:p>
          </table:table-cell>
          <table:table-cell/>
          <table:table-cell office:value-type="float" office:value="0.00244402" calcext:value-type="float">
            <text:p>0.00244402</text:p>
          </table:table-cell>
          <table:table-cell table:formula="of:=[.AC11]*1000" office:value-type="float" office:value="2.44402" calcext:value-type="float">
            <text:p>2.44402</text:p>
          </table:table-cell>
          <table:table-cell office:value-type="float" office:value="64.5682" calcext:value-type="float">
            <text:p>64.5682</text:p>
          </table:table-cell>
          <table:table-cell/>
          <table:table-cell office:value-type="float" office:value="0.00249221" calcext:value-type="float">
            <text:p>0.00249221</text:p>
          </table:table-cell>
          <table:table-cell table:formula="of:=1000*[.AG11]" office:value-type="float" office:value="2.49221" calcext:value-type="float">
            <text:p>2.49221</text:p>
          </table:table-cell>
          <table:table-cell office:value-type="float" office:value="62.732" calcext:value-type="float">
            <text:p>62.732</text:p>
          </table:table-cell>
          <table:table-cell table:number-columns-repeated="16349"/>
        </table:table-row>
        <table:table-row table:style-name="ro1">
          <table:table-cell office:value-type="float" office:value="0.00241297" calcext:value-type="float">
            <text:p>0.00241297</text:p>
          </table:table-cell>
          <table:table-cell table:formula="of:=[.A12]*1000" office:value-type="float" office:value="2.41297" calcext:value-type="float">
            <text:p>2.41297</text:p>
          </table:table-cell>
          <table:table-cell office:value-type="float" office:value="66.0004" calcext:value-type="float">
            <text:p>66.0004</text:p>
          </table:table-cell>
          <table:table-cell/>
          <table:table-cell office:value-type="float" office:value="0.00344105" calcext:value-type="float">
            <text:p>0.00344105</text:p>
          </table:table-cell>
          <table:table-cell table:formula="of:=[.E12]*1000" office:value-type="float" office:value="3.44105" calcext:value-type="float">
            <text:p>3.44105</text:p>
          </table:table-cell>
          <table:table-cell office:value-type="float" office:value="67.0662" calcext:value-type="float">
            <text:p>67.0662</text:p>
          </table:table-cell>
          <table:table-cell/>
          <table:table-cell office:value-type="float" office:value="0.00366825" calcext:value-type="float">
            <text:p>0.00366825</text:p>
          </table:table-cell>
          <table:table-cell table:formula="of:=[.I12]*1000" office:value-type="float" office:value="3.66825" calcext:value-type="float">
            <text:p>3.66825</text:p>
          </table:table-cell>
          <table:table-cell office:value-type="float" office:value="66.3841" calcext:value-type="float">
            <text:p>66.3841</text:p>
          </table:table-cell>
          <table:table-cell/>
          <table:table-cell office:value-type="float" office:value="0.00676092" calcext:value-type="float">
            <text:p>0.00676092</text:p>
          </table:table-cell>
          <table:table-cell table:formula="of:=[.M12]*1000" office:value-type="float" office:value="6.76092" calcext:value-type="float">
            <text:p>6.76092</text:p>
          </table:table-cell>
          <table:table-cell office:value-type="float" office:value="67.498" calcext:value-type="float">
            <text:p>67.498</text:p>
          </table:table-cell>
          <table:table-cell/>
          <table:table-cell office:value-type="float" office:value="0.00639646" calcext:value-type="float">
            <text:p>0.00639646</text:p>
          </table:table-cell>
          <table:table-cell table:formula="of:=[.Q12]*1000" office:value-type="float" office:value="6.39646" calcext:value-type="float">
            <text:p>6.39646</text:p>
          </table:table-cell>
          <table:table-cell office:value-type="float" office:value="80.259" calcext:value-type="float">
            <text:p>80.259</text:p>
          </table:table-cell>
          <table:table-cell/>
          <table:table-cell office:value-type="float" office:value="0.00824119" calcext:value-type="float">
            <text:p>0.00824119</text:p>
          </table:table-cell>
          <table:table-cell table:formula="of:=[.U12]*1000" office:value-type="float" office:value="8.24119" calcext:value-type="float">
            <text:p>8.24119</text:p>
          </table:table-cell>
          <table:table-cell office:value-type="float" office:value="144.858" calcext:value-type="float">
            <text:p>144.858</text:p>
          </table:table-cell>
          <table:table-cell/>
          <table:table-cell office:value-type="float" office:value="0.00859739" calcext:value-type="float">
            <text:p>0.00859739</text:p>
          </table:table-cell>
          <table:table-cell table:formula="of:=[.Y12]*1000" office:value-type="float" office:value="8.59739" calcext:value-type="float">
            <text:p>8.59739</text:p>
          </table:table-cell>
          <table:table-cell office:value-type="float" office:value="223.366" calcext:value-type="float">
            <text:p>223.366</text:p>
          </table:table-cell>
          <table:table-cell/>
          <table:table-cell office:value-type="float" office:value="0.00257879" calcext:value-type="float">
            <text:p>0.00257879</text:p>
          </table:table-cell>
          <table:table-cell table:formula="of:=[.AC12]*1000" office:value-type="float" office:value="2.57879" calcext:value-type="float">
            <text:p>2.57879</text:p>
          </table:table-cell>
          <table:table-cell office:value-type="float" office:value="64.4588" calcext:value-type="float">
            <text:p>64.4588</text:p>
          </table:table-cell>
          <table:table-cell/>
          <table:table-cell office:value-type="float" office:value="0.00250593" calcext:value-type="float">
            <text:p>0.00250593</text:p>
          </table:table-cell>
          <table:table-cell table:formula="of:=1000*[.AG12]" office:value-type="float" office:value="2.50593" calcext:value-type="float">
            <text:p>2.50593</text:p>
          </table:table-cell>
          <table:table-cell office:value-type="float" office:value="64.3229" calcext:value-type="float">
            <text:p>64.3229</text:p>
          </table:table-cell>
          <table:table-cell table:number-columns-repeated="16349"/>
        </table:table-row>
        <table:table-row table:style-name="ro1">
          <table:table-cell office:value-type="float" office:value="0.00225894" calcext:value-type="float">
            <text:p>0.00225894</text:p>
          </table:table-cell>
          <table:table-cell table:formula="of:=[.A13]*1000" office:value-type="float" office:value="2.25894" calcext:value-type="float">
            <text:p>2.25894</text:p>
          </table:table-cell>
          <table:table-cell office:value-type="float" office:value="68.0696" calcext:value-type="float">
            <text:p>68.0696</text:p>
          </table:table-cell>
          <table:table-cell/>
          <table:table-cell office:value-type="float" office:value="0.00251518" calcext:value-type="float">
            <text:p>0.00251518</text:p>
          </table:table-cell>
          <table:table-cell table:formula="of:=[.E13]*1000" office:value-type="float" office:value="2.51518" calcext:value-type="float">
            <text:p>2.51518</text:p>
          </table:table-cell>
          <table:table-cell office:value-type="float" office:value="65.7014" calcext:value-type="float">
            <text:p>65.7014</text:p>
          </table:table-cell>
          <table:table-cell/>
          <table:table-cell office:value-type="float" office:value="0.00354515" calcext:value-type="float">
            <text:p>0.00354515</text:p>
          </table:table-cell>
          <table:table-cell table:formula="of:=[.I13]*1000" office:value-type="float" office:value="3.54515" calcext:value-type="float">
            <text:p>3.54515</text:p>
          </table:table-cell>
          <table:table-cell office:value-type="float" office:value="67.6773" calcext:value-type="float">
            <text:p>67.6773</text:p>
          </table:table-cell>
          <table:table-cell/>
          <table:table-cell office:value-type="float" office:value="0.00724346" calcext:value-type="float">
            <text:p>0.00724346</text:p>
          </table:table-cell>
          <table:table-cell table:formula="of:=[.M13]*1000" office:value-type="float" office:value="7.24346" calcext:value-type="float">
            <text:p>7.24346</text:p>
          </table:table-cell>
          <table:table-cell office:value-type="float" office:value="70.5424" calcext:value-type="float">
            <text:p>70.5424</text:p>
          </table:table-cell>
          <table:table-cell/>
          <table:table-cell office:value-type="float" office:value="0.00664381" calcext:value-type="float">
            <text:p>0.00664381</text:p>
          </table:table-cell>
          <table:table-cell table:formula="of:=[.Q13]*1000" office:value-type="float" office:value="6.64381" calcext:value-type="float">
            <text:p>6.64381</text:p>
          </table:table-cell>
          <table:table-cell office:value-type="float" office:value="80.6088" calcext:value-type="float">
            <text:p>80.6088</text:p>
          </table:table-cell>
          <table:table-cell/>
          <table:table-cell office:value-type="float" office:value="0.00696815" calcext:value-type="float">
            <text:p>0.00696815</text:p>
          </table:table-cell>
          <table:table-cell table:formula="of:=[.U13]*1000" office:value-type="float" office:value="6.96815" calcext:value-type="float">
            <text:p>6.96815</text:p>
          </table:table-cell>
          <table:table-cell office:value-type="float" office:value="140.074" calcext:value-type="float">
            <text:p>140.074</text:p>
          </table:table-cell>
          <table:table-cell/>
          <table:table-cell office:value-type="float" office:value="0.00774026" calcext:value-type="float">
            <text:p>0.00774026</text:p>
          </table:table-cell>
          <table:table-cell table:formula="of:=[.Y13]*1000" office:value-type="float" office:value="7.74026" calcext:value-type="float">
            <text:p>7.74026</text:p>
          </table:table-cell>
          <table:table-cell office:value-type="float" office:value="224.177" calcext:value-type="float">
            <text:p>224.177</text:p>
          </table:table-cell>
          <table:table-cell/>
          <table:table-cell office:value-type="float" office:value="0.00237276" calcext:value-type="float">
            <text:p>0.00237276</text:p>
          </table:table-cell>
          <table:table-cell table:formula="of:=[.AC13]*1000" office:value-type="float" office:value="2.37276" calcext:value-type="float">
            <text:p>2.37276</text:p>
          </table:table-cell>
          <table:table-cell office:value-type="float" office:value="64.8887" calcext:value-type="float">
            <text:p>64.8887</text:p>
          </table:table-cell>
          <table:table-cell/>
          <table:table-cell office:value-type="float" office:value="0.00259247" calcext:value-type="float">
            <text:p>0.00259247</text:p>
          </table:table-cell>
          <table:table-cell table:formula="of:=1000*[.AG13]" office:value-type="float" office:value="2.59247" calcext:value-type="float">
            <text:p>2.59247</text:p>
          </table:table-cell>
          <table:table-cell office:value-type="float" office:value="64.8539" calcext:value-type="float">
            <text:p>64.8539</text:p>
          </table:table-cell>
          <table:table-cell table:number-columns-repeated="16349"/>
        </table:table-row>
        <table:table-row table:style-name="ro1">
          <table:table-cell office:value-type="float" office:value="0.00246279" calcext:value-type="float">
            <text:p>0.00246279</text:p>
          </table:table-cell>
          <table:table-cell table:formula="of:=[.A14]*1000" office:value-type="float" office:value="2.46279" calcext:value-type="float">
            <text:p>2.46279</text:p>
          </table:table-cell>
          <table:table-cell office:value-type="float" office:value="76.3372" calcext:value-type="float">
            <text:p>76.3372</text:p>
          </table:table-cell>
          <table:table-cell/>
          <table:table-cell office:value-type="float" office:value="0.00350092" calcext:value-type="float">
            <text:p>0.00350092</text:p>
          </table:table-cell>
          <table:table-cell table:formula="of:=[.E14]*1000" office:value-type="float" office:value="3.50092" calcext:value-type="float">
            <text:p>3.50092</text:p>
          </table:table-cell>
          <table:table-cell office:value-type="float" office:value="67.2004" calcext:value-type="float">
            <text:p>67.2004</text:p>
          </table:table-cell>
          <table:table-cell/>
          <table:table-cell office:value-type="float" office:value="0.00386948" calcext:value-type="float">
            <text:p>0.00386948</text:p>
          </table:table-cell>
          <table:table-cell table:formula="of:=[.I14]*1000" office:value-type="float" office:value="3.86948" calcext:value-type="float">
            <text:p>3.86948</text:p>
          </table:table-cell>
          <table:table-cell office:value-type="float" office:value="67.1723" calcext:value-type="float">
            <text:p>67.1723</text:p>
          </table:table-cell>
          <table:table-cell/>
          <table:table-cell office:value-type="float" office:value="0.00693066" calcext:value-type="float">
            <text:p>0.00693066</text:p>
          </table:table-cell>
          <table:table-cell table:formula="of:=[.M14]*1000" office:value-type="float" office:value="6.93066" calcext:value-type="float">
            <text:p>6.93066</text:p>
          </table:table-cell>
          <table:table-cell office:value-type="float" office:value="69.1061" calcext:value-type="float">
            <text:p>69.1061</text:p>
          </table:table-cell>
          <table:table-cell/>
          <table:table-cell office:value-type="float" office:value="0.00755822" calcext:value-type="float">
            <text:p>0.00755822</text:p>
          </table:table-cell>
          <table:table-cell table:formula="of:=[.Q14]*1000" office:value-type="float" office:value="7.55822" calcext:value-type="float">
            <text:p>7.55822</text:p>
          </table:table-cell>
          <table:table-cell office:value-type="float" office:value="80.6536" calcext:value-type="float">
            <text:p>80.6536</text:p>
          </table:table-cell>
          <table:table-cell/>
          <table:table-cell office:value-type="float" office:value="0.00985373" calcext:value-type="float">
            <text:p>0.00985373</text:p>
          </table:table-cell>
          <table:table-cell table:formula="of:=[.U14]*1000" office:value-type="float" office:value="9.85373" calcext:value-type="float">
            <text:p>9.85373</text:p>
          </table:table-cell>
          <table:table-cell office:value-type="float" office:value="132.851" calcext:value-type="float">
            <text:p>132.851</text:p>
          </table:table-cell>
          <table:table-cell/>
          <table:table-cell office:value-type="float" office:value="0.00662906" calcext:value-type="float">
            <text:p>0.00662906</text:p>
          </table:table-cell>
          <table:table-cell table:formula="of:=[.Y14]*1000" office:value-type="float" office:value="6.62906" calcext:value-type="float">
            <text:p>6.62906</text:p>
          </table:table-cell>
          <table:table-cell office:value-type="float" office:value="224.444" calcext:value-type="float">
            <text:p>224.444</text:p>
          </table:table-cell>
          <table:table-cell/>
          <table:table-cell office:value-type="float" office:value="0.00248063" calcext:value-type="float">
            <text:p>0.00248063</text:p>
          </table:table-cell>
          <table:table-cell table:formula="of:=[.AC14]*1000" office:value-type="float" office:value="2.48063" calcext:value-type="float">
            <text:p>2.48063</text:p>
          </table:table-cell>
          <table:table-cell office:value-type="float" office:value="66.3958" calcext:value-type="float">
            <text:p>66.3958</text:p>
          </table:table-cell>
          <table:table-cell/>
          <table:table-cell office:value-type="float" office:value="0.00449815" calcext:value-type="float">
            <text:p>0.00449815</text:p>
          </table:table-cell>
          <table:table-cell table:formula="of:=1000*[.AG14]" office:value-type="float" office:value="4.49815" calcext:value-type="float">
            <text:p>4.49815</text:p>
          </table:table-cell>
          <table:table-cell office:value-type="float" office:value="64.5778" calcext:value-type="float">
            <text:p>64.5778</text:p>
          </table:table-cell>
          <table:table-cell table:number-columns-repeated="16349"/>
        </table:table-row>
        <table:table-row table:style-name="ro1">
          <table:table-cell office:value-type="float" office:value="0.00221484" calcext:value-type="float">
            <text:p>0.00221484</text:p>
          </table:table-cell>
          <table:table-cell table:formula="of:=[.A15]*1000" office:value-type="float" office:value="2.21484" calcext:value-type="float">
            <text:p>2.21484</text:p>
          </table:table-cell>
          <table:table-cell office:value-type="float" office:value="79.6094" calcext:value-type="float">
            <text:p>79.6094</text:p>
          </table:table-cell>
          <table:table-cell/>
          <table:table-cell office:value-type="float" office:value="0.00285706" calcext:value-type="float">
            <text:p>0.00285706</text:p>
          </table:table-cell>
          <table:table-cell table:formula="of:=[.E15]*1000" office:value-type="float" office:value="2.85706" calcext:value-type="float">
            <text:p>2.85706</text:p>
          </table:table-cell>
          <table:table-cell office:value-type="float" office:value="66.9748" calcext:value-type="float">
            <text:p>66.9748</text:p>
          </table:table-cell>
          <table:table-cell/>
          <table:table-cell office:value-type="float" office:value="0.00352679" calcext:value-type="float">
            <text:p>0.00352679</text:p>
          </table:table-cell>
          <table:table-cell table:formula="of:=[.I15]*1000" office:value-type="float" office:value="3.52679" calcext:value-type="float">
            <text:p>3.52679</text:p>
          </table:table-cell>
          <table:table-cell office:value-type="float" office:value="66.8253" calcext:value-type="float">
            <text:p>66.8253</text:p>
          </table:table-cell>
          <table:table-cell/>
          <table:table-cell office:value-type="float" office:value="0.00660995" calcext:value-type="float">
            <text:p>0.00660995</text:p>
          </table:table-cell>
          <table:table-cell table:formula="of:=[.M15]*1000" office:value-type="float" office:value="6.60995" calcext:value-type="float">
            <text:p>6.60995</text:p>
          </table:table-cell>
          <table:table-cell office:value-type="float" office:value="68.0706" calcext:value-type="float">
            <text:p>68.0706</text:p>
          </table:table-cell>
          <table:table-cell/>
          <table:table-cell office:value-type="float" office:value="0.00673422" calcext:value-type="float">
            <text:p>0.00673422</text:p>
          </table:table-cell>
          <table:table-cell table:formula="of:=[.Q15]*1000" office:value-type="float" office:value="6.73422" calcext:value-type="float">
            <text:p>6.73422</text:p>
          </table:table-cell>
          <table:table-cell office:value-type="float" office:value="81.142" calcext:value-type="float">
            <text:p>81.142</text:p>
          </table:table-cell>
          <table:table-cell/>
          <table:table-cell office:value-type="float" office:value="0.0104781" calcext:value-type="float">
            <text:p>0.0104781</text:p>
          </table:table-cell>
          <table:table-cell table:formula="of:=[.U15]*1000" office:value-type="float" office:value="10.4781" calcext:value-type="float">
            <text:p>10.4781</text:p>
          </table:table-cell>
          <table:table-cell office:value-type="float" office:value="150.893" calcext:value-type="float">
            <text:p>150.893</text:p>
          </table:table-cell>
          <table:table-cell/>
          <table:table-cell office:value-type="float" office:value="0.00669992" calcext:value-type="float">
            <text:p>0.00669992</text:p>
          </table:table-cell>
          <table:table-cell table:formula="of:=[.Y15]*1000" office:value-type="float" office:value="6.69992" calcext:value-type="float">
            <text:p>6.69992</text:p>
          </table:table-cell>
          <table:table-cell office:value-type="float" office:value="221.395" calcext:value-type="float">
            <text:p>221.395</text:p>
          </table:table-cell>
          <table:table-cell/>
          <table:table-cell office:value-type="float" office:value="0.00242937" calcext:value-type="float">
            <text:p>0.00242937</text:p>
          </table:table-cell>
          <table:table-cell table:formula="of:=[.AC15]*1000" office:value-type="float" office:value="2.42937" calcext:value-type="float">
            <text:p>2.42937</text:p>
          </table:table-cell>
          <table:table-cell office:value-type="float" office:value="64.0541" calcext:value-type="float">
            <text:p>64.0541</text:p>
          </table:table-cell>
          <table:table-cell/>
          <table:table-cell office:value-type="float" office:value="0.00256246" calcext:value-type="float">
            <text:p>0.00256246</text:p>
          </table:table-cell>
          <table:table-cell table:formula="of:=1000*[.AG15]" office:value-type="float" office:value="2.56246" calcext:value-type="float">
            <text:p>2.56246</text:p>
          </table:table-cell>
          <table:table-cell office:value-type="float" office:value="66.1841" calcext:value-type="float">
            <text:p>66.1841</text:p>
          </table:table-cell>
          <table:table-cell table:number-columns-repeated="16349"/>
        </table:table-row>
        <table:table-row table:style-name="ro1">
          <table:table-cell office:value-type="float" office:value="0.00267316" calcext:value-type="float">
            <text:p>0.00267316</text:p>
          </table:table-cell>
          <table:table-cell table:formula="of:=[.A16]*1000" office:value-type="float" office:value="2.67316" calcext:value-type="float">
            <text:p>2.67316</text:p>
          </table:table-cell>
          <table:table-cell office:value-type="float" office:value="79.8538" calcext:value-type="float">
            <text:p>79.8538</text:p>
          </table:table-cell>
          <table:table-cell/>
          <table:table-cell office:value-type="float" office:value="0.0026618" calcext:value-type="float">
            <text:p>0.0026618</text:p>
          </table:table-cell>
          <table:table-cell table:formula="of:=[.E16]*1000" office:value-type="float" office:value="2.6618" calcext:value-type="float">
            <text:p>2.6618</text:p>
          </table:table-cell>
          <table:table-cell office:value-type="float" office:value="66.7585" calcext:value-type="float">
            <text:p>66.7585</text:p>
          </table:table-cell>
          <table:table-cell/>
          <table:table-cell office:value-type="float" office:value="0.00357521" calcext:value-type="float">
            <text:p>0.00357521</text:p>
          </table:table-cell>
          <table:table-cell table:formula="of:=[.I16]*1000" office:value-type="float" office:value="3.57521" calcext:value-type="float">
            <text:p>3.57521</text:p>
          </table:table-cell>
          <table:table-cell office:value-type="float" office:value="66.5472" calcext:value-type="float">
            <text:p>66.5472</text:p>
          </table:table-cell>
          <table:table-cell/>
          <table:table-cell office:value-type="float" office:value="0.00643944" calcext:value-type="float">
            <text:p>0.00643944</text:p>
          </table:table-cell>
          <table:table-cell table:formula="of:=[.M16]*1000" office:value-type="float" office:value="6.43944" calcext:value-type="float">
            <text:p>6.43944</text:p>
          </table:table-cell>
          <table:table-cell office:value-type="float" office:value="66.7897" calcext:value-type="float">
            <text:p>66.7897</text:p>
          </table:table-cell>
          <table:table-cell/>
          <table:table-cell office:value-type="float" office:value="0.00664623" calcext:value-type="float">
            <text:p>0.00664623</text:p>
          </table:table-cell>
          <table:table-cell table:formula="of:=[.Q16]*1000" office:value-type="float" office:value="6.64623" calcext:value-type="float">
            <text:p>6.64623</text:p>
          </table:table-cell>
          <table:table-cell office:value-type="float" office:value="80.6376" calcext:value-type="float">
            <text:p>80.6376</text:p>
          </table:table-cell>
          <table:table-cell/>
          <table:table-cell office:value-type="float" office:value="0.00728084" calcext:value-type="float">
            <text:p>0.00728084</text:p>
          </table:table-cell>
          <table:table-cell table:formula="of:=[.U16]*1000" office:value-type="float" office:value="7.28084" calcext:value-type="float">
            <text:p>7.28084</text:p>
          </table:table-cell>
          <table:table-cell office:value-type="float" office:value="146.879" calcext:value-type="float">
            <text:p>146.879</text:p>
          </table:table-cell>
          <table:table-cell/>
          <table:table-cell office:value-type="float" office:value="0.00941554" calcext:value-type="float">
            <text:p>0.00941554</text:p>
          </table:table-cell>
          <table:table-cell table:formula="of:=[.Y16]*1000" office:value-type="float" office:value="9.41554" calcext:value-type="float">
            <text:p>9.41554</text:p>
          </table:table-cell>
          <table:table-cell office:value-type="float" office:value="226.957" calcext:value-type="float">
            <text:p>226.957</text:p>
          </table:table-cell>
          <table:table-cell/>
          <table:table-cell office:value-type="float" office:value="0.00303117" calcext:value-type="float">
            <text:p>0.00303117</text:p>
          </table:table-cell>
          <table:table-cell table:formula="of:=[.AC16]*1000" office:value-type="float" office:value="3.03117" calcext:value-type="float">
            <text:p>3.03117</text:p>
          </table:table-cell>
          <table:table-cell office:value-type="float" office:value="63.7888" calcext:value-type="float">
            <text:p>63.7888</text:p>
          </table:table-cell>
          <table:table-cell/>
          <table:table-cell office:value-type="float" office:value="0.00261745" calcext:value-type="float">
            <text:p>0.00261745</text:p>
          </table:table-cell>
          <table:table-cell table:formula="of:=1000*[.AG16]" office:value-type="float" office:value="2.61745" calcext:value-type="float">
            <text:p>2.61745</text:p>
          </table:table-cell>
          <table:table-cell office:value-type="float" office:value="64.9364" calcext:value-type="float">
            <text:p>64.9364</text:p>
          </table:table-cell>
          <table:table-cell table:number-columns-repeated="16349"/>
        </table:table-row>
        <table:table-row table:style-name="ro1">
          <table:table-cell office:value-type="float" office:value="0.00251903" calcext:value-type="float">
            <text:p>0.00251903</text:p>
          </table:table-cell>
          <table:table-cell table:formula="of:=[.A17]*1000" office:value-type="float" office:value="2.51903" calcext:value-type="float">
            <text:p>2.51903</text:p>
          </table:table-cell>
          <table:table-cell office:value-type="float" office:value="69.7758" calcext:value-type="float">
            <text:p>69.7758</text:p>
          </table:table-cell>
          <table:table-cell/>
          <table:table-cell office:value-type="float" office:value="0.00301184" calcext:value-type="float">
            <text:p>0.00301184</text:p>
          </table:table-cell>
          <table:table-cell table:formula="of:=[.E17]*1000" office:value-type="float" office:value="3.01184" calcext:value-type="float">
            <text:p>3.01184</text:p>
          </table:table-cell>
          <table:table-cell office:value-type="float" office:value="66.8461" calcext:value-type="float">
            <text:p>66.8461</text:p>
          </table:table-cell>
          <table:table-cell/>
          <table:table-cell office:value-type="float" office:value="0.00364312" calcext:value-type="float">
            <text:p>0.00364312</text:p>
          </table:table-cell>
          <table:table-cell table:formula="of:=[.I17]*1000" office:value-type="float" office:value="3.64312" calcext:value-type="float">
            <text:p>3.64312</text:p>
          </table:table-cell>
          <table:table-cell office:value-type="float" office:value="66.8915" calcext:value-type="float">
            <text:p>66.8915</text:p>
          </table:table-cell>
          <table:table-cell/>
          <table:table-cell office:value-type="float" office:value="0.00657475" calcext:value-type="float">
            <text:p>0.00657475</text:p>
          </table:table-cell>
          <table:table-cell table:formula="of:=[.M17]*1000" office:value-type="float" office:value="6.57475" calcext:value-type="float">
            <text:p>6.57475</text:p>
          </table:table-cell>
          <table:table-cell office:value-type="float" office:value="67.8348" calcext:value-type="float">
            <text:p>67.8348</text:p>
          </table:table-cell>
          <table:table-cell/>
          <table:table-cell office:value-type="float" office:value="0.00764324" calcext:value-type="float">
            <text:p>0.00764324</text:p>
          </table:table-cell>
          <table:table-cell table:formula="of:=[.Q17]*1000" office:value-type="float" office:value="7.64324" calcext:value-type="float">
            <text:p>7.64324</text:p>
          </table:table-cell>
          <table:table-cell office:value-type="float" office:value="79.4055" calcext:value-type="float">
            <text:p>79.4055</text:p>
          </table:table-cell>
          <table:table-cell/>
          <table:table-cell office:value-type="float" office:value="0.00737444" calcext:value-type="float">
            <text:p>0.00737444</text:p>
          </table:table-cell>
          <table:table-cell table:formula="of:=[.U17]*1000" office:value-type="float" office:value="7.37444" calcext:value-type="float">
            <text:p>7.37444</text:p>
          </table:table-cell>
          <table:table-cell office:value-type="float" office:value="134.105" calcext:value-type="float">
            <text:p>134.105</text:p>
          </table:table-cell>
          <table:table-cell/>
          <table:table-cell office:value-type="float" office:value="0.00932938" calcext:value-type="float">
            <text:p>0.00932938</text:p>
          </table:table-cell>
          <table:table-cell table:formula="of:=[.Y17]*1000" office:value-type="float" office:value="9.32938" calcext:value-type="float">
            <text:p>9.32938</text:p>
          </table:table-cell>
          <table:table-cell office:value-type="float" office:value="235.616" calcext:value-type="float">
            <text:p>235.616</text:p>
          </table:table-cell>
          <table:table-cell/>
          <table:table-cell office:value-type="float" office:value="0.00249577" calcext:value-type="float">
            <text:p>0.00249577</text:p>
          </table:table-cell>
          <table:table-cell table:formula="of:=[.AC17]*1000" office:value-type="float" office:value="2.49577" calcext:value-type="float">
            <text:p>2.49577</text:p>
          </table:table-cell>
          <table:table-cell office:value-type="float" office:value="63.9072" calcext:value-type="float">
            <text:p>63.9072</text:p>
          </table:table-cell>
          <table:table-cell/>
          <table:table-cell office:value-type="float" office:value="0.00253922" calcext:value-type="float">
            <text:p>0.00253922</text:p>
          </table:table-cell>
          <table:table-cell table:formula="of:=1000*[.AG17]" office:value-type="float" office:value="2.53922" calcext:value-type="float">
            <text:p>2.53922</text:p>
          </table:table-cell>
          <table:table-cell office:value-type="float" office:value="65.7779" calcext:value-type="float">
            <text:p>65.7779</text:p>
          </table:table-cell>
          <table:table-cell table:number-columns-repeated="16349"/>
        </table:table-row>
        <table:table-row table:style-name="ro1">
          <table:table-cell office:value-type="float" office:value="0.00233509" calcext:value-type="float">
            <text:p>0.00233509</text:p>
          </table:table-cell>
          <table:table-cell table:formula="of:=[.A18]*1000" office:value-type="float" office:value="2.33509" calcext:value-type="float">
            <text:p>2.33509</text:p>
          </table:table-cell>
          <table:table-cell office:value-type="float" office:value="74.404" calcext:value-type="float">
            <text:p>74.404</text:p>
          </table:table-cell>
          <table:table-cell/>
          <table:table-cell office:value-type="float" office:value="0.00262982" calcext:value-type="float">
            <text:p>0.00262982</text:p>
          </table:table-cell>
          <table:table-cell table:formula="of:=[.E18]*1000" office:value-type="float" office:value="2.62982" calcext:value-type="float">
            <text:p>2.62982</text:p>
          </table:table-cell>
          <table:table-cell office:value-type="float" office:value="66.3892" calcext:value-type="float">
            <text:p>66.3892</text:p>
          </table:table-cell>
          <table:table-cell/>
          <table:table-cell office:value-type="float" office:value="0.00367004" calcext:value-type="float">
            <text:p>0.00367004</text:p>
          </table:table-cell>
          <table:table-cell table:formula="of:=[.I18]*1000" office:value-type="float" office:value="3.67004" calcext:value-type="float">
            <text:p>3.67004</text:p>
          </table:table-cell>
          <table:table-cell office:value-type="float" office:value="68.8229" calcext:value-type="float">
            <text:p>68.8229</text:p>
          </table:table-cell>
          <table:table-cell/>
          <table:table-cell office:value-type="float" office:value="0.00645958" calcext:value-type="float">
            <text:p>0.00645958</text:p>
          </table:table-cell>
          <table:table-cell table:formula="of:=[.M18]*1000" office:value-type="float" office:value="6.45958" calcext:value-type="float">
            <text:p>6.45958</text:p>
          </table:table-cell>
          <table:table-cell office:value-type="float" office:value="68.4713" calcext:value-type="float">
            <text:p>68.4713</text:p>
          </table:table-cell>
          <table:table-cell/>
          <table:table-cell office:value-type="float" office:value="0.00674946" calcext:value-type="float">
            <text:p>0.00674946</text:p>
          </table:table-cell>
          <table:table-cell table:formula="of:=[.Q18]*1000" office:value-type="float" office:value="6.74946" calcext:value-type="float">
            <text:p>6.74946</text:p>
          </table:table-cell>
          <table:table-cell office:value-type="float" office:value="80.0951" calcext:value-type="float">
            <text:p>80.0951</text:p>
          </table:table-cell>
          <table:table-cell/>
          <table:table-cell office:value-type="float" office:value="0.0090292" calcext:value-type="float">
            <text:p>0.0090292</text:p>
          </table:table-cell>
          <table:table-cell table:formula="of:=[.U18]*1000" office:value-type="float" office:value="9.0292" calcext:value-type="float">
            <text:p>9.0292</text:p>
          </table:table-cell>
          <table:table-cell office:value-type="float" office:value="124.244" calcext:value-type="float">
            <text:p>124.244</text:p>
          </table:table-cell>
          <table:table-cell/>
          <table:table-cell office:value-type="float" office:value="0.0079132" calcext:value-type="float">
            <text:p>0.0079132</text:p>
          </table:table-cell>
          <table:table-cell table:formula="of:=[.Y18]*1000" office:value-type="float" office:value="7.9132" calcext:value-type="float">
            <text:p>7.9132</text:p>
          </table:table-cell>
          <table:table-cell office:value-type="float" office:value="254.277" calcext:value-type="float">
            <text:p>254.277</text:p>
          </table:table-cell>
          <table:table-cell/>
          <table:table-cell office:value-type="float" office:value="0.00241249" calcext:value-type="float">
            <text:p>0.00241249</text:p>
          </table:table-cell>
          <table:table-cell table:formula="of:=[.AC18]*1000" office:value-type="float" office:value="2.41249" calcext:value-type="float">
            <text:p>2.41249</text:p>
          </table:table-cell>
          <table:table-cell office:value-type="float" office:value="64.3789" calcext:value-type="float">
            <text:p>64.3789</text:p>
          </table:table-cell>
          <table:table-cell/>
          <table:table-cell office:value-type="float" office:value="0.00375599" calcext:value-type="float">
            <text:p>0.00375599</text:p>
          </table:table-cell>
          <table:table-cell table:formula="of:=1000*[.AG18]" office:value-type="float" office:value="3.75599" calcext:value-type="float">
            <text:p>3.75599</text:p>
          </table:table-cell>
          <table:table-cell office:value-type="float" office:value="64.872" calcext:value-type="float">
            <text:p>64.872</text:p>
          </table:table-cell>
          <table:table-cell table:number-columns-repeated="16349"/>
        </table:table-row>
        <table:table-row table:style-name="ro1">
          <table:table-cell office:value-type="float" office:value="0.00258424" calcext:value-type="float">
            <text:p>0.00258424</text:p>
          </table:table-cell>
          <table:table-cell table:formula="of:=[.A19]*1000" office:value-type="float" office:value="2.58424" calcext:value-type="float">
            <text:p>2.58424</text:p>
          </table:table-cell>
          <table:table-cell office:value-type="float" office:value="66.4473" calcext:value-type="float">
            <text:p>66.4473</text:p>
          </table:table-cell>
          <table:table-cell/>
          <table:table-cell office:value-type="float" office:value="0.00268768" calcext:value-type="float">
            <text:p>0.00268768</text:p>
          </table:table-cell>
          <table:table-cell table:formula="of:=[.E19]*1000" office:value-type="float" office:value="2.68768" calcext:value-type="float">
            <text:p>2.68768</text:p>
          </table:table-cell>
          <table:table-cell office:value-type="float" office:value="66.8892" calcext:value-type="float">
            <text:p>66.8892</text:p>
          </table:table-cell>
          <table:table-cell/>
          <table:table-cell office:value-type="float" office:value="0.00342915" calcext:value-type="float">
            <text:p>0.00342915</text:p>
          </table:table-cell>
          <table:table-cell table:formula="of:=[.I19]*1000" office:value-type="float" office:value="3.42915" calcext:value-type="float">
            <text:p>3.42915</text:p>
          </table:table-cell>
          <table:table-cell office:value-type="float" office:value="66.3482" calcext:value-type="float">
            <text:p>66.3482</text:p>
          </table:table-cell>
          <table:table-cell/>
          <table:table-cell office:value-type="float" office:value="0.00700156" calcext:value-type="float">
            <text:p>0.00700156</text:p>
          </table:table-cell>
          <table:table-cell table:formula="of:=[.M19]*1000" office:value-type="float" office:value="7.00156" calcext:value-type="float">
            <text:p>7.00156</text:p>
          </table:table-cell>
          <table:table-cell office:value-type="float" office:value="68.0769" calcext:value-type="float">
            <text:p>68.0769</text:p>
          </table:table-cell>
          <table:table-cell/>
          <table:table-cell office:value-type="float" office:value="0.00674545" calcext:value-type="float">
            <text:p>0.00674545</text:p>
          </table:table-cell>
          <table:table-cell table:formula="of:=[.Q19]*1000" office:value-type="float" office:value="6.74545" calcext:value-type="float">
            <text:p>6.74545</text:p>
          </table:table-cell>
          <table:table-cell office:value-type="float" office:value="80.8519" calcext:value-type="float">
            <text:p>80.8519</text:p>
          </table:table-cell>
          <table:table-cell/>
          <table:table-cell office:value-type="float" office:value="0.00748874" calcext:value-type="float">
            <text:p>0.00748874</text:p>
          </table:table-cell>
          <table:table-cell table:formula="of:=[.U19]*1000" office:value-type="float" office:value="7.48874" calcext:value-type="float">
            <text:p>7.48874</text:p>
          </table:table-cell>
          <table:table-cell office:value-type="float" office:value="125.476" calcext:value-type="float">
            <text:p>125.476</text:p>
          </table:table-cell>
          <table:table-cell/>
          <table:table-cell office:value-type="float" office:value="0.00688328" calcext:value-type="float">
            <text:p>0.00688328</text:p>
          </table:table-cell>
          <table:table-cell table:formula="of:=[.Y19]*1000" office:value-type="float" office:value="6.88328" calcext:value-type="float">
            <text:p>6.88328</text:p>
          </table:table-cell>
          <table:table-cell office:value-type="float" office:value="243.416" calcext:value-type="float">
            <text:p>243.416</text:p>
          </table:table-cell>
          <table:table-cell/>
          <table:table-cell office:value-type="float" office:value="0.00239602" calcext:value-type="float">
            <text:p>0.00239602</text:p>
          </table:table-cell>
          <table:table-cell table:formula="of:=[.AC19]*1000" office:value-type="float" office:value="2.39602" calcext:value-type="float">
            <text:p>2.39602</text:p>
          </table:table-cell>
          <table:table-cell office:value-type="float" office:value="62.3567" calcext:value-type="float">
            <text:p>62.3567</text:p>
          </table:table-cell>
          <table:table-cell/>
          <table:table-cell office:value-type="float" office:value="0.00255489" calcext:value-type="float">
            <text:p>0.00255489</text:p>
          </table:table-cell>
          <table:table-cell table:formula="of:=1000*[.AG19]" office:value-type="float" office:value="2.55489" calcext:value-type="float">
            <text:p>2.55489</text:p>
          </table:table-cell>
          <table:table-cell office:value-type="float" office:value="60.4267" calcext:value-type="float">
            <text:p>60.4267</text:p>
          </table:table-cell>
          <table:table-cell table:number-columns-repeated="16349"/>
        </table:table-row>
        <table:table-row table:style-name="ro1">
          <table:table-cell office:value-type="float" office:value="0.00246854" calcext:value-type="float">
            <text:p>0.00246854</text:p>
          </table:table-cell>
          <table:table-cell table:formula="of:=[.A20]*1000" office:value-type="float" office:value="2.46854" calcext:value-type="float">
            <text:p>2.46854</text:p>
          </table:table-cell>
          <table:table-cell office:value-type="float" office:value="66.8058" calcext:value-type="float">
            <text:p>66.8058</text:p>
          </table:table-cell>
          <table:table-cell/>
          <table:table-cell office:value-type="float" office:value="0.0026488" calcext:value-type="float">
            <text:p>0.0026488</text:p>
          </table:table-cell>
          <table:table-cell table:formula="of:=[.E20]*1000" office:value-type="float" office:value="2.6488" calcext:value-type="float">
            <text:p>2.6488</text:p>
          </table:table-cell>
          <table:table-cell office:value-type="float" office:value="66.7139" calcext:value-type="float">
            <text:p>66.7139</text:p>
          </table:table-cell>
          <table:table-cell/>
          <table:table-cell office:value-type="float" office:value="0.00352447" calcext:value-type="float">
            <text:p>0.00352447</text:p>
          </table:table-cell>
          <table:table-cell table:formula="of:=[.I20]*1000" office:value-type="float" office:value="3.52447" calcext:value-type="float">
            <text:p>3.52447</text:p>
          </table:table-cell>
          <table:table-cell office:value-type="float" office:value="65.805" calcext:value-type="float">
            <text:p>65.805</text:p>
          </table:table-cell>
          <table:table-cell/>
          <table:table-cell office:value-type="float" office:value="0.00652431" calcext:value-type="float">
            <text:p>0.00652431</text:p>
          </table:table-cell>
          <table:table-cell table:formula="of:=[.M20]*1000" office:value-type="float" office:value="6.52431" calcext:value-type="float">
            <text:p>6.52431</text:p>
          </table:table-cell>
          <table:table-cell office:value-type="float" office:value="65.2666" calcext:value-type="float">
            <text:p>65.2666</text:p>
          </table:table-cell>
          <table:table-cell/>
          <table:table-cell office:value-type="float" office:value="0.00728962" calcext:value-type="float">
            <text:p>0.00728962</text:p>
          </table:table-cell>
          <table:table-cell table:formula="of:=[.Q20]*1000" office:value-type="float" office:value="7.28962" calcext:value-type="float">
            <text:p>7.28962</text:p>
          </table:table-cell>
          <table:table-cell office:value-type="float" office:value="82.0995" calcext:value-type="float">
            <text:p>82.0995</text:p>
          </table:table-cell>
          <table:table-cell/>
          <table:table-cell office:value-type="float" office:value="0.00671771" calcext:value-type="float">
            <text:p>0.00671771</text:p>
          </table:table-cell>
          <table:table-cell table:formula="of:=[.U20]*1000" office:value-type="float" office:value="6.71771" calcext:value-type="float">
            <text:p>6.71771</text:p>
          </table:table-cell>
          <table:table-cell office:value-type="float" office:value="128.969" calcext:value-type="float">
            <text:p>128.969</text:p>
          </table:table-cell>
          <table:table-cell/>
          <table:table-cell office:value-type="float" office:value="0.00708555" calcext:value-type="float">
            <text:p>0.00708555</text:p>
          </table:table-cell>
          <table:table-cell table:formula="of:=[.Y20]*1000" office:value-type="float" office:value="7.08555" calcext:value-type="float">
            <text:p>7.08555</text:p>
          </table:table-cell>
          <table:table-cell office:value-type="float" office:value="231.893" calcext:value-type="float">
            <text:p>231.893</text:p>
          </table:table-cell>
          <table:table-cell/>
          <table:table-cell office:value-type="float" office:value="0.00239927" calcext:value-type="float">
            <text:p>0.00239927</text:p>
          </table:table-cell>
          <table:table-cell table:formula="of:=[.AC20]*1000" office:value-type="float" office:value="2.39927" calcext:value-type="float">
            <text:p>2.39927</text:p>
          </table:table-cell>
          <table:table-cell office:value-type="float" office:value="64.3558" calcext:value-type="float">
            <text:p>64.3558</text:p>
          </table:table-cell>
          <table:table-cell/>
          <table:table-cell office:value-type="float" office:value="0.00267835" calcext:value-type="float">
            <text:p>0.00267835</text:p>
          </table:table-cell>
          <table:table-cell table:formula="of:=1000*[.AG20]" office:value-type="float" office:value="2.67835" calcext:value-type="float">
            <text:p>2.67835</text:p>
          </table:table-cell>
          <table:table-cell office:value-type="float" office:value="63.9415" calcext:value-type="float">
            <text:p>63.9415</text:p>
          </table:table-cell>
          <table:table-cell table:number-columns-repeated="16349"/>
        </table:table-row>
        <table:table-row table:style-name="ro1">
          <table:table-cell office:value-type="float" office:value="0.00236755" calcext:value-type="float">
            <text:p>0.00236755</text:p>
          </table:table-cell>
          <table:table-cell table:formula="of:=[.A21]*1000" office:value-type="float" office:value="2.36755" calcext:value-type="float">
            <text:p>2.36755</text:p>
          </table:table-cell>
          <table:table-cell office:value-type="float" office:value="67.4595" calcext:value-type="float">
            <text:p>67.4595</text:p>
          </table:table-cell>
          <table:table-cell/>
          <table:table-cell office:value-type="float" office:value="0.00280135" calcext:value-type="float">
            <text:p>0.00280135</text:p>
          </table:table-cell>
          <table:table-cell table:formula="of:=[.E21]*1000" office:value-type="float" office:value="2.80135" calcext:value-type="float">
            <text:p>2.80135</text:p>
          </table:table-cell>
          <table:table-cell office:value-type="float" office:value="66.2758" calcext:value-type="float">
            <text:p>66.2758</text:p>
          </table:table-cell>
          <table:table-cell/>
          <table:table-cell office:value-type="float" office:value="0.00352033" calcext:value-type="float">
            <text:p>0.00352033</text:p>
          </table:table-cell>
          <table:table-cell table:formula="of:=[.I21]*1000" office:value-type="float" office:value="3.52033" calcext:value-type="float">
            <text:p>3.52033</text:p>
          </table:table-cell>
          <table:table-cell office:value-type="float" office:value="66.1715" calcext:value-type="float">
            <text:p>66.1715</text:p>
          </table:table-cell>
          <table:table-cell/>
          <table:table-cell office:value-type="float" office:value="0.006884" calcext:value-type="float">
            <text:p>0.006884</text:p>
          </table:table-cell>
          <table:table-cell table:formula="of:=[.M21]*1000" office:value-type="float" office:value="6.884" calcext:value-type="float">
            <text:p>6.884</text:p>
          </table:table-cell>
          <table:table-cell office:value-type="float" office:value="69.4184" calcext:value-type="float">
            <text:p>69.4184</text:p>
          </table:table-cell>
          <table:table-cell/>
          <table:table-cell office:value-type="float" office:value="0.00653813" calcext:value-type="float">
            <text:p>0.00653813</text:p>
          </table:table-cell>
          <table:table-cell table:formula="of:=[.Q21]*1000" office:value-type="float" office:value="6.53813" calcext:value-type="float">
            <text:p>6.53813</text:p>
          </table:table-cell>
          <table:table-cell office:value-type="float" office:value="79.8843" calcext:value-type="float">
            <text:p>79.8843</text:p>
          </table:table-cell>
          <table:table-cell/>
          <table:table-cell office:value-type="float" office:value="0.00691778" calcext:value-type="float">
            <text:p>0.00691778</text:p>
          </table:table-cell>
          <table:table-cell table:formula="of:=[.U21]*1000" office:value-type="float" office:value="6.91778" calcext:value-type="float">
            <text:p>6.91778</text:p>
          </table:table-cell>
          <table:table-cell office:value-type="float" office:value="120.037" calcext:value-type="float">
            <text:p>120.037</text:p>
          </table:table-cell>
          <table:table-cell/>
          <table:table-cell office:value-type="float" office:value="0.00872432" calcext:value-type="float">
            <text:p>0.00872432</text:p>
          </table:table-cell>
          <table:table-cell table:formula="of:=[.Y21]*1000" office:value-type="float" office:value="8.72432" calcext:value-type="float">
            <text:p>8.72432</text:p>
          </table:table-cell>
          <table:table-cell office:value-type="float" office:value="232.022" calcext:value-type="float">
            <text:p>232.022</text:p>
          </table:table-cell>
          <table:table-cell/>
          <table:table-cell office:value-type="float" office:value="0.00240426" calcext:value-type="float">
            <text:p>0.00240426</text:p>
          </table:table-cell>
          <table:table-cell table:formula="of:=[.AC21]*1000" office:value-type="float" office:value="2.40426" calcext:value-type="float">
            <text:p>2.40426</text:p>
          </table:table-cell>
          <table:table-cell office:value-type="float" office:value="64.1654" calcext:value-type="float">
            <text:p>64.1654</text:p>
          </table:table-cell>
          <table:table-cell/>
          <table:table-cell office:value-type="float" office:value="0.00245383" calcext:value-type="float">
            <text:p>0.00245383</text:p>
          </table:table-cell>
          <table:table-cell table:formula="of:=1000*[.AG21]" office:value-type="float" office:value="2.45383" calcext:value-type="float">
            <text:p>2.45383</text:p>
          </table:table-cell>
          <table:table-cell office:value-type="float" office:value="64.8778" calcext:value-type="float">
            <text:p>64.8778</text:p>
          </table:table-cell>
          <table:table-cell table:number-columns-repeated="16349"/>
        </table:table-row>
        <table:table-row table:style-name="ro1">
          <table:table-cell office:value-type="float" office:value="0.00226597" calcext:value-type="float">
            <text:p>0.00226597</text:p>
          </table:table-cell>
          <table:table-cell table:formula="of:=[.A22]*1000" office:value-type="float" office:value="2.26597" calcext:value-type="float">
            <text:p>2.26597</text:p>
          </table:table-cell>
          <table:table-cell office:value-type="float" office:value="67.2772" calcext:value-type="float">
            <text:p>67.2772</text:p>
          </table:table-cell>
          <table:table-cell/>
          <table:table-cell office:value-type="float" office:value="0.00276407" calcext:value-type="float">
            <text:p>0.00276407</text:p>
          </table:table-cell>
          <table:table-cell table:formula="of:=[.E22]*1000" office:value-type="float" office:value="2.76407" calcext:value-type="float">
            <text:p>2.76407</text:p>
          </table:table-cell>
          <table:table-cell office:value-type="float" office:value="67.9058" calcext:value-type="float">
            <text:p>67.9058</text:p>
          </table:table-cell>
          <table:table-cell/>
          <table:table-cell office:value-type="float" office:value="0.00345965" calcext:value-type="float">
            <text:p>0.00345965</text:p>
          </table:table-cell>
          <table:table-cell table:formula="of:=[.I22]*1000" office:value-type="float" office:value="3.45965" calcext:value-type="float">
            <text:p>3.45965</text:p>
          </table:table-cell>
          <table:table-cell office:value-type="float" office:value="66.994" calcext:value-type="float">
            <text:p>66.994</text:p>
          </table:table-cell>
          <table:table-cell/>
          <table:table-cell office:value-type="float" office:value="0.00651349" calcext:value-type="float">
            <text:p>0.00651349</text:p>
          </table:table-cell>
          <table:table-cell table:formula="of:=[.M22]*1000" office:value-type="float" office:value="6.51349" calcext:value-type="float">
            <text:p>6.51349</text:p>
          </table:table-cell>
          <table:table-cell office:value-type="float" office:value="69.9012" calcext:value-type="float">
            <text:p>69.9012</text:p>
          </table:table-cell>
          <table:table-cell/>
          <table:table-cell office:value-type="float" office:value="0.00717957" calcext:value-type="float">
            <text:p>0.00717957</text:p>
          </table:table-cell>
          <table:table-cell table:formula="of:=[.Q22]*1000" office:value-type="float" office:value="7.17957" calcext:value-type="float">
            <text:p>7.17957</text:p>
          </table:table-cell>
          <table:table-cell office:value-type="float" office:value="80.1157" calcext:value-type="float">
            <text:p>80.1157</text:p>
          </table:table-cell>
          <table:table-cell/>
          <table:table-cell office:value-type="float" office:value="0.00644243" calcext:value-type="float">
            <text:p>0.00644243</text:p>
          </table:table-cell>
          <table:table-cell table:formula="of:=[.U22]*1000" office:value-type="float" office:value="6.44243" calcext:value-type="float">
            <text:p>6.44243</text:p>
          </table:table-cell>
          <table:table-cell office:value-type="float" office:value="124.643" calcext:value-type="float">
            <text:p>124.643</text:p>
          </table:table-cell>
          <table:table-cell/>
          <table:table-cell office:value-type="float" office:value="0.0166843" calcext:value-type="float">
            <text:p>0.0166843</text:p>
          </table:table-cell>
          <table:table-cell table:formula="of:=[.Y22]*1000" office:value-type="float" office:value="16.6843" calcext:value-type="float">
            <text:p>16.6843</text:p>
          </table:table-cell>
          <table:table-cell office:value-type="float" office:value="243.983" calcext:value-type="float">
            <text:p>243.983</text:p>
          </table:table-cell>
          <table:table-cell/>
          <table:table-cell office:value-type="float" office:value="0.0024641" calcext:value-type="float">
            <text:p>0.0024641</text:p>
          </table:table-cell>
          <table:table-cell table:formula="of:=[.AC22]*1000" office:value-type="float" office:value="2.4641" calcext:value-type="float">
            <text:p>2.4641</text:p>
          </table:table-cell>
          <table:table-cell office:value-type="float" office:value="62.4967" calcext:value-type="float">
            <text:p>62.4967</text:p>
          </table:table-cell>
          <table:table-cell/>
          <table:table-cell office:value-type="float" office:value="0.00260302" calcext:value-type="float">
            <text:p>0.00260302</text:p>
          </table:table-cell>
          <table:table-cell table:formula="of:=1000*[.AG22]" office:value-type="float" office:value="2.60302" calcext:value-type="float">
            <text:p>2.60302</text:p>
          </table:table-cell>
          <table:table-cell office:value-type="float" office:value="64.3463" calcext:value-type="float">
            <text:p>64.3463</text:p>
          </table:table-cell>
          <table:table-cell table:number-columns-repeated="16349"/>
        </table:table-row>
        <table:table-row table:style-name="ro1">
          <table:table-cell office:value-type="float" office:value="0.00225643" calcext:value-type="float">
            <text:p>0.00225643</text:p>
          </table:table-cell>
          <table:table-cell table:formula="of:=[.A23]*1000" office:value-type="float" office:value="2.25643" calcext:value-type="float">
            <text:p>2.25643</text:p>
          </table:table-cell>
          <table:table-cell office:value-type="float" office:value="66.7281" calcext:value-type="float">
            <text:p>66.7281</text:p>
          </table:table-cell>
          <table:table-cell/>
          <table:table-cell office:value-type="float" office:value="0.00284309" calcext:value-type="float">
            <text:p>0.00284309</text:p>
          </table:table-cell>
          <table:table-cell table:formula="of:=[.E23]*1000" office:value-type="float" office:value="2.84309" calcext:value-type="float">
            <text:p>2.84309</text:p>
          </table:table-cell>
          <table:table-cell office:value-type="float" office:value="67.1949" calcext:value-type="float">
            <text:p>67.1949</text:p>
          </table:table-cell>
          <table:table-cell/>
          <table:table-cell office:value-type="float" office:value="0.00421935" calcext:value-type="float">
            <text:p>0.00421935</text:p>
          </table:table-cell>
          <table:table-cell table:formula="of:=[.I23]*1000" office:value-type="float" office:value="4.21935" calcext:value-type="float">
            <text:p>4.21935</text:p>
          </table:table-cell>
          <table:table-cell office:value-type="float" office:value="66.3879" calcext:value-type="float">
            <text:p>66.3879</text:p>
          </table:table-cell>
          <table:table-cell/>
          <table:table-cell office:value-type="float" office:value="0.0066901" calcext:value-type="float">
            <text:p>0.0066901</text:p>
          </table:table-cell>
          <table:table-cell table:formula="of:=[.M23]*1000" office:value-type="float" office:value="6.6901" calcext:value-type="float">
            <text:p>6.6901</text:p>
          </table:table-cell>
          <table:table-cell office:value-type="float" office:value="66.4348" calcext:value-type="float">
            <text:p>66.4348</text:p>
          </table:table-cell>
          <table:table-cell/>
          <table:table-cell office:value-type="float" office:value="0.00645585" calcext:value-type="float">
            <text:p>0.00645585</text:p>
          </table:table-cell>
          <table:table-cell table:formula="of:=[.Q23]*1000" office:value-type="float" office:value="6.45585" calcext:value-type="float">
            <text:p>6.45585</text:p>
          </table:table-cell>
          <table:table-cell office:value-type="float" office:value="80.3251" calcext:value-type="float">
            <text:p>80.3251</text:p>
          </table:table-cell>
          <table:table-cell/>
          <table:table-cell office:value-type="float" office:value="0.0072217" calcext:value-type="float">
            <text:p>0.0072217</text:p>
          </table:table-cell>
          <table:table-cell table:formula="of:=[.U23]*1000" office:value-type="float" office:value="7.2217" calcext:value-type="float">
            <text:p>7.2217</text:p>
          </table:table-cell>
          <table:table-cell office:value-type="float" office:value="119.911" calcext:value-type="float">
            <text:p>119.911</text:p>
          </table:table-cell>
          <table:table-cell/>
          <table:table-cell office:value-type="float" office:value="0.00677685" calcext:value-type="float">
            <text:p>0.00677685</text:p>
          </table:table-cell>
          <table:table-cell table:formula="of:=[.Y23]*1000" office:value-type="float" office:value="6.77685" calcext:value-type="float">
            <text:p>6.77685</text:p>
          </table:table-cell>
          <table:table-cell office:value-type="float" office:value="234.593" calcext:value-type="float">
            <text:p>234.593</text:p>
          </table:table-cell>
          <table:table-cell/>
          <table:table-cell office:value-type="float" office:value="0.00315667" calcext:value-type="float">
            <text:p>0.00315667</text:p>
          </table:table-cell>
          <table:table-cell table:formula="of:=[.AC23]*1000" office:value-type="float" office:value="3.15667" calcext:value-type="float">
            <text:p>3.15667</text:p>
          </table:table-cell>
          <table:table-cell office:value-type="float" office:value="64.3676" calcext:value-type="float">
            <text:p>64.3676</text:p>
          </table:table-cell>
          <table:table-cell/>
          <table:table-cell office:value-type="float" office:value="0.00268923" calcext:value-type="float">
            <text:p>0.00268923</text:p>
          </table:table-cell>
          <table:table-cell table:formula="of:=1000*[.AG23]" office:value-type="float" office:value="2.68923" calcext:value-type="float">
            <text:p>2.68923</text:p>
          </table:table-cell>
          <table:table-cell office:value-type="float" office:value="64.5902" calcext:value-type="float">
            <text:p>64.5902</text:p>
          </table:table-cell>
          <table:table-cell table:number-columns-repeated="16349"/>
        </table:table-row>
        <table:table-row table:style-name="ro1">
          <table:table-cell office:value-type="float" office:value="0.00246367" calcext:value-type="float">
            <text:p>0.00246367</text:p>
          </table:table-cell>
          <table:table-cell table:formula="of:=[.A24]*1000" office:value-type="float" office:value="2.46367" calcext:value-type="float">
            <text:p>2.46367</text:p>
          </table:table-cell>
          <table:table-cell office:value-type="float" office:value="68.3212" calcext:value-type="float">
            <text:p>68.3212</text:p>
          </table:table-cell>
          <table:table-cell/>
          <table:table-cell office:value-type="float" office:value="0.00262833" calcext:value-type="float">
            <text:p>0.00262833</text:p>
          </table:table-cell>
          <table:table-cell table:formula="of:=[.E24]*1000" office:value-type="float" office:value="2.62833" calcext:value-type="float">
            <text:p>2.62833</text:p>
          </table:table-cell>
          <table:table-cell office:value-type="float" office:value="66.6329" calcext:value-type="float">
            <text:p>66.6329</text:p>
          </table:table-cell>
          <table:table-cell/>
          <table:table-cell office:value-type="float" office:value="0.00392373" calcext:value-type="float">
            <text:p>0.00392373</text:p>
          </table:table-cell>
          <table:table-cell table:formula="of:=[.I24]*1000" office:value-type="float" office:value="3.92373" calcext:value-type="float">
            <text:p>3.92373</text:p>
          </table:table-cell>
          <table:table-cell office:value-type="float" office:value="65.8327" calcext:value-type="float">
            <text:p>65.8327</text:p>
          </table:table-cell>
          <table:table-cell/>
          <table:table-cell office:value-type="float" office:value="0.00659484" calcext:value-type="float">
            <text:p>0.00659484</text:p>
          </table:table-cell>
          <table:table-cell table:formula="of:=[.M24]*1000" office:value-type="float" office:value="6.59484" calcext:value-type="float">
            <text:p>6.59484</text:p>
          </table:table-cell>
          <table:table-cell office:value-type="float" office:value="67.2432" calcext:value-type="float">
            <text:p>67.2432</text:p>
          </table:table-cell>
          <table:table-cell/>
          <table:table-cell office:value-type="float" office:value="0.00698938" calcext:value-type="float">
            <text:p>0.00698938</text:p>
          </table:table-cell>
          <table:table-cell table:formula="of:=[.Q24]*1000" office:value-type="float" office:value="6.98938" calcext:value-type="float">
            <text:p>6.98938</text:p>
          </table:table-cell>
          <table:table-cell office:value-type="float" office:value="80.0216" calcext:value-type="float">
            <text:p>80.0216</text:p>
          </table:table-cell>
          <table:table-cell/>
          <table:table-cell office:value-type="float" office:value="0.00782788" calcext:value-type="float">
            <text:p>0.00782788</text:p>
          </table:table-cell>
          <table:table-cell table:formula="of:=[.U24]*1000" office:value-type="float" office:value="7.82788" calcext:value-type="float">
            <text:p>7.82788</text:p>
          </table:table-cell>
          <table:table-cell office:value-type="float" office:value="116.269" calcext:value-type="float">
            <text:p>116.269</text:p>
          </table:table-cell>
          <table:table-cell/>
          <table:table-cell office:value-type="float" office:value="0.0130574" calcext:value-type="float">
            <text:p>0.0130574</text:p>
          </table:table-cell>
          <table:table-cell table:formula="of:=[.Y24]*1000" office:value-type="float" office:value="13.0574" calcext:value-type="float">
            <text:p>13.0574</text:p>
          </table:table-cell>
          <table:table-cell office:value-type="float" office:value="243.955" calcext:value-type="float">
            <text:p>243.955</text:p>
          </table:table-cell>
          <table:table-cell/>
          <table:table-cell office:value-type="float" office:value="0.00304882" calcext:value-type="float">
            <text:p>0.00304882</text:p>
          </table:table-cell>
          <table:table-cell table:formula="of:=[.AC24]*1000" office:value-type="float" office:value="3.04882" calcext:value-type="float">
            <text:p>3.04882</text:p>
          </table:table-cell>
          <table:table-cell office:value-type="float" office:value="66.43" calcext:value-type="float">
            <text:p>66.43</text:p>
          </table:table-cell>
          <table:table-cell/>
          <table:table-cell office:value-type="float" office:value="0.0025474" calcext:value-type="float">
            <text:p>0.0025474</text:p>
          </table:table-cell>
          <table:table-cell table:formula="of:=1000*[.AG24]" office:value-type="float" office:value="2.5474" calcext:value-type="float">
            <text:p>2.5474</text:p>
          </table:table-cell>
          <table:table-cell office:value-type="float" office:value="66.0674" calcext:value-type="float">
            <text:p>66.0674</text:p>
          </table:table-cell>
          <table:table-cell table:number-columns-repeated="16349"/>
        </table:table-row>
        <table:table-row table:style-name="ro1">
          <table:table-cell office:value-type="float" office:value="0.00229766" calcext:value-type="float">
            <text:p>0.00229766</text:p>
          </table:table-cell>
          <table:table-cell table:formula="of:=[.A25]*1000" office:value-type="float" office:value="2.29766" calcext:value-type="float">
            <text:p>2.29766</text:p>
          </table:table-cell>
          <table:table-cell office:value-type="float" office:value="74.3156" calcext:value-type="float">
            <text:p>74.3156</text:p>
          </table:table-cell>
          <table:table-cell/>
          <table:table-cell office:value-type="float" office:value="0.00268284" calcext:value-type="float">
            <text:p>0.00268284</text:p>
          </table:table-cell>
          <table:table-cell table:formula="of:=[.E25]*1000" office:value-type="float" office:value="2.68284" calcext:value-type="float">
            <text:p>2.68284</text:p>
          </table:table-cell>
          <table:table-cell office:value-type="float" office:value="66.3599" calcext:value-type="float">
            <text:p>66.3599</text:p>
          </table:table-cell>
          <table:table-cell/>
          <table:table-cell office:value-type="float" office:value="0.00429496" calcext:value-type="float">
            <text:p>0.00429496</text:p>
          </table:table-cell>
          <table:table-cell table:formula="of:=[.I25]*1000" office:value-type="float" office:value="4.29496" calcext:value-type="float">
            <text:p>4.29496</text:p>
          </table:table-cell>
          <table:table-cell office:value-type="float" office:value="67.6404" calcext:value-type="float">
            <text:p>67.6404</text:p>
          </table:table-cell>
          <table:table-cell/>
          <table:table-cell office:value-type="float" office:value="0.00704554" calcext:value-type="float">
            <text:p>0.00704554</text:p>
          </table:table-cell>
          <table:table-cell table:formula="of:=[.M25]*1000" office:value-type="float" office:value="7.04554" calcext:value-type="float">
            <text:p>7.04554</text:p>
          </table:table-cell>
          <table:table-cell office:value-type="float" office:value="67.5563" calcext:value-type="float">
            <text:p>67.5563</text:p>
          </table:table-cell>
          <table:table-cell/>
          <table:table-cell office:value-type="float" office:value="0.00729513" calcext:value-type="float">
            <text:p>0.00729513</text:p>
          </table:table-cell>
          <table:table-cell table:formula="of:=[.Q25]*1000" office:value-type="float" office:value="7.29513" calcext:value-type="float">
            <text:p>7.29513</text:p>
          </table:table-cell>
          <table:table-cell office:value-type="float" office:value="79.563" calcext:value-type="float">
            <text:p>79.563</text:p>
          </table:table-cell>
          <table:table-cell/>
          <table:table-cell office:value-type="float" office:value="0.00748313" calcext:value-type="float">
            <text:p>0.00748313</text:p>
          </table:table-cell>
          <table:table-cell table:formula="of:=[.U25]*1000" office:value-type="float" office:value="7.48313" calcext:value-type="float">
            <text:p>7.48313</text:p>
          </table:table-cell>
          <table:table-cell office:value-type="float" office:value="119.236" calcext:value-type="float">
            <text:p>119.236</text:p>
          </table:table-cell>
          <table:table-cell/>
          <table:table-cell office:value-type="float" office:value="0.00823749" calcext:value-type="float">
            <text:p>0.00823749</text:p>
          </table:table-cell>
          <table:table-cell table:formula="of:=[.Y25]*1000" office:value-type="float" office:value="8.23749" calcext:value-type="float">
            <text:p>8.23749</text:p>
          </table:table-cell>
          <table:table-cell office:value-type="float" office:value="238.424" calcext:value-type="float">
            <text:p>238.424</text:p>
          </table:table-cell>
          <table:table-cell/>
          <table:table-cell office:value-type="float" office:value="0.00251425" calcext:value-type="float">
            <text:p>0.00251425</text:p>
          </table:table-cell>
          <table:table-cell table:formula="of:=[.AC25]*1000" office:value-type="float" office:value="2.51425" calcext:value-type="float">
            <text:p>2.51425</text:p>
          </table:table-cell>
          <table:table-cell office:value-type="float" office:value="65.7813" calcext:value-type="float">
            <text:p>65.7813</text:p>
          </table:table-cell>
          <table:table-cell/>
          <table:table-cell office:value-type="float" office:value="0.00307005" calcext:value-type="float">
            <text:p>0.00307005</text:p>
          </table:table-cell>
          <table:table-cell table:formula="of:=1000*[.AG25]" office:value-type="float" office:value="3.07005" calcext:value-type="float">
            <text:p>3.07005</text:p>
          </table:table-cell>
          <table:table-cell office:value-type="float" office:value="64.574" calcext:value-type="float">
            <text:p>64.574</text:p>
          </table:table-cell>
          <table:table-cell table:number-columns-repeated="16349"/>
        </table:table-row>
        <table:table-row table:style-name="ro1">
          <table:table-cell office:value-type="float" office:value="0.00264578" calcext:value-type="float">
            <text:p>0.00264578</text:p>
          </table:table-cell>
          <table:table-cell table:formula="of:=[.A26]*1000" office:value-type="float" office:value="2.64578" calcext:value-type="float">
            <text:p>2.64578</text:p>
          </table:table-cell>
          <table:table-cell office:value-type="float" office:value="69.9119" calcext:value-type="float">
            <text:p>69.9119</text:p>
          </table:table-cell>
          <table:table-cell/>
          <table:table-cell office:value-type="float" office:value="0.00312002" calcext:value-type="float">
            <text:p>0.00312002</text:p>
          </table:table-cell>
          <table:table-cell table:formula="of:=[.E26]*1000" office:value-type="float" office:value="3.12002" calcext:value-type="float">
            <text:p>3.12002</text:p>
          </table:table-cell>
          <table:table-cell office:value-type="float" office:value="67.5807" calcext:value-type="float">
            <text:p>67.5807</text:p>
          </table:table-cell>
          <table:table-cell/>
          <table:table-cell office:value-type="float" office:value="0.00338518" calcext:value-type="float">
            <text:p>0.00338518</text:p>
          </table:table-cell>
          <table:table-cell table:formula="of:=[.I26]*1000" office:value-type="float" office:value="3.38518" calcext:value-type="float">
            <text:p>3.38518</text:p>
          </table:table-cell>
          <table:table-cell office:value-type="float" office:value="66.5912" calcext:value-type="float">
            <text:p>66.5912</text:p>
          </table:table-cell>
          <table:table-cell/>
          <table:table-cell office:value-type="float" office:value="0.00987115" calcext:value-type="float">
            <text:p>0.00987115</text:p>
          </table:table-cell>
          <table:table-cell table:formula="of:=[.M26]*1000" office:value-type="float" office:value="9.87115" calcext:value-type="float">
            <text:p>9.87115</text:p>
          </table:table-cell>
          <table:table-cell office:value-type="float" office:value="67.0527" calcext:value-type="float">
            <text:p>67.0527</text:p>
          </table:table-cell>
          <table:table-cell/>
          <table:table-cell office:value-type="float" office:value="0.00675584" calcext:value-type="float">
            <text:p>0.00675584</text:p>
          </table:table-cell>
          <table:table-cell table:formula="of:=[.Q26]*1000" office:value-type="float" office:value="6.75584" calcext:value-type="float">
            <text:p>6.75584</text:p>
          </table:table-cell>
          <table:table-cell office:value-type="float" office:value="79.6288" calcext:value-type="float">
            <text:p>79.6288</text:p>
          </table:table-cell>
          <table:table-cell/>
          <table:table-cell office:value-type="float" office:value="0.00664349" calcext:value-type="float">
            <text:p>0.00664349</text:p>
          </table:table-cell>
          <table:table-cell table:formula="of:=[.U26]*1000" office:value-type="float" office:value="6.64349" calcext:value-type="float">
            <text:p>6.64349</text:p>
          </table:table-cell>
          <table:table-cell office:value-type="float" office:value="119.738" calcext:value-type="float">
            <text:p>119.738</text:p>
          </table:table-cell>
          <table:table-cell/>
          <table:table-cell office:value-type="float" office:value="0.00750985" calcext:value-type="float">
            <text:p>0.00750985</text:p>
          </table:table-cell>
          <table:table-cell table:formula="of:=[.Y26]*1000" office:value-type="float" office:value="7.50985" calcext:value-type="float">
            <text:p>7.50985</text:p>
          </table:table-cell>
          <table:table-cell office:value-type="float" office:value="225.234" calcext:value-type="float">
            <text:p>225.234</text:p>
          </table:table-cell>
          <table:table-cell/>
          <table:table-cell office:value-type="float" office:value="0.00250828" calcext:value-type="float">
            <text:p>0.00250828</text:p>
          </table:table-cell>
          <table:table-cell table:formula="of:=[.AC26]*1000" office:value-type="float" office:value="2.50828" calcext:value-type="float">
            <text:p>2.50828</text:p>
          </table:table-cell>
          <table:table-cell office:value-type="float" office:value="64.7443" calcext:value-type="float">
            <text:p>64.7443</text:p>
          </table:table-cell>
          <table:table-cell/>
          <table:table-cell office:value-type="float" office:value="0.00269155" calcext:value-type="float">
            <text:p>0.00269155</text:p>
          </table:table-cell>
          <table:table-cell table:formula="of:=1000*[.AG26]" office:value-type="float" office:value="2.69155" calcext:value-type="float">
            <text:p>2.69155</text:p>
          </table:table-cell>
          <table:table-cell office:value-type="float" office:value="65.3769" calcext:value-type="float">
            <text:p>65.3769</text:p>
          </table:table-cell>
          <table:table-cell table:number-columns-repeated="16349"/>
        </table:table-row>
        <table:table-row table:style-name="ro1">
          <table:table-cell office:value-type="float" office:value="0.00233787" calcext:value-type="float">
            <text:p>0.00233787</text:p>
          </table:table-cell>
          <table:table-cell table:formula="of:=[.A27]*1000" office:value-type="float" office:value="2.33787" calcext:value-type="float">
            <text:p>2.33787</text:p>
          </table:table-cell>
          <table:table-cell office:value-type="float" office:value="67.5268" calcext:value-type="float">
            <text:p>67.5268</text:p>
          </table:table-cell>
          <table:table-cell/>
          <table:table-cell office:value-type="float" office:value="0.00248171" calcext:value-type="float">
            <text:p>0.00248171</text:p>
          </table:table-cell>
          <table:table-cell table:formula="of:=[.E27]*1000" office:value-type="float" office:value="2.48171" calcext:value-type="float">
            <text:p>2.48171</text:p>
          </table:table-cell>
          <table:table-cell office:value-type="float" office:value="66.9042" calcext:value-type="float">
            <text:p>66.9042</text:p>
          </table:table-cell>
          <table:table-cell/>
          <table:table-cell office:value-type="float" office:value="0.00361176" calcext:value-type="float">
            <text:p>0.00361176</text:p>
          </table:table-cell>
          <table:table-cell table:formula="of:=[.I27]*1000" office:value-type="float" office:value="3.61176" calcext:value-type="float">
            <text:p>3.61176</text:p>
          </table:table-cell>
          <table:table-cell office:value-type="float" office:value="65.5307" calcext:value-type="float">
            <text:p>65.5307</text:p>
          </table:table-cell>
          <table:table-cell/>
          <table:table-cell office:value-type="float" office:value="0.00701647" calcext:value-type="float">
            <text:p>0.00701647</text:p>
          </table:table-cell>
          <table:table-cell table:formula="of:=[.M27]*1000" office:value-type="float" office:value="7.01647" calcext:value-type="float">
            <text:p>7.01647</text:p>
          </table:table-cell>
          <table:table-cell office:value-type="float" office:value="67.2461" calcext:value-type="float">
            <text:p>67.2461</text:p>
          </table:table-cell>
          <table:table-cell/>
          <table:table-cell office:value-type="float" office:value="0.0072831" calcext:value-type="float">
            <text:p>0.0072831</text:p>
          </table:table-cell>
          <table:table-cell table:formula="of:=[.Q27]*1000" office:value-type="float" office:value="7.2831" calcext:value-type="float">
            <text:p>7.2831</text:p>
          </table:table-cell>
          <table:table-cell office:value-type="float" office:value="82.0522" calcext:value-type="float">
            <text:p>82.0522</text:p>
          </table:table-cell>
          <table:table-cell/>
          <table:table-cell office:value-type="float" office:value="0.00652526" calcext:value-type="float">
            <text:p>0.00652526</text:p>
          </table:table-cell>
          <table:table-cell table:formula="of:=[.U27]*1000" office:value-type="float" office:value="6.52526" calcext:value-type="float">
            <text:p>6.52526</text:p>
          </table:table-cell>
          <table:table-cell office:value-type="float" office:value="116.597" calcext:value-type="float">
            <text:p>116.597</text:p>
          </table:table-cell>
          <table:table-cell/>
          <table:table-cell office:value-type="float" office:value="0.00727777" calcext:value-type="float">
            <text:p>0.00727777</text:p>
          </table:table-cell>
          <table:table-cell table:formula="of:=[.Y27]*1000" office:value-type="float" office:value="7.27777" calcext:value-type="float">
            <text:p>7.27777</text:p>
          </table:table-cell>
          <table:table-cell office:value-type="float" office:value="240.638" calcext:value-type="float">
            <text:p>240.638</text:p>
          </table:table-cell>
          <table:table-cell/>
          <table:table-cell office:value-type="float" office:value="0.00236824" calcext:value-type="float">
            <text:p>0.00236824</text:p>
          </table:table-cell>
          <table:table-cell table:formula="of:=[.AC27]*1000" office:value-type="float" office:value="2.36824" calcext:value-type="float">
            <text:p>2.36824</text:p>
          </table:table-cell>
          <table:table-cell office:value-type="float" office:value="63.869" calcext:value-type="float">
            <text:p>63.869</text:p>
          </table:table-cell>
          <table:table-cell/>
          <table:table-cell office:value-type="float" office:value="0.00280858" calcext:value-type="float">
            <text:p>0.00280858</text:p>
          </table:table-cell>
          <table:table-cell table:formula="of:=1000*[.AG27]" office:value-type="float" office:value="2.80858" calcext:value-type="float">
            <text:p>2.80858</text:p>
          </table:table-cell>
          <table:table-cell office:value-type="float" office:value="63.0589" calcext:value-type="float">
            <text:p>63.0589</text:p>
          </table:table-cell>
          <table:table-cell table:number-columns-repeated="16349"/>
        </table:table-row>
        <table:table-row table:style-name="ro1">
          <table:table-cell office:value-type="float" office:value="0.00239418" calcext:value-type="float">
            <text:p>0.00239418</text:p>
          </table:table-cell>
          <table:table-cell table:formula="of:=[.A28]*1000" office:value-type="float" office:value="2.39418" calcext:value-type="float">
            <text:p>2.39418</text:p>
          </table:table-cell>
          <table:table-cell office:value-type="float" office:value="66.2241" calcext:value-type="float">
            <text:p>66.2241</text:p>
          </table:table-cell>
          <table:table-cell/>
          <table:table-cell office:value-type="float" office:value="0.00271314" calcext:value-type="float">
            <text:p>0.00271314</text:p>
          </table:table-cell>
          <table:table-cell table:formula="of:=[.E28]*1000" office:value-type="float" office:value="2.71314" calcext:value-type="float">
            <text:p>2.71314</text:p>
          </table:table-cell>
          <table:table-cell office:value-type="float" office:value="67.4219" calcext:value-type="float">
            <text:p>67.4219</text:p>
          </table:table-cell>
          <table:table-cell/>
          <table:table-cell office:value-type="float" office:value="0.00407092" calcext:value-type="float">
            <text:p>0.00407092</text:p>
          </table:table-cell>
          <table:table-cell table:formula="of:=[.I28]*1000" office:value-type="float" office:value="4.07092" calcext:value-type="float">
            <text:p>4.07092</text:p>
          </table:table-cell>
          <table:table-cell office:value-type="float" office:value="67.6321" calcext:value-type="float">
            <text:p>67.6321</text:p>
          </table:table-cell>
          <table:table-cell/>
          <table:table-cell office:value-type="float" office:value="0.00736523" calcext:value-type="float">
            <text:p>0.00736523</text:p>
          </table:table-cell>
          <table:table-cell table:formula="of:=[.M28]*1000" office:value-type="float" office:value="7.36523" calcext:value-type="float">
            <text:p>7.36523</text:p>
          </table:table-cell>
          <table:table-cell office:value-type="float" office:value="68.7456" calcext:value-type="float">
            <text:p>68.7456</text:p>
          </table:table-cell>
          <table:table-cell/>
          <table:table-cell office:value-type="float" office:value="0.00710518" calcext:value-type="float">
            <text:p>0.00710518</text:p>
          </table:table-cell>
          <table:table-cell table:formula="of:=[.Q28]*1000" office:value-type="float" office:value="7.10518" calcext:value-type="float">
            <text:p>7.10518</text:p>
          </table:table-cell>
          <table:table-cell office:value-type="float" office:value="80.571" calcext:value-type="float">
            <text:p>80.571</text:p>
          </table:table-cell>
          <table:table-cell/>
          <table:table-cell office:value-type="float" office:value="0.00752915" calcext:value-type="float">
            <text:p>0.00752915</text:p>
          </table:table-cell>
          <table:table-cell table:formula="of:=[.U28]*1000" office:value-type="float" office:value="7.52915" calcext:value-type="float">
            <text:p>7.52915</text:p>
          </table:table-cell>
          <table:table-cell office:value-type="float" office:value="117.011" calcext:value-type="float">
            <text:p>117.011</text:p>
          </table:table-cell>
          <table:table-cell/>
          <table:table-cell office:value-type="float" office:value="0.00730335" calcext:value-type="float">
            <text:p>0.00730335</text:p>
          </table:table-cell>
          <table:table-cell table:formula="of:=[.Y28]*1000" office:value-type="float" office:value="7.30335" calcext:value-type="float">
            <text:p>7.30335</text:p>
          </table:table-cell>
          <table:table-cell office:value-type="float" office:value="238.644" calcext:value-type="float">
            <text:p>238.644</text:p>
          </table:table-cell>
          <table:table-cell/>
          <table:table-cell office:value-type="float" office:value="0.00251099" calcext:value-type="float">
            <text:p>0.00251099</text:p>
          </table:table-cell>
          <table:table-cell table:formula="of:=[.AC28]*1000" office:value-type="float" office:value="2.51099" calcext:value-type="float">
            <text:p>2.51099</text:p>
          </table:table-cell>
          <table:table-cell office:value-type="float" office:value="64.3166" calcext:value-type="float">
            <text:p>64.3166</text:p>
          </table:table-cell>
          <table:table-cell/>
          <table:table-cell office:value-type="float" office:value="0.00279621" calcext:value-type="float">
            <text:p>0.00279621</text:p>
          </table:table-cell>
          <table:table-cell table:formula="of:=1000*[.AG28]" office:value-type="float" office:value="2.79621" calcext:value-type="float">
            <text:p>2.79621</text:p>
          </table:table-cell>
          <table:table-cell office:value-type="float" office:value="62.2796" calcext:value-type="float">
            <text:p>62.2796</text:p>
          </table:table-cell>
          <table:table-cell table:number-columns-repeated="16349"/>
        </table:table-row>
        <table:table-row table:style-name="ro1">
          <table:table-cell office:value-type="float" office:value="0.00295849" calcext:value-type="float">
            <text:p>0.00295849</text:p>
          </table:table-cell>
          <table:table-cell table:formula="of:=[.A29]*1000" office:value-type="float" office:value="2.95849" calcext:value-type="float">
            <text:p>2.95849</text:p>
          </table:table-cell>
          <table:table-cell office:value-type="float" office:value="67.5378" calcext:value-type="float">
            <text:p>67.5378</text:p>
          </table:table-cell>
          <table:table-cell/>
          <table:table-cell office:value-type="float" office:value="0.00276802" calcext:value-type="float">
            <text:p>0.00276802</text:p>
          </table:table-cell>
          <table:table-cell table:formula="of:=[.E29]*1000" office:value-type="float" office:value="2.76802" calcext:value-type="float">
            <text:p>2.76802</text:p>
          </table:table-cell>
          <table:table-cell office:value-type="float" office:value="68.3657" calcext:value-type="float">
            <text:p>68.3657</text:p>
          </table:table-cell>
          <table:table-cell/>
          <table:table-cell office:value-type="float" office:value="0.00371783" calcext:value-type="float">
            <text:p>0.00371783</text:p>
          </table:table-cell>
          <table:table-cell table:formula="of:=[.I29]*1000" office:value-type="float" office:value="3.71783" calcext:value-type="float">
            <text:p>3.71783</text:p>
          </table:table-cell>
          <table:table-cell office:value-type="float" office:value="66.7505" calcext:value-type="float">
            <text:p>66.7505</text:p>
          </table:table-cell>
          <table:table-cell/>
          <table:table-cell office:value-type="float" office:value="0.00663254" calcext:value-type="float">
            <text:p>0.00663254</text:p>
          </table:table-cell>
          <table:table-cell table:formula="of:=[.M29]*1000" office:value-type="float" office:value="6.63254" calcext:value-type="float">
            <text:p>6.63254</text:p>
          </table:table-cell>
          <table:table-cell office:value-type="float" office:value="66.7218" calcext:value-type="float">
            <text:p>66.7218</text:p>
          </table:table-cell>
          <table:table-cell/>
          <table:table-cell office:value-type="float" office:value="0.00702396" calcext:value-type="float">
            <text:p>0.00702396</text:p>
          </table:table-cell>
          <table:table-cell table:formula="of:=[.Q29]*1000" office:value-type="float" office:value="7.02396" calcext:value-type="float">
            <text:p>7.02396</text:p>
          </table:table-cell>
          <table:table-cell office:value-type="float" office:value="80.1562" calcext:value-type="float">
            <text:p>80.1562</text:p>
          </table:table-cell>
          <table:table-cell/>
          <table:table-cell office:value-type="float" office:value="0.00778749" calcext:value-type="float">
            <text:p>0.00778749</text:p>
          </table:table-cell>
          <table:table-cell table:formula="of:=[.U29]*1000" office:value-type="float" office:value="7.78749" calcext:value-type="float">
            <text:p>7.78749</text:p>
          </table:table-cell>
          <table:table-cell office:value-type="float" office:value="117.578" calcext:value-type="float">
            <text:p>117.578</text:p>
          </table:table-cell>
          <table:table-cell/>
          <table:table-cell office:value-type="float" office:value="0.00663031" calcext:value-type="float">
            <text:p>0.00663031</text:p>
          </table:table-cell>
          <table:table-cell table:formula="of:=[.Y29]*1000" office:value-type="float" office:value="6.63031" calcext:value-type="float">
            <text:p>6.63031</text:p>
          </table:table-cell>
          <table:table-cell office:value-type="float" office:value="232.728" calcext:value-type="float">
            <text:p>232.728</text:p>
          </table:table-cell>
          <table:table-cell/>
          <table:table-cell office:value-type="float" office:value="0.00334184" calcext:value-type="float">
            <text:p>0.00334184</text:p>
          </table:table-cell>
          <table:table-cell table:formula="of:=[.AC29]*1000" office:value-type="float" office:value="3.34184" calcext:value-type="float">
            <text:p>3.34184</text:p>
          </table:table-cell>
          <table:table-cell office:value-type="float" office:value="64.4943" calcext:value-type="float">
            <text:p>64.4943</text:p>
          </table:table-cell>
          <table:table-cell/>
          <table:table-cell office:value-type="float" office:value="0.00254924" calcext:value-type="float">
            <text:p>0.00254924</text:p>
          </table:table-cell>
          <table:table-cell table:formula="of:=1000*[.AG29]" office:value-type="float" office:value="2.54924" calcext:value-type="float">
            <text:p>2.54924</text:p>
          </table:table-cell>
          <table:table-cell office:value-type="float" office:value="65.7733" calcext:value-type="float">
            <text:p>65.7733</text:p>
          </table:table-cell>
          <table:table-cell table:number-columns-repeated="16349"/>
        </table:table-row>
        <table:table-row table:style-name="ro1">
          <table:table-cell office:value-type="float" office:value="0.00234078" calcext:value-type="float">
            <text:p>0.00234078</text:p>
          </table:table-cell>
          <table:table-cell table:formula="of:=[.A30]*1000" office:value-type="float" office:value="2.34078" calcext:value-type="float">
            <text:p>2.34078</text:p>
          </table:table-cell>
          <table:table-cell office:value-type="float" office:value="67.1522" calcext:value-type="float">
            <text:p>67.1522</text:p>
          </table:table-cell>
          <table:table-cell/>
          <table:table-cell office:value-type="float" office:value="0.00251363" calcext:value-type="float">
            <text:p>0.00251363</text:p>
          </table:table-cell>
          <table:table-cell table:formula="of:=[.E30]*1000" office:value-type="float" office:value="2.51363" calcext:value-type="float">
            <text:p>2.51363</text:p>
          </table:table-cell>
          <table:table-cell office:value-type="float" office:value="69.521" calcext:value-type="float">
            <text:p>69.521</text:p>
          </table:table-cell>
          <table:table-cell/>
          <table:table-cell office:value-type="float" office:value="0.0036284" calcext:value-type="float">
            <text:p>0.0036284</text:p>
          </table:table-cell>
          <table:table-cell table:formula="of:=[.I30]*1000" office:value-type="float" office:value="3.6284" calcext:value-type="float">
            <text:p>3.6284</text:p>
          </table:table-cell>
          <table:table-cell office:value-type="float" office:value="66.6063" calcext:value-type="float">
            <text:p>66.6063</text:p>
          </table:table-cell>
          <table:table-cell/>
          <table:table-cell office:value-type="float" office:value="0.00650834" calcext:value-type="float">
            <text:p>0.00650834</text:p>
          </table:table-cell>
          <table:table-cell table:formula="of:=[.M30]*1000" office:value-type="float" office:value="6.50834" calcext:value-type="float">
            <text:p>6.50834</text:p>
          </table:table-cell>
          <table:table-cell office:value-type="float" office:value="65.4185" calcext:value-type="float">
            <text:p>65.4185</text:p>
          </table:table-cell>
          <table:table-cell/>
          <table:table-cell office:value-type="float" office:value="0.00764391" calcext:value-type="float">
            <text:p>0.00764391</text:p>
          </table:table-cell>
          <table:table-cell table:formula="of:=[.Q30]*1000" office:value-type="float" office:value="7.64391" calcext:value-type="float">
            <text:p>7.64391</text:p>
          </table:table-cell>
          <table:table-cell office:value-type="float" office:value="79.6356" calcext:value-type="float">
            <text:p>79.6356</text:p>
          </table:table-cell>
          <table:table-cell/>
          <table:table-cell office:value-type="float" office:value="0.00675714" calcext:value-type="float">
            <text:p>0.00675714</text:p>
          </table:table-cell>
          <table:table-cell table:formula="of:=[.U30]*1000" office:value-type="float" office:value="6.75714" calcext:value-type="float">
            <text:p>6.75714</text:p>
          </table:table-cell>
          <table:table-cell office:value-type="float" office:value="117.441" calcext:value-type="float">
            <text:p>117.441</text:p>
          </table:table-cell>
          <table:table-cell/>
          <table:table-cell office:value-type="float" office:value="0.0101353" calcext:value-type="float">
            <text:p>0.0101353</text:p>
          </table:table-cell>
          <table:table-cell table:formula="of:=[.Y30]*1000" office:value-type="float" office:value="10.1353" calcext:value-type="float">
            <text:p>10.1353</text:p>
          </table:table-cell>
          <table:table-cell office:value-type="float" office:value="235.381" calcext:value-type="float">
            <text:p>235.381</text:p>
          </table:table-cell>
          <table:table-cell/>
          <table:table-cell office:value-type="float" office:value="0.00241323" calcext:value-type="float">
            <text:p>0.00241323</text:p>
          </table:table-cell>
          <table:table-cell table:formula="of:=[.AC30]*1000" office:value-type="float" office:value="2.41323" calcext:value-type="float">
            <text:p>2.41323</text:p>
          </table:table-cell>
          <table:table-cell office:value-type="float" office:value="64.304" calcext:value-type="float">
            <text:p>64.304</text:p>
          </table:table-cell>
          <table:table-cell/>
          <table:table-cell office:value-type="float" office:value="0.00305287" calcext:value-type="float">
            <text:p>0.00305287</text:p>
          </table:table-cell>
          <table:table-cell table:formula="of:=1000*[.AG30]" office:value-type="float" office:value="3.05287" calcext:value-type="float">
            <text:p>3.05287</text:p>
          </table:table-cell>
          <table:table-cell office:value-type="float" office:value="60.7605" calcext:value-type="float">
            <text:p>60.7605</text:p>
          </table:table-cell>
          <table:table-cell table:number-columns-repeated="16349"/>
        </table:table-row>
        <table:table-row table:style-name="ro1">
          <table:table-cell office:value-type="float" office:value="0.00235846" calcext:value-type="float">
            <text:p>0.00235846</text:p>
          </table:table-cell>
          <table:table-cell table:formula="of:=[.A31]*1000" office:value-type="float" office:value="2.35846" calcext:value-type="float">
            <text:p>2.35846</text:p>
          </table:table-cell>
          <table:table-cell office:value-type="float" office:value="67.7407" calcext:value-type="float">
            <text:p>67.7407</text:p>
          </table:table-cell>
          <table:table-cell/>
          <table:table-cell office:value-type="float" office:value="0.00260067" calcext:value-type="float">
            <text:p>0.00260067</text:p>
          </table:table-cell>
          <table:table-cell table:formula="of:=[.E31]*1000" office:value-type="float" office:value="2.60067" calcext:value-type="float">
            <text:p>2.60067</text:p>
          </table:table-cell>
          <table:table-cell office:value-type="float" office:value="67.9498" calcext:value-type="float">
            <text:p>67.9498</text:p>
          </table:table-cell>
          <table:table-cell/>
          <table:table-cell office:value-type="float" office:value="0.00349994" calcext:value-type="float">
            <text:p>0.00349994</text:p>
          </table:table-cell>
          <table:table-cell table:formula="of:=[.I31]*1000" office:value-type="float" office:value="3.49994" calcext:value-type="float">
            <text:p>3.49994</text:p>
          </table:table-cell>
          <table:table-cell office:value-type="float" office:value="66.7299" calcext:value-type="float">
            <text:p>66.7299</text:p>
          </table:table-cell>
          <table:table-cell/>
          <table:table-cell office:value-type="float" office:value="0.00665647" calcext:value-type="float">
            <text:p>0.00665647</text:p>
          </table:table-cell>
          <table:table-cell table:formula="of:=[.M31]*1000" office:value-type="float" office:value="6.65647" calcext:value-type="float">
            <text:p>6.65647</text:p>
          </table:table-cell>
          <table:table-cell office:value-type="float" office:value="66.9617" calcext:value-type="float">
            <text:p>66.9617</text:p>
          </table:table-cell>
          <table:table-cell/>
          <table:table-cell office:value-type="float" office:value="0.00718981" calcext:value-type="float">
            <text:p>0.00718981</text:p>
          </table:table-cell>
          <table:table-cell table:formula="of:=[.Q31]*1000" office:value-type="float" office:value="7.18981" calcext:value-type="float">
            <text:p>7.18981</text:p>
          </table:table-cell>
          <table:table-cell office:value-type="float" office:value="79.0513" calcext:value-type="float">
            <text:p>79.0513</text:p>
          </table:table-cell>
          <table:table-cell/>
          <table:table-cell office:value-type="float" office:value="0.006426" calcext:value-type="float">
            <text:p>0.006426</text:p>
          </table:table-cell>
          <table:table-cell table:formula="of:=[.U31]*1000" office:value-type="float" office:value="6.426" calcext:value-type="float">
            <text:p>6.426</text:p>
          </table:table-cell>
          <table:table-cell office:value-type="float" office:value="117.725" calcext:value-type="float">
            <text:p>117.725</text:p>
          </table:table-cell>
          <table:table-cell/>
          <table:table-cell office:value-type="float" office:value="0.014499" calcext:value-type="float">
            <text:p>0.014499</text:p>
          </table:table-cell>
          <table:table-cell table:formula="of:=[.Y31]*1000" office:value-type="float" office:value="14.499" calcext:value-type="float">
            <text:p>14.499</text:p>
          </table:table-cell>
          <table:table-cell office:value-type="float" office:value="219.86" calcext:value-type="float">
            <text:p>219.86</text:p>
          </table:table-cell>
          <table:table-cell/>
          <table:table-cell office:value-type="float" office:value="0.00254642" calcext:value-type="float">
            <text:p>0.00254642</text:p>
          </table:table-cell>
          <table:table-cell table:formula="of:=[.AC31]*1000" office:value-type="float" office:value="2.54642" calcext:value-type="float">
            <text:p>2.54642</text:p>
          </table:table-cell>
          <table:table-cell office:value-type="float" office:value="61.3568" calcext:value-type="float">
            <text:p>61.3568</text:p>
          </table:table-cell>
          <table:table-cell/>
          <table:table-cell office:value-type="float" office:value="0.00260735" calcext:value-type="float">
            <text:p>0.00260735</text:p>
          </table:table-cell>
          <table:table-cell table:formula="of:=1000*[.AG31]" office:value-type="float" office:value="2.60735" calcext:value-type="float">
            <text:p>2.60735</text:p>
          </table:table-cell>
          <table:table-cell office:value-type="float" office:value="63.1199" calcext:value-type="float">
            <text:p>63.1199</text:p>
          </table:table-cell>
          <table:table-cell table:number-columns-repeated="16349"/>
        </table:table-row>
        <table:table-row table:style-name="ro1">
          <table:table-cell office:value-type="float" office:value="0.00238823" calcext:value-type="float">
            <text:p>0.00238823</text:p>
          </table:table-cell>
          <table:table-cell table:formula="of:=[.A32]*1000" office:value-type="float" office:value="2.38823" calcext:value-type="float">
            <text:p>2.38823</text:p>
          </table:table-cell>
          <table:table-cell office:value-type="float" office:value="65.7149" calcext:value-type="float">
            <text:p>65.7149</text:p>
          </table:table-cell>
          <table:table-cell/>
          <table:table-cell office:value-type="float" office:value="0.00823055" calcext:value-type="float">
            <text:p>0.00823055</text:p>
          </table:table-cell>
          <table:table-cell table:formula="of:=[.E32]*1000" office:value-type="float" office:value="8.23055" calcext:value-type="float">
            <text:p>8.23055</text:p>
          </table:table-cell>
          <table:table-cell office:value-type="float" office:value="67.2958" calcext:value-type="float">
            <text:p>67.2958</text:p>
          </table:table-cell>
          <table:table-cell/>
          <table:table-cell office:value-type="float" office:value="0.00353437" calcext:value-type="float">
            <text:p>0.00353437</text:p>
          </table:table-cell>
          <table:table-cell table:formula="of:=[.I32]*1000" office:value-type="float" office:value="3.53437" calcext:value-type="float">
            <text:p>3.53437</text:p>
          </table:table-cell>
          <table:table-cell office:value-type="float" office:value="65.9626" calcext:value-type="float">
            <text:p>65.9626</text:p>
          </table:table-cell>
          <table:table-cell/>
          <table:table-cell office:value-type="float" office:value="0.00694597" calcext:value-type="float">
            <text:p>0.00694597</text:p>
          </table:table-cell>
          <table:table-cell table:formula="of:=[.M32]*1000" office:value-type="float" office:value="6.94597" calcext:value-type="float">
            <text:p>6.94597</text:p>
          </table:table-cell>
          <table:table-cell office:value-type="float" office:value="66.869" calcext:value-type="float">
            <text:p>66.869</text:p>
          </table:table-cell>
          <table:table-cell/>
          <table:table-cell office:value-type="float" office:value="0.00645457" calcext:value-type="float">
            <text:p>0.00645457</text:p>
          </table:table-cell>
          <table:table-cell table:formula="of:=[.Q32]*1000" office:value-type="float" office:value="6.45457" calcext:value-type="float">
            <text:p>6.45457</text:p>
          </table:table-cell>
          <table:table-cell office:value-type="float" office:value="79.2733" calcext:value-type="float">
            <text:p>79.2733</text:p>
          </table:table-cell>
          <table:table-cell/>
          <table:table-cell office:value-type="float" office:value="0.00680061" calcext:value-type="float">
            <text:p>0.00680061</text:p>
          </table:table-cell>
          <table:table-cell table:formula="of:=[.U32]*1000" office:value-type="float" office:value="6.80061" calcext:value-type="float">
            <text:p>6.80061</text:p>
          </table:table-cell>
          <table:table-cell office:value-type="float" office:value="117.425" calcext:value-type="float">
            <text:p>117.425</text:p>
          </table:table-cell>
          <table:table-cell/>
          <table:table-cell office:value-type="float" office:value="0.00662685" calcext:value-type="float">
            <text:p>0.00662685</text:p>
          </table:table-cell>
          <table:table-cell table:formula="of:=[.Y32]*1000" office:value-type="float" office:value="6.62685" calcext:value-type="float">
            <text:p>6.62685</text:p>
          </table:table-cell>
          <table:table-cell office:value-type="float" office:value="254.589" calcext:value-type="float">
            <text:p>254.589</text:p>
          </table:table-cell>
          <table:table-cell/>
          <table:table-cell office:value-type="float" office:value="0.00253865" calcext:value-type="float">
            <text:p>0.00253865</text:p>
          </table:table-cell>
          <table:table-cell table:formula="of:=[.AC32]*1000" office:value-type="float" office:value="2.53865" calcext:value-type="float">
            <text:p>2.53865</text:p>
          </table:table-cell>
          <table:table-cell office:value-type="float" office:value="63.4484" calcext:value-type="float">
            <text:p>63.4484</text:p>
          </table:table-cell>
          <table:table-cell/>
          <table:table-cell office:value-type="float" office:value="0.0931735" calcext:value-type="float">
            <text:p>0.0931735</text:p>
          </table:table-cell>
          <table:table-cell table:formula="of:=1000*[.AG32]" office:value-type="float" office:value="93.1735" calcext:value-type="float">
            <text:p>93.1735</text:p>
          </table:table-cell>
          <table:table-cell office:value-type="float" office:value="64.6927" calcext:value-type="float">
            <text:p>64.6927</text:p>
          </table:table-cell>
          <table:table-cell table:number-columns-repeated="16349"/>
        </table:table-row>
        <table:table-row table:style-name="ro1">
          <table:table-cell office:value-type="float" office:value="0.00729634" calcext:value-type="float">
            <text:p>0.00729634</text:p>
          </table:table-cell>
          <table:table-cell table:formula="of:=[.A33]*1000" office:value-type="float" office:value="7.29634" calcext:value-type="float">
            <text:p>7.29634</text:p>
          </table:table-cell>
          <table:table-cell office:value-type="float" office:value="67.0334" calcext:value-type="float">
            <text:p>67.0334</text:p>
          </table:table-cell>
          <table:table-cell/>
          <table:table-cell office:value-type="float" office:value="0.00267508" calcext:value-type="float">
            <text:p>0.00267508</text:p>
          </table:table-cell>
          <table:table-cell table:formula="of:=[.E33]*1000" office:value-type="float" office:value="2.67508" calcext:value-type="float">
            <text:p>2.67508</text:p>
          </table:table-cell>
          <table:table-cell office:value-type="float" office:value="66.8784" calcext:value-type="float">
            <text:p>66.8784</text:p>
          </table:table-cell>
          <table:table-cell/>
          <table:table-cell office:value-type="float" office:value="0.00359258" calcext:value-type="float">
            <text:p>0.00359258</text:p>
          </table:table-cell>
          <table:table-cell table:formula="of:=[.I33]*1000" office:value-type="float" office:value="3.59258" calcext:value-type="float">
            <text:p>3.59258</text:p>
          </table:table-cell>
          <table:table-cell office:value-type="float" office:value="67.0751" calcext:value-type="float">
            <text:p>67.0751</text:p>
          </table:table-cell>
          <table:table-cell/>
          <table:table-cell office:value-type="float" office:value="0.00786321" calcext:value-type="float">
            <text:p>0.00786321</text:p>
          </table:table-cell>
          <table:table-cell table:formula="of:=[.M33]*1000" office:value-type="float" office:value="7.86321" calcext:value-type="float">
            <text:p>7.86321</text:p>
          </table:table-cell>
          <table:table-cell office:value-type="float" office:value="67.7686" calcext:value-type="float">
            <text:p>67.7686</text:p>
          </table:table-cell>
          <table:table-cell/>
          <table:table-cell office:value-type="float" office:value="0.0074991" calcext:value-type="float">
            <text:p>0.0074991</text:p>
          </table:table-cell>
          <table:table-cell table:formula="of:=[.Q33]*1000" office:value-type="float" office:value="7.4991" calcext:value-type="float">
            <text:p>7.4991</text:p>
          </table:table-cell>
          <table:table-cell office:value-type="float" office:value="79.6336" calcext:value-type="float">
            <text:p>79.6336</text:p>
          </table:table-cell>
          <table:table-cell/>
          <table:table-cell office:value-type="float" office:value="0.00738988" calcext:value-type="float">
            <text:p>0.00738988</text:p>
          </table:table-cell>
          <table:table-cell table:formula="of:=[.U33]*1000" office:value-type="float" office:value="7.38988" calcext:value-type="float">
            <text:p>7.38988</text:p>
          </table:table-cell>
          <table:table-cell office:value-type="float" office:value="117.55" calcext:value-type="float">
            <text:p>117.55</text:p>
          </table:table-cell>
          <table:table-cell/>
          <table:table-cell office:value-type="float" office:value="0.00687683" calcext:value-type="float">
            <text:p>0.00687683</text:p>
          </table:table-cell>
          <table:table-cell table:formula="of:=[.Y33]*1000" office:value-type="float" office:value="6.87683" calcext:value-type="float">
            <text:p>6.87683</text:p>
          </table:table-cell>
          <table:table-cell office:value-type="float" office:value="224.063" calcext:value-type="float">
            <text:p>224.063</text:p>
          </table:table-cell>
          <table:table-cell/>
          <table:table-cell office:value-type="float" office:value="0.00277577" calcext:value-type="float">
            <text:p>0.00277577</text:p>
          </table:table-cell>
          <table:table-cell table:formula="of:=[.AC33]*1000" office:value-type="float" office:value="2.77577" calcext:value-type="float">
            <text:p>2.77577</text:p>
          </table:table-cell>
          <table:table-cell office:value-type="float" office:value="64.3564" calcext:value-type="float">
            <text:p>64.3564</text:p>
          </table:table-cell>
          <table:table-cell/>
          <table:table-cell office:value-type="float" office:value="0.00271557" calcext:value-type="float">
            <text:p>0.00271557</text:p>
          </table:table-cell>
          <table:table-cell table:formula="of:=1000*[.AG33]" office:value-type="float" office:value="2.71557" calcext:value-type="float">
            <text:p>2.71557</text:p>
          </table:table-cell>
          <table:table-cell office:value-type="float" office:value="65.214" calcext:value-type="float">
            <text:p>65.214</text:p>
          </table:table-cell>
          <table:table-cell table:number-columns-repeated="16349"/>
        </table:table-row>
        <table:table-row table:style-name="ro1">
          <table:table-cell office:value-type="float" office:value="0.00238204" calcext:value-type="float">
            <text:p>0.00238204</text:p>
          </table:table-cell>
          <table:table-cell table:formula="of:=[.A34]*1000" office:value-type="float" office:value="2.38204" calcext:value-type="float">
            <text:p>2.38204</text:p>
          </table:table-cell>
          <table:table-cell office:value-type="float" office:value="66.6247" calcext:value-type="float">
            <text:p>66.6247</text:p>
          </table:table-cell>
          <table:table-cell/>
          <table:table-cell office:value-type="float" office:value="0.00260174" calcext:value-type="float">
            <text:p>0.00260174</text:p>
          </table:table-cell>
          <table:table-cell table:formula="of:=[.E34]*1000" office:value-type="float" office:value="2.60174" calcext:value-type="float">
            <text:p>2.60174</text:p>
          </table:table-cell>
          <table:table-cell office:value-type="float" office:value="66.8575" calcext:value-type="float">
            <text:p>66.8575</text:p>
          </table:table-cell>
          <table:table-cell/>
          <table:table-cell office:value-type="float" office:value="0.00371715" calcext:value-type="float">
            <text:p>0.00371715</text:p>
          </table:table-cell>
          <table:table-cell table:formula="of:=[.I34]*1000" office:value-type="float" office:value="3.71715" calcext:value-type="float">
            <text:p>3.71715</text:p>
          </table:table-cell>
          <table:table-cell office:value-type="float" office:value="67.1421" calcext:value-type="float">
            <text:p>67.1421</text:p>
          </table:table-cell>
          <table:table-cell/>
          <table:table-cell office:value-type="float" office:value="0.00663039" calcext:value-type="float">
            <text:p>0.00663039</text:p>
          </table:table-cell>
          <table:table-cell table:formula="of:=[.M34]*1000" office:value-type="float" office:value="6.63039" calcext:value-type="float">
            <text:p>6.63039</text:p>
          </table:table-cell>
          <table:table-cell office:value-type="float" office:value="65.893" calcext:value-type="float">
            <text:p>65.893</text:p>
          </table:table-cell>
          <table:table-cell/>
          <table:table-cell office:value-type="float" office:value="0.00703781" calcext:value-type="float">
            <text:p>0.00703781</text:p>
          </table:table-cell>
          <table:table-cell table:formula="of:=[.Q34]*1000" office:value-type="float" office:value="7.03781" calcext:value-type="float">
            <text:p>7.03781</text:p>
          </table:table-cell>
          <table:table-cell office:value-type="float" office:value="80.1861" calcext:value-type="float">
            <text:p>80.1861</text:p>
          </table:table-cell>
          <table:table-cell/>
          <table:table-cell office:value-type="float" office:value="0.00641179" calcext:value-type="float">
            <text:p>0.00641179</text:p>
          </table:table-cell>
          <table:table-cell table:formula="of:=[.U34]*1000" office:value-type="float" office:value="6.41179" calcext:value-type="float">
            <text:p>6.41179</text:p>
          </table:table-cell>
          <table:table-cell office:value-type="float" office:value="118.648" calcext:value-type="float">
            <text:p>118.648</text:p>
          </table:table-cell>
          <table:table-cell/>
          <table:table-cell office:value-type="float" office:value="0.00678402" calcext:value-type="float">
            <text:p>0.00678402</text:p>
          </table:table-cell>
          <table:table-cell table:formula="of:=[.Y34]*1000" office:value-type="float" office:value="6.78402" calcext:value-type="float">
            <text:p>6.78402</text:p>
          </table:table-cell>
          <table:table-cell office:value-type="float" office:value="213.975" calcext:value-type="float">
            <text:p>213.975</text:p>
          </table:table-cell>
          <table:table-cell/>
          <table:table-cell office:value-type="float" office:value="0.00254155" calcext:value-type="float">
            <text:p>0.00254155</text:p>
          </table:table-cell>
          <table:table-cell table:formula="of:=[.AC34]*1000" office:value-type="float" office:value="2.54155" calcext:value-type="float">
            <text:p>2.54155</text:p>
          </table:table-cell>
          <table:table-cell office:value-type="float" office:value="63.9774" calcext:value-type="float">
            <text:p>63.9774</text:p>
          </table:table-cell>
          <table:table-cell/>
          <table:table-cell office:value-type="float" office:value="0.0304366" calcext:value-type="float">
            <text:p>0.0304366</text:p>
          </table:table-cell>
          <table:table-cell table:formula="of:=1000*[.AG34]" office:value-type="float" office:value="30.4366" calcext:value-type="float">
            <text:p>30.4366</text:p>
          </table:table-cell>
          <table:table-cell office:value-type="float" office:value="65.5876" calcext:value-type="float">
            <text:p>65.5876</text:p>
          </table:table-cell>
          <table:table-cell table:number-columns-repeated="16349"/>
        </table:table-row>
        <table:table-row table:style-name="ro1">
          <table:table-cell office:value-type="float" office:value="0.00284553" calcext:value-type="float">
            <text:p>0.00284553</text:p>
          </table:table-cell>
          <table:table-cell table:formula="of:=[.A35]*1000" office:value-type="float" office:value="2.84553" calcext:value-type="float">
            <text:p>2.84553</text:p>
          </table:table-cell>
          <table:table-cell office:value-type="float" office:value="67.9827" calcext:value-type="float">
            <text:p>67.9827</text:p>
          </table:table-cell>
          <table:table-cell/>
          <table:table-cell office:value-type="float" office:value="0.00262283" calcext:value-type="float">
            <text:p>0.00262283</text:p>
          </table:table-cell>
          <table:table-cell table:formula="of:=[.E35]*1000" office:value-type="float" office:value="2.62283" calcext:value-type="float">
            <text:p>2.62283</text:p>
          </table:table-cell>
          <table:table-cell office:value-type="float" office:value="67.1412" calcext:value-type="float">
            <text:p>67.1412</text:p>
          </table:table-cell>
          <table:table-cell/>
          <table:table-cell office:value-type="float" office:value="0.00405683" calcext:value-type="float">
            <text:p>0.00405683</text:p>
          </table:table-cell>
          <table:table-cell table:formula="of:=[.I35]*1000" office:value-type="float" office:value="4.05683" calcext:value-type="float">
            <text:p>4.05683</text:p>
          </table:table-cell>
          <table:table-cell office:value-type="float" office:value="65.7032" calcext:value-type="float">
            <text:p>65.7032</text:p>
          </table:table-cell>
          <table:table-cell/>
          <table:table-cell office:value-type="float" office:value="0.00697026" calcext:value-type="float">
            <text:p>0.00697026</text:p>
          </table:table-cell>
          <table:table-cell table:formula="of:=[.M35]*1000" office:value-type="float" office:value="6.97026" calcext:value-type="float">
            <text:p>6.97026</text:p>
          </table:table-cell>
          <table:table-cell office:value-type="float" office:value="66.5922" calcext:value-type="float">
            <text:p>66.5922</text:p>
          </table:table-cell>
          <table:table-cell/>
          <table:table-cell office:value-type="float" office:value="0.00640156" calcext:value-type="float">
            <text:p>0.00640156</text:p>
          </table:table-cell>
          <table:table-cell table:formula="of:=[.Q35]*1000" office:value-type="float" office:value="6.40156" calcext:value-type="float">
            <text:p>6.40156</text:p>
          </table:table-cell>
          <table:table-cell office:value-type="float" office:value="80.3482" calcext:value-type="float">
            <text:p>80.3482</text:p>
          </table:table-cell>
          <table:table-cell/>
          <table:table-cell office:value-type="float" office:value="0.00681398" calcext:value-type="float">
            <text:p>0.00681398</text:p>
          </table:table-cell>
          <table:table-cell table:formula="of:=[.U35]*1000" office:value-type="float" office:value="6.81398" calcext:value-type="float">
            <text:p>6.81398</text:p>
          </table:table-cell>
          <table:table-cell office:value-type="float" office:value="117.924" calcext:value-type="float">
            <text:p>117.924</text:p>
          </table:table-cell>
          <table:table-cell/>
          <table:table-cell office:value-type="float" office:value="0.00708611" calcext:value-type="float">
            <text:p>0.00708611</text:p>
          </table:table-cell>
          <table:table-cell table:formula="of:=[.Y35]*1000" office:value-type="float" office:value="7.08611" calcext:value-type="float">
            <text:p>7.08611</text:p>
          </table:table-cell>
          <table:table-cell office:value-type="float" office:value="214.503" calcext:value-type="float">
            <text:p>214.503</text:p>
          </table:table-cell>
          <table:table-cell/>
          <table:table-cell office:value-type="float" office:value="0.00234076" calcext:value-type="float">
            <text:p>0.00234076</text:p>
          </table:table-cell>
          <table:table-cell table:formula="of:=[.AC35]*1000" office:value-type="float" office:value="2.34076" calcext:value-type="float">
            <text:p>2.34076</text:p>
          </table:table-cell>
          <table:table-cell office:value-type="float" office:value="64.4199" calcext:value-type="float">
            <text:p>64.4199</text:p>
          </table:table-cell>
          <table:table-cell/>
          <table:table-cell office:value-type="float" office:value="0.0492325" calcext:value-type="float">
            <text:p>0.0492325</text:p>
          </table:table-cell>
          <table:table-cell table:formula="of:=1000*[.AG35]" office:value-type="float" office:value="49.2325" calcext:value-type="float">
            <text:p>49.2325</text:p>
          </table:table-cell>
          <table:table-cell office:value-type="float" office:value="62.8071" calcext:value-type="float">
            <text:p>62.8071</text:p>
          </table:table-cell>
          <table:table-cell table:number-columns-repeated="16349"/>
        </table:table-row>
        <table:table-row table:style-name="ro1">
          <table:table-cell office:value-type="float" office:value="0.0026355" calcext:value-type="float">
            <text:p>0.0026355</text:p>
          </table:table-cell>
          <table:table-cell table:formula="of:=[.A36]*1000" office:value-type="float" office:value="2.6355" calcext:value-type="float">
            <text:p>2.6355</text:p>
          </table:table-cell>
          <table:table-cell office:value-type="float" office:value="66.7347" calcext:value-type="float">
            <text:p>66.7347</text:p>
          </table:table-cell>
          <table:table-cell/>
          <table:table-cell office:value-type="float" office:value="0.0027461" calcext:value-type="float">
            <text:p>0.0027461</text:p>
          </table:table-cell>
          <table:table-cell table:formula="of:=[.E36]*1000" office:value-type="float" office:value="2.7461" calcext:value-type="float">
            <text:p>2.7461</text:p>
          </table:table-cell>
          <table:table-cell office:value-type="float" office:value="67.7348" calcext:value-type="float">
            <text:p>67.7348</text:p>
          </table:table-cell>
          <table:table-cell/>
          <table:table-cell office:value-type="float" office:value="0.00369003" calcext:value-type="float">
            <text:p>0.00369003</text:p>
          </table:table-cell>
          <table:table-cell table:formula="of:=[.I36]*1000" office:value-type="float" office:value="3.69003" calcext:value-type="float">
            <text:p>3.69003</text:p>
          </table:table-cell>
          <table:table-cell office:value-type="float" office:value="68.8285" calcext:value-type="float">
            <text:p>68.8285</text:p>
          </table:table-cell>
          <table:table-cell/>
          <table:table-cell office:value-type="float" office:value="0.0193558" calcext:value-type="float">
            <text:p>0.0193558</text:p>
          </table:table-cell>
          <table:table-cell table:formula="of:=[.M36]*1000" office:value-type="float" office:value="19.3558" calcext:value-type="float">
            <text:p>19.3558</text:p>
          </table:table-cell>
          <table:table-cell office:value-type="float" office:value="71.2382" calcext:value-type="float">
            <text:p>71.2382</text:p>
          </table:table-cell>
          <table:table-cell/>
          <table:table-cell office:value-type="float" office:value="0.00667725" calcext:value-type="float">
            <text:p>0.00667725</text:p>
          </table:table-cell>
          <table:table-cell table:formula="of:=[.Q36]*1000" office:value-type="float" office:value="6.67725" calcext:value-type="float">
            <text:p>6.67725</text:p>
          </table:table-cell>
          <table:table-cell office:value-type="float" office:value="79.9237" calcext:value-type="float">
            <text:p>79.9237</text:p>
          </table:table-cell>
          <table:table-cell/>
          <table:table-cell office:value-type="float" office:value="0.00660268" calcext:value-type="float">
            <text:p>0.00660268</text:p>
          </table:table-cell>
          <table:table-cell table:formula="of:=[.U36]*1000" office:value-type="float" office:value="6.60268" calcext:value-type="float">
            <text:p>6.60268</text:p>
          </table:table-cell>
          <table:table-cell office:value-type="float" office:value="120.094" calcext:value-type="float">
            <text:p>120.094</text:p>
          </table:table-cell>
          <table:table-cell/>
          <table:table-cell office:value-type="float" office:value="0.00636755" calcext:value-type="float">
            <text:p>0.00636755</text:p>
          </table:table-cell>
          <table:table-cell table:formula="of:=[.Y36]*1000" office:value-type="float" office:value="6.36755" calcext:value-type="float">
            <text:p>6.36755</text:p>
          </table:table-cell>
          <table:table-cell office:value-type="float" office:value="214.382" calcext:value-type="float">
            <text:p>214.382</text:p>
          </table:table-cell>
          <table:table-cell/>
          <table:table-cell office:value-type="float" office:value="0.00254918" calcext:value-type="float">
            <text:p>0.00254918</text:p>
          </table:table-cell>
          <table:table-cell table:formula="of:=[.AC36]*1000" office:value-type="float" office:value="2.54918" calcext:value-type="float">
            <text:p>2.54918</text:p>
          </table:table-cell>
          <table:table-cell office:value-type="float" office:value="64.3049" calcext:value-type="float">
            <text:p>64.3049</text:p>
          </table:table-cell>
          <table:table-cell/>
          <table:table-cell office:value-type="float" office:value="0.00253371" calcext:value-type="float">
            <text:p>0.00253371</text:p>
          </table:table-cell>
          <table:table-cell table:formula="of:=1000*[.AG36]" office:value-type="float" office:value="2.53371" calcext:value-type="float">
            <text:p>2.53371</text:p>
          </table:table-cell>
          <table:table-cell office:value-type="float" office:value="65.2433" calcext:value-type="float">
            <text:p>65.2433</text:p>
          </table:table-cell>
          <table:table-cell table:number-columns-repeated="16349"/>
        </table:table-row>
        <table:table-row table:style-name="ro1">
          <table:table-cell office:value-type="float" office:value="0.00349691" calcext:value-type="float">
            <text:p>0.00349691</text:p>
          </table:table-cell>
          <table:table-cell table:formula="of:=[.A37]*1000" office:value-type="float" office:value="3.49691" calcext:value-type="float">
            <text:p>3.49691</text:p>
          </table:table-cell>
          <table:table-cell office:value-type="float" office:value="68.5067" calcext:value-type="float">
            <text:p>68.5067</text:p>
          </table:table-cell>
          <table:table-cell/>
          <table:table-cell office:value-type="float" office:value="0.00270882" calcext:value-type="float">
            <text:p>0.00270882</text:p>
          </table:table-cell>
          <table:table-cell table:formula="of:=[.E37]*1000" office:value-type="float" office:value="2.70882" calcext:value-type="float">
            <text:p>2.70882</text:p>
          </table:table-cell>
          <table:table-cell office:value-type="float" office:value="68.1844" calcext:value-type="float">
            <text:p>68.1844</text:p>
          </table:table-cell>
          <table:table-cell/>
          <table:table-cell office:value-type="float" office:value="0.00359703" calcext:value-type="float">
            <text:p>0.00359703</text:p>
          </table:table-cell>
          <table:table-cell table:formula="of:=[.I37]*1000" office:value-type="float" office:value="3.59703" calcext:value-type="float">
            <text:p>3.59703</text:p>
          </table:table-cell>
          <table:table-cell office:value-type="float" office:value="66.6457" calcext:value-type="float">
            <text:p>66.6457</text:p>
          </table:table-cell>
          <table:table-cell/>
          <table:table-cell office:value-type="float" office:value="0.00637238" calcext:value-type="float">
            <text:p>0.00637238</text:p>
          </table:table-cell>
          <table:table-cell table:formula="of:=[.M37]*1000" office:value-type="float" office:value="6.37238" calcext:value-type="float">
            <text:p>6.37238</text:p>
          </table:table-cell>
          <table:table-cell office:value-type="float" office:value="68.9979" calcext:value-type="float">
            <text:p>68.9979</text:p>
          </table:table-cell>
          <table:table-cell/>
          <table:table-cell office:value-type="float" office:value="0.00665883" calcext:value-type="float">
            <text:p>0.00665883</text:p>
          </table:table-cell>
          <table:table-cell table:formula="of:=[.Q37]*1000" office:value-type="float" office:value="6.65883" calcext:value-type="float">
            <text:p>6.65883</text:p>
          </table:table-cell>
          <table:table-cell office:value-type="float" office:value="81.1934" calcext:value-type="float">
            <text:p>81.1934</text:p>
          </table:table-cell>
          <table:table-cell/>
          <table:table-cell office:value-type="float" office:value="0.0065675" calcext:value-type="float">
            <text:p>0.0065675</text:p>
          </table:table-cell>
          <table:table-cell table:formula="of:=[.U37]*1000" office:value-type="float" office:value="6.5675" calcext:value-type="float">
            <text:p>6.5675</text:p>
          </table:table-cell>
          <table:table-cell office:value-type="float" office:value="117.914" calcext:value-type="float">
            <text:p>117.914</text:p>
          </table:table-cell>
          <table:table-cell/>
          <table:table-cell office:value-type="float" office:value="0.00703872" calcext:value-type="float">
            <text:p>0.00703872</text:p>
          </table:table-cell>
          <table:table-cell table:formula="of:=[.Y37]*1000" office:value-type="float" office:value="7.03872" calcext:value-type="float">
            <text:p>7.03872</text:p>
          </table:table-cell>
          <table:table-cell office:value-type="float" office:value="214.734" calcext:value-type="float">
            <text:p>214.734</text:p>
          </table:table-cell>
          <table:table-cell/>
          <table:table-cell office:value-type="float" office:value="0.00249996" calcext:value-type="float">
            <text:p>0.00249996</text:p>
          </table:table-cell>
          <table:table-cell table:formula="of:=[.AC37]*1000" office:value-type="float" office:value="2.49996" calcext:value-type="float">
            <text:p>2.49996</text:p>
          </table:table-cell>
          <table:table-cell office:value-type="float" office:value="65.5387" calcext:value-type="float">
            <text:p>65.5387</text:p>
          </table:table-cell>
          <table:table-cell/>
          <table:table-cell office:value-type="float" office:value="0.0026159" calcext:value-type="float">
            <text:p>0.0026159</text:p>
          </table:table-cell>
          <table:table-cell table:formula="of:=1000*[.AG37]" office:value-type="float" office:value="2.6159" calcext:value-type="float">
            <text:p>2.6159</text:p>
          </table:table-cell>
          <table:table-cell office:value-type="float" office:value="65.2859" calcext:value-type="float">
            <text:p>65.2859</text:p>
          </table:table-cell>
          <table:table-cell table:number-columns-repeated="16349"/>
        </table:table-row>
        <table:table-row table:style-name="ro1">
          <table:table-cell office:value-type="float" office:value="0.00245601" calcext:value-type="float">
            <text:p>0.00245601</text:p>
          </table:table-cell>
          <table:table-cell table:formula="of:=[.A38]*1000" office:value-type="float" office:value="2.45601" calcext:value-type="float">
            <text:p>2.45601</text:p>
          </table:table-cell>
          <table:table-cell office:value-type="float" office:value="68.6164" calcext:value-type="float">
            <text:p>68.6164</text:p>
          </table:table-cell>
          <table:table-cell/>
          <table:table-cell office:value-type="float" office:value="0.00254133" calcext:value-type="float">
            <text:p>0.00254133</text:p>
          </table:table-cell>
          <table:table-cell table:formula="of:=[.E38]*1000" office:value-type="float" office:value="2.54133" calcext:value-type="float">
            <text:p>2.54133</text:p>
          </table:table-cell>
          <table:table-cell office:value-type="float" office:value="64.9899" calcext:value-type="float">
            <text:p>64.9899</text:p>
          </table:table-cell>
          <table:table-cell/>
          <table:table-cell office:value-type="float" office:value="0.00350552" calcext:value-type="float">
            <text:p>0.00350552</text:p>
          </table:table-cell>
          <table:table-cell table:formula="of:=[.I38]*1000" office:value-type="float" office:value="3.50552" calcext:value-type="float">
            <text:p>3.50552</text:p>
          </table:table-cell>
          <table:table-cell office:value-type="float" office:value="68.9883" calcext:value-type="float">
            <text:p>68.9883</text:p>
          </table:table-cell>
          <table:table-cell/>
          <table:table-cell office:value-type="float" office:value="0.00657708" calcext:value-type="float">
            <text:p>0.00657708</text:p>
          </table:table-cell>
          <table:table-cell table:formula="of:=[.M38]*1000" office:value-type="float" office:value="6.57708" calcext:value-type="float">
            <text:p>6.57708</text:p>
          </table:table-cell>
          <table:table-cell office:value-type="float" office:value="66.5092" calcext:value-type="float">
            <text:p>66.5092</text:p>
          </table:table-cell>
          <table:table-cell/>
          <table:table-cell office:value-type="float" office:value="0.0065871" calcext:value-type="float">
            <text:p>0.0065871</text:p>
          </table:table-cell>
          <table:table-cell table:formula="of:=[.Q38]*1000" office:value-type="float" office:value="6.5871" calcext:value-type="float">
            <text:p>6.5871</text:p>
          </table:table-cell>
          <table:table-cell office:value-type="float" office:value="80.9123" calcext:value-type="float">
            <text:p>80.9123</text:p>
          </table:table-cell>
          <table:table-cell/>
          <table:table-cell office:value-type="float" office:value="0.00660673" calcext:value-type="float">
            <text:p>0.00660673</text:p>
          </table:table-cell>
          <table:table-cell table:formula="of:=[.U38]*1000" office:value-type="float" office:value="6.60673" calcext:value-type="float">
            <text:p>6.60673</text:p>
          </table:table-cell>
          <table:table-cell office:value-type="float" office:value="117.406" calcext:value-type="float">
            <text:p>117.406</text:p>
          </table:table-cell>
          <table:table-cell/>
          <table:table-cell office:value-type="float" office:value="0.00713221" calcext:value-type="float">
            <text:p>0.00713221</text:p>
          </table:table-cell>
          <table:table-cell table:formula="of:=[.Y38]*1000" office:value-type="float" office:value="7.13221" calcext:value-type="float">
            <text:p>7.13221</text:p>
          </table:table-cell>
          <table:table-cell office:value-type="float" office:value="214.099" calcext:value-type="float">
            <text:p>214.099</text:p>
          </table:table-cell>
          <table:table-cell/>
          <table:table-cell office:value-type="float" office:value="0.00241251" calcext:value-type="float">
            <text:p>0.00241251</text:p>
          </table:table-cell>
          <table:table-cell table:formula="of:=[.AC38]*1000" office:value-type="float" office:value="2.41251" calcext:value-type="float">
            <text:p>2.41251</text:p>
          </table:table-cell>
          <table:table-cell office:value-type="float" office:value="65.2803" calcext:value-type="float">
            <text:p>65.2803</text:p>
          </table:table-cell>
          <table:table-cell/>
          <table:table-cell office:value-type="float" office:value="0.0024484" calcext:value-type="float">
            <text:p>0.0024484</text:p>
          </table:table-cell>
          <table:table-cell table:formula="of:=1000*[.AG38]" office:value-type="float" office:value="2.4484" calcext:value-type="float">
            <text:p>2.4484</text:p>
          </table:table-cell>
          <table:table-cell office:value-type="float" office:value="64.4427" calcext:value-type="float">
            <text:p>64.4427</text:p>
          </table:table-cell>
          <table:table-cell table:number-columns-repeated="16349"/>
        </table:table-row>
        <table:table-row table:style-name="ro1">
          <table:table-cell office:value-type="float" office:value="0.00241075" calcext:value-type="float">
            <text:p>0.00241075</text:p>
          </table:table-cell>
          <table:table-cell table:formula="of:=[.A39]*1000" office:value-type="float" office:value="2.41075" calcext:value-type="float">
            <text:p>2.41075</text:p>
          </table:table-cell>
          <table:table-cell office:value-type="float" office:value="67.7042" calcext:value-type="float">
            <text:p>67.7042</text:p>
          </table:table-cell>
          <table:table-cell/>
          <table:table-cell office:value-type="float" office:value="0.00263687" calcext:value-type="float">
            <text:p>0.00263687</text:p>
          </table:table-cell>
          <table:table-cell table:formula="of:=[.E39]*1000" office:value-type="float" office:value="2.63687" calcext:value-type="float">
            <text:p>2.63687</text:p>
          </table:table-cell>
          <table:table-cell office:value-type="float" office:value="66.2771" calcext:value-type="float">
            <text:p>66.2771</text:p>
          </table:table-cell>
          <table:table-cell/>
          <table:table-cell office:value-type="float" office:value="0.00359313" calcext:value-type="float">
            <text:p>0.00359313</text:p>
          </table:table-cell>
          <table:table-cell table:formula="of:=[.I39]*1000" office:value-type="float" office:value="3.59313" calcext:value-type="float">
            <text:p>3.59313</text:p>
          </table:table-cell>
          <table:table-cell office:value-type="float" office:value="67.0834" calcext:value-type="float">
            <text:p>67.0834</text:p>
          </table:table-cell>
          <table:table-cell/>
          <table:table-cell office:value-type="float" office:value="0.00640692" calcext:value-type="float">
            <text:p>0.00640692</text:p>
          </table:table-cell>
          <table:table-cell table:formula="of:=[.M39]*1000" office:value-type="float" office:value="6.40692" calcext:value-type="float">
            <text:p>6.40692</text:p>
          </table:table-cell>
          <table:table-cell office:value-type="float" office:value="67.1182" calcext:value-type="float">
            <text:p>67.1182</text:p>
          </table:table-cell>
          <table:table-cell/>
          <table:table-cell office:value-type="float" office:value="0.0067869" calcext:value-type="float">
            <text:p>0.0067869</text:p>
          </table:table-cell>
          <table:table-cell table:formula="of:=[.Q39]*1000" office:value-type="float" office:value="6.7869" calcext:value-type="float">
            <text:p>6.7869</text:p>
          </table:table-cell>
          <table:table-cell office:value-type="float" office:value="79.0337" calcext:value-type="float">
            <text:p>79.0337</text:p>
          </table:table-cell>
          <table:table-cell/>
          <table:table-cell office:value-type="float" office:value="0.00675943" calcext:value-type="float">
            <text:p>0.00675943</text:p>
          </table:table-cell>
          <table:table-cell table:formula="of:=[.U39]*1000" office:value-type="float" office:value="6.75943" calcext:value-type="float">
            <text:p>6.75943</text:p>
          </table:table-cell>
          <table:table-cell office:value-type="float" office:value="117.552" calcext:value-type="float">
            <text:p>117.552</text:p>
          </table:table-cell>
          <table:table-cell/>
          <table:table-cell office:value-type="float" office:value="0.007999" calcext:value-type="float">
            <text:p>0.007999</text:p>
          </table:table-cell>
          <table:table-cell table:formula="of:=[.Y39]*1000" office:value-type="float" office:value="7.999" calcext:value-type="float">
            <text:p>7.999</text:p>
          </table:table-cell>
          <table:table-cell office:value-type="float" office:value="213.575" calcext:value-type="float">
            <text:p>213.575</text:p>
          </table:table-cell>
          <table:table-cell/>
          <table:table-cell office:value-type="float" office:value="0.00230949" calcext:value-type="float">
            <text:p>0.00230949</text:p>
          </table:table-cell>
          <table:table-cell table:formula="of:=[.AC39]*1000" office:value-type="float" office:value="2.30949" calcext:value-type="float">
            <text:p>2.30949</text:p>
          </table:table-cell>
          <table:table-cell office:value-type="float" office:value="63.6549" calcext:value-type="float">
            <text:p>63.6549</text:p>
          </table:table-cell>
          <table:table-cell/>
          <table:table-cell office:value-type="float" office:value="0.00263568" calcext:value-type="float">
            <text:p>0.00263568</text:p>
          </table:table-cell>
          <table:table-cell table:formula="of:=1000*[.AG39]" office:value-type="float" office:value="2.63568" calcext:value-type="float">
            <text:p>2.63568</text:p>
          </table:table-cell>
          <table:table-cell office:value-type="float" office:value="64.001" calcext:value-type="float">
            <text:p>64.001</text:p>
          </table:table-cell>
          <table:table-cell table:number-columns-repeated="16349"/>
        </table:table-row>
        <table:table-row table:style-name="ro1">
          <table:table-cell office:value-type="float" office:value="0.00236482" calcext:value-type="float">
            <text:p>0.00236482</text:p>
          </table:table-cell>
          <table:table-cell table:formula="of:=[.A40]*1000" office:value-type="float" office:value="2.36482" calcext:value-type="float">
            <text:p>2.36482</text:p>
          </table:table-cell>
          <table:table-cell office:value-type="float" office:value="67.2656" calcext:value-type="float">
            <text:p>67.2656</text:p>
          </table:table-cell>
          <table:table-cell/>
          <table:table-cell office:value-type="float" office:value="0.00267409" calcext:value-type="float">
            <text:p>0.00267409</text:p>
          </table:table-cell>
          <table:table-cell table:formula="of:=[.E40]*1000" office:value-type="float" office:value="2.67409" calcext:value-type="float">
            <text:p>2.67409</text:p>
          </table:table-cell>
          <table:table-cell office:value-type="float" office:value="65.003" calcext:value-type="float">
            <text:p>65.003</text:p>
          </table:table-cell>
          <table:table-cell/>
          <table:table-cell office:value-type="float" office:value="0.00357732" calcext:value-type="float">
            <text:p>0.00357732</text:p>
          </table:table-cell>
          <table:table-cell table:formula="of:=[.I40]*1000" office:value-type="float" office:value="3.57732" calcext:value-type="float">
            <text:p>3.57732</text:p>
          </table:table-cell>
          <table:table-cell office:value-type="float" office:value="68.8269" calcext:value-type="float">
            <text:p>68.8269</text:p>
          </table:table-cell>
          <table:table-cell/>
          <table:table-cell office:value-type="float" office:value="0.00646949" calcext:value-type="float">
            <text:p>0.00646949</text:p>
          </table:table-cell>
          <table:table-cell table:formula="of:=[.M40]*1000" office:value-type="float" office:value="6.46949" calcext:value-type="float">
            <text:p>6.46949</text:p>
          </table:table-cell>
          <table:table-cell office:value-type="float" office:value="66.6697" calcext:value-type="float">
            <text:p>66.6697</text:p>
          </table:table-cell>
          <table:table-cell/>
          <table:table-cell office:value-type="float" office:value="0.00766216" calcext:value-type="float">
            <text:p>0.00766216</text:p>
          </table:table-cell>
          <table:table-cell table:formula="of:=[.Q40]*1000" office:value-type="float" office:value="7.66216" calcext:value-type="float">
            <text:p>7.66216</text:p>
          </table:table-cell>
          <table:table-cell office:value-type="float" office:value="79.5746" calcext:value-type="float">
            <text:p>79.5746</text:p>
          </table:table-cell>
          <table:table-cell/>
          <table:table-cell office:value-type="float" office:value="0.00742666" calcext:value-type="float">
            <text:p>0.00742666</text:p>
          </table:table-cell>
          <table:table-cell table:formula="of:=[.U40]*1000" office:value-type="float" office:value="7.42666" calcext:value-type="float">
            <text:p>7.42666</text:p>
          </table:table-cell>
          <table:table-cell office:value-type="float" office:value="117.705" calcext:value-type="float">
            <text:p>117.705</text:p>
          </table:table-cell>
          <table:table-cell/>
          <table:table-cell office:value-type="float" office:value="0.00666438" calcext:value-type="float">
            <text:p>0.00666438</text:p>
          </table:table-cell>
          <table:table-cell table:formula="of:=[.Y40]*1000" office:value-type="float" office:value="6.66438" calcext:value-type="float">
            <text:p>6.66438</text:p>
          </table:table-cell>
          <table:table-cell office:value-type="float" office:value="213.67" calcext:value-type="float">
            <text:p>213.67</text:p>
          </table:table-cell>
          <table:table-cell/>
          <table:table-cell office:value-type="float" office:value="0.00285492" calcext:value-type="float">
            <text:p>0.00285492</text:p>
          </table:table-cell>
          <table:table-cell table:formula="of:=[.AC40]*1000" office:value-type="float" office:value="2.85492" calcext:value-type="float">
            <text:p>2.85492</text:p>
          </table:table-cell>
          <table:table-cell office:value-type="float" office:value="62.3818" calcext:value-type="float">
            <text:p>62.3818</text:p>
          </table:table-cell>
          <table:table-cell/>
          <table:table-cell office:value-type="float" office:value="0.00255093" calcext:value-type="float">
            <text:p>0.00255093</text:p>
          </table:table-cell>
          <table:table-cell table:formula="of:=1000*[.AG40]" office:value-type="float" office:value="2.55093" calcext:value-type="float">
            <text:p>2.55093</text:p>
          </table:table-cell>
          <table:table-cell office:value-type="float" office:value="63.7865" calcext:value-type="float">
            <text:p>63.7865</text:p>
          </table:table-cell>
          <table:table-cell table:number-columns-repeated="16349"/>
        </table:table-row>
        <table:table-row table:style-name="ro1">
          <table:table-cell office:value-type="float" office:value="0.00275744" calcext:value-type="float">
            <text:p>0.00275744</text:p>
          </table:table-cell>
          <table:table-cell table:formula="of:=[.A41]*1000" office:value-type="float" office:value="2.75744" calcext:value-type="float">
            <text:p>2.75744</text:p>
          </table:table-cell>
          <table:table-cell office:value-type="float" office:value="65.4412" calcext:value-type="float">
            <text:p>65.4412</text:p>
          </table:table-cell>
          <table:table-cell/>
          <table:table-cell office:value-type="float" office:value="0.00274415" calcext:value-type="float">
            <text:p>0.00274415</text:p>
          </table:table-cell>
          <table:table-cell table:formula="of:=[.E41]*1000" office:value-type="float" office:value="2.74415" calcext:value-type="float">
            <text:p>2.74415</text:p>
          </table:table-cell>
          <table:table-cell office:value-type="float" office:value="69.1149" calcext:value-type="float">
            <text:p>69.1149</text:p>
          </table:table-cell>
          <table:table-cell/>
          <table:table-cell office:value-type="float" office:value="0.00380337" calcext:value-type="float">
            <text:p>0.00380337</text:p>
          </table:table-cell>
          <table:table-cell table:formula="of:=[.I41]*1000" office:value-type="float" office:value="3.80337" calcext:value-type="float">
            <text:p>3.80337</text:p>
          </table:table-cell>
          <table:table-cell office:value-type="float" office:value="67.9516" calcext:value-type="float">
            <text:p>67.9516</text:p>
          </table:table-cell>
          <table:table-cell/>
          <table:table-cell office:value-type="float" office:value="0.0065021" calcext:value-type="float">
            <text:p>0.0065021</text:p>
          </table:table-cell>
          <table:table-cell table:formula="of:=[.M41]*1000" office:value-type="float" office:value="6.5021" calcext:value-type="float">
            <text:p>6.5021</text:p>
          </table:table-cell>
          <table:table-cell office:value-type="float" office:value="66.603" calcext:value-type="float">
            <text:p>66.603</text:p>
          </table:table-cell>
          <table:table-cell/>
          <table:table-cell office:value-type="float" office:value="0.00730232" calcext:value-type="float">
            <text:p>0.00730232</text:p>
          </table:table-cell>
          <table:table-cell table:formula="of:=[.Q41]*1000" office:value-type="float" office:value="7.30232" calcext:value-type="float">
            <text:p>7.30232</text:p>
          </table:table-cell>
          <table:table-cell office:value-type="float" office:value="80.735" calcext:value-type="float">
            <text:p>80.735</text:p>
          </table:table-cell>
          <table:table-cell/>
          <table:table-cell office:value-type="float" office:value="0.00682326" calcext:value-type="float">
            <text:p>0.00682326</text:p>
          </table:table-cell>
          <table:table-cell table:formula="of:=[.U41]*1000" office:value-type="float" office:value="6.82326" calcext:value-type="float">
            <text:p>6.82326</text:p>
          </table:table-cell>
          <table:table-cell office:value-type="float" office:value="117.461" calcext:value-type="float">
            <text:p>117.461</text:p>
          </table:table-cell>
          <table:table-cell/>
          <table:table-cell office:value-type="float" office:value="0.00699984" calcext:value-type="float">
            <text:p>0.00699984</text:p>
          </table:table-cell>
          <table:table-cell table:formula="of:=[.Y41]*1000" office:value-type="float" office:value="6.99984" calcext:value-type="float">
            <text:p>6.99984</text:p>
          </table:table-cell>
          <table:table-cell office:value-type="float" office:value="215.121" calcext:value-type="float">
            <text:p>215.121</text:p>
          </table:table-cell>
          <table:table-cell/>
          <table:table-cell office:value-type="float" office:value="0.00247007" calcext:value-type="float">
            <text:p>0.00247007</text:p>
          </table:table-cell>
          <table:table-cell table:formula="of:=[.AC41]*1000" office:value-type="float" office:value="2.47007" calcext:value-type="float">
            <text:p>2.47007</text:p>
          </table:table-cell>
          <table:table-cell office:value-type="float" office:value="62.0885" calcext:value-type="float">
            <text:p>62.0885</text:p>
          </table:table-cell>
          <table:table-cell/>
          <table:table-cell office:value-type="float" office:value="0.00253882" calcext:value-type="float">
            <text:p>0.00253882</text:p>
          </table:table-cell>
          <table:table-cell table:formula="of:=1000*[.AG41]" office:value-type="float" office:value="2.53882" calcext:value-type="float">
            <text:p>2.53882</text:p>
          </table:table-cell>
          <table:table-cell office:value-type="float" office:value="62.6936" calcext:value-type="float">
            <text:p>62.6936</text:p>
          </table:table-cell>
          <table:table-cell table:number-columns-repeated="16349"/>
        </table:table-row>
        <table:table-row table:style-name="ro1">
          <table:table-cell office:value-type="float" office:value="0.00226012" calcext:value-type="float">
            <text:p>0.00226012</text:p>
          </table:table-cell>
          <table:table-cell table:formula="of:=[.A42]*1000" office:value-type="float" office:value="2.26012" calcext:value-type="float">
            <text:p>2.26012</text:p>
          </table:table-cell>
          <table:table-cell office:value-type="float" office:value="68.4044" calcext:value-type="float">
            <text:p>68.4044</text:p>
          </table:table-cell>
          <table:table-cell/>
          <table:table-cell office:value-type="float" office:value="0.0027324" calcext:value-type="float">
            <text:p>0.0027324</text:p>
          </table:table-cell>
          <table:table-cell table:formula="of:=[.E42]*1000" office:value-type="float" office:value="2.7324" calcext:value-type="float">
            <text:p>2.7324</text:p>
          </table:table-cell>
          <table:table-cell office:value-type="float" office:value="67.4524" calcext:value-type="float">
            <text:p>67.4524</text:p>
          </table:table-cell>
          <table:table-cell/>
          <table:table-cell office:value-type="float" office:value="0.00385158" calcext:value-type="float">
            <text:p>0.00385158</text:p>
          </table:table-cell>
          <table:table-cell table:formula="of:=[.I42]*1000" office:value-type="float" office:value="3.85158" calcext:value-type="float">
            <text:p>3.85158</text:p>
          </table:table-cell>
          <table:table-cell office:value-type="float" office:value="67.2208" calcext:value-type="float">
            <text:p>67.2208</text:p>
          </table:table-cell>
          <table:table-cell/>
          <table:table-cell office:value-type="float" office:value="0.00677192" calcext:value-type="float">
            <text:p>0.00677192</text:p>
          </table:table-cell>
          <table:table-cell table:formula="of:=[.M42]*1000" office:value-type="float" office:value="6.77192" calcext:value-type="float">
            <text:p>6.77192</text:p>
          </table:table-cell>
          <table:table-cell office:value-type="float" office:value="65.5343" calcext:value-type="float">
            <text:p>65.5343</text:p>
          </table:table-cell>
          <table:table-cell/>
          <table:table-cell office:value-type="float" office:value="0.00691175" calcext:value-type="float">
            <text:p>0.00691175</text:p>
          </table:table-cell>
          <table:table-cell table:formula="of:=[.Q42]*1000" office:value-type="float" office:value="6.91175" calcext:value-type="float">
            <text:p>6.91175</text:p>
          </table:table-cell>
          <table:table-cell office:value-type="float" office:value="79.7979" calcext:value-type="float">
            <text:p>79.7979</text:p>
          </table:table-cell>
          <table:table-cell/>
          <table:table-cell office:value-type="float" office:value="0.00647127" calcext:value-type="float">
            <text:p>0.00647127</text:p>
          </table:table-cell>
          <table:table-cell table:formula="of:=[.U42]*1000" office:value-type="float" office:value="6.47127" calcext:value-type="float">
            <text:p>6.47127</text:p>
          </table:table-cell>
          <table:table-cell office:value-type="float" office:value="117.372" calcext:value-type="float">
            <text:p>117.372</text:p>
          </table:table-cell>
          <table:table-cell/>
          <table:table-cell office:value-type="float" office:value="0.00698178" calcext:value-type="float">
            <text:p>0.00698178</text:p>
          </table:table-cell>
          <table:table-cell table:formula="of:=[.Y42]*1000" office:value-type="float" office:value="6.98178" calcext:value-type="float">
            <text:p>6.98178</text:p>
          </table:table-cell>
          <table:table-cell office:value-type="float" office:value="213.971" calcext:value-type="float">
            <text:p>213.971</text:p>
          </table:table-cell>
          <table:table-cell/>
          <table:table-cell office:value-type="float" office:value="0.0029099" calcext:value-type="float">
            <text:p>0.0029099</text:p>
          </table:table-cell>
          <table:table-cell table:formula="of:=[.AC42]*1000" office:value-type="float" office:value="2.9099" calcext:value-type="float">
            <text:p>2.9099</text:p>
          </table:table-cell>
          <table:table-cell office:value-type="float" office:value="66.0906" calcext:value-type="float">
            <text:p>66.0906</text:p>
          </table:table-cell>
          <table:table-cell/>
          <table:table-cell office:value-type="float" office:value="0.00254551" calcext:value-type="float">
            <text:p>0.00254551</text:p>
          </table:table-cell>
          <table:table-cell table:formula="of:=1000*[.AG42]" office:value-type="float" office:value="2.54551" calcext:value-type="float">
            <text:p>2.54551</text:p>
          </table:table-cell>
          <table:table-cell office:value-type="float" office:value="67.1031" calcext:value-type="float">
            <text:p>67.1031</text:p>
          </table:table-cell>
          <table:table-cell table:number-columns-repeated="16349"/>
        </table:table-row>
        <table:table-row table:style-name="ro1">
          <table:table-cell office:value-type="float" office:value="0.00225263" calcext:value-type="float">
            <text:p>0.00225263</text:p>
          </table:table-cell>
          <table:table-cell table:formula="of:=[.A43]*1000" office:value-type="float" office:value="2.25263" calcext:value-type="float">
            <text:p>2.25263</text:p>
          </table:table-cell>
          <table:table-cell office:value-type="float" office:value="66.7758" calcext:value-type="float">
            <text:p>66.7758</text:p>
          </table:table-cell>
          <table:table-cell/>
          <table:table-cell office:value-type="float" office:value="0.00267589" calcext:value-type="float">
            <text:p>0.00267589</text:p>
          </table:table-cell>
          <table:table-cell table:formula="of:=[.E43]*1000" office:value-type="float" office:value="2.67589" calcext:value-type="float">
            <text:p>2.67589</text:p>
          </table:table-cell>
          <table:table-cell office:value-type="float" office:value="68.5729" calcext:value-type="float">
            <text:p>68.5729</text:p>
          </table:table-cell>
          <table:table-cell/>
          <table:table-cell office:value-type="float" office:value="0.00355629" calcext:value-type="float">
            <text:p>0.00355629</text:p>
          </table:table-cell>
          <table:table-cell table:formula="of:=[.I43]*1000" office:value-type="float" office:value="3.55629" calcext:value-type="float">
            <text:p>3.55629</text:p>
          </table:table-cell>
          <table:table-cell office:value-type="float" office:value="67.051" calcext:value-type="float">
            <text:p>67.051</text:p>
          </table:table-cell>
          <table:table-cell/>
          <table:table-cell office:value-type="float" office:value="0.00637172" calcext:value-type="float">
            <text:p>0.00637172</text:p>
          </table:table-cell>
          <table:table-cell table:formula="of:=[.M43]*1000" office:value-type="float" office:value="6.37172" calcext:value-type="float">
            <text:p>6.37172</text:p>
          </table:table-cell>
          <table:table-cell office:value-type="float" office:value="67.4368" calcext:value-type="float">
            <text:p>67.4368</text:p>
          </table:table-cell>
          <table:table-cell/>
          <table:table-cell office:value-type="float" office:value="0.00662532" calcext:value-type="float">
            <text:p>0.00662532</text:p>
          </table:table-cell>
          <table:table-cell table:formula="of:=[.Q43]*1000" office:value-type="float" office:value="6.62532" calcext:value-type="float">
            <text:p>6.62532</text:p>
          </table:table-cell>
          <table:table-cell office:value-type="float" office:value="84.6652" calcext:value-type="float">
            <text:p>84.6652</text:p>
          </table:table-cell>
          <table:table-cell/>
          <table:table-cell office:value-type="float" office:value="0.0061201" calcext:value-type="float">
            <text:p>0.0061201</text:p>
          </table:table-cell>
          <table:table-cell table:formula="of:=[.U43]*1000" office:value-type="float" office:value="6.1201" calcext:value-type="float">
            <text:p>6.1201</text:p>
          </table:table-cell>
          <table:table-cell office:value-type="float" office:value="117.241" calcext:value-type="float">
            <text:p>117.241</text:p>
          </table:table-cell>
          <table:table-cell/>
          <table:table-cell office:value-type="float" office:value="0.00768003" calcext:value-type="float">
            <text:p>0.00768003</text:p>
          </table:table-cell>
          <table:table-cell table:formula="of:=[.Y43]*1000" office:value-type="float" office:value="7.68003" calcext:value-type="float">
            <text:p>7.68003</text:p>
          </table:table-cell>
          <table:table-cell office:value-type="float" office:value="214.882" calcext:value-type="float">
            <text:p>214.882</text:p>
          </table:table-cell>
          <table:table-cell/>
          <table:table-cell office:value-type="float" office:value="0.00250887" calcext:value-type="float">
            <text:p>0.00250887</text:p>
          </table:table-cell>
          <table:table-cell table:formula="of:=[.AC43]*1000" office:value-type="float" office:value="2.50887" calcext:value-type="float">
            <text:p>2.50887</text:p>
          </table:table-cell>
          <table:table-cell office:value-type="float" office:value="64.1897" calcext:value-type="float">
            <text:p>64.1897</text:p>
          </table:table-cell>
          <table:table-cell/>
          <table:table-cell office:value-type="float" office:value="0.00259358" calcext:value-type="float">
            <text:p>0.00259358</text:p>
          </table:table-cell>
          <table:table-cell table:formula="of:=1000*[.AG43]" office:value-type="float" office:value="2.59358" calcext:value-type="float">
            <text:p>2.59358</text:p>
          </table:table-cell>
          <table:table-cell office:value-type="float" office:value="67.5427" calcext:value-type="float">
            <text:p>67.5427</text:p>
          </table:table-cell>
          <table:table-cell table:number-columns-repeated="16349"/>
        </table:table-row>
        <table:table-row table:style-name="ro1">
          <table:table-cell office:value-type="float" office:value="0.00310665" calcext:value-type="float">
            <text:p>0.00310665</text:p>
          </table:table-cell>
          <table:table-cell table:formula="of:=[.A44]*1000" office:value-type="float" office:value="3.10665" calcext:value-type="float">
            <text:p>3.10665</text:p>
          </table:table-cell>
          <table:table-cell office:value-type="float" office:value="67.8782" calcext:value-type="float">
            <text:p>67.8782</text:p>
          </table:table-cell>
          <table:table-cell/>
          <table:table-cell office:value-type="float" office:value="0.00270038" calcext:value-type="float">
            <text:p>0.00270038</text:p>
          </table:table-cell>
          <table:table-cell table:formula="of:=[.E44]*1000" office:value-type="float" office:value="2.70038" calcext:value-type="float">
            <text:p>2.70038</text:p>
          </table:table-cell>
          <table:table-cell office:value-type="float" office:value="68.1309" calcext:value-type="float">
            <text:p>68.1309</text:p>
          </table:table-cell>
          <table:table-cell/>
          <table:table-cell office:value-type="float" office:value="0.00350859" calcext:value-type="float">
            <text:p>0.00350859</text:p>
          </table:table-cell>
          <table:table-cell table:formula="of:=[.I44]*1000" office:value-type="float" office:value="3.50859" calcext:value-type="float">
            <text:p>3.50859</text:p>
          </table:table-cell>
          <table:table-cell office:value-type="float" office:value="65.695" calcext:value-type="float">
            <text:p>65.695</text:p>
          </table:table-cell>
          <table:table-cell/>
          <table:table-cell office:value-type="float" office:value="0.00637861" calcext:value-type="float">
            <text:p>0.00637861</text:p>
          </table:table-cell>
          <table:table-cell table:formula="of:=[.M44]*1000" office:value-type="float" office:value="6.37861" calcext:value-type="float">
            <text:p>6.37861</text:p>
          </table:table-cell>
          <table:table-cell office:value-type="float" office:value="66.3406" calcext:value-type="float">
            <text:p>66.3406</text:p>
          </table:table-cell>
          <table:table-cell/>
          <table:table-cell office:value-type="float" office:value="0.00745831" calcext:value-type="float">
            <text:p>0.00745831</text:p>
          </table:table-cell>
          <table:table-cell table:formula="of:=[.Q44]*1000" office:value-type="float" office:value="7.45831" calcext:value-type="float">
            <text:p>7.45831</text:p>
          </table:table-cell>
          <table:table-cell office:value-type="float" office:value="80.6986" calcext:value-type="float">
            <text:p>80.6986</text:p>
          </table:table-cell>
          <table:table-cell/>
          <table:table-cell office:value-type="float" office:value="0.00669045" calcext:value-type="float">
            <text:p>0.00669045</text:p>
          </table:table-cell>
          <table:table-cell table:formula="of:=[.U44]*1000" office:value-type="float" office:value="6.69045" calcext:value-type="float">
            <text:p>6.69045</text:p>
          </table:table-cell>
          <table:table-cell office:value-type="float" office:value="118.319" calcext:value-type="float">
            <text:p>118.319</text:p>
          </table:table-cell>
          <table:table-cell/>
          <table:table-cell office:value-type="float" office:value="0.00667257" calcext:value-type="float">
            <text:p>0.00667257</text:p>
          </table:table-cell>
          <table:table-cell table:formula="of:=[.Y44]*1000" office:value-type="float" office:value="6.67257" calcext:value-type="float">
            <text:p>6.67257</text:p>
          </table:table-cell>
          <table:table-cell office:value-type="float" office:value="216.4" calcext:value-type="float">
            <text:p>216.4</text:p>
          </table:table-cell>
          <table:table-cell/>
          <table:table-cell office:value-type="float" office:value="0.00259444" calcext:value-type="float">
            <text:p>0.00259444</text:p>
          </table:table-cell>
          <table:table-cell table:formula="of:=[.AC44]*1000" office:value-type="float" office:value="2.59444" calcext:value-type="float">
            <text:p>2.59444</text:p>
          </table:table-cell>
          <table:table-cell office:value-type="float" office:value="64.6361" calcext:value-type="float">
            <text:p>64.6361</text:p>
          </table:table-cell>
          <table:table-cell/>
          <table:table-cell office:value-type="float" office:value="0.00260027" calcext:value-type="float">
            <text:p>0.00260027</text:p>
          </table:table-cell>
          <table:table-cell table:formula="of:=1000*[.AG44]" office:value-type="float" office:value="2.60027" calcext:value-type="float">
            <text:p>2.60027</text:p>
          </table:table-cell>
          <table:table-cell office:value-type="float" office:value="65.2459" calcext:value-type="float">
            <text:p>65.2459</text:p>
          </table:table-cell>
          <table:table-cell table:number-columns-repeated="16349"/>
        </table:table-row>
        <table:table-row table:style-name="ro1">
          <table:table-cell office:value-type="float" office:value="0.00230162" calcext:value-type="float">
            <text:p>0.00230162</text:p>
          </table:table-cell>
          <table:table-cell table:formula="of:=[.A45]*1000" office:value-type="float" office:value="2.30162" calcext:value-type="float">
            <text:p>2.30162</text:p>
          </table:table-cell>
          <table:table-cell office:value-type="float" office:value="68.486" calcext:value-type="float">
            <text:p>68.486</text:p>
          </table:table-cell>
          <table:table-cell/>
          <table:table-cell office:value-type="float" office:value="0.00263506" calcext:value-type="float">
            <text:p>0.00263506</text:p>
          </table:table-cell>
          <table:table-cell table:formula="of:=[.E45]*1000" office:value-type="float" office:value="2.63506" calcext:value-type="float">
            <text:p>2.63506</text:p>
          </table:table-cell>
          <table:table-cell office:value-type="float" office:value="67.0382" calcext:value-type="float">
            <text:p>67.0382</text:p>
          </table:table-cell>
          <table:table-cell/>
          <table:table-cell office:value-type="float" office:value="0.00390997" calcext:value-type="float">
            <text:p>0.00390997</text:p>
          </table:table-cell>
          <table:table-cell table:formula="of:=[.I45]*1000" office:value-type="float" office:value="3.90997" calcext:value-type="float">
            <text:p>3.90997</text:p>
          </table:table-cell>
          <table:table-cell office:value-type="float" office:value="66.7598" calcext:value-type="float">
            <text:p>66.7598</text:p>
          </table:table-cell>
          <table:table-cell/>
          <table:table-cell office:value-type="float" office:value="0.00731351" calcext:value-type="float">
            <text:p>0.00731351</text:p>
          </table:table-cell>
          <table:table-cell table:formula="of:=[.M45]*1000" office:value-type="float" office:value="7.31351" calcext:value-type="float">
            <text:p>7.31351</text:p>
          </table:table-cell>
          <table:table-cell office:value-type="float" office:value="66.6986" calcext:value-type="float">
            <text:p>66.6986</text:p>
          </table:table-cell>
          <table:table-cell/>
          <table:table-cell office:value-type="float" office:value="0.00666179" calcext:value-type="float">
            <text:p>0.00666179</text:p>
          </table:table-cell>
          <table:table-cell table:formula="of:=[.Q45]*1000" office:value-type="float" office:value="6.66179" calcext:value-type="float">
            <text:p>6.66179</text:p>
          </table:table-cell>
          <table:table-cell office:value-type="float" office:value="79.1071" calcext:value-type="float">
            <text:p>79.1071</text:p>
          </table:table-cell>
          <table:table-cell/>
          <table:table-cell office:value-type="float" office:value="0.00691079" calcext:value-type="float">
            <text:p>0.00691079</text:p>
          </table:table-cell>
          <table:table-cell table:formula="of:=[.U45]*1000" office:value-type="float" office:value="6.91079" calcext:value-type="float">
            <text:p>6.91079</text:p>
          </table:table-cell>
          <table:table-cell office:value-type="float" office:value="117.417" calcext:value-type="float">
            <text:p>117.417</text:p>
          </table:table-cell>
          <table:table-cell/>
          <table:table-cell office:value-type="float" office:value="0.00701527" calcext:value-type="float">
            <text:p>0.00701527</text:p>
          </table:table-cell>
          <table:table-cell table:formula="of:=[.Y45]*1000" office:value-type="float" office:value="7.01527" calcext:value-type="float">
            <text:p>7.01527</text:p>
          </table:table-cell>
          <table:table-cell office:value-type="float" office:value="212.517" calcext:value-type="float">
            <text:p>212.517</text:p>
          </table:table-cell>
          <table:table-cell/>
          <table:table-cell office:value-type="float" office:value="0.00311723" calcext:value-type="float">
            <text:p>0.00311723</text:p>
          </table:table-cell>
          <table:table-cell table:formula="of:=[.AC45]*1000" office:value-type="float" office:value="3.11723" calcext:value-type="float">
            <text:p>3.11723</text:p>
          </table:table-cell>
          <table:table-cell office:value-type="float" office:value="63.9941" calcext:value-type="float">
            <text:p>63.9941</text:p>
          </table:table-cell>
          <table:table-cell/>
          <table:table-cell office:value-type="float" office:value="0.00265928" calcext:value-type="float">
            <text:p>0.00265928</text:p>
          </table:table-cell>
          <table:table-cell table:formula="of:=1000*[.AG45]" office:value-type="float" office:value="2.65928" calcext:value-type="float">
            <text:p>2.65928</text:p>
          </table:table-cell>
          <table:table-cell office:value-type="float" office:value="64.7051" calcext:value-type="float">
            <text:p>64.7051</text:p>
          </table:table-cell>
          <table:table-cell table:number-columns-repeated="16349"/>
        </table:table-row>
        <table:table-row table:style-name="ro1">
          <table:table-cell office:value-type="float" office:value="0.00234265" calcext:value-type="float">
            <text:p>0.00234265</text:p>
          </table:table-cell>
          <table:table-cell table:formula="of:=[.A46]*1000" office:value-type="float" office:value="2.34265" calcext:value-type="float">
            <text:p>2.34265</text:p>
          </table:table-cell>
          <table:table-cell office:value-type="float" office:value="65.2622" calcext:value-type="float">
            <text:p>65.2622</text:p>
          </table:table-cell>
          <table:table-cell/>
          <table:table-cell office:value-type="float" office:value="0.00303707" calcext:value-type="float">
            <text:p>0.00303707</text:p>
          </table:table-cell>
          <table:table-cell table:formula="of:=[.E46]*1000" office:value-type="float" office:value="3.03707" calcext:value-type="float">
            <text:p>3.03707</text:p>
          </table:table-cell>
          <table:table-cell office:value-type="float" office:value="67.0669" calcext:value-type="float">
            <text:p>67.0669</text:p>
          </table:table-cell>
          <table:table-cell/>
          <table:table-cell office:value-type="float" office:value="0.0042709" calcext:value-type="float">
            <text:p>0.0042709</text:p>
          </table:table-cell>
          <table:table-cell table:formula="of:=[.I46]*1000" office:value-type="float" office:value="4.2709" calcext:value-type="float">
            <text:p>4.2709</text:p>
          </table:table-cell>
          <table:table-cell office:value-type="float" office:value="67.2754" calcext:value-type="float">
            <text:p>67.2754</text:p>
          </table:table-cell>
          <table:table-cell/>
          <table:table-cell office:value-type="float" office:value="0.00680669" calcext:value-type="float">
            <text:p>0.00680669</text:p>
          </table:table-cell>
          <table:table-cell table:formula="of:=[.M46]*1000" office:value-type="float" office:value="6.80669" calcext:value-type="float">
            <text:p>6.80669</text:p>
          </table:table-cell>
          <table:table-cell office:value-type="float" office:value="64.6614" calcext:value-type="float">
            <text:p>64.6614</text:p>
          </table:table-cell>
          <table:table-cell/>
          <table:table-cell office:value-type="float" office:value="0.00761367" calcext:value-type="float">
            <text:p>0.00761367</text:p>
          </table:table-cell>
          <table:table-cell table:formula="of:=[.Q46]*1000" office:value-type="float" office:value="7.61367" calcext:value-type="float">
            <text:p>7.61367</text:p>
          </table:table-cell>
          <table:table-cell office:value-type="float" office:value="78.8076" calcext:value-type="float">
            <text:p>78.8076</text:p>
          </table:table-cell>
          <table:table-cell/>
          <table:table-cell office:value-type="float" office:value="0.0062778" calcext:value-type="float">
            <text:p>0.0062778</text:p>
          </table:table-cell>
          <table:table-cell table:formula="of:=[.U46]*1000" office:value-type="float" office:value="6.2778" calcext:value-type="float">
            <text:p>6.2778</text:p>
          </table:table-cell>
          <table:table-cell office:value-type="float" office:value="117.963" calcext:value-type="float">
            <text:p>117.963</text:p>
          </table:table-cell>
          <table:table-cell/>
          <table:table-cell office:value-type="float" office:value="0.00653736" calcext:value-type="float">
            <text:p>0.00653736</text:p>
          </table:table-cell>
          <table:table-cell table:formula="of:=[.Y46]*1000" office:value-type="float" office:value="6.53736" calcext:value-type="float">
            <text:p>6.53736</text:p>
          </table:table-cell>
          <table:table-cell office:value-type="float" office:value="213.497" calcext:value-type="float">
            <text:p>213.497</text:p>
          </table:table-cell>
          <table:table-cell/>
          <table:table-cell office:value-type="float" office:value="0.00232763" calcext:value-type="float">
            <text:p>0.00232763</text:p>
          </table:table-cell>
          <table:table-cell table:formula="of:=[.AC46]*1000" office:value-type="float" office:value="2.32763" calcext:value-type="float">
            <text:p>2.32763</text:p>
          </table:table-cell>
          <table:table-cell office:value-type="float" office:value="64.3594" calcext:value-type="float">
            <text:p>64.3594</text:p>
          </table:table-cell>
          <table:table-cell/>
          <table:table-cell office:value-type="float" office:value="0.00255902" calcext:value-type="float">
            <text:p>0.00255902</text:p>
          </table:table-cell>
          <table:table-cell table:formula="of:=1000*[.AG46]" office:value-type="float" office:value="2.55902" calcext:value-type="float">
            <text:p>2.55902</text:p>
          </table:table-cell>
          <table:table-cell office:value-type="float" office:value="65.9538" calcext:value-type="float">
            <text:p>65.9538</text:p>
          </table:table-cell>
          <table:table-cell table:number-columns-repeated="16349"/>
        </table:table-row>
        <table:table-row table:style-name="ro1">
          <table:table-cell office:value-type="float" office:value="0.00269974" calcext:value-type="float">
            <text:p>0.00269974</text:p>
          </table:table-cell>
          <table:table-cell table:formula="of:=[.A47]*1000" office:value-type="float" office:value="2.69974" calcext:value-type="float">
            <text:p>2.69974</text:p>
          </table:table-cell>
          <table:table-cell office:value-type="float" office:value="67.6873" calcext:value-type="float">
            <text:p>67.6873</text:p>
          </table:table-cell>
          <table:table-cell/>
          <table:table-cell office:value-type="float" office:value="0.00259334" calcext:value-type="float">
            <text:p>0.00259334</text:p>
          </table:table-cell>
          <table:table-cell table:formula="of:=[.E47]*1000" office:value-type="float" office:value="2.59334" calcext:value-type="float">
            <text:p>2.59334</text:p>
          </table:table-cell>
          <table:table-cell office:value-type="float" office:value="66.7781" calcext:value-type="float">
            <text:p>66.7781</text:p>
          </table:table-cell>
          <table:table-cell/>
          <table:table-cell office:value-type="float" office:value="0.00356521" calcext:value-type="float">
            <text:p>0.00356521</text:p>
          </table:table-cell>
          <table:table-cell table:formula="of:=[.I47]*1000" office:value-type="float" office:value="3.56521" calcext:value-type="float">
            <text:p>3.56521</text:p>
          </table:table-cell>
          <table:table-cell office:value-type="float" office:value="65.4181" calcext:value-type="float">
            <text:p>65.4181</text:p>
          </table:table-cell>
          <table:table-cell/>
          <table:table-cell office:value-type="float" office:value="0.00647971" calcext:value-type="float">
            <text:p>0.00647971</text:p>
          </table:table-cell>
          <table:table-cell table:formula="of:=[.M47]*1000" office:value-type="float" office:value="6.47971" calcext:value-type="float">
            <text:p>6.47971</text:p>
          </table:table-cell>
          <table:table-cell office:value-type="float" office:value="67.2988" calcext:value-type="float">
            <text:p>67.2988</text:p>
          </table:table-cell>
          <table:table-cell/>
          <table:table-cell office:value-type="float" office:value="0.00643113" calcext:value-type="float">
            <text:p>0.00643113</text:p>
          </table:table-cell>
          <table:table-cell table:formula="of:=[.Q47]*1000" office:value-type="float" office:value="6.43113" calcext:value-type="float">
            <text:p>6.43113</text:p>
          </table:table-cell>
          <table:table-cell office:value-type="float" office:value="80.0313" calcext:value-type="float">
            <text:p>80.0313</text:p>
          </table:table-cell>
          <table:table-cell/>
          <table:table-cell office:value-type="float" office:value="0.00681404" calcext:value-type="float">
            <text:p>0.00681404</text:p>
          </table:table-cell>
          <table:table-cell table:formula="of:=[.U47]*1000" office:value-type="float" office:value="6.81404" calcext:value-type="float">
            <text:p>6.81404</text:p>
          </table:table-cell>
          <table:table-cell office:value-type="float" office:value="117.129" calcext:value-type="float">
            <text:p>117.129</text:p>
          </table:table-cell>
          <table:table-cell/>
          <table:table-cell office:value-type="float" office:value="0.00642334" calcext:value-type="float">
            <text:p>0.00642334</text:p>
          </table:table-cell>
          <table:table-cell table:formula="of:=[.Y47]*1000" office:value-type="float" office:value="6.42334" calcext:value-type="float">
            <text:p>6.42334</text:p>
          </table:table-cell>
          <table:table-cell office:value-type="float" office:value="213.625" calcext:value-type="float">
            <text:p>213.625</text:p>
          </table:table-cell>
          <table:table-cell/>
          <table:table-cell office:value-type="float" office:value="0.00526916" calcext:value-type="float">
            <text:p>0.00526916</text:p>
          </table:table-cell>
          <table:table-cell table:formula="of:=[.AC47]*1000" office:value-type="float" office:value="5.26916" calcext:value-type="float">
            <text:p>5.26916</text:p>
          </table:table-cell>
          <table:table-cell office:value-type="float" office:value="64.1796" calcext:value-type="float">
            <text:p>64.1796</text:p>
          </table:table-cell>
          <table:table-cell/>
          <table:table-cell office:value-type="float" office:value="0.0026736" calcext:value-type="float">
            <text:p>0.0026736</text:p>
          </table:table-cell>
          <table:table-cell table:formula="of:=1000*[.AG47]" office:value-type="float" office:value="2.6736" calcext:value-type="float">
            <text:p>2.6736</text:p>
          </table:table-cell>
          <table:table-cell office:value-type="float" office:value="63.889" calcext:value-type="float">
            <text:p>63.889</text:p>
          </table:table-cell>
          <table:table-cell table:number-columns-repeated="16349"/>
        </table:table-row>
        <table:table-row table:style-name="ro1">
          <table:table-cell office:value-type="float" office:value="0.00259751" calcext:value-type="float">
            <text:p>0.00259751</text:p>
          </table:table-cell>
          <table:table-cell table:formula="of:=[.A48]*1000" office:value-type="float" office:value="2.59751" calcext:value-type="float">
            <text:p>2.59751</text:p>
          </table:table-cell>
          <table:table-cell office:value-type="float" office:value="67.3426" calcext:value-type="float">
            <text:p>67.3426</text:p>
          </table:table-cell>
          <table:table-cell/>
          <table:table-cell office:value-type="float" office:value="0.00277842" calcext:value-type="float">
            <text:p>0.00277842</text:p>
          </table:table-cell>
          <table:table-cell table:formula="of:=[.E48]*1000" office:value-type="float" office:value="2.77842" calcext:value-type="float">
            <text:p>2.77842</text:p>
          </table:table-cell>
          <table:table-cell office:value-type="float" office:value="66.8532" calcext:value-type="float">
            <text:p>66.8532</text:p>
          </table:table-cell>
          <table:table-cell/>
          <table:table-cell office:value-type="float" office:value="0.00428251" calcext:value-type="float">
            <text:p>0.00428251</text:p>
          </table:table-cell>
          <table:table-cell table:formula="of:=[.I48]*1000" office:value-type="float" office:value="4.28251" calcext:value-type="float">
            <text:p>4.28251</text:p>
          </table:table-cell>
          <table:table-cell office:value-type="float" office:value="67.6007" calcext:value-type="float">
            <text:p>67.6007</text:p>
          </table:table-cell>
          <table:table-cell/>
          <table:table-cell office:value-type="float" office:value="0.00700545" calcext:value-type="float">
            <text:p>0.00700545</text:p>
          </table:table-cell>
          <table:table-cell table:formula="of:=[.M48]*1000" office:value-type="float" office:value="7.00545" calcext:value-type="float">
            <text:p>7.00545</text:p>
          </table:table-cell>
          <table:table-cell office:value-type="float" office:value="65.4089" calcext:value-type="float">
            <text:p>65.4089</text:p>
          </table:table-cell>
          <table:table-cell/>
          <table:table-cell office:value-type="float" office:value="0.0063447" calcext:value-type="float">
            <text:p>0.0063447</text:p>
          </table:table-cell>
          <table:table-cell table:formula="of:=[.Q48]*1000" office:value-type="float" office:value="6.3447" calcext:value-type="float">
            <text:p>6.3447</text:p>
          </table:table-cell>
          <table:table-cell office:value-type="float" office:value="78.5436" calcext:value-type="float">
            <text:p>78.5436</text:p>
          </table:table-cell>
          <table:table-cell/>
          <table:table-cell office:value-type="float" office:value="0.00635006" calcext:value-type="float">
            <text:p>0.00635006</text:p>
          </table:table-cell>
          <table:table-cell table:formula="of:=[.U48]*1000" office:value-type="float" office:value="6.35006" calcext:value-type="float">
            <text:p>6.35006</text:p>
          </table:table-cell>
          <table:table-cell office:value-type="float" office:value="117.059" calcext:value-type="float">
            <text:p>117.059</text:p>
          </table:table-cell>
          <table:table-cell/>
          <table:table-cell office:value-type="float" office:value="0.00707071" calcext:value-type="float">
            <text:p>0.00707071</text:p>
          </table:table-cell>
          <table:table-cell table:formula="of:=[.Y48]*1000" office:value-type="float" office:value="7.07071" calcext:value-type="float">
            <text:p>7.07071</text:p>
          </table:table-cell>
          <table:table-cell office:value-type="float" office:value="213.725" calcext:value-type="float">
            <text:p>213.725</text:p>
          </table:table-cell>
          <table:table-cell/>
          <table:table-cell office:value-type="float" office:value="0.00243218" calcext:value-type="float">
            <text:p>0.00243218</text:p>
          </table:table-cell>
          <table:table-cell table:formula="of:=[.AC48]*1000" office:value-type="float" office:value="2.43218" calcext:value-type="float">
            <text:p>2.43218</text:p>
          </table:table-cell>
          <table:table-cell office:value-type="float" office:value="66.5736" calcext:value-type="float">
            <text:p>66.5736</text:p>
          </table:table-cell>
          <table:table-cell/>
          <table:table-cell office:value-type="float" office:value="0.0025327" calcext:value-type="float">
            <text:p>0.0025327</text:p>
          </table:table-cell>
          <table:table-cell table:formula="of:=1000*[.AG48]" office:value-type="float" office:value="2.5327" calcext:value-type="float">
            <text:p>2.5327</text:p>
          </table:table-cell>
          <table:table-cell office:value-type="float" office:value="62.0272" calcext:value-type="float">
            <text:p>62.0272</text:p>
          </table:table-cell>
          <table:table-cell table:number-columns-repeated="16349"/>
        </table:table-row>
        <table:table-row table:style-name="ro1">
          <table:table-cell office:value-type="float" office:value="0.00302436" calcext:value-type="float">
            <text:p>0.00302436</text:p>
          </table:table-cell>
          <table:table-cell table:formula="of:=[.A49]*1000" office:value-type="float" office:value="3.02436" calcext:value-type="float">
            <text:p>3.02436</text:p>
          </table:table-cell>
          <table:table-cell office:value-type="float" office:value="66.9014" calcext:value-type="float">
            <text:p>66.9014</text:p>
          </table:table-cell>
          <table:table-cell/>
          <table:table-cell office:value-type="float" office:value="0.0028709" calcext:value-type="float">
            <text:p>0.0028709</text:p>
          </table:table-cell>
          <table:table-cell table:formula="of:=[.E49]*1000" office:value-type="float" office:value="2.8709" calcext:value-type="float">
            <text:p>2.8709</text:p>
          </table:table-cell>
          <table:table-cell office:value-type="float" office:value="70.269" calcext:value-type="float">
            <text:p>70.269</text:p>
          </table:table-cell>
          <table:table-cell/>
          <table:table-cell office:value-type="float" office:value="0.00348864" calcext:value-type="float">
            <text:p>0.00348864</text:p>
          </table:table-cell>
          <table:table-cell table:formula="of:=[.I49]*1000" office:value-type="float" office:value="3.48864" calcext:value-type="float">
            <text:p>3.48864</text:p>
          </table:table-cell>
          <table:table-cell office:value-type="float" office:value="66.7046" calcext:value-type="float">
            <text:p>66.7046</text:p>
          </table:table-cell>
          <table:table-cell/>
          <table:table-cell office:value-type="float" office:value="0.00672729" calcext:value-type="float">
            <text:p>0.00672729</text:p>
          </table:table-cell>
          <table:table-cell table:formula="of:=[.M49]*1000" office:value-type="float" office:value="6.72729" calcext:value-type="float">
            <text:p>6.72729</text:p>
          </table:table-cell>
          <table:table-cell office:value-type="float" office:value="67.1961" calcext:value-type="float">
            <text:p>67.1961</text:p>
          </table:table-cell>
          <table:table-cell/>
          <table:table-cell office:value-type="float" office:value="0.00586322" calcext:value-type="float">
            <text:p>0.00586322</text:p>
          </table:table-cell>
          <table:table-cell table:formula="of:=[.Q49]*1000" office:value-type="float" office:value="5.86322" calcext:value-type="float">
            <text:p>5.86322</text:p>
          </table:table-cell>
          <table:table-cell office:value-type="float" office:value="79.6672" calcext:value-type="float">
            <text:p>79.6672</text:p>
          </table:table-cell>
          <table:table-cell/>
          <table:table-cell office:value-type="float" office:value="0.00661782" calcext:value-type="float">
            <text:p>0.00661782</text:p>
          </table:table-cell>
          <table:table-cell table:formula="of:=[.U49]*1000" office:value-type="float" office:value="6.61782" calcext:value-type="float">
            <text:p>6.61782</text:p>
          </table:table-cell>
          <table:table-cell office:value-type="float" office:value="117.814" calcext:value-type="float">
            <text:p>117.814</text:p>
          </table:table-cell>
          <table:table-cell/>
          <table:table-cell office:value-type="float" office:value="0.00670106" calcext:value-type="float">
            <text:p>0.00670106</text:p>
          </table:table-cell>
          <table:table-cell table:formula="of:=[.Y49]*1000" office:value-type="float" office:value="6.70106" calcext:value-type="float">
            <text:p>6.70106</text:p>
          </table:table-cell>
          <table:table-cell office:value-type="float" office:value="211.841" calcext:value-type="float">
            <text:p>211.841</text:p>
          </table:table-cell>
          <table:table-cell/>
          <table:table-cell office:value-type="float" office:value="0.00251453" calcext:value-type="float">
            <text:p>0.00251453</text:p>
          </table:table-cell>
          <table:table-cell table:formula="of:=[.AC49]*1000" office:value-type="float" office:value="2.51453" calcext:value-type="float">
            <text:p>2.51453</text:p>
          </table:table-cell>
          <table:table-cell office:value-type="float" office:value="63.924" calcext:value-type="float">
            <text:p>63.924</text:p>
          </table:table-cell>
          <table:table-cell/>
          <table:table-cell office:value-type="float" office:value="0.00413354" calcext:value-type="float">
            <text:p>0.00413354</text:p>
          </table:table-cell>
          <table:table-cell table:formula="of:=1000*[.AG49]" office:value-type="float" office:value="4.13354" calcext:value-type="float">
            <text:p>4.13354</text:p>
          </table:table-cell>
          <table:table-cell office:value-type="float" office:value="63.6861" calcext:value-type="float">
            <text:p>63.6861</text:p>
          </table:table-cell>
          <table:table-cell table:number-columns-repeated="16349"/>
        </table:table-row>
        <table:table-row table:style-name="ro1">
          <table:table-cell office:value-type="float" office:value="0.00246513" calcext:value-type="float">
            <text:p>0.00246513</text:p>
          </table:table-cell>
          <table:table-cell table:formula="of:=[.A50]*1000" office:value-type="float" office:value="2.46513" calcext:value-type="float">
            <text:p>2.46513</text:p>
          </table:table-cell>
          <table:table-cell office:value-type="float" office:value="67.6998" calcext:value-type="float">
            <text:p>67.6998</text:p>
          </table:table-cell>
          <table:table-cell/>
          <table:table-cell office:value-type="float" office:value="0.00262596" calcext:value-type="float">
            <text:p>0.00262596</text:p>
          </table:table-cell>
          <table:table-cell table:formula="of:=[.E50]*1000" office:value-type="float" office:value="2.62596" calcext:value-type="float">
            <text:p>2.62596</text:p>
          </table:table-cell>
          <table:table-cell office:value-type="float" office:value="68.8456" calcext:value-type="float">
            <text:p>68.8456</text:p>
          </table:table-cell>
          <table:table-cell/>
          <table:table-cell office:value-type="float" office:value="0.00379269" calcext:value-type="float">
            <text:p>0.00379269</text:p>
          </table:table-cell>
          <table:table-cell table:formula="of:=[.I50]*1000" office:value-type="float" office:value="3.79269" calcext:value-type="float">
            <text:p>3.79269</text:p>
          </table:table-cell>
          <table:table-cell office:value-type="float" office:value="66.5395" calcext:value-type="float">
            <text:p>66.5395</text:p>
          </table:table-cell>
          <table:table-cell/>
          <table:table-cell office:value-type="float" office:value="0.0065026" calcext:value-type="float">
            <text:p>0.0065026</text:p>
          </table:table-cell>
          <table:table-cell table:formula="of:=[.M50]*1000" office:value-type="float" office:value="6.5026" calcext:value-type="float">
            <text:p>6.5026</text:p>
          </table:table-cell>
          <table:table-cell office:value-type="float" office:value="66.0355" calcext:value-type="float">
            <text:p>66.0355</text:p>
          </table:table-cell>
          <table:table-cell/>
          <table:table-cell office:value-type="float" office:value="0.00655038" calcext:value-type="float">
            <text:p>0.00655038</text:p>
          </table:table-cell>
          <table:table-cell table:formula="of:=[.Q50]*1000" office:value-type="float" office:value="6.55038" calcext:value-type="float">
            <text:p>6.55038</text:p>
          </table:table-cell>
          <table:table-cell office:value-type="float" office:value="78.9612" calcext:value-type="float">
            <text:p>78.9612</text:p>
          </table:table-cell>
          <table:table-cell/>
          <table:table-cell office:value-type="float" office:value="0.00686958" calcext:value-type="float">
            <text:p>0.00686958</text:p>
          </table:table-cell>
          <table:table-cell table:formula="of:=[.U50]*1000" office:value-type="float" office:value="6.86958" calcext:value-type="float">
            <text:p>6.86958</text:p>
          </table:table-cell>
          <table:table-cell office:value-type="float" office:value="117.724" calcext:value-type="float">
            <text:p>117.724</text:p>
          </table:table-cell>
          <table:table-cell/>
          <table:table-cell office:value-type="float" office:value="0.00672393" calcext:value-type="float">
            <text:p>0.00672393</text:p>
          </table:table-cell>
          <table:table-cell table:formula="of:=[.Y50]*1000" office:value-type="float" office:value="6.72393" calcext:value-type="float">
            <text:p>6.72393</text:p>
          </table:table-cell>
          <table:table-cell office:value-type="float" office:value="212.463" calcext:value-type="float">
            <text:p>212.463</text:p>
          </table:table-cell>
          <table:table-cell/>
          <table:table-cell office:value-type="float" office:value="0.00260681" calcext:value-type="float">
            <text:p>0.00260681</text:p>
          </table:table-cell>
          <table:table-cell table:formula="of:=[.AC50]*1000" office:value-type="float" office:value="2.60681" calcext:value-type="float">
            <text:p>2.60681</text:p>
          </table:table-cell>
          <table:table-cell office:value-type="float" office:value="65.1952" calcext:value-type="float">
            <text:p>65.1952</text:p>
          </table:table-cell>
          <table:table-cell/>
          <table:table-cell office:value-type="float" office:value="0.00315659" calcext:value-type="float">
            <text:p>0.00315659</text:p>
          </table:table-cell>
          <table:table-cell table:formula="of:=1000*[.AG50]" office:value-type="float" office:value="3.15659" calcext:value-type="float">
            <text:p>3.15659</text:p>
          </table:table-cell>
          <table:table-cell office:value-type="float" office:value="62.2166" calcext:value-type="float">
            <text:p>62.2166</text:p>
          </table:table-cell>
          <table:table-cell table:number-columns-repeated="16349"/>
        </table:table-row>
        <table:table-row table:style-name="ro1">
          <table:table-cell office:value-type="float" office:value="0.00231436" calcext:value-type="float">
            <text:p>0.00231436</text:p>
          </table:table-cell>
          <table:table-cell table:formula="of:=[.A51]*1000" office:value-type="float" office:value="2.31436" calcext:value-type="float">
            <text:p>2.31436</text:p>
          </table:table-cell>
          <table:table-cell office:value-type="float" office:value="68.2646" calcext:value-type="float">
            <text:p>68.2646</text:p>
          </table:table-cell>
          <table:table-cell/>
          <table:table-cell office:value-type="float" office:value="0.00254103" calcext:value-type="float">
            <text:p>0.00254103</text:p>
          </table:table-cell>
          <table:table-cell table:formula="of:=[.E51]*1000" office:value-type="float" office:value="2.54103" calcext:value-type="float">
            <text:p>2.54103</text:p>
          </table:table-cell>
          <table:table-cell office:value-type="float" office:value="67.3932" calcext:value-type="float">
            <text:p>67.3932</text:p>
          </table:table-cell>
          <table:table-cell/>
          <table:table-cell office:value-type="float" office:value="0.00414181" calcext:value-type="float">
            <text:p>0.00414181</text:p>
          </table:table-cell>
          <table:table-cell table:formula="of:=[.I51]*1000" office:value-type="float" office:value="4.14181" calcext:value-type="float">
            <text:p>4.14181</text:p>
          </table:table-cell>
          <table:table-cell office:value-type="float" office:value="67.5895" calcext:value-type="float">
            <text:p>67.5895</text:p>
          </table:table-cell>
          <table:table-cell/>
          <table:table-cell office:value-type="float" office:value="0.00683199" calcext:value-type="float">
            <text:p>0.00683199</text:p>
          </table:table-cell>
          <table:table-cell table:formula="of:=[.M51]*1000" office:value-type="float" office:value="6.83199" calcext:value-type="float">
            <text:p>6.83199</text:p>
          </table:table-cell>
          <table:table-cell office:value-type="float" office:value="66.723" calcext:value-type="float">
            <text:p>66.723</text:p>
          </table:table-cell>
          <table:table-cell/>
          <table:table-cell office:value-type="float" office:value="0.00656444" calcext:value-type="float">
            <text:p>0.00656444</text:p>
          </table:table-cell>
          <table:table-cell table:formula="of:=[.Q51]*1000" office:value-type="float" office:value="6.56444" calcext:value-type="float">
            <text:p>6.56444</text:p>
          </table:table-cell>
          <table:table-cell office:value-type="float" office:value="79.1862" calcext:value-type="float">
            <text:p>79.1862</text:p>
          </table:table-cell>
          <table:table-cell/>
          <table:table-cell office:value-type="float" office:value="0.00653555" calcext:value-type="float">
            <text:p>0.00653555</text:p>
          </table:table-cell>
          <table:table-cell table:formula="of:=[.U51]*1000" office:value-type="float" office:value="6.53555" calcext:value-type="float">
            <text:p>6.53555</text:p>
          </table:table-cell>
          <table:table-cell office:value-type="float" office:value="117.579" calcext:value-type="float">
            <text:p>117.579</text:p>
          </table:table-cell>
          <table:table-cell/>
          <table:table-cell office:value-type="float" office:value="0.00619681" calcext:value-type="float">
            <text:p>0.00619681</text:p>
          </table:table-cell>
          <table:table-cell table:formula="of:=[.Y51]*1000" office:value-type="float" office:value="6.19681" calcext:value-type="float">
            <text:p>6.19681</text:p>
          </table:table-cell>
          <table:table-cell office:value-type="float" office:value="212.974" calcext:value-type="float">
            <text:p>212.974</text:p>
          </table:table-cell>
          <table:table-cell/>
          <table:table-cell office:value-type="float" office:value="0.00264879" calcext:value-type="float">
            <text:p>0.00264879</text:p>
          </table:table-cell>
          <table:table-cell table:formula="of:=[.AC51]*1000" office:value-type="float" office:value="2.64879" calcext:value-type="float">
            <text:p>2.64879</text:p>
          </table:table-cell>
          <table:table-cell office:value-type="float" office:value="64.2146" calcext:value-type="float">
            <text:p>64.2146</text:p>
          </table:table-cell>
          <table:table-cell/>
          <table:table-cell office:value-type="float" office:value="0.00269798" calcext:value-type="float">
            <text:p>0.00269798</text:p>
          </table:table-cell>
          <table:table-cell table:formula="of:=1000*[.AG51]" office:value-type="float" office:value="2.69798" calcext:value-type="float">
            <text:p>2.69798</text:p>
          </table:table-cell>
          <table:table-cell office:value-type="float" office:value="63.7807" calcext:value-type="float">
            <text:p>63.7807</text:p>
          </table:table-cell>
          <table:table-cell table:number-columns-repeated="16349"/>
        </table:table-row>
        <table:table-row table:style-name="ro1">
          <table:table-cell office:value-type="float" office:value="0.00660402" calcext:value-type="float">
            <text:p>0.00660402</text:p>
          </table:table-cell>
          <table:table-cell table:formula="of:=[.A52]*1000" office:value-type="float" office:value="6.60402" calcext:value-type="float">
            <text:p>6.60402</text:p>
          </table:table-cell>
          <table:table-cell office:value-type="float" office:value="66.0066" calcext:value-type="float">
            <text:p>66.0066</text:p>
          </table:table-cell>
          <table:table-cell/>
          <table:table-cell office:value-type="float" office:value="0.00270308" calcext:value-type="float">
            <text:p>0.00270308</text:p>
          </table:table-cell>
          <table:table-cell table:formula="of:=[.E52]*1000" office:value-type="float" office:value="2.70308" calcext:value-type="float">
            <text:p>2.70308</text:p>
          </table:table-cell>
          <table:table-cell office:value-type="float" office:value="67.654" calcext:value-type="float">
            <text:p>67.654</text:p>
          </table:table-cell>
          <table:table-cell/>
          <table:table-cell office:value-type="float" office:value="0.0036457" calcext:value-type="float">
            <text:p>0.0036457</text:p>
          </table:table-cell>
          <table:table-cell table:formula="of:=[.I52]*1000" office:value-type="float" office:value="3.6457" calcext:value-type="float">
            <text:p>3.6457</text:p>
          </table:table-cell>
          <table:table-cell office:value-type="float" office:value="66.4217" calcext:value-type="float">
            <text:p>66.4217</text:p>
          </table:table-cell>
          <table:table-cell/>
          <table:table-cell office:value-type="float" office:value="0.0068854" calcext:value-type="float">
            <text:p>0.0068854</text:p>
          </table:table-cell>
          <table:table-cell table:formula="of:=[.M52]*1000" office:value-type="float" office:value="6.8854" calcext:value-type="float">
            <text:p>6.8854</text:p>
          </table:table-cell>
          <table:table-cell office:value-type="float" office:value="67.3339" calcext:value-type="float">
            <text:p>67.3339</text:p>
          </table:table-cell>
          <table:table-cell/>
          <table:table-cell office:value-type="float" office:value="0.00735638" calcext:value-type="float">
            <text:p>0.00735638</text:p>
          </table:table-cell>
          <table:table-cell table:formula="of:=[.Q52]*1000" office:value-type="float" office:value="7.35638" calcext:value-type="float">
            <text:p>7.35638</text:p>
          </table:table-cell>
          <table:table-cell office:value-type="float" office:value="78.8212" calcext:value-type="float">
            <text:p>78.8212</text:p>
          </table:table-cell>
          <table:table-cell/>
          <table:table-cell office:value-type="float" office:value="0.00665352" calcext:value-type="float">
            <text:p>0.00665352</text:p>
          </table:table-cell>
          <table:table-cell table:formula="of:=[.U52]*1000" office:value-type="float" office:value="6.65352" calcext:value-type="float">
            <text:p>6.65352</text:p>
          </table:table-cell>
          <table:table-cell office:value-type="float" office:value="118.139" calcext:value-type="float">
            <text:p>118.139</text:p>
          </table:table-cell>
          <table:table-cell/>
          <table:table-cell office:value-type="float" office:value="0.0064228" calcext:value-type="float">
            <text:p>0.0064228</text:p>
          </table:table-cell>
          <table:table-cell table:formula="of:=[.Y52]*1000" office:value-type="float" office:value="6.4228" calcext:value-type="float">
            <text:p>6.4228</text:p>
          </table:table-cell>
          <table:table-cell office:value-type="float" office:value="213.742" calcext:value-type="float">
            <text:p>213.742</text:p>
          </table:table-cell>
          <table:table-cell/>
          <table:table-cell office:value-type="float" office:value="0.00264654" calcext:value-type="float">
            <text:p>0.00264654</text:p>
          </table:table-cell>
          <table:table-cell table:formula="of:=[.AC52]*1000" office:value-type="float" office:value="2.64654" calcext:value-type="float">
            <text:p>2.64654</text:p>
          </table:table-cell>
          <table:table-cell office:value-type="float" office:value="65.4001" calcext:value-type="float">
            <text:p>65.4001</text:p>
          </table:table-cell>
          <table:table-cell/>
          <table:table-cell office:value-type="float" office:value="0.00253068" calcext:value-type="float">
            <text:p>0.00253068</text:p>
          </table:table-cell>
          <table:table-cell table:formula="of:=1000*[.AG52]" office:value-type="float" office:value="2.53068" calcext:value-type="float">
            <text:p>2.53068</text:p>
          </table:table-cell>
          <table:table-cell office:value-type="float" office:value="64.3471" calcext:value-type="float">
            <text:p>64.3471</text:p>
          </table:table-cell>
          <table:table-cell table:number-columns-repeated="16349"/>
        </table:table-row>
        <table:table-row table:style-name="ro1">
          <table:table-cell office:value-type="float" office:value="0.00226428" calcext:value-type="float">
            <text:p>0.00226428</text:p>
          </table:table-cell>
          <table:table-cell table:formula="of:=[.A53]*1000" office:value-type="float" office:value="2.26428" calcext:value-type="float">
            <text:p>2.26428</text:p>
          </table:table-cell>
          <table:table-cell office:value-type="float" office:value="67.4053" calcext:value-type="float">
            <text:p>67.4053</text:p>
          </table:table-cell>
          <table:table-cell/>
          <table:table-cell office:value-type="float" office:value="0.00271102" calcext:value-type="float">
            <text:p>0.00271102</text:p>
          </table:table-cell>
          <table:table-cell table:formula="of:=[.E53]*1000" office:value-type="float" office:value="2.71102" calcext:value-type="float">
            <text:p>2.71102</text:p>
          </table:table-cell>
          <table:table-cell office:value-type="float" office:value="66.0522" calcext:value-type="float">
            <text:p>66.0522</text:p>
          </table:table-cell>
          <table:table-cell/>
          <table:table-cell office:value-type="float" office:value="0.00351822" calcext:value-type="float">
            <text:p>0.00351822</text:p>
          </table:table-cell>
          <table:table-cell table:formula="of:=[.I53]*1000" office:value-type="float" office:value="3.51822" calcext:value-type="float">
            <text:p>3.51822</text:p>
          </table:table-cell>
          <table:table-cell office:value-type="float" office:value="67.0009" calcext:value-type="float">
            <text:p>67.0009</text:p>
          </table:table-cell>
          <table:table-cell/>
          <table:table-cell office:value-type="float" office:value="0.00662998" calcext:value-type="float">
            <text:p>0.00662998</text:p>
          </table:table-cell>
          <table:table-cell table:formula="of:=[.M53]*1000" office:value-type="float" office:value="6.62998" calcext:value-type="float">
            <text:p>6.62998</text:p>
          </table:table-cell>
          <table:table-cell office:value-type="float" office:value="67.7611" calcext:value-type="float">
            <text:p>67.7611</text:p>
          </table:table-cell>
          <table:table-cell/>
          <table:table-cell office:value-type="float" office:value="0.00621471" calcext:value-type="float">
            <text:p>0.00621471</text:p>
          </table:table-cell>
          <table:table-cell table:formula="of:=[.Q53]*1000" office:value-type="float" office:value="6.21471" calcext:value-type="float">
            <text:p>6.21471</text:p>
          </table:table-cell>
          <table:table-cell office:value-type="float" office:value="79.4133" calcext:value-type="float">
            <text:p>79.4133</text:p>
          </table:table-cell>
          <table:table-cell/>
          <table:table-cell office:value-type="float" office:value="0.0064887" calcext:value-type="float">
            <text:p>0.0064887</text:p>
          </table:table-cell>
          <table:table-cell table:formula="of:=[.U53]*1000" office:value-type="float" office:value="6.4887" calcext:value-type="float">
            <text:p>6.4887</text:p>
          </table:table-cell>
          <table:table-cell office:value-type="float" office:value="117.593" calcext:value-type="float">
            <text:p>117.593</text:p>
          </table:table-cell>
          <table:table-cell/>
          <table:table-cell office:value-type="float" office:value="0.00690969" calcext:value-type="float">
            <text:p>0.00690969</text:p>
          </table:table-cell>
          <table:table-cell table:formula="of:=[.Y53]*1000" office:value-type="float" office:value="6.90969" calcext:value-type="float">
            <text:p>6.90969</text:p>
          </table:table-cell>
          <table:table-cell office:value-type="float" office:value="214.244" calcext:value-type="float">
            <text:p>214.244</text:p>
          </table:table-cell>
          <table:table-cell/>
          <table:table-cell office:value-type="float" office:value="0.00237124" calcext:value-type="float">
            <text:p>0.00237124</text:p>
          </table:table-cell>
          <table:table-cell table:formula="of:=[.AC53]*1000" office:value-type="float" office:value="2.37124" calcext:value-type="float">
            <text:p>2.37124</text:p>
          </table:table-cell>
          <table:table-cell office:value-type="float" office:value="66.0354" calcext:value-type="float">
            <text:p>66.0354</text:p>
          </table:table-cell>
          <table:table-cell/>
          <table:table-cell office:value-type="float" office:value="0.002628" calcext:value-type="float">
            <text:p>0.002628</text:p>
          </table:table-cell>
          <table:table-cell table:formula="of:=1000*[.AG53]" office:value-type="float" office:value="2.628" calcext:value-type="float">
            <text:p>2.628</text:p>
          </table:table-cell>
          <table:table-cell office:value-type="float" office:value="65.8346" calcext:value-type="float">
            <text:p>65.8346</text:p>
          </table:table-cell>
          <table:table-cell table:number-columns-repeated="16349"/>
        </table:table-row>
        <table:table-row table:style-name="ro1">
          <table:table-cell office:value-type="float" office:value="0.00229823" calcext:value-type="float">
            <text:p>0.00229823</text:p>
          </table:table-cell>
          <table:table-cell table:formula="of:=[.A54]*1000" office:value-type="float" office:value="2.29823" calcext:value-type="float">
            <text:p>2.29823</text:p>
          </table:table-cell>
          <table:table-cell office:value-type="float" office:value="66.727" calcext:value-type="float">
            <text:p>66.727</text:p>
          </table:table-cell>
          <table:table-cell/>
          <table:table-cell office:value-type="float" office:value="0.00255205" calcext:value-type="float">
            <text:p>0.00255205</text:p>
          </table:table-cell>
          <table:table-cell table:formula="of:=[.E54]*1000" office:value-type="float" office:value="2.55205" calcext:value-type="float">
            <text:p>2.55205</text:p>
          </table:table-cell>
          <table:table-cell office:value-type="float" office:value="67.1544" calcext:value-type="float">
            <text:p>67.1544</text:p>
          </table:table-cell>
          <table:table-cell/>
          <table:table-cell office:value-type="float" office:value="0.00349902" calcext:value-type="float">
            <text:p>0.00349902</text:p>
          </table:table-cell>
          <table:table-cell table:formula="of:=[.I54]*1000" office:value-type="float" office:value="3.49902" calcext:value-type="float">
            <text:p>3.49902</text:p>
          </table:table-cell>
          <table:table-cell office:value-type="float" office:value="67.2999" calcext:value-type="float">
            <text:p>67.2999</text:p>
          </table:table-cell>
          <table:table-cell/>
          <table:table-cell office:value-type="float" office:value="0.00733624" calcext:value-type="float">
            <text:p>0.00733624</text:p>
          </table:table-cell>
          <table:table-cell table:formula="of:=[.M54]*1000" office:value-type="float" office:value="7.33624" calcext:value-type="float">
            <text:p>7.33624</text:p>
          </table:table-cell>
          <table:table-cell office:value-type="float" office:value="66.151" calcext:value-type="float">
            <text:p>66.151</text:p>
          </table:table-cell>
          <table:table-cell/>
          <table:table-cell office:value-type="float" office:value="0.00637206" calcext:value-type="float">
            <text:p>0.00637206</text:p>
          </table:table-cell>
          <table:table-cell table:formula="of:=[.Q54]*1000" office:value-type="float" office:value="6.37206" calcext:value-type="float">
            <text:p>6.37206</text:p>
          </table:table-cell>
          <table:table-cell office:value-type="float" office:value="79.4297" calcext:value-type="float">
            <text:p>79.4297</text:p>
          </table:table-cell>
          <table:table-cell/>
          <table:table-cell office:value-type="float" office:value="0.00708969" calcext:value-type="float">
            <text:p>0.00708969</text:p>
          </table:table-cell>
          <table:table-cell table:formula="of:=[.U54]*1000" office:value-type="float" office:value="7.08969" calcext:value-type="float">
            <text:p>7.08969</text:p>
          </table:table-cell>
          <table:table-cell office:value-type="float" office:value="116.92" calcext:value-type="float">
            <text:p>116.92</text:p>
          </table:table-cell>
          <table:table-cell/>
          <table:table-cell office:value-type="float" office:value="0.00650684" calcext:value-type="float">
            <text:p>0.00650684</text:p>
          </table:table-cell>
          <table:table-cell table:formula="of:=[.Y54]*1000" office:value-type="float" office:value="6.50684" calcext:value-type="float">
            <text:p>6.50684</text:p>
          </table:table-cell>
          <table:table-cell office:value-type="float" office:value="213.412" calcext:value-type="float">
            <text:p>213.412</text:p>
          </table:table-cell>
          <table:table-cell/>
          <table:table-cell office:value-type="float" office:value="0.002549" calcext:value-type="float">
            <text:p>0.002549</text:p>
          </table:table-cell>
          <table:table-cell table:formula="of:=[.AC54]*1000" office:value-type="float" office:value="2.549" calcext:value-type="float">
            <text:p>2.549</text:p>
          </table:table-cell>
          <table:table-cell office:value-type="float" office:value="62.3793" calcext:value-type="float">
            <text:p>62.3793</text:p>
          </table:table-cell>
          <table:table-cell/>
          <table:table-cell office:value-type="float" office:value="0.00267253" calcext:value-type="float">
            <text:p>0.00267253</text:p>
          </table:table-cell>
          <table:table-cell table:formula="of:=1000*[.AG54]" office:value-type="float" office:value="2.67253" calcext:value-type="float">
            <text:p>2.67253</text:p>
          </table:table-cell>
          <table:table-cell office:value-type="float" office:value="64.0468" calcext:value-type="float">
            <text:p>64.0468</text:p>
          </table:table-cell>
          <table:table-cell table:number-columns-repeated="16349"/>
        </table:table-row>
        <table:table-row table:style-name="ro1">
          <table:table-cell office:value-type="float" office:value="0.00230948" calcext:value-type="float">
            <text:p>0.00230948</text:p>
          </table:table-cell>
          <table:table-cell table:formula="of:=[.A55]*1000" office:value-type="float" office:value="2.30948" calcext:value-type="float">
            <text:p>2.30948</text:p>
          </table:table-cell>
          <table:table-cell office:value-type="float" office:value="66.539" calcext:value-type="float">
            <text:p>66.539</text:p>
          </table:table-cell>
          <table:table-cell/>
          <table:table-cell office:value-type="float" office:value="0.00283727" calcext:value-type="float">
            <text:p>0.00283727</text:p>
          </table:table-cell>
          <table:table-cell table:formula="of:=[.E55]*1000" office:value-type="float" office:value="2.83727" calcext:value-type="float">
            <text:p>2.83727</text:p>
          </table:table-cell>
          <table:table-cell office:value-type="float" office:value="67.4865" calcext:value-type="float">
            <text:p>67.4865</text:p>
          </table:table-cell>
          <table:table-cell/>
          <table:table-cell office:value-type="float" office:value="0.00375766" calcext:value-type="float">
            <text:p>0.00375766</text:p>
          </table:table-cell>
          <table:table-cell table:formula="of:=[.I55]*1000" office:value-type="float" office:value="3.75766" calcext:value-type="float">
            <text:p>3.75766</text:p>
          </table:table-cell>
          <table:table-cell office:value-type="float" office:value="66.2982" calcext:value-type="float">
            <text:p>66.2982</text:p>
          </table:table-cell>
          <table:table-cell/>
          <table:table-cell office:value-type="float" office:value="0.00635996" calcext:value-type="float">
            <text:p>0.00635996</text:p>
          </table:table-cell>
          <table:table-cell table:formula="of:=[.M55]*1000" office:value-type="float" office:value="6.35996" calcext:value-type="float">
            <text:p>6.35996</text:p>
          </table:table-cell>
          <table:table-cell office:value-type="float" office:value="69.6195" calcext:value-type="float">
            <text:p>69.6195</text:p>
          </table:table-cell>
          <table:table-cell/>
          <table:table-cell office:value-type="float" office:value="0.00773396" calcext:value-type="float">
            <text:p>0.00773396</text:p>
          </table:table-cell>
          <table:table-cell table:formula="of:=[.Q55]*1000" office:value-type="float" office:value="7.73396" calcext:value-type="float">
            <text:p>7.73396</text:p>
          </table:table-cell>
          <table:table-cell office:value-type="float" office:value="79.5822" calcext:value-type="float">
            <text:p>79.5822</text:p>
          </table:table-cell>
          <table:table-cell/>
          <table:table-cell office:value-type="float" office:value="0.00669535" calcext:value-type="float">
            <text:p>0.00669535</text:p>
          </table:table-cell>
          <table:table-cell table:formula="of:=[.U55]*1000" office:value-type="float" office:value="6.69535" calcext:value-type="float">
            <text:p>6.69535</text:p>
          </table:table-cell>
          <table:table-cell office:value-type="float" office:value="116.602" calcext:value-type="float">
            <text:p>116.602</text:p>
          </table:table-cell>
          <table:table-cell/>
          <table:table-cell office:value-type="float" office:value="0.00616915" calcext:value-type="float">
            <text:p>0.00616915</text:p>
          </table:table-cell>
          <table:table-cell table:formula="of:=[.Y55]*1000" office:value-type="float" office:value="6.16915" calcext:value-type="float">
            <text:p>6.16915</text:p>
          </table:table-cell>
          <table:table-cell office:value-type="float" office:value="212.209" calcext:value-type="float">
            <text:p>212.209</text:p>
          </table:table-cell>
          <table:table-cell/>
          <table:table-cell office:value-type="float" office:value="0.00257157" calcext:value-type="float">
            <text:p>0.00257157</text:p>
          </table:table-cell>
          <table:table-cell table:formula="of:=[.AC55]*1000" office:value-type="float" office:value="2.57157" calcext:value-type="float">
            <text:p>2.57157</text:p>
          </table:table-cell>
          <table:table-cell office:value-type="float" office:value="65.7893" calcext:value-type="float">
            <text:p>65.7893</text:p>
          </table:table-cell>
          <table:table-cell/>
          <table:table-cell office:value-type="float" office:value="0.00269269" calcext:value-type="float">
            <text:p>0.00269269</text:p>
          </table:table-cell>
          <table:table-cell table:formula="of:=1000*[.AG55]" office:value-type="float" office:value="2.69269" calcext:value-type="float">
            <text:p>2.69269</text:p>
          </table:table-cell>
          <table:table-cell office:value-type="float" office:value="63.5626" calcext:value-type="float">
            <text:p>63.5626</text:p>
          </table:table-cell>
          <table:table-cell table:number-columns-repeated="16349"/>
        </table:table-row>
        <table:table-row table:style-name="ro1">
          <table:table-cell office:value-type="float" office:value="0.0023072" calcext:value-type="float">
            <text:p>0.0023072</text:p>
          </table:table-cell>
          <table:table-cell table:formula="of:=[.A56]*1000" office:value-type="float" office:value="2.3072" calcext:value-type="float">
            <text:p>2.3072</text:p>
          </table:table-cell>
          <table:table-cell office:value-type="float" office:value="67.9297" calcext:value-type="float">
            <text:p>67.9297</text:p>
          </table:table-cell>
          <table:table-cell/>
          <table:table-cell office:value-type="float" office:value="0.00256564" calcext:value-type="float">
            <text:p>0.00256564</text:p>
          </table:table-cell>
          <table:table-cell table:formula="of:=[.E56]*1000" office:value-type="float" office:value="2.56564" calcext:value-type="float">
            <text:p>2.56564</text:p>
          </table:table-cell>
          <table:table-cell office:value-type="float" office:value="66.1309" calcext:value-type="float">
            <text:p>66.1309</text:p>
          </table:table-cell>
          <table:table-cell/>
          <table:table-cell office:value-type="float" office:value="0.00421837" calcext:value-type="float">
            <text:p>0.00421837</text:p>
          </table:table-cell>
          <table:table-cell table:formula="of:=[.I56]*1000" office:value-type="float" office:value="4.21837" calcext:value-type="float">
            <text:p>4.21837</text:p>
          </table:table-cell>
          <table:table-cell office:value-type="float" office:value="67.5718" calcext:value-type="float">
            <text:p>67.5718</text:p>
          </table:table-cell>
          <table:table-cell/>
          <table:table-cell office:value-type="float" office:value="0.0152853" calcext:value-type="float">
            <text:p>0.0152853</text:p>
          </table:table-cell>
          <table:table-cell table:formula="of:=[.M56]*1000" office:value-type="float" office:value="15.2853" calcext:value-type="float">
            <text:p>15.2853</text:p>
          </table:table-cell>
          <table:table-cell office:value-type="float" office:value="69.9422" calcext:value-type="float">
            <text:p>69.9422</text:p>
          </table:table-cell>
          <table:table-cell/>
          <table:table-cell office:value-type="float" office:value="0.00700684" calcext:value-type="float">
            <text:p>0.00700684</text:p>
          </table:table-cell>
          <table:table-cell table:formula="of:=[.Q56]*1000" office:value-type="float" office:value="7.00684" calcext:value-type="float">
            <text:p>7.00684</text:p>
          </table:table-cell>
          <table:table-cell office:value-type="float" office:value="80.1485" calcext:value-type="float">
            <text:p>80.1485</text:p>
          </table:table-cell>
          <table:table-cell/>
          <table:table-cell office:value-type="float" office:value="0.00688377" calcext:value-type="float">
            <text:p>0.00688377</text:p>
          </table:table-cell>
          <table:table-cell table:formula="of:=[.U56]*1000" office:value-type="float" office:value="6.88377" calcext:value-type="float">
            <text:p>6.88377</text:p>
          </table:table-cell>
          <table:table-cell office:value-type="float" office:value="117.159" calcext:value-type="float">
            <text:p>117.159</text:p>
          </table:table-cell>
          <table:table-cell/>
          <table:table-cell office:value-type="float" office:value="0.00599771" calcext:value-type="float">
            <text:p>0.00599771</text:p>
          </table:table-cell>
          <table:table-cell table:formula="of:=[.Y56]*1000" office:value-type="float" office:value="5.99771" calcext:value-type="float">
            <text:p>5.99771</text:p>
          </table:table-cell>
          <table:table-cell office:value-type="float" office:value="213.32" calcext:value-type="float">
            <text:p>213.32</text:p>
          </table:table-cell>
          <table:table-cell/>
          <table:table-cell office:value-type="float" office:value="0.00247871" calcext:value-type="float">
            <text:p>0.00247871</text:p>
          </table:table-cell>
          <table:table-cell table:formula="of:=[.AC56]*1000" office:value-type="float" office:value="2.47871" calcext:value-type="float">
            <text:p>2.47871</text:p>
          </table:table-cell>
          <table:table-cell office:value-type="float" office:value="62.8572" calcext:value-type="float">
            <text:p>62.8572</text:p>
          </table:table-cell>
          <table:table-cell/>
          <table:table-cell office:value-type="float" office:value="0.00272076" calcext:value-type="float">
            <text:p>0.00272076</text:p>
          </table:table-cell>
          <table:table-cell table:formula="of:=1000*[.AG56]" office:value-type="float" office:value="2.72076" calcext:value-type="float">
            <text:p>2.72076</text:p>
          </table:table-cell>
          <table:table-cell office:value-type="float" office:value="63.6323" calcext:value-type="float">
            <text:p>63.6323</text:p>
          </table:table-cell>
          <table:table-cell table:number-columns-repeated="16349"/>
        </table:table-row>
        <table:table-row table:style-name="ro1">
          <table:table-cell office:value-type="float" office:value="0.00225699" calcext:value-type="float">
            <text:p>0.00225699</text:p>
          </table:table-cell>
          <table:table-cell table:formula="of:=[.A57]*1000" office:value-type="float" office:value="2.25699" calcext:value-type="float">
            <text:p>2.25699</text:p>
          </table:table-cell>
          <table:table-cell office:value-type="float" office:value="68.6672" calcext:value-type="float">
            <text:p>68.6672</text:p>
          </table:table-cell>
          <table:table-cell/>
          <table:table-cell office:value-type="float" office:value="0.00295095" calcext:value-type="float">
            <text:p>0.00295095</text:p>
          </table:table-cell>
          <table:table-cell table:formula="of:=[.E57]*1000" office:value-type="float" office:value="2.95095" calcext:value-type="float">
            <text:p>2.95095</text:p>
          </table:table-cell>
          <table:table-cell office:value-type="float" office:value="67.8903" calcext:value-type="float">
            <text:p>67.8903</text:p>
          </table:table-cell>
          <table:table-cell/>
          <table:table-cell office:value-type="float" office:value="0.0038585" calcext:value-type="float">
            <text:p>0.0038585</text:p>
          </table:table-cell>
          <table:table-cell table:formula="of:=[.I57]*1000" office:value-type="float" office:value="3.8585" calcext:value-type="float">
            <text:p>3.8585</text:p>
          </table:table-cell>
          <table:table-cell office:value-type="float" office:value="66.0516" calcext:value-type="float">
            <text:p>66.0516</text:p>
          </table:table-cell>
          <table:table-cell/>
          <table:table-cell office:value-type="float" office:value="0.0067131" calcext:value-type="float">
            <text:p>0.0067131</text:p>
          </table:table-cell>
          <table:table-cell table:formula="of:=[.M57]*1000" office:value-type="float" office:value="6.7131" calcext:value-type="float">
            <text:p>6.7131</text:p>
          </table:table-cell>
          <table:table-cell office:value-type="float" office:value="67.7522" calcext:value-type="float">
            <text:p>67.7522</text:p>
          </table:table-cell>
          <table:table-cell table:number-columns-repeated="5"/>
          <table:table-cell office:value-type="float" office:value="0.00718657" calcext:value-type="float">
            <text:p>0.00718657</text:p>
          </table:table-cell>
          <table:table-cell table:formula="of:=[.U57]*1000" office:value-type="float" office:value="7.18657" calcext:value-type="float">
            <text:p>7.18657</text:p>
          </table:table-cell>
          <table:table-cell office:value-type="float" office:value="118.542" calcext:value-type="float">
            <text:p>118.542</text:p>
          </table:table-cell>
          <table:table-cell/>
          <table:table-cell office:value-type="float" office:value="0.00682089" calcext:value-type="float">
            <text:p>0.00682089</text:p>
          </table:table-cell>
          <table:table-cell table:formula="of:=[.Y57]*1000" office:value-type="float" office:value="6.82089" calcext:value-type="float">
            <text:p>6.82089</text:p>
          </table:table-cell>
          <table:table-cell office:value-type="float" office:value="213.765" calcext:value-type="float">
            <text:p>213.765</text:p>
          </table:table-cell>
          <table:table-cell table:number-columns-repeated="16357"/>
        </table:table-row>
        <table:table-row table:style-name="ro1">
          <table:table-cell office:value-type="float" office:value="0.00254297" calcext:value-type="float">
            <text:p>0.00254297</text:p>
          </table:table-cell>
          <table:table-cell table:formula="of:=[.A58]*1000" office:value-type="float" office:value="2.54297" calcext:value-type="float">
            <text:p>2.54297</text:p>
          </table:table-cell>
          <table:table-cell office:value-type="float" office:value="66.8058" calcext:value-type="float">
            <text:p>66.8058</text:p>
          </table:table-cell>
          <table:table-cell/>
          <table:table-cell office:value-type="float" office:value="0.00251821" calcext:value-type="float">
            <text:p>0.00251821</text:p>
          </table:table-cell>
          <table:table-cell table:formula="of:=[.E58]*1000" office:value-type="float" office:value="2.51821" calcext:value-type="float">
            <text:p>2.51821</text:p>
          </table:table-cell>
          <table:table-cell office:value-type="float" office:value="66.4664" calcext:value-type="float">
            <text:p>66.4664</text:p>
          </table:table-cell>
          <table:table-cell/>
          <table:table-cell office:value-type="float" office:value="0.00375415" calcext:value-type="float">
            <text:p>0.00375415</text:p>
          </table:table-cell>
          <table:table-cell table:formula="of:=[.I58]*1000" office:value-type="float" office:value="3.75415" calcext:value-type="float">
            <text:p>3.75415</text:p>
          </table:table-cell>
          <table:table-cell office:value-type="float" office:value="65.8627" calcext:value-type="float">
            <text:p>65.8627</text:p>
          </table:table-cell>
          <table:table-cell/>
          <table:table-cell office:value-type="float" office:value="0.00644168" calcext:value-type="float">
            <text:p>0.00644168</text:p>
          </table:table-cell>
          <table:table-cell table:formula="of:=[.M58]*1000" office:value-type="float" office:value="6.44168" calcext:value-type="float">
            <text:p>6.44168</text:p>
          </table:table-cell>
          <table:table-cell office:value-type="float" office:value="67.8596" calcext:value-type="float">
            <text:p>67.8596</text:p>
          </table:table-cell>
          <table:table-cell table:number-columns-repeated="5"/>
          <table:table-cell office:value-type="float" office:value="0.00700308" calcext:value-type="float">
            <text:p>0.00700308</text:p>
          </table:table-cell>
          <table:table-cell table:formula="of:=[.U58]*1000" office:value-type="float" office:value="7.00308" calcext:value-type="float">
            <text:p>7.00308</text:p>
          </table:table-cell>
          <table:table-cell office:value-type="float" office:value="117.588" calcext:value-type="float">
            <text:p>117.588</text:p>
          </table:table-cell>
          <table:table-cell/>
          <table:table-cell office:value-type="float" office:value="0.00689702" calcext:value-type="float">
            <text:p>0.00689702</text:p>
          </table:table-cell>
          <table:table-cell table:formula="of:=[.Y58]*1000" office:value-type="float" office:value="6.89702" calcext:value-type="float">
            <text:p>6.89702</text:p>
          </table:table-cell>
          <table:table-cell office:value-type="float" office:value="212.978" calcext:value-type="float">
            <text:p>212.978</text:p>
          </table:table-cell>
          <table:table-cell table:number-columns-repeated="16357"/>
        </table:table-row>
        <table:table-row table:style-name="ro1">
          <table:table-cell office:value-type="float" office:value="0.00230449" calcext:value-type="float">
            <text:p>0.00230449</text:p>
          </table:table-cell>
          <table:table-cell table:formula="of:=[.A59]*1000" office:value-type="float" office:value="2.30449" calcext:value-type="float">
            <text:p>2.30449</text:p>
          </table:table-cell>
          <table:table-cell office:value-type="float" office:value="66.4462" calcext:value-type="float">
            <text:p>66.4462</text:p>
          </table:table-cell>
          <table:table-cell/>
          <table:table-cell office:value-type="float" office:value="0.00248602" calcext:value-type="float">
            <text:p>0.00248602</text:p>
          </table:table-cell>
          <table:table-cell table:formula="of:=[.E59]*1000" office:value-type="float" office:value="2.48602" calcext:value-type="float">
            <text:p>2.48602</text:p>
          </table:table-cell>
          <table:table-cell office:value-type="float" office:value="66.0557" calcext:value-type="float">
            <text:p>66.0557</text:p>
          </table:table-cell>
          <table:table-cell/>
          <table:table-cell office:value-type="float" office:value="0.00338255" calcext:value-type="float">
            <text:p>0.00338255</text:p>
          </table:table-cell>
          <table:table-cell table:formula="of:=[.I59]*1000" office:value-type="float" office:value="3.38255" calcext:value-type="float">
            <text:p>3.38255</text:p>
          </table:table-cell>
          <table:table-cell office:value-type="float" office:value="66.8234" calcext:value-type="float">
            <text:p>66.8234</text:p>
          </table:table-cell>
          <table:table-cell/>
          <table:table-cell office:value-type="float" office:value="0.00619531" calcext:value-type="float">
            <text:p>0.00619531</text:p>
          </table:table-cell>
          <table:table-cell table:formula="of:=[.M59]*1000" office:value-type="float" office:value="6.19531" calcext:value-type="float">
            <text:p>6.19531</text:p>
          </table:table-cell>
          <table:table-cell office:value-type="float" office:value="68.2181" calcext:value-type="float">
            <text:p>68.2181</text:p>
          </table:table-cell>
          <table:table-cell table:number-columns-repeated="5"/>
          <table:table-cell office:value-type="float" office:value="0.00664793" calcext:value-type="float">
            <text:p>0.00664793</text:p>
          </table:table-cell>
          <table:table-cell table:formula="of:=[.U59]*1000" office:value-type="float" office:value="6.64793" calcext:value-type="float">
            <text:p>6.64793</text:p>
          </table:table-cell>
          <table:table-cell office:value-type="float" office:value="117.661" calcext:value-type="float">
            <text:p>117.661</text:p>
          </table:table-cell>
          <table:table-cell/>
          <table:table-cell office:value-type="float" office:value="0.0076989" calcext:value-type="float">
            <text:p>0.0076989</text:p>
          </table:table-cell>
          <table:table-cell table:formula="of:=[.Y59]*1000" office:value-type="float" office:value="7.6989" calcext:value-type="float">
            <text:p>7.6989</text:p>
          </table:table-cell>
          <table:table-cell office:value-type="float" office:value="214.058" calcext:value-type="float">
            <text:p>214.058</text:p>
          </table:table-cell>
          <table:table-cell table:number-columns-repeated="16357"/>
        </table:table-row>
        <table:table-row table:style-name="ro1">
          <table:table-cell office:value-type="float" office:value="0.00239612" calcext:value-type="float">
            <text:p>0.00239612</text:p>
          </table:table-cell>
          <table:table-cell table:formula="of:=[.A60]*1000" office:value-type="float" office:value="2.39612" calcext:value-type="float">
            <text:p>2.39612</text:p>
          </table:table-cell>
          <table:table-cell office:value-type="float" office:value="66.9991" calcext:value-type="float">
            <text:p>66.9991</text:p>
          </table:table-cell>
          <table:table-cell/>
          <table:table-cell office:value-type="float" office:value="0.00243088" calcext:value-type="float">
            <text:p>0.00243088</text:p>
          </table:table-cell>
          <table:table-cell table:formula="of:=[.E60]*1000" office:value-type="float" office:value="2.43088" calcext:value-type="float">
            <text:p>2.43088</text:p>
          </table:table-cell>
          <table:table-cell office:value-type="float" office:value="65.2561" calcext:value-type="float">
            <text:p>65.2561</text:p>
          </table:table-cell>
          <table:table-cell/>
          <table:table-cell office:value-type="float" office:value="0.00342404" calcext:value-type="float">
            <text:p>0.00342404</text:p>
          </table:table-cell>
          <table:table-cell table:formula="of:=[.I60]*1000" office:value-type="float" office:value="3.42404" calcext:value-type="float">
            <text:p>3.42404</text:p>
          </table:table-cell>
          <table:table-cell office:value-type="float" office:value="66.8818" calcext:value-type="float">
            <text:p>66.8818</text:p>
          </table:table-cell>
          <table:table-cell/>
          <table:table-cell office:value-type="float" office:value="0.00691484" calcext:value-type="float">
            <text:p>0.00691484</text:p>
          </table:table-cell>
          <table:table-cell table:formula="of:=[.M60]*1000" office:value-type="float" office:value="6.91484" calcext:value-type="float">
            <text:p>6.91484</text:p>
          </table:table-cell>
          <table:table-cell office:value-type="float" office:value="67.0896" calcext:value-type="float">
            <text:p>67.0896</text:p>
          </table:table-cell>
          <table:table-cell table:number-columns-repeated="5"/>
          <table:table-cell office:value-type="float" office:value="0.0063269" calcext:value-type="float">
            <text:p>0.0063269</text:p>
          </table:table-cell>
          <table:table-cell table:formula="of:=[.U60]*1000" office:value-type="float" office:value="6.3269" calcext:value-type="float">
            <text:p>6.3269</text:p>
          </table:table-cell>
          <table:table-cell office:value-type="float" office:value="118.373" calcext:value-type="float">
            <text:p>118.373</text:p>
          </table:table-cell>
          <table:table-cell/>
          <table:table-cell office:value-type="float" office:value="0.00696049" calcext:value-type="float">
            <text:p>0.00696049</text:p>
          </table:table-cell>
          <table:table-cell table:formula="of:=[.Y60]*1000" office:value-type="float" office:value="6.96049" calcext:value-type="float">
            <text:p>6.96049</text:p>
          </table:table-cell>
          <table:table-cell office:value-type="float" office:value="213.524" calcext:value-type="float">
            <text:p>213.524</text:p>
          </table:table-cell>
          <table:table-cell table:number-columns-repeated="16357"/>
        </table:table-row>
        <table:table-row table:style-name="ro1">
          <table:table-cell office:value-type="float" office:value="0.0022976" calcext:value-type="float">
            <text:p>0.0022976</text:p>
          </table:table-cell>
          <table:table-cell table:formula="of:=[.A61]*1000" office:value-type="float" office:value="2.2976" calcext:value-type="float">
            <text:p>2.2976</text:p>
          </table:table-cell>
          <table:table-cell office:value-type="float" office:value="66.6898" calcext:value-type="float">
            <text:p>66.6898</text:p>
          </table:table-cell>
          <table:table-cell/>
          <table:table-cell office:value-type="float" office:value="0.00282375" calcext:value-type="float">
            <text:p>0.00282375</text:p>
          </table:table-cell>
          <table:table-cell table:formula="of:=[.E61]*1000" office:value-type="float" office:value="2.82375" calcext:value-type="float">
            <text:p>2.82375</text:p>
          </table:table-cell>
          <table:table-cell office:value-type="float" office:value="67.7181" calcext:value-type="float">
            <text:p>67.7181</text:p>
          </table:table-cell>
          <table:table-cell/>
          <table:table-cell office:value-type="float" office:value="0.00354624" calcext:value-type="float">
            <text:p>0.00354624</text:p>
          </table:table-cell>
          <table:table-cell table:formula="of:=[.I61]*1000" office:value-type="float" office:value="3.54624" calcext:value-type="float">
            <text:p>3.54624</text:p>
          </table:table-cell>
          <table:table-cell office:value-type="float" office:value="68.3205" calcext:value-type="float">
            <text:p>68.3205</text:p>
          </table:table-cell>
          <table:table-cell/>
          <table:table-cell office:value-type="float" office:value="0.00732542" calcext:value-type="float">
            <text:p>0.00732542</text:p>
          </table:table-cell>
          <table:table-cell table:formula="of:=[.M61]*1000" office:value-type="float" office:value="7.32542" calcext:value-type="float">
            <text:p>7.32542</text:p>
          </table:table-cell>
          <table:table-cell office:value-type="float" office:value="67.1479" calcext:value-type="float">
            <text:p>67.1479</text:p>
          </table:table-cell>
          <table:table-cell table:number-columns-repeated="5"/>
          <table:table-cell office:value-type="float" office:value="0.00701014" calcext:value-type="float">
            <text:p>0.00701014</text:p>
          </table:table-cell>
          <table:table-cell table:formula="of:=[.U61]*1000" office:value-type="float" office:value="7.01014" calcext:value-type="float">
            <text:p>7.01014</text:p>
          </table:table-cell>
          <table:table-cell office:value-type="float" office:value="117.093" calcext:value-type="float">
            <text:p>117.093</text:p>
          </table:table-cell>
          <table:table-cell/>
          <table:table-cell office:value-type="float" office:value="0.00701379" calcext:value-type="float">
            <text:p>0.00701379</text:p>
          </table:table-cell>
          <table:table-cell table:formula="of:=[.Y61]*1000" office:value-type="float" office:value="7.01379" calcext:value-type="float">
            <text:p>7.01379</text:p>
          </table:table-cell>
          <table:table-cell office:value-type="float" office:value="215.035" calcext:value-type="float">
            <text:p>215.035</text:p>
          </table:table-cell>
          <table:table-cell table:number-columns-repeated="16357"/>
        </table:table-row>
        <table:table-row table:style-name="ro1">
          <table:table-cell office:value-type="float" office:value="0.00242963" calcext:value-type="float">
            <text:p>0.00242963</text:p>
          </table:table-cell>
          <table:table-cell table:formula="of:=[.A62]*1000" office:value-type="float" office:value="2.42963" calcext:value-type="float">
            <text:p>2.42963</text:p>
          </table:table-cell>
          <table:table-cell office:value-type="float" office:value="65.8269" calcext:value-type="float">
            <text:p>65.8269</text:p>
          </table:table-cell>
          <table:table-cell/>
          <table:table-cell office:value-type="float" office:value="0.00260223" calcext:value-type="float">
            <text:p>0.00260223</text:p>
          </table:table-cell>
          <table:table-cell table:formula="of:=[.E62]*1000" office:value-type="float" office:value="2.60223" calcext:value-type="float">
            <text:p>2.60223</text:p>
          </table:table-cell>
          <table:table-cell office:value-type="float" office:value="66.2591" calcext:value-type="float">
            <text:p>66.2591</text:p>
          </table:table-cell>
          <table:table-cell/>
          <table:table-cell office:value-type="float" office:value="0.00417446" calcext:value-type="float">
            <text:p>0.00417446</text:p>
          </table:table-cell>
          <table:table-cell table:formula="of:=[.I62]*1000" office:value-type="float" office:value="4.17446" calcext:value-type="float">
            <text:p>4.17446</text:p>
          </table:table-cell>
          <table:table-cell office:value-type="float" office:value="66.6565" calcext:value-type="float">
            <text:p>66.6565</text:p>
          </table:table-cell>
          <table:table-cell/>
          <table:table-cell office:value-type="float" office:value="0.00804683" calcext:value-type="float">
            <text:p>0.00804683</text:p>
          </table:table-cell>
          <table:table-cell table:formula="of:=[.M62]*1000" office:value-type="float" office:value="8.04683" calcext:value-type="float">
            <text:p>8.04683</text:p>
          </table:table-cell>
          <table:table-cell office:value-type="float" office:value="68.3301" calcext:value-type="float">
            <text:p>68.3301</text:p>
          </table:table-cell>
          <table:table-cell table:number-columns-repeated="9"/>
          <table:table-cell office:value-type="float" office:value="0.00680099" calcext:value-type="float">
            <text:p>0.00680099</text:p>
          </table:table-cell>
          <table:table-cell table:formula="of:=[.Y62]*1000" office:value-type="float" office:value="6.80099" calcext:value-type="float">
            <text:p>6.80099</text:p>
          </table:table-cell>
          <table:table-cell office:value-type="float" office:value="214.345" calcext:value-type="float">
            <text:p>214.345</text:p>
          </table:table-cell>
          <table:table-cell table:number-columns-repeated="16357"/>
        </table:table-row>
        <table:table-row table:style-name="ro1">
          <table:table-cell office:value-type="float" office:value="0.00225885" calcext:value-type="float">
            <text:p>0.00225885</text:p>
          </table:table-cell>
          <table:table-cell table:formula="of:=[.A63]*1000" office:value-type="float" office:value="2.25885" calcext:value-type="float">
            <text:p>2.25885</text:p>
          </table:table-cell>
          <table:table-cell office:value-type="float" office:value="66.2776" calcext:value-type="float">
            <text:p>66.2776</text:p>
          </table:table-cell>
          <table:table-cell/>
          <table:table-cell office:value-type="float" office:value="0.00274015" calcext:value-type="float">
            <text:p>0.00274015</text:p>
          </table:table-cell>
          <table:table-cell table:formula="of:=[.E63]*1000" office:value-type="float" office:value="2.74015" calcext:value-type="float">
            <text:p>2.74015</text:p>
          </table:table-cell>
          <table:table-cell office:value-type="float" office:value="70.2373" calcext:value-type="float">
            <text:p>70.2373</text:p>
          </table:table-cell>
          <table:table-cell/>
          <table:table-cell office:value-type="float" office:value="0.00358478" calcext:value-type="float">
            <text:p>0.00358478</text:p>
          </table:table-cell>
          <table:table-cell table:formula="of:=[.I63]*1000" office:value-type="float" office:value="3.58478" calcext:value-type="float">
            <text:p>3.58478</text:p>
          </table:table-cell>
          <table:table-cell office:value-type="float" office:value="69.6097" calcext:value-type="float">
            <text:p>69.6097</text:p>
          </table:table-cell>
          <table:table-cell/>
          <table:table-cell office:value-type="float" office:value="0.00635326" calcext:value-type="float">
            <text:p>0.00635326</text:p>
          </table:table-cell>
          <table:table-cell table:formula="of:=[.M63]*1000" office:value-type="float" office:value="6.35326" calcext:value-type="float">
            <text:p>6.35326</text:p>
          </table:table-cell>
          <table:table-cell office:value-type="float" office:value="66.4895" calcext:value-type="float">
            <text:p>66.4895</text:p>
          </table:table-cell>
          <table:table-cell table:number-columns-repeated="9"/>
          <table:table-cell office:value-type="float" office:value="0.0067613" calcext:value-type="float">
            <text:p>0.0067613</text:p>
          </table:table-cell>
          <table:table-cell table:formula="of:=[.Y63]*1000" office:value-type="float" office:value="6.7613" calcext:value-type="float">
            <text:p>6.7613</text:p>
          </table:table-cell>
          <table:table-cell office:value-type="float" office:value="213.274" calcext:value-type="float">
            <text:p>213.274</text:p>
          </table:table-cell>
          <table:table-cell table:number-columns-repeated="16357"/>
        </table:table-row>
        <table:table-row table:style-name="ro1">
          <table:table-cell office:value-type="float" office:value="0.00237739" calcext:value-type="float">
            <text:p>0.00237739</text:p>
          </table:table-cell>
          <table:table-cell table:formula="of:=[.A64]*1000" office:value-type="float" office:value="2.37739" calcext:value-type="float">
            <text:p>2.37739</text:p>
          </table:table-cell>
          <table:table-cell office:value-type="float" office:value="67.1081" calcext:value-type="float">
            <text:p>67.1081</text:p>
          </table:table-cell>
          <table:table-cell/>
          <table:table-cell office:value-type="float" office:value="0.00251658" calcext:value-type="float">
            <text:p>0.00251658</text:p>
          </table:table-cell>
          <table:table-cell table:formula="of:=[.E64]*1000" office:value-type="float" office:value="2.51658" calcext:value-type="float">
            <text:p>2.51658</text:p>
          </table:table-cell>
          <table:table-cell office:value-type="float" office:value="68.7494" calcext:value-type="float">
            <text:p>68.7494</text:p>
          </table:table-cell>
          <table:table-cell/>
          <table:table-cell office:value-type="float" office:value="0.00354916" calcext:value-type="float">
            <text:p>0.00354916</text:p>
          </table:table-cell>
          <table:table-cell table:formula="of:=[.I64]*1000" office:value-type="float" office:value="3.54916" calcext:value-type="float">
            <text:p>3.54916</text:p>
          </table:table-cell>
          <table:table-cell office:value-type="float" office:value="66.9627" calcext:value-type="float">
            <text:p>66.9627</text:p>
          </table:table-cell>
          <table:table-cell/>
          <table:table-cell office:value-type="float" office:value="0.00637001" calcext:value-type="float">
            <text:p>0.00637001</text:p>
          </table:table-cell>
          <table:table-cell table:formula="of:=[.M64]*1000" office:value-type="float" office:value="6.37001" calcext:value-type="float">
            <text:p>6.37001</text:p>
          </table:table-cell>
          <table:table-cell office:value-type="float" office:value="68.6668" calcext:value-type="float">
            <text:p>68.6668</text:p>
          </table:table-cell>
          <table:table-cell table:number-columns-repeated="9"/>
          <table:table-cell office:value-type="float" office:value="0.00640619" calcext:value-type="float">
            <text:p>0.00640619</text:p>
          </table:table-cell>
          <table:table-cell table:formula="of:=[.Y64]*1000" office:value-type="float" office:value="6.40619" calcext:value-type="float">
            <text:p>6.40619</text:p>
          </table:table-cell>
          <table:table-cell office:value-type="float" office:value="214.567" calcext:value-type="float">
            <text:p>214.567</text:p>
          </table:table-cell>
          <table:table-cell table:number-columns-repeated="16357"/>
        </table:table-row>
        <table:table-row table:style-name="ro1">
          <table:table-cell office:value-type="float" office:value="0.00220557" calcext:value-type="float">
            <text:p>0.00220557</text:p>
          </table:table-cell>
          <table:table-cell table:formula="of:=[.A65]*1000" office:value-type="float" office:value="2.20557" calcext:value-type="float">
            <text:p>2.20557</text:p>
          </table:table-cell>
          <table:table-cell office:value-type="float" office:value="67.0537" calcext:value-type="float">
            <text:p>67.0537</text:p>
          </table:table-cell>
          <table:table-cell/>
          <table:table-cell office:value-type="float" office:value="0.00382367" calcext:value-type="float">
            <text:p>0.00382367</text:p>
          </table:table-cell>
          <table:table-cell table:formula="of:=[.E65]*1000" office:value-type="float" office:value="3.82367" calcext:value-type="float">
            <text:p>3.82367</text:p>
          </table:table-cell>
          <table:table-cell office:value-type="float" office:value="67.1195" calcext:value-type="float">
            <text:p>67.1195</text:p>
          </table:table-cell>
          <table:table-cell/>
          <table:table-cell office:value-type="float" office:value="0.00388352" calcext:value-type="float">
            <text:p>0.00388352</text:p>
          </table:table-cell>
          <table:table-cell table:formula="of:=[.I65]*1000" office:value-type="float" office:value="3.88352" calcext:value-type="float">
            <text:p>3.88352</text:p>
          </table:table-cell>
          <table:table-cell office:value-type="float" office:value="68.3529" calcext:value-type="float">
            <text:p>68.3529</text:p>
          </table:table-cell>
          <table:table-cell/>
          <table:table-cell office:value-type="float" office:value="0.00677035" calcext:value-type="float">
            <text:p>0.00677035</text:p>
          </table:table-cell>
          <table:table-cell table:formula="of:=[.M65]*1000" office:value-type="float" office:value="6.77035" calcext:value-type="float">
            <text:p>6.77035</text:p>
          </table:table-cell>
          <table:table-cell office:value-type="float" office:value="65.5755" calcext:value-type="float">
            <text:p>65.5755</text:p>
          </table:table-cell>
          <table:table-cell table:number-columns-repeated="9"/>
          <table:table-cell office:value-type="float" office:value="0.00631646" calcext:value-type="float">
            <text:p>0.00631646</text:p>
          </table:table-cell>
          <table:table-cell table:formula="of:=[.Y65]*1000" office:value-type="float" office:value="6.31646" calcext:value-type="float">
            <text:p>6.31646</text:p>
          </table:table-cell>
          <table:table-cell office:value-type="float" office:value="213.194" calcext:value-type="float">
            <text:p>213.194</text:p>
          </table:table-cell>
          <table:table-cell table:number-columns-repeated="16357"/>
        </table:table-row>
        <table:table-row table:style-name="ro1">
          <table:table-cell office:value-type="float" office:value="0.00226565" calcext:value-type="float">
            <text:p>0.00226565</text:p>
          </table:table-cell>
          <table:table-cell table:formula="of:=[.A66]*1000" office:value-type="float" office:value="2.26565" calcext:value-type="float">
            <text:p>2.26565</text:p>
          </table:table-cell>
          <table:table-cell office:value-type="float" office:value="66.9494" calcext:value-type="float">
            <text:p>66.9494</text:p>
          </table:table-cell>
          <table:table-cell/>
          <table:table-cell office:value-type="float" office:value="0.00275564" calcext:value-type="float">
            <text:p>0.00275564</text:p>
          </table:table-cell>
          <table:table-cell table:formula="of:=[.E66]*1000" office:value-type="float" office:value="2.75564" calcext:value-type="float">
            <text:p>2.75564</text:p>
          </table:table-cell>
          <table:table-cell office:value-type="float" office:value="67.6341" calcext:value-type="float">
            <text:p>67.6341</text:p>
          </table:table-cell>
          <table:table-cell/>
          <table:table-cell office:value-type="float" office:value="0.00418781" calcext:value-type="float">
            <text:p>0.00418781</text:p>
          </table:table-cell>
          <table:table-cell table:formula="of:=[.I66]*1000" office:value-type="float" office:value="4.18781" calcext:value-type="float">
            <text:p>4.18781</text:p>
          </table:table-cell>
          <table:table-cell office:value-type="float" office:value="66.8766" calcext:value-type="float">
            <text:p>66.8766</text:p>
          </table:table-cell>
          <table:table-cell/>
          <table:table-cell office:value-type="float" office:value="0.00663565" calcext:value-type="float">
            <text:p>0.00663565</text:p>
          </table:table-cell>
          <table:table-cell table:formula="of:=[.M66]*1000" office:value-type="float" office:value="6.63565" calcext:value-type="float">
            <text:p>6.63565</text:p>
          </table:table-cell>
          <table:table-cell office:value-type="float" office:value="65.0747" calcext:value-type="float">
            <text:p>65.0747</text:p>
          </table:table-cell>
          <table:table-cell table:number-columns-repeated="9"/>
          <table:table-cell office:value-type="float" office:value="0.00681114" calcext:value-type="float">
            <text:p>0.00681114</text:p>
          </table:table-cell>
          <table:table-cell table:formula="of:=[.Y66]*1000" office:value-type="float" office:value="6.81114" calcext:value-type="float">
            <text:p>6.81114</text:p>
          </table:table-cell>
          <table:table-cell office:value-type="float" office:value="214.011" calcext:value-type="float">
            <text:p>214.011</text:p>
          </table:table-cell>
          <table:table-cell table:number-columns-repeated="16357"/>
        </table:table-row>
        <table:table-row table:style-name="ro1">
          <table:table-cell office:value-type="float" office:value="0.00868359" calcext:value-type="float">
            <text:p>0.00868359</text:p>
          </table:table-cell>
          <table:table-cell table:formula="of:=[.A67]*1000" office:value-type="float" office:value="8.68359" calcext:value-type="float">
            <text:p>8.68359</text:p>
          </table:table-cell>
          <table:table-cell office:value-type="float" office:value="67.9628" calcext:value-type="float">
            <text:p>67.9628</text:p>
          </table:table-cell>
          <table:table-cell/>
          <table:table-cell office:value-type="float" office:value="0.00259933" calcext:value-type="float">
            <text:p>0.00259933</text:p>
          </table:table-cell>
          <table:table-cell table:formula="of:=[.E67]*1000" office:value-type="float" office:value="2.59933" calcext:value-type="float">
            <text:p>2.59933</text:p>
          </table:table-cell>
          <table:table-cell office:value-type="float" office:value="67.5318" calcext:value-type="float">
            <text:p>67.5318</text:p>
          </table:table-cell>
          <table:table-cell/>
          <table:table-cell office:value-type="float" office:value="0.00371282" calcext:value-type="float">
            <text:p>0.00371282</text:p>
          </table:table-cell>
          <table:table-cell table:formula="of:=[.I67]*1000" office:value-type="float" office:value="3.71282" calcext:value-type="float">
            <text:p>3.71282</text:p>
          </table:table-cell>
          <table:table-cell office:value-type="float" office:value="67.8758" calcext:value-type="float">
            <text:p>67.8758</text:p>
          </table:table-cell>
          <table:table-cell table:number-columns-repeated="16373"/>
        </table:table-row>
        <table:table-row table:style-name="ro1">
          <table:table-cell office:value-type="float" office:value="0.00229215" calcext:value-type="float">
            <text:p>0.00229215</text:p>
          </table:table-cell>
          <table:table-cell table:formula="of:=[.A68]*1000" office:value-type="float" office:value="2.29215" calcext:value-type="float">
            <text:p>2.29215</text:p>
          </table:table-cell>
          <table:table-cell office:value-type="float" office:value="66.3733" calcext:value-type="float">
            <text:p>66.3733</text:p>
          </table:table-cell>
          <table:table-cell/>
          <table:table-cell office:value-type="float" office:value="0.0029165" calcext:value-type="float">
            <text:p>0.0029165</text:p>
          </table:table-cell>
          <table:table-cell table:formula="of:=[.E68]*1000" office:value-type="float" office:value="2.9165" calcext:value-type="float">
            <text:p>2.9165</text:p>
          </table:table-cell>
          <table:table-cell office:value-type="float" office:value="66.4139" calcext:value-type="float">
            <text:p>66.4139</text:p>
          </table:table-cell>
          <table:table-cell/>
          <table:table-cell office:value-type="float" office:value="0.00358405" calcext:value-type="float">
            <text:p>0.00358405</text:p>
          </table:table-cell>
          <table:table-cell table:formula="of:=[.I68]*1000" office:value-type="float" office:value="3.58405" calcext:value-type="float">
            <text:p>3.58405</text:p>
          </table:table-cell>
          <table:table-cell office:value-type="float" office:value="66.442" calcext:value-type="float">
            <text:p>66.442</text:p>
          </table:table-cell>
          <table:table-cell table:number-columns-repeated="16373"/>
        </table:table-row>
        <table:table-row table:style-name="ro1">
          <table:table-cell office:value-type="float" office:value="0.00248639" calcext:value-type="float">
            <text:p>0.00248639</text:p>
          </table:table-cell>
          <table:table-cell table:formula="of:=[.A69]*1000" office:value-type="float" office:value="2.48639" calcext:value-type="float">
            <text:p>2.48639</text:p>
          </table:table-cell>
          <table:table-cell office:value-type="float" office:value="64.688" calcext:value-type="float">
            <text:p>64.688</text:p>
          </table:table-cell>
          <table:table-cell/>
          <table:table-cell office:value-type="float" office:value="0.00267582" calcext:value-type="float">
            <text:p>0.00267582</text:p>
          </table:table-cell>
          <table:table-cell table:formula="of:=[.E69]*1000" office:value-type="float" office:value="2.67582" calcext:value-type="float">
            <text:p>2.67582</text:p>
          </table:table-cell>
          <table:table-cell office:value-type="float" office:value="66.1845" calcext:value-type="float">
            <text:p>66.1845</text:p>
          </table:table-cell>
          <table:table-cell/>
          <table:table-cell office:value-type="float" office:value="0.00345034" calcext:value-type="float">
            <text:p>0.00345034</text:p>
          </table:table-cell>
          <table:table-cell table:formula="of:=[.I69]*1000" office:value-type="float" office:value="3.45034" calcext:value-type="float">
            <text:p>3.45034</text:p>
          </table:table-cell>
          <table:table-cell office:value-type="float" office:value="69.3268" calcext:value-type="float">
            <text:p>69.3268</text:p>
          </table:table-cell>
          <table:table-cell table:number-columns-repeated="16373"/>
        </table:table-row>
        <table:table-row table:style-name="ro1">
          <table:table-cell office:value-type="float" office:value="0.00230054" calcext:value-type="float">
            <text:p>0.00230054</text:p>
          </table:table-cell>
          <table:table-cell table:formula="of:=[.A70]*1000" office:value-type="float" office:value="2.30054" calcext:value-type="float">
            <text:p>2.30054</text:p>
          </table:table-cell>
          <table:table-cell office:value-type="float" office:value="66.6133" calcext:value-type="float">
            <text:p>66.6133</text:p>
          </table:table-cell>
          <table:table-cell/>
          <table:table-cell office:value-type="float" office:value="0.00252868" calcext:value-type="float">
            <text:p>0.00252868</text:p>
          </table:table-cell>
          <table:table-cell table:formula="of:=[.E70]*1000" office:value-type="float" office:value="2.52868" calcext:value-type="float">
            <text:p>2.52868</text:p>
          </table:table-cell>
          <table:table-cell office:value-type="float" office:value="68.4644" calcext:value-type="float">
            <text:p>68.4644</text:p>
          </table:table-cell>
          <table:table-cell table:number-columns-repeated="16377"/>
        </table:table-row>
        <table:table-row table:style-name="ro1">
          <table:table-cell office:value-type="float" office:value="0.00240814" calcext:value-type="float">
            <text:p>0.00240814</text:p>
          </table:table-cell>
          <table:table-cell table:formula="of:=[.A71]*1000" office:value-type="float" office:value="2.40814" calcext:value-type="float">
            <text:p>2.40814</text:p>
          </table:table-cell>
          <table:table-cell office:value-type="float" office:value="66.6225" calcext:value-type="float">
            <text:p>66.6225</text:p>
          </table:table-cell>
          <table:table-cell/>
          <table:table-cell office:value-type="float" office:value="0.00251188" calcext:value-type="float">
            <text:p>0.00251188</text:p>
          </table:table-cell>
          <table:table-cell table:formula="of:=[.E71]*1000" office:value-type="float" office:value="2.51188" calcext:value-type="float">
            <text:p>2.51188</text:p>
          </table:table-cell>
          <table:table-cell office:value-type="float" office:value="67.8121" calcext:value-type="float">
            <text:p>67.8121</text:p>
          </table:table-cell>
          <table:table-cell table:number-columns-repeated="16377"/>
        </table:table-row>
        <table:table-row table:style-name="ro1">
          <table:table-cell office:value-type="float" office:value="0.00230274" calcext:value-type="float">
            <text:p>0.00230274</text:p>
          </table:table-cell>
          <table:table-cell table:formula="of:=[.A72]*1000" office:value-type="float" office:value="2.30274" calcext:value-type="float">
            <text:p>2.30274</text:p>
          </table:table-cell>
          <table:table-cell office:value-type="float" office:value="66.2289" calcext:value-type="float">
            <text:p>66.2289</text:p>
          </table:table-cell>
          <table:table-cell/>
          <table:table-cell office:value-type="float" office:value="0.00247141" calcext:value-type="float">
            <text:p>0.00247141</text:p>
          </table:table-cell>
          <table:table-cell table:formula="of:=[.E72]*1000" office:value-type="float" office:value="2.47141" calcext:value-type="float">
            <text:p>2.47141</text:p>
          </table:table-cell>
          <table:table-cell office:value-type="float" office:value="67.6187" calcext:value-type="float">
            <text:p>67.6187</text:p>
          </table:table-cell>
          <table:table-cell table:number-columns-repeated="16377"/>
        </table:table-row>
        <table:table-row table:style-name="ro1">
          <table:table-cell office:value-type="float" office:value="0.00226473" calcext:value-type="float">
            <text:p>0.00226473</text:p>
          </table:table-cell>
          <table:table-cell table:formula="of:=[.A73]*1000" office:value-type="float" office:value="2.26473" calcext:value-type="float">
            <text:p>2.26473</text:p>
          </table:table-cell>
          <table:table-cell office:value-type="float" office:value="67.2496" calcext:value-type="float">
            <text:p>67.2496</text:p>
          </table:table-cell>
          <table:table-cell/>
          <table:table-cell office:value-type="float" office:value="0.00378419" calcext:value-type="float">
            <text:p>0.00378419</text:p>
          </table:table-cell>
          <table:table-cell table:formula="of:=[.E73]*1000" office:value-type="float" office:value="3.78419" calcext:value-type="float">
            <text:p>3.78419</text:p>
          </table:table-cell>
          <table:table-cell office:value-type="float" office:value="66.6041" calcext:value-type="float">
            <text:p>66.6041</text:p>
          </table:table-cell>
          <table:table-cell table:number-columns-repeated="16377"/>
        </table:table-row>
        <table:table-row table:style-name="ro1">
          <table:table-cell office:value-type="float" office:value="0.00233339" calcext:value-type="float">
            <text:p>0.00233339</text:p>
          </table:table-cell>
          <table:table-cell table:formula="of:=[.A74]*1000" office:value-type="float" office:value="2.33339" calcext:value-type="float">
            <text:p>2.33339</text:p>
          </table:table-cell>
          <table:table-cell office:value-type="float" office:value="66.5391" calcext:value-type="float">
            <text:p>66.5391</text:p>
          </table:table-cell>
          <table:table-cell/>
          <table:table-cell office:value-type="float" office:value="0.00281319" calcext:value-type="float">
            <text:p>0.00281319</text:p>
          </table:table-cell>
          <table:table-cell table:formula="of:=[.E74]*1000" office:value-type="float" office:value="2.81319" calcext:value-type="float">
            <text:p>2.81319</text:p>
          </table:table-cell>
          <table:table-cell office:value-type="float" office:value="67.3876" calcext:value-type="float">
            <text:p>67.3876</text:p>
          </table:table-cell>
          <table:table-cell table:number-columns-repeated="16377"/>
        </table:table-row>
        <table:table-row table:style-name="ro1">
          <table:table-cell office:value-type="float" office:value="0.00294182" calcext:value-type="float">
            <text:p>0.00294182</text:p>
          </table:table-cell>
          <table:table-cell table:formula="of:=[.A75]*1000" office:value-type="float" office:value="2.94182" calcext:value-type="float">
            <text:p>2.94182</text:p>
          </table:table-cell>
          <table:table-cell office:value-type="float" office:value="66.9065" calcext:value-type="float">
            <text:p>66.9065</text:p>
          </table:table-cell>
          <table:table-cell/>
          <table:table-cell office:value-type="float" office:value="0.00259117" calcext:value-type="float">
            <text:p>0.00259117</text:p>
          </table:table-cell>
          <table:table-cell table:formula="of:=[.E75]*1000" office:value-type="float" office:value="2.59117" calcext:value-type="float">
            <text:p>2.59117</text:p>
          </table:table-cell>
          <table:table-cell office:value-type="float" office:value="67.8838" calcext:value-type="float">
            <text:p>67.8838</text:p>
          </table:table-cell>
          <table:table-cell table:number-columns-repeated="16377"/>
        </table:table-row>
        <table:table-row table:style-name="ro1">
          <table:table-cell office:value-type="float" office:value="0.00248807" calcext:value-type="float">
            <text:p>0.00248807</text:p>
          </table:table-cell>
          <table:table-cell table:formula="of:=[.A76]*1000" office:value-type="float" office:value="2.48807" calcext:value-type="float">
            <text:p>2.48807</text:p>
          </table:table-cell>
          <table:table-cell office:value-type="float" office:value="66.0129" calcext:value-type="float">
            <text:p>66.0129</text:p>
          </table:table-cell>
          <table:table-cell/>
          <table:table-cell office:value-type="float" office:value="0.00273369" calcext:value-type="float">
            <text:p>0.00273369</text:p>
          </table:table-cell>
          <table:table-cell table:formula="of:=[.E76]*1000" office:value-type="float" office:value="2.73369" calcext:value-type="float">
            <text:p>2.73369</text:p>
          </table:table-cell>
          <table:table-cell office:value-type="float" office:value="66.8426" calcext:value-type="float">
            <text:p>66.8426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formula="of:=AVERAGE([.B1:.B77])" office:value-type="float" office:value="2.67887893333333" calcext:value-type="float">
            <text:p>2.67887893333333</text:p>
          </table:table-cell>
          <table:table-cell table:formula="of:=AVERAGE([.C1:.C77])" office:value-type="float" office:value="67.9220506666667" calcext:value-type="float">
            <text:p>67.9220506666667</text:p>
          </table:table-cell>
          <table:table-cell table:number-columns-repeated="2"/>
          <table:table-cell table:formula="of:=AVERAGE([.F1:.F77])" office:value-type="float" office:value="2.8144744" calcext:value-type="float">
            <text:p>2.8144744</text:p>
          </table:table-cell>
          <table:table-cell table:formula="of:=AVERAGE([.G1:.G77])" office:value-type="float" office:value="67.3799253333334" calcext:value-type="float">
            <text:p>67.3799253333334</text:p>
          </table:table-cell>
          <table:table-cell table:number-columns-repeated="2"/>
          <table:table-cell table:formula="of:=AVERAGE([.J1:.J77])" office:value-type="float" office:value="3.70135264705882" calcext:value-type="float">
            <text:p>3.70135264705882</text:p>
          </table:table-cell>
          <table:table-cell table:formula="of:=AVERAGE([.K1:.K77])" office:value-type="float" office:value="66.9674029411765" calcext:value-type="float">
            <text:p>66.9674029411765</text:p>
          </table:table-cell>
          <table:table-cell table:number-columns-repeated="2"/>
          <table:table-cell table:formula="of:=AVERAGE([.N1:.N77])" office:value-type="float" office:value="7.14124061538462" calcext:value-type="float">
            <text:p>7.14124061538462</text:p>
          </table:table-cell>
          <table:table-cell table:formula="of:=AVERAGE([.O1:.O77])" office:value-type="float" office:value="67.4330984615385" calcext:value-type="float">
            <text:p>67.4330984615385</text:p>
          </table:table-cell>
          <table:table-cell table:number-columns-repeated="2"/>
          <table:table-cell table:formula="of:=AVERAGE([.R1:.R77])" office:value-type="float" office:value="6.96248090909091" calcext:value-type="float">
            <text:p>6.96248090909091</text:p>
          </table:table-cell>
          <table:table-cell table:formula="of:=AVERAGE([.S1:.S77])" office:value-type="float" office:value="80.0958254545455" calcext:value-type="float">
            <text:p>80.0958254545455</text:p>
          </table:table-cell>
          <table:table-cell table:number-columns-repeated="2"/>
          <table:table-cell table:formula="of:=AVERAGE([.V1:.V77])" office:value-type="float" office:value="7.27387083333333" calcext:value-type="float">
            <text:p>7.27387083333333</text:p>
          </table:table-cell>
          <table:table-cell table:formula="of:=AVERAGE([.W1:.W77])" office:value-type="float" office:value="123.90785" calcext:value-type="float">
            <text:p>123.90785</text:p>
          </table:table-cell>
          <table:table-cell table:number-columns-repeated="2"/>
          <table:table-cell table:formula="of:=AVERAGE([.Z1:.Z77])" office:value-type="float" office:value="7.64418615384615" calcext:value-type="float">
            <text:p>7.64418615384615</text:p>
          </table:table-cell>
          <table:table-cell table:formula="of:=AVERAGE([.AA1:.AA77])" office:value-type="float" office:value="222.482615384615" calcext:value-type="float">
            <text:p>222.482615384615</text:p>
          </table:table-cell>
          <table:table-cell table:number-columns-repeated="2"/>
          <table:table-cell table:formula="of:=AVERAGE([.AD1:.AD77])" office:value-type="float" office:value="2.65464690909091" calcext:value-type="float">
            <text:p>2.65464690909091</text:p>
          </table:table-cell>
          <table:table-cell table:number-columns-repeated="16355"/>
        </table:table-row>
        <table:table-row table:style-name="ro1">
          <table:table-cell table:formula="of:=MEDIAN([.B1:.B77])" office:value-type="float" office:value="2.39418" calcext:value-type="float">
            <text:p>2.39418</text:p>
          </table:table-cell>
          <table:table-cell table:formula="of:=MEDIAN([.C:.C])" office:value-type="float" office:value="67.2496" calcext:value-type="float">
            <text:p>67.2496</text:p>
          </table:table-cell>
          <table:table-cell table:number-columns-repeated="2"/>
          <table:table-cell table:formula="of:=MEDIAN([.F1:.F77])" office:value-type="float" office:value="2.67589" calcext:value-type="float">
            <text:p>2.67589</text:p>
          </table:table-cell>
          <table:table-cell table:formula="of:=MEDIAN([.G:.G])" office:value-type="float" office:value="67.1949" calcext:value-type="float">
            <text:p>67.1949</text:p>
          </table:table-cell>
          <table:table-cell table:number-columns-repeated="2"/>
          <table:table-cell table:formula="of:=MEDIAN([.J1:.J77])" office:value-type="float" office:value="3.608205" calcext:value-type="float">
            <text:p>3.608205</text:p>
          </table:table-cell>
          <table:table-cell table:formula="of:=MEDIAN([.K:.K])" office:value-type="float" office:value="66.85095" calcext:value-type="float">
            <text:p>66.85095</text:p>
          </table:table-cell>
          <table:table-cell table:number-columns-repeated="2"/>
          <table:table-cell table:formula="of:=MEDIAN([.N1:.N77])" office:value-type="float" office:value="6.6901" calcext:value-type="float">
            <text:p>6.6901</text:p>
          </table:table-cell>
          <table:table-cell table:formula="of:=MEDIAN([.O:.O])" office:value-type="float" office:value="67.2432" calcext:value-type="float">
            <text:p>67.2432</text:p>
          </table:table-cell>
          <table:table-cell table:number-columns-repeated="2"/>
          <table:table-cell table:formula="of:=MEDIAN([.R1:.R77])" office:value-type="float" office:value="6.9351" calcext:value-type="float">
            <text:p>6.9351</text:p>
          </table:table-cell>
          <table:table-cell table:formula="of:=MEDIAN([.S:.S])" office:value-type="float" office:value="79.9727" calcext:value-type="float">
            <text:p>79.9727</text:p>
          </table:table-cell>
          <table:table-cell table:number-columns-repeated="2"/>
          <table:table-cell table:formula="of:=MEDIAN([.V1:.V77])" office:value-type="float" office:value="6.876675" calcext:value-type="float">
            <text:p>6.876675</text:p>
          </table:table-cell>
          <table:table-cell table:formula="of:=MEDIAN([.W:.W])" office:value-type="float" office:value="118.051" calcext:value-type="float">
            <text:p>118.051</text:p>
          </table:table-cell>
          <table:table-cell table:number-columns-repeated="2"/>
          <table:table-cell table:formula="of:=MEDIAN([.Z1:.Z77])" office:value-type="float" office:value="6.98178" calcext:value-type="float">
            <text:p>6.98178</text:p>
          </table:table-cell>
          <table:table-cell table:formula="of:=MEDIAN([.AA:.AA])" office:value-type="float" office:value="216.4" calcext:value-type="float">
            <text:p>216.4</text:p>
          </table:table-cell>
          <table:table-cell table:number-columns-repeated="2"/>
          <table:table-cell table:formula="of:=MEDIAN([.AD1:.AD77])" office:value-type="float" office:value="2.51099" calcext:value-type="float">
            <text:p>2.51099</text:p>
          </table:table-cell>
          <table:table-cell table:formula="of:=MEDIAN([.AE:.AE])" office:value-type="float" office:value="64.3049" calcext:value-type="float">
            <text:p>64.3049</text:p>
          </table:table-cell>
          <table:table-cell table:number-columns-repeated="2"/>
          <table:table-cell table:formula="of:=MEDIAN([.AH1:.AH77])" office:value-type="float" office:value="2.65206" calcext:value-type="float">
            <text:p>2.65206</text:p>
          </table:table-cell>
          <table:table-cell table:formula="of:=MEDIAN([.AI:.AI])" office:value-type="float" office:value="64.5778" calcext:value-type="float">
            <text:p>64.5778</text:p>
          </table:table-cell>
          <table:table-cell table:number-columns-repeated="16350"/>
        </table:table-row>
        <table:table-row table:style-name="ro1" table:number-rows-repeated="104849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shapes>
          <draw:frame draw:z-index="0" draw:style-name="gr1" draw:text-style-name="P1" svg:width="6.2988in" svg:height="3.5429in" svg:x="1.322in" svg:y="11.7728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4" table:number-columns-repeated="16368" table:default-cell-style-name="Default"/>
        <table:table-row table:style-name="ro1">
          <table:table-cell table:style-name="ce1" office:value-type="string" calcext:value-type="string">
            <text:p>4-4 Computo Segs</text:p>
          </table:table-cell>
          <table:table-cell table:style-name="ce1" office:value-type="string" calcext:value-type="string">
            <text:p>4-4 Computo MS</text:p>
          </table:table-cell>
          <table:table-cell table:style-name="ce1" office:value-type="string" calcext:value-type="string">
            <text:p>4-4 Lectura Segs</text:p>
          </table:table-cell>
          <table:table-cell table:style-name="ce2"/>
          <table:table-cell table:style-name="ce1" office:value-type="string" calcext:value-type="string">
            <text:p>4-3 Computo Segs</text:p>
          </table:table-cell>
          <table:table-cell table:style-name="ce1" office:value-type="string" calcext:value-type="string">
            <text:p>4-3 Computo MS</text:p>
          </table:table-cell>
          <table:table-cell table:style-name="ce1" office:value-type="string" calcext:value-type="string">
            <text:p>4-3 Lectura Segs</text:p>
          </table:table-cell>
          <table:table-cell/>
          <table:table-cell table:style-name="ce1" office:value-type="string" calcext:value-type="string">
            <text:p>4-2 Computo Segs</text:p>
          </table:table-cell>
          <table:table-cell table:style-name="ce1" office:value-type="string" calcext:value-type="string">
            <text:p>4-2Computo MS</text:p>
          </table:table-cell>
          <table:table-cell table:style-name="ce1" office:value-type="string" calcext:value-type="string">
            <text:p>4-2 Lectura Segs</text:p>
          </table:table-cell>
          <table:table-cell/>
          <table:table-cell table:style-name="ce1" office:value-type="string" calcext:value-type="string">
            <text:p>4-1 Computo Segs</text:p>
          </table:table-cell>
          <table:table-cell table:style-name="ce1" office:value-type="string" calcext:value-type="string">
            <text:p>4-1 Computo MS</text:p>
          </table:table-cell>
          <table:table-cell table:style-name="ce1" office:value-type="string" calcext:value-type="string">
            <text:p>4-1 Lectura Segs</text:p>
          </table:table-cell>
          <table:table-cell/>
          <table:table-cell table:style-name="ce1" table:number-columns-repeated="16368"/>
        </table:table-row>
        <table:table-row table:style-name="ro1">
          <table:table-cell office:value-type="float" office:value="0.00224527" calcext:value-type="float">
            <text:p>0.00224527</text:p>
          </table:table-cell>
          <table:table-cell table:formula="of:=[.A2]*1000" office:value-type="float" office:value="2.24527" calcext:value-type="float">
            <text:p>2.24527</text:p>
          </table:table-cell>
          <table:table-cell office:value-type="float" office:value="66.2022" calcext:value-type="float">
            <text:p>66.2022</text:p>
          </table:table-cell>
          <table:table-cell/>
          <table:table-cell office:value-type="float" office:value="0.00320591" calcext:value-type="float">
            <text:p>0.00320591</text:p>
          </table:table-cell>
          <table:table-cell table:formula="of:=[.E2]*1000" office:value-type="float" office:value="3.20591" calcext:value-type="float">
            <text:p>3.20591</text:p>
          </table:table-cell>
          <table:table-cell office:value-type="float" office:value="66.0943" calcext:value-type="float">
            <text:p>66.0943</text:p>
          </table:table-cell>
          <table:table-cell/>
          <table:table-cell office:value-type="float" office:value="0.00360465" calcext:value-type="float">
            <text:p>0.00360465</text:p>
          </table:table-cell>
          <table:table-cell table:formula="of:=[.I2]*1000" office:value-type="float" office:value="3.60465" calcext:value-type="float">
            <text:p>3.60465</text:p>
          </table:table-cell>
          <table:table-cell office:value-type="float" office:value="66.8889" calcext:value-type="float">
            <text:p>66.8889</text:p>
          </table:table-cell>
          <table:table-cell/>
          <table:table-cell office:value-type="float" office:value="0.00642703" calcext:value-type="float">
            <text:p>0.00642703</text:p>
          </table:table-cell>
          <table:table-cell table:formula="of:=[.M2]*1000" office:value-type="float" office:value="6.42703" calcext:value-type="float">
            <text:p>6.42703</text:p>
          </table:table-cell>
          <table:table-cell office:value-type="float" office:value="65.3192" calcext:value-type="float">
            <text:p>65.3192</text:p>
          </table:table-cell>
          <table:table-cell table:number-columns-repeated="16369"/>
        </table:table-row>
        <table:table-row table:style-name="ro1">
          <table:table-cell office:value-type="float" office:value="0.00237467" calcext:value-type="float">
            <text:p>0.00237467</text:p>
          </table:table-cell>
          <table:table-cell table:formula="of:=[.A3]*1000" office:value-type="float" office:value="2.37467" calcext:value-type="float">
            <text:p>2.37467</text:p>
          </table:table-cell>
          <table:table-cell office:value-type="float" office:value="64.935" calcext:value-type="float">
            <text:p>64.935</text:p>
          </table:table-cell>
          <table:table-cell/>
          <table:table-cell office:value-type="float" office:value="0.00264852" calcext:value-type="float">
            <text:p>0.00264852</text:p>
          </table:table-cell>
          <table:table-cell table:formula="of:=[.E3]*1000" office:value-type="float" office:value="2.64852" calcext:value-type="float">
            <text:p>2.64852</text:p>
          </table:table-cell>
          <table:table-cell office:value-type="float" office:value="67.1742" calcext:value-type="float">
            <text:p>67.1742</text:p>
          </table:table-cell>
          <table:table-cell/>
          <table:table-cell office:value-type="float" office:value="0.00347737" calcext:value-type="float">
            <text:p>0.00347737</text:p>
          </table:table-cell>
          <table:table-cell table:formula="of:=[.I3]*1000" office:value-type="float" office:value="3.47737" calcext:value-type="float">
            <text:p>3.47737</text:p>
          </table:table-cell>
          <table:table-cell office:value-type="float" office:value="67.0585" calcext:value-type="float">
            <text:p>67.0585</text:p>
          </table:table-cell>
          <table:table-cell/>
          <table:table-cell office:value-type="float" office:value="0.0068302" calcext:value-type="float">
            <text:p>0.0068302</text:p>
          </table:table-cell>
          <table:table-cell table:formula="of:=[.M3]*1000" office:value-type="float" office:value="6.8302" calcext:value-type="float">
            <text:p>6.8302</text:p>
          </table:table-cell>
          <table:table-cell office:value-type="float" office:value="67.7469" calcext:value-type="float">
            <text:p>67.7469</text:p>
          </table:table-cell>
          <table:table-cell table:number-columns-repeated="16369"/>
        </table:table-row>
        <table:table-row table:style-name="ro1">
          <table:table-cell office:value-type="float" office:value="0.00262442" calcext:value-type="float">
            <text:p>0.00262442</text:p>
          </table:table-cell>
          <table:table-cell table:formula="of:=[.A4]*1000" office:value-type="float" office:value="2.62442" calcext:value-type="float">
            <text:p>2.62442</text:p>
          </table:table-cell>
          <table:table-cell office:value-type="float" office:value="67.7259" calcext:value-type="float">
            <text:p>67.7259</text:p>
          </table:table-cell>
          <table:table-cell/>
          <table:table-cell office:value-type="float" office:value="0.0025887" calcext:value-type="float">
            <text:p>0.0025887</text:p>
          </table:table-cell>
          <table:table-cell table:formula="of:=[.E4]*1000" office:value-type="float" office:value="2.5887" calcext:value-type="float">
            <text:p>2.5887</text:p>
          </table:table-cell>
          <table:table-cell office:value-type="float" office:value="69.9665" calcext:value-type="float">
            <text:p>69.9665</text:p>
          </table:table-cell>
          <table:table-cell/>
          <table:table-cell office:value-type="float" office:value="0.00361291" calcext:value-type="float">
            <text:p>0.00361291</text:p>
          </table:table-cell>
          <table:table-cell table:formula="of:=[.I4]*1000" office:value-type="float" office:value="3.61291" calcext:value-type="float">
            <text:p>3.61291</text:p>
          </table:table-cell>
          <table:table-cell office:value-type="float" office:value="65.4362" calcext:value-type="float">
            <text:p>65.4362</text:p>
          </table:table-cell>
          <table:table-cell/>
          <table:table-cell office:value-type="float" office:value="0.00654425" calcext:value-type="float">
            <text:p>0.00654425</text:p>
          </table:table-cell>
          <table:table-cell table:formula="of:=[.M4]*1000" office:value-type="float" office:value="6.54425" calcext:value-type="float">
            <text:p>6.54425</text:p>
          </table:table-cell>
          <table:table-cell office:value-type="float" office:value="67.2082" calcext:value-type="float">
            <text:p>67.2082</text:p>
          </table:table-cell>
          <table:table-cell table:number-columns-repeated="16369"/>
        </table:table-row>
        <table:table-row table:style-name="ro1">
          <table:table-cell office:value-type="float" office:value="0.00241072" calcext:value-type="float">
            <text:p>0.00241072</text:p>
          </table:table-cell>
          <table:table-cell table:formula="of:=[.A5]*1000" office:value-type="float" office:value="2.41072" calcext:value-type="float">
            <text:p>2.41072</text:p>
          </table:table-cell>
          <table:table-cell office:value-type="float" office:value="66.6637" calcext:value-type="float">
            <text:p>66.6637</text:p>
          </table:table-cell>
          <table:table-cell/>
          <table:table-cell office:value-type="float" office:value="0.00272121" calcext:value-type="float">
            <text:p>0.00272121</text:p>
          </table:table-cell>
          <table:table-cell table:formula="of:=[.E5]*1000" office:value-type="float" office:value="2.72121" calcext:value-type="float">
            <text:p>2.72121</text:p>
          </table:table-cell>
          <table:table-cell office:value-type="float" office:value="70.6495" calcext:value-type="float">
            <text:p>70.6495</text:p>
          </table:table-cell>
          <table:table-cell/>
          <table:table-cell office:value-type="float" office:value="0.00401986" calcext:value-type="float">
            <text:p>0.00401986</text:p>
          </table:table-cell>
          <table:table-cell table:formula="of:=[.I5]*1000" office:value-type="float" office:value="4.01986" calcext:value-type="float">
            <text:p>4.01986</text:p>
          </table:table-cell>
          <table:table-cell office:value-type="float" office:value="67.2429" calcext:value-type="float">
            <text:p>67.2429</text:p>
          </table:table-cell>
          <table:table-cell/>
          <table:table-cell office:value-type="float" office:value="0.00753917" calcext:value-type="float">
            <text:p>0.00753917</text:p>
          </table:table-cell>
          <table:table-cell table:formula="of:=[.M5]*1000" office:value-type="float" office:value="7.53917" calcext:value-type="float">
            <text:p>7.53917</text:p>
          </table:table-cell>
          <table:table-cell office:value-type="float" office:value="66.6479" calcext:value-type="float">
            <text:p>66.6479</text:p>
          </table:table-cell>
          <table:table-cell table:number-columns-repeated="16369"/>
        </table:table-row>
        <table:table-row table:style-name="ro1">
          <table:table-cell office:value-type="float" office:value="0.00268166" calcext:value-type="float">
            <text:p>0.00268166</text:p>
          </table:table-cell>
          <table:table-cell table:formula="of:=[.A6]*1000" office:value-type="float" office:value="2.68166" calcext:value-type="float">
            <text:p>2.68166</text:p>
          </table:table-cell>
          <table:table-cell office:value-type="float" office:value="70.9537" calcext:value-type="float">
            <text:p>70.9537</text:p>
          </table:table-cell>
          <table:table-cell/>
          <table:table-cell office:value-type="float" office:value="0.00265613" calcext:value-type="float">
            <text:p>0.00265613</text:p>
          </table:table-cell>
          <table:table-cell table:formula="of:=[.E6]*1000" office:value-type="float" office:value="2.65613" calcext:value-type="float">
            <text:p>2.65613</text:p>
          </table:table-cell>
          <table:table-cell office:value-type="float" office:value="69.3498" calcext:value-type="float">
            <text:p>69.3498</text:p>
          </table:table-cell>
          <table:table-cell/>
          <table:table-cell office:value-type="float" office:value="0.00368289" calcext:value-type="float">
            <text:p>0.00368289</text:p>
          </table:table-cell>
          <table:table-cell table:formula="of:=[.I6]*1000" office:value-type="float" office:value="3.68289" calcext:value-type="float">
            <text:p>3.68289</text:p>
          </table:table-cell>
          <table:table-cell office:value-type="float" office:value="68.463" calcext:value-type="float">
            <text:p>68.463</text:p>
          </table:table-cell>
          <table:table-cell/>
          <table:table-cell office:value-type="float" office:value="0.00752706" calcext:value-type="float">
            <text:p>0.00752706</text:p>
          </table:table-cell>
          <table:table-cell table:formula="of:=[.M6]*1000" office:value-type="float" office:value="7.52706" calcext:value-type="float">
            <text:p>7.52706</text:p>
          </table:table-cell>
          <table:table-cell office:value-type="float" office:value="67.2965" calcext:value-type="float">
            <text:p>67.2965</text:p>
          </table:table-cell>
          <table:table-cell table:number-columns-repeated="16369"/>
        </table:table-row>
        <table:table-row table:style-name="ro1">
          <table:table-cell office:value-type="float" office:value="0.00338125" calcext:value-type="float">
            <text:p>0.00338125</text:p>
          </table:table-cell>
          <table:table-cell table:formula="of:=[.A7]*1000" office:value-type="float" office:value="3.38125" calcext:value-type="float">
            <text:p>3.38125</text:p>
          </table:table-cell>
          <table:table-cell office:value-type="float" office:value="68.5767" calcext:value-type="float">
            <text:p>68.5767</text:p>
          </table:table-cell>
          <table:table-cell/>
          <table:table-cell office:value-type="float" office:value="0.00267409" calcext:value-type="float">
            <text:p>0.00267409</text:p>
          </table:table-cell>
          <table:table-cell table:formula="of:=[.E7]*1000" office:value-type="float" office:value="2.67409" calcext:value-type="float">
            <text:p>2.67409</text:p>
          </table:table-cell>
          <table:table-cell office:value-type="float" office:value="68.1473" calcext:value-type="float">
            <text:p>68.1473</text:p>
          </table:table-cell>
          <table:table-cell/>
          <table:table-cell office:value-type="float" office:value="0.00380569" calcext:value-type="float">
            <text:p>0.00380569</text:p>
          </table:table-cell>
          <table:table-cell table:formula="of:=[.I7]*1000" office:value-type="float" office:value="3.80569" calcext:value-type="float">
            <text:p>3.80569</text:p>
          </table:table-cell>
          <table:table-cell office:value-type="float" office:value="66.2718" calcext:value-type="float">
            <text:p>66.2718</text:p>
          </table:table-cell>
          <table:table-cell/>
          <table:table-cell office:value-type="float" office:value="0.00704932" calcext:value-type="float">
            <text:p>0.00704932</text:p>
          </table:table-cell>
          <table:table-cell table:formula="of:=[.M7]*1000" office:value-type="float" office:value="7.04932" calcext:value-type="float">
            <text:p>7.04932</text:p>
          </table:table-cell>
          <table:table-cell office:value-type="float" office:value="69.8831" calcext:value-type="float">
            <text:p>69.8831</text:p>
          </table:table-cell>
          <table:table-cell table:number-columns-repeated="16369"/>
        </table:table-row>
        <table:table-row table:style-name="ro1">
          <table:table-cell office:value-type="float" office:value="0.0024763" calcext:value-type="float">
            <text:p>0.0024763</text:p>
          </table:table-cell>
          <table:table-cell table:formula="of:=[.A8]*1000" office:value-type="float" office:value="2.4763" calcext:value-type="float">
            <text:p>2.4763</text:p>
          </table:table-cell>
          <table:table-cell office:value-type="float" office:value="68.4036" calcext:value-type="float">
            <text:p>68.4036</text:p>
          </table:table-cell>
          <table:table-cell/>
          <table:table-cell office:value-type="float" office:value="0.00259901" calcext:value-type="float">
            <text:p>0.00259901</text:p>
          </table:table-cell>
          <table:table-cell table:formula="of:=[.E8]*1000" office:value-type="float" office:value="2.59901" calcext:value-type="float">
            <text:p>2.59901</text:p>
          </table:table-cell>
          <table:table-cell office:value-type="float" office:value="68.4235" calcext:value-type="float">
            <text:p>68.4235</text:p>
          </table:table-cell>
          <table:table-cell/>
          <table:table-cell office:value-type="float" office:value="0.0033664" calcext:value-type="float">
            <text:p>0.0033664</text:p>
          </table:table-cell>
          <table:table-cell table:formula="of:=[.I8]*1000" office:value-type="float" office:value="3.3664" calcext:value-type="float">
            <text:p>3.3664</text:p>
          </table:table-cell>
          <table:table-cell office:value-type="float" office:value="66.3715" calcext:value-type="float">
            <text:p>66.3715</text:p>
          </table:table-cell>
          <table:table-cell/>
          <table:table-cell office:value-type="float" office:value="0.00684393" calcext:value-type="float">
            <text:p>0.00684393</text:p>
          </table:table-cell>
          <table:table-cell table:formula="of:=[.M8]*1000" office:value-type="float" office:value="6.84393" calcext:value-type="float">
            <text:p>6.84393</text:p>
          </table:table-cell>
          <table:table-cell office:value-type="float" office:value="67.0925" calcext:value-type="float">
            <text:p>67.0925</text:p>
          </table:table-cell>
          <table:table-cell table:number-columns-repeated="16369"/>
        </table:table-row>
        <table:table-row table:style-name="ro1">
          <table:table-cell office:value-type="float" office:value="0.00311357" calcext:value-type="float">
            <text:p>0.00311357</text:p>
          </table:table-cell>
          <table:table-cell table:formula="of:=[.A9]*1000" office:value-type="float" office:value="3.11357" calcext:value-type="float">
            <text:p>3.11357</text:p>
          </table:table-cell>
          <table:table-cell office:value-type="float" office:value="68.8188" calcext:value-type="float">
            <text:p>68.8188</text:p>
          </table:table-cell>
          <table:table-cell/>
          <table:table-cell office:value-type="float" office:value="0.0027552" calcext:value-type="float">
            <text:p>0.0027552</text:p>
          </table:table-cell>
          <table:table-cell table:formula="of:=[.E9]*1000" office:value-type="float" office:value="2.7552" calcext:value-type="float">
            <text:p>2.7552</text:p>
          </table:table-cell>
          <table:table-cell office:value-type="float" office:value="68.4042" calcext:value-type="float">
            <text:p>68.4042</text:p>
          </table:table-cell>
          <table:table-cell/>
          <table:table-cell office:value-type="float" office:value="0.00343367" calcext:value-type="float">
            <text:p>0.00343367</text:p>
          </table:table-cell>
          <table:table-cell table:formula="of:=[.I9]*1000" office:value-type="float" office:value="3.43367" calcext:value-type="float">
            <text:p>3.43367</text:p>
          </table:table-cell>
          <table:table-cell office:value-type="float" office:value="65.2717" calcext:value-type="float">
            <text:p>65.2717</text:p>
          </table:table-cell>
          <table:table-cell/>
          <table:table-cell office:value-type="float" office:value="0.00646858" calcext:value-type="float">
            <text:p>0.00646858</text:p>
          </table:table-cell>
          <table:table-cell table:formula="of:=[.M9]*1000" office:value-type="float" office:value="6.46858" calcext:value-type="float">
            <text:p>6.46858</text:p>
          </table:table-cell>
          <table:table-cell office:value-type="float" office:value="69.0303" calcext:value-type="float">
            <text:p>69.0303</text:p>
          </table:table-cell>
          <table:table-cell table:number-columns-repeated="16369"/>
        </table:table-row>
        <table:table-row table:style-name="ro1">
          <table:table-cell office:value-type="float" office:value="0.00268509" calcext:value-type="float">
            <text:p>0.00268509</text:p>
          </table:table-cell>
          <table:table-cell table:formula="of:=[.A10]*1000" office:value-type="float" office:value="2.68509" calcext:value-type="float">
            <text:p>2.68509</text:p>
          </table:table-cell>
          <table:table-cell office:value-type="float" office:value="69.353" calcext:value-type="float">
            <text:p>69.353</text:p>
          </table:table-cell>
          <table:table-cell/>
          <table:table-cell office:value-type="float" office:value="0.00269112" calcext:value-type="float">
            <text:p>0.00269112</text:p>
          </table:table-cell>
          <table:table-cell table:formula="of:=[.E10]*1000" office:value-type="float" office:value="2.69112" calcext:value-type="float">
            <text:p>2.69112</text:p>
          </table:table-cell>
          <table:table-cell office:value-type="float" office:value="66.0553" calcext:value-type="float">
            <text:p>66.0553</text:p>
          </table:table-cell>
          <table:table-cell/>
          <table:table-cell office:value-type="float" office:value="0.00359715" calcext:value-type="float">
            <text:p>0.00359715</text:p>
          </table:table-cell>
          <table:table-cell table:formula="of:=[.I10]*1000" office:value-type="float" office:value="3.59715" calcext:value-type="float">
            <text:p>3.59715</text:p>
          </table:table-cell>
          <table:table-cell office:value-type="float" office:value="66.3656" calcext:value-type="float">
            <text:p>66.3656</text:p>
          </table:table-cell>
          <table:table-cell/>
          <table:table-cell office:value-type="float" office:value="0.00666117" calcext:value-type="float">
            <text:p>0.00666117</text:p>
          </table:table-cell>
          <table:table-cell table:formula="of:=[.M10]*1000" office:value-type="float" office:value="6.66117" calcext:value-type="float">
            <text:p>6.66117</text:p>
          </table:table-cell>
          <table:table-cell office:value-type="float" office:value="69.7239" calcext:value-type="float">
            <text:p>69.7239</text:p>
          </table:table-cell>
          <table:table-cell table:number-columns-repeated="16369"/>
        </table:table-row>
        <table:table-row table:style-name="ro1">
          <table:table-cell office:value-type="float" office:value="0.00228816" calcext:value-type="float">
            <text:p>0.00228816</text:p>
          </table:table-cell>
          <table:table-cell table:formula="of:=[.A11]*1000" office:value-type="float" office:value="2.28816" calcext:value-type="float">
            <text:p>2.28816</text:p>
          </table:table-cell>
          <table:table-cell office:value-type="float" office:value="70.0677" calcext:value-type="float">
            <text:p>70.0677</text:p>
          </table:table-cell>
          <table:table-cell/>
          <table:table-cell office:value-type="float" office:value="0.00265966" calcext:value-type="float">
            <text:p>0.00265966</text:p>
          </table:table-cell>
          <table:table-cell table:formula="of:=[.E11]*1000" office:value-type="float" office:value="2.65966" calcext:value-type="float">
            <text:p>2.65966</text:p>
          </table:table-cell>
          <table:table-cell office:value-type="float" office:value="68.0926" calcext:value-type="float">
            <text:p>68.0926</text:p>
          </table:table-cell>
          <table:table-cell/>
          <table:table-cell office:value-type="float" office:value="0.00354077" calcext:value-type="float">
            <text:p>0.00354077</text:p>
          </table:table-cell>
          <table:table-cell table:formula="of:=[.I11]*1000" office:value-type="float" office:value="3.54077" calcext:value-type="float">
            <text:p>3.54077</text:p>
          </table:table-cell>
          <table:table-cell office:value-type="float" office:value="66.375" calcext:value-type="float">
            <text:p>66.375</text:p>
          </table:table-cell>
          <table:table-cell/>
          <table:table-cell office:value-type="float" office:value="0.00642071" calcext:value-type="float">
            <text:p>0.00642071</text:p>
          </table:table-cell>
          <table:table-cell table:formula="of:=[.M11]*1000" office:value-type="float" office:value="6.42071" calcext:value-type="float">
            <text:p>6.42071</text:p>
          </table:table-cell>
          <table:table-cell office:value-type="float" office:value="68.2415" calcext:value-type="float">
            <text:p>68.2415</text:p>
          </table:table-cell>
          <table:table-cell table:number-columns-repeated="16369"/>
        </table:table-row>
        <table:table-row table:style-name="ro1">
          <table:table-cell office:value-type="float" office:value="0.00241297" calcext:value-type="float">
            <text:p>0.00241297</text:p>
          </table:table-cell>
          <table:table-cell table:formula="of:=[.A12]*1000" office:value-type="float" office:value="2.41297" calcext:value-type="float">
            <text:p>2.41297</text:p>
          </table:table-cell>
          <table:table-cell office:value-type="float" office:value="66.0004" calcext:value-type="float">
            <text:p>66.0004</text:p>
          </table:table-cell>
          <table:table-cell/>
          <table:table-cell office:value-type="float" office:value="0.00344105" calcext:value-type="float">
            <text:p>0.00344105</text:p>
          </table:table-cell>
          <table:table-cell table:formula="of:=[.E12]*1000" office:value-type="float" office:value="3.44105" calcext:value-type="float">
            <text:p>3.44105</text:p>
          </table:table-cell>
          <table:table-cell office:value-type="float" office:value="67.0662" calcext:value-type="float">
            <text:p>67.0662</text:p>
          </table:table-cell>
          <table:table-cell/>
          <table:table-cell office:value-type="float" office:value="0.00366825" calcext:value-type="float">
            <text:p>0.00366825</text:p>
          </table:table-cell>
          <table:table-cell table:formula="of:=[.I12]*1000" office:value-type="float" office:value="3.66825" calcext:value-type="float">
            <text:p>3.66825</text:p>
          </table:table-cell>
          <table:table-cell office:value-type="float" office:value="66.3841" calcext:value-type="float">
            <text:p>66.3841</text:p>
          </table:table-cell>
          <table:table-cell/>
          <table:table-cell office:value-type="float" office:value="0.00676092" calcext:value-type="float">
            <text:p>0.00676092</text:p>
          </table:table-cell>
          <table:table-cell table:formula="of:=[.M12]*1000" office:value-type="float" office:value="6.76092" calcext:value-type="float">
            <text:p>6.76092</text:p>
          </table:table-cell>
          <table:table-cell office:value-type="float" office:value="67.498" calcext:value-type="float">
            <text:p>67.498</text:p>
          </table:table-cell>
          <table:table-cell table:number-columns-repeated="16369"/>
        </table:table-row>
        <table:table-row table:style-name="ro1">
          <table:table-cell office:value-type="float" office:value="0.00225894" calcext:value-type="float">
            <text:p>0.00225894</text:p>
          </table:table-cell>
          <table:table-cell table:formula="of:=[.A13]*1000" office:value-type="float" office:value="2.25894" calcext:value-type="float">
            <text:p>2.25894</text:p>
          </table:table-cell>
          <table:table-cell office:value-type="float" office:value="68.0696" calcext:value-type="float">
            <text:p>68.0696</text:p>
          </table:table-cell>
          <table:table-cell/>
          <table:table-cell office:value-type="float" office:value="0.00251518" calcext:value-type="float">
            <text:p>0.00251518</text:p>
          </table:table-cell>
          <table:table-cell table:formula="of:=[.E13]*1000" office:value-type="float" office:value="2.51518" calcext:value-type="float">
            <text:p>2.51518</text:p>
          </table:table-cell>
          <table:table-cell office:value-type="float" office:value="65.7014" calcext:value-type="float">
            <text:p>65.7014</text:p>
          </table:table-cell>
          <table:table-cell/>
          <table:table-cell office:value-type="float" office:value="0.00354515" calcext:value-type="float">
            <text:p>0.00354515</text:p>
          </table:table-cell>
          <table:table-cell table:formula="of:=[.I13]*1000" office:value-type="float" office:value="3.54515" calcext:value-type="float">
            <text:p>3.54515</text:p>
          </table:table-cell>
          <table:table-cell office:value-type="float" office:value="67.6773" calcext:value-type="float">
            <text:p>67.6773</text:p>
          </table:table-cell>
          <table:table-cell/>
          <table:table-cell office:value-type="float" office:value="0.00724346" calcext:value-type="float">
            <text:p>0.00724346</text:p>
          </table:table-cell>
          <table:table-cell table:formula="of:=[.M13]*1000" office:value-type="float" office:value="7.24346" calcext:value-type="float">
            <text:p>7.24346</text:p>
          </table:table-cell>
          <table:table-cell office:value-type="float" office:value="70.5424" calcext:value-type="float">
            <text:p>70.5424</text:p>
          </table:table-cell>
          <table:table-cell table:number-columns-repeated="16369"/>
        </table:table-row>
        <table:table-row table:style-name="ro1">
          <table:table-cell office:value-type="float" office:value="0.00246279" calcext:value-type="float">
            <text:p>0.00246279</text:p>
          </table:table-cell>
          <table:table-cell table:formula="of:=[.A14]*1000" office:value-type="float" office:value="2.46279" calcext:value-type="float">
            <text:p>2.46279</text:p>
          </table:table-cell>
          <table:table-cell office:value-type="float" office:value="76.3372" calcext:value-type="float">
            <text:p>76.3372</text:p>
          </table:table-cell>
          <table:table-cell/>
          <table:table-cell office:value-type="float" office:value="0.00350092" calcext:value-type="float">
            <text:p>0.00350092</text:p>
          </table:table-cell>
          <table:table-cell table:formula="of:=[.E14]*1000" office:value-type="float" office:value="3.50092" calcext:value-type="float">
            <text:p>3.50092</text:p>
          </table:table-cell>
          <table:table-cell office:value-type="float" office:value="67.2004" calcext:value-type="float">
            <text:p>67.2004</text:p>
          </table:table-cell>
          <table:table-cell/>
          <table:table-cell office:value-type="float" office:value="0.00386948" calcext:value-type="float">
            <text:p>0.00386948</text:p>
          </table:table-cell>
          <table:table-cell table:formula="of:=[.I14]*1000" office:value-type="float" office:value="3.86948" calcext:value-type="float">
            <text:p>3.86948</text:p>
          </table:table-cell>
          <table:table-cell office:value-type="float" office:value="67.1723" calcext:value-type="float">
            <text:p>67.1723</text:p>
          </table:table-cell>
          <table:table-cell/>
          <table:table-cell office:value-type="float" office:value="0.00693066" calcext:value-type="float">
            <text:p>0.00693066</text:p>
          </table:table-cell>
          <table:table-cell table:formula="of:=[.M14]*1000" office:value-type="float" office:value="6.93066" calcext:value-type="float">
            <text:p>6.93066</text:p>
          </table:table-cell>
          <table:table-cell office:value-type="float" office:value="69.1061" calcext:value-type="float">
            <text:p>69.1061</text:p>
          </table:table-cell>
          <table:table-cell table:number-columns-repeated="16369"/>
        </table:table-row>
        <table:table-row table:style-name="ro1">
          <table:table-cell office:value-type="float" office:value="0.00221484" calcext:value-type="float">
            <text:p>0.00221484</text:p>
          </table:table-cell>
          <table:table-cell table:formula="of:=[.A15]*1000" office:value-type="float" office:value="2.21484" calcext:value-type="float">
            <text:p>2.21484</text:p>
          </table:table-cell>
          <table:table-cell office:value-type="float" office:value="79.6094" calcext:value-type="float">
            <text:p>79.6094</text:p>
          </table:table-cell>
          <table:table-cell/>
          <table:table-cell office:value-type="float" office:value="0.00285706" calcext:value-type="float">
            <text:p>0.00285706</text:p>
          </table:table-cell>
          <table:table-cell table:formula="of:=[.E15]*1000" office:value-type="float" office:value="2.85706" calcext:value-type="float">
            <text:p>2.85706</text:p>
          </table:table-cell>
          <table:table-cell office:value-type="float" office:value="66.9748" calcext:value-type="float">
            <text:p>66.9748</text:p>
          </table:table-cell>
          <table:table-cell/>
          <table:table-cell office:value-type="float" office:value="0.00352679" calcext:value-type="float">
            <text:p>0.00352679</text:p>
          </table:table-cell>
          <table:table-cell table:formula="of:=[.I15]*1000" office:value-type="float" office:value="3.52679" calcext:value-type="float">
            <text:p>3.52679</text:p>
          </table:table-cell>
          <table:table-cell office:value-type="float" office:value="66.8253" calcext:value-type="float">
            <text:p>66.8253</text:p>
          </table:table-cell>
          <table:table-cell/>
          <table:table-cell office:value-type="float" office:value="0.00660995" calcext:value-type="float">
            <text:p>0.00660995</text:p>
          </table:table-cell>
          <table:table-cell table:formula="of:=[.M15]*1000" office:value-type="float" office:value="6.60995" calcext:value-type="float">
            <text:p>6.60995</text:p>
          </table:table-cell>
          <table:table-cell office:value-type="float" office:value="68.0706" calcext:value-type="float">
            <text:p>68.0706</text:p>
          </table:table-cell>
          <table:table-cell table:number-columns-repeated="16369"/>
        </table:table-row>
        <table:table-row table:style-name="ro1">
          <table:table-cell office:value-type="float" office:value="0.00267316" calcext:value-type="float">
            <text:p>0.00267316</text:p>
          </table:table-cell>
          <table:table-cell table:formula="of:=[.A16]*1000" office:value-type="float" office:value="2.67316" calcext:value-type="float">
            <text:p>2.67316</text:p>
          </table:table-cell>
          <table:table-cell office:value-type="float" office:value="79.8538" calcext:value-type="float">
            <text:p>79.8538</text:p>
          </table:table-cell>
          <table:table-cell/>
          <table:table-cell office:value-type="float" office:value="0.0026618" calcext:value-type="float">
            <text:p>0.0026618</text:p>
          </table:table-cell>
          <table:table-cell table:formula="of:=[.E16]*1000" office:value-type="float" office:value="2.6618" calcext:value-type="float">
            <text:p>2.6618</text:p>
          </table:table-cell>
          <table:table-cell office:value-type="float" office:value="66.7585" calcext:value-type="float">
            <text:p>66.7585</text:p>
          </table:table-cell>
          <table:table-cell/>
          <table:table-cell office:value-type="float" office:value="0.00357521" calcext:value-type="float">
            <text:p>0.00357521</text:p>
          </table:table-cell>
          <table:table-cell table:formula="of:=[.I16]*1000" office:value-type="float" office:value="3.57521" calcext:value-type="float">
            <text:p>3.57521</text:p>
          </table:table-cell>
          <table:table-cell office:value-type="float" office:value="66.5472" calcext:value-type="float">
            <text:p>66.5472</text:p>
          </table:table-cell>
          <table:table-cell/>
          <table:table-cell office:value-type="float" office:value="0.00643944" calcext:value-type="float">
            <text:p>0.00643944</text:p>
          </table:table-cell>
          <table:table-cell table:formula="of:=[.M16]*1000" office:value-type="float" office:value="6.43944" calcext:value-type="float">
            <text:p>6.43944</text:p>
          </table:table-cell>
          <table:table-cell office:value-type="float" office:value="66.7897" calcext:value-type="float">
            <text:p>66.7897</text:p>
          </table:table-cell>
          <table:table-cell table:number-columns-repeated="16369"/>
        </table:table-row>
        <table:table-row table:style-name="ro1">
          <table:table-cell office:value-type="float" office:value="0.00251903" calcext:value-type="float">
            <text:p>0.00251903</text:p>
          </table:table-cell>
          <table:table-cell table:formula="of:=[.A17]*1000" office:value-type="float" office:value="2.51903" calcext:value-type="float">
            <text:p>2.51903</text:p>
          </table:table-cell>
          <table:table-cell office:value-type="float" office:value="69.7758" calcext:value-type="float">
            <text:p>69.7758</text:p>
          </table:table-cell>
          <table:table-cell/>
          <table:table-cell office:value-type="float" office:value="0.00301184" calcext:value-type="float">
            <text:p>0.00301184</text:p>
          </table:table-cell>
          <table:table-cell table:formula="of:=[.E17]*1000" office:value-type="float" office:value="3.01184" calcext:value-type="float">
            <text:p>3.01184</text:p>
          </table:table-cell>
          <table:table-cell office:value-type="float" office:value="66.8461" calcext:value-type="float">
            <text:p>66.8461</text:p>
          </table:table-cell>
          <table:table-cell/>
          <table:table-cell office:value-type="float" office:value="0.00364312" calcext:value-type="float">
            <text:p>0.00364312</text:p>
          </table:table-cell>
          <table:table-cell table:formula="of:=[.I17]*1000" office:value-type="float" office:value="3.64312" calcext:value-type="float">
            <text:p>3.64312</text:p>
          </table:table-cell>
          <table:table-cell office:value-type="float" office:value="66.8915" calcext:value-type="float">
            <text:p>66.8915</text:p>
          </table:table-cell>
          <table:table-cell/>
          <table:table-cell office:value-type="float" office:value="0.00657475" calcext:value-type="float">
            <text:p>0.00657475</text:p>
          </table:table-cell>
          <table:table-cell table:formula="of:=[.M17]*1000" office:value-type="float" office:value="6.57475" calcext:value-type="float">
            <text:p>6.57475</text:p>
          </table:table-cell>
          <table:table-cell office:value-type="float" office:value="67.8348" calcext:value-type="float">
            <text:p>67.8348</text:p>
          </table:table-cell>
          <table:table-cell table:number-columns-repeated="16369"/>
        </table:table-row>
        <table:table-row table:style-name="ro1">
          <table:table-cell office:value-type="float" office:value="0.00233509" calcext:value-type="float">
            <text:p>0.00233509</text:p>
          </table:table-cell>
          <table:table-cell table:formula="of:=[.A18]*1000" office:value-type="float" office:value="2.33509" calcext:value-type="float">
            <text:p>2.33509</text:p>
          </table:table-cell>
          <table:table-cell office:value-type="float" office:value="74.404" calcext:value-type="float">
            <text:p>74.404</text:p>
          </table:table-cell>
          <table:table-cell/>
          <table:table-cell office:value-type="float" office:value="0.00262982" calcext:value-type="float">
            <text:p>0.00262982</text:p>
          </table:table-cell>
          <table:table-cell table:formula="of:=[.E18]*1000" office:value-type="float" office:value="2.62982" calcext:value-type="float">
            <text:p>2.62982</text:p>
          </table:table-cell>
          <table:table-cell office:value-type="float" office:value="66.3892" calcext:value-type="float">
            <text:p>66.3892</text:p>
          </table:table-cell>
          <table:table-cell/>
          <table:table-cell office:value-type="float" office:value="0.00367004" calcext:value-type="float">
            <text:p>0.00367004</text:p>
          </table:table-cell>
          <table:table-cell table:formula="of:=[.I18]*1000" office:value-type="float" office:value="3.67004" calcext:value-type="float">
            <text:p>3.67004</text:p>
          </table:table-cell>
          <table:table-cell office:value-type="float" office:value="68.8229" calcext:value-type="float">
            <text:p>68.8229</text:p>
          </table:table-cell>
          <table:table-cell/>
          <table:table-cell office:value-type="float" office:value="0.00645958" calcext:value-type="float">
            <text:p>0.00645958</text:p>
          </table:table-cell>
          <table:table-cell table:formula="of:=[.M18]*1000" office:value-type="float" office:value="6.45958" calcext:value-type="float">
            <text:p>6.45958</text:p>
          </table:table-cell>
          <table:table-cell office:value-type="float" office:value="68.4713" calcext:value-type="float">
            <text:p>68.4713</text:p>
          </table:table-cell>
          <table:table-cell table:number-columns-repeated="16369"/>
        </table:table-row>
        <table:table-row table:style-name="ro1">
          <table:table-cell office:value-type="float" office:value="0.00258424" calcext:value-type="float">
            <text:p>0.00258424</text:p>
          </table:table-cell>
          <table:table-cell table:formula="of:=[.A19]*1000" office:value-type="float" office:value="2.58424" calcext:value-type="float">
            <text:p>2.58424</text:p>
          </table:table-cell>
          <table:table-cell office:value-type="float" office:value="66.4473" calcext:value-type="float">
            <text:p>66.4473</text:p>
          </table:table-cell>
          <table:table-cell/>
          <table:table-cell office:value-type="float" office:value="0.00268768" calcext:value-type="float">
            <text:p>0.00268768</text:p>
          </table:table-cell>
          <table:table-cell table:formula="of:=[.E19]*1000" office:value-type="float" office:value="2.68768" calcext:value-type="float">
            <text:p>2.68768</text:p>
          </table:table-cell>
          <table:table-cell office:value-type="float" office:value="66.8892" calcext:value-type="float">
            <text:p>66.8892</text:p>
          </table:table-cell>
          <table:table-cell/>
          <table:table-cell office:value-type="float" office:value="0.00342915" calcext:value-type="float">
            <text:p>0.00342915</text:p>
          </table:table-cell>
          <table:table-cell table:formula="of:=[.I19]*1000" office:value-type="float" office:value="3.42915" calcext:value-type="float">
            <text:p>3.42915</text:p>
          </table:table-cell>
          <table:table-cell office:value-type="float" office:value="66.3482" calcext:value-type="float">
            <text:p>66.3482</text:p>
          </table:table-cell>
          <table:table-cell/>
          <table:table-cell office:value-type="float" office:value="0.00700156" calcext:value-type="float">
            <text:p>0.00700156</text:p>
          </table:table-cell>
          <table:table-cell table:formula="of:=[.M19]*1000" office:value-type="float" office:value="7.00156" calcext:value-type="float">
            <text:p>7.00156</text:p>
          </table:table-cell>
          <table:table-cell office:value-type="float" office:value="68.0769" calcext:value-type="float">
            <text:p>68.0769</text:p>
          </table:table-cell>
          <table:table-cell table:number-columns-repeated="16369"/>
        </table:table-row>
        <table:table-row table:style-name="ro1">
          <table:table-cell office:value-type="float" office:value="0.00246854" calcext:value-type="float">
            <text:p>0.00246854</text:p>
          </table:table-cell>
          <table:table-cell table:formula="of:=[.A20]*1000" office:value-type="float" office:value="2.46854" calcext:value-type="float">
            <text:p>2.46854</text:p>
          </table:table-cell>
          <table:table-cell office:value-type="float" office:value="66.8058" calcext:value-type="float">
            <text:p>66.8058</text:p>
          </table:table-cell>
          <table:table-cell/>
          <table:table-cell office:value-type="float" office:value="0.0026488" calcext:value-type="float">
            <text:p>0.0026488</text:p>
          </table:table-cell>
          <table:table-cell table:formula="of:=[.E20]*1000" office:value-type="float" office:value="2.6488" calcext:value-type="float">
            <text:p>2.6488</text:p>
          </table:table-cell>
          <table:table-cell office:value-type="float" office:value="66.7139" calcext:value-type="float">
            <text:p>66.7139</text:p>
          </table:table-cell>
          <table:table-cell/>
          <table:table-cell office:value-type="float" office:value="0.00352447" calcext:value-type="float">
            <text:p>0.00352447</text:p>
          </table:table-cell>
          <table:table-cell table:formula="of:=[.I20]*1000" office:value-type="float" office:value="3.52447" calcext:value-type="float">
            <text:p>3.52447</text:p>
          </table:table-cell>
          <table:table-cell office:value-type="float" office:value="65.805" calcext:value-type="float">
            <text:p>65.805</text:p>
          </table:table-cell>
          <table:table-cell/>
          <table:table-cell office:value-type="float" office:value="0.00652431" calcext:value-type="float">
            <text:p>0.00652431</text:p>
          </table:table-cell>
          <table:table-cell table:formula="of:=[.M20]*1000" office:value-type="float" office:value="6.52431" calcext:value-type="float">
            <text:p>6.52431</text:p>
          </table:table-cell>
          <table:table-cell office:value-type="float" office:value="65.2666" calcext:value-type="float">
            <text:p>65.2666</text:p>
          </table:table-cell>
          <table:table-cell table:number-columns-repeated="16369"/>
        </table:table-row>
        <table:table-row table:style-name="ro1">
          <table:table-cell office:value-type="float" office:value="0.00236755" calcext:value-type="float">
            <text:p>0.00236755</text:p>
          </table:table-cell>
          <table:table-cell table:formula="of:=[.A21]*1000" office:value-type="float" office:value="2.36755" calcext:value-type="float">
            <text:p>2.36755</text:p>
          </table:table-cell>
          <table:table-cell office:value-type="float" office:value="67.4595" calcext:value-type="float">
            <text:p>67.4595</text:p>
          </table:table-cell>
          <table:table-cell/>
          <table:table-cell office:value-type="float" office:value="0.00280135" calcext:value-type="float">
            <text:p>0.00280135</text:p>
          </table:table-cell>
          <table:table-cell table:formula="of:=[.E21]*1000" office:value-type="float" office:value="2.80135" calcext:value-type="float">
            <text:p>2.80135</text:p>
          </table:table-cell>
          <table:table-cell office:value-type="float" office:value="66.2758" calcext:value-type="float">
            <text:p>66.2758</text:p>
          </table:table-cell>
          <table:table-cell/>
          <table:table-cell office:value-type="float" office:value="0.00352033" calcext:value-type="float">
            <text:p>0.00352033</text:p>
          </table:table-cell>
          <table:table-cell table:formula="of:=[.I21]*1000" office:value-type="float" office:value="3.52033" calcext:value-type="float">
            <text:p>3.52033</text:p>
          </table:table-cell>
          <table:table-cell office:value-type="float" office:value="66.1715" calcext:value-type="float">
            <text:p>66.1715</text:p>
          </table:table-cell>
          <table:table-cell/>
          <table:table-cell office:value-type="float" office:value="0.006884" calcext:value-type="float">
            <text:p>0.006884</text:p>
          </table:table-cell>
          <table:table-cell table:formula="of:=[.M21]*1000" office:value-type="float" office:value="6.884" calcext:value-type="float">
            <text:p>6.884</text:p>
          </table:table-cell>
          <table:table-cell office:value-type="float" office:value="69.4184" calcext:value-type="float">
            <text:p>69.4184</text:p>
          </table:table-cell>
          <table:table-cell table:number-columns-repeated="16369"/>
        </table:table-row>
        <table:table-row table:style-name="ro1">
          <table:table-cell office:value-type="float" office:value="0.00226597" calcext:value-type="float">
            <text:p>0.00226597</text:p>
          </table:table-cell>
          <table:table-cell table:formula="of:=[.A22]*1000" office:value-type="float" office:value="2.26597" calcext:value-type="float">
            <text:p>2.26597</text:p>
          </table:table-cell>
          <table:table-cell office:value-type="float" office:value="67.2772" calcext:value-type="float">
            <text:p>67.2772</text:p>
          </table:table-cell>
          <table:table-cell/>
          <table:table-cell office:value-type="float" office:value="0.00276407" calcext:value-type="float">
            <text:p>0.00276407</text:p>
          </table:table-cell>
          <table:table-cell table:formula="of:=[.E22]*1000" office:value-type="float" office:value="2.76407" calcext:value-type="float">
            <text:p>2.76407</text:p>
          </table:table-cell>
          <table:table-cell office:value-type="float" office:value="67.9058" calcext:value-type="float">
            <text:p>67.9058</text:p>
          </table:table-cell>
          <table:table-cell/>
          <table:table-cell office:value-type="float" office:value="0.00345965" calcext:value-type="float">
            <text:p>0.00345965</text:p>
          </table:table-cell>
          <table:table-cell table:formula="of:=[.I22]*1000" office:value-type="float" office:value="3.45965" calcext:value-type="float">
            <text:p>3.45965</text:p>
          </table:table-cell>
          <table:table-cell office:value-type="float" office:value="66.994" calcext:value-type="float">
            <text:p>66.994</text:p>
          </table:table-cell>
          <table:table-cell/>
          <table:table-cell office:value-type="float" office:value="0.00651349" calcext:value-type="float">
            <text:p>0.00651349</text:p>
          </table:table-cell>
          <table:table-cell table:formula="of:=[.M22]*1000" office:value-type="float" office:value="6.51349" calcext:value-type="float">
            <text:p>6.51349</text:p>
          </table:table-cell>
          <table:table-cell office:value-type="float" office:value="69.9012" calcext:value-type="float">
            <text:p>69.9012</text:p>
          </table:table-cell>
          <table:table-cell table:number-columns-repeated="16369"/>
        </table:table-row>
        <table:table-row table:style-name="ro1">
          <table:table-cell office:value-type="float" office:value="0.00225643" calcext:value-type="float">
            <text:p>0.00225643</text:p>
          </table:table-cell>
          <table:table-cell table:formula="of:=[.A23]*1000" office:value-type="float" office:value="2.25643" calcext:value-type="float">
            <text:p>2.25643</text:p>
          </table:table-cell>
          <table:table-cell office:value-type="float" office:value="66.7281" calcext:value-type="float">
            <text:p>66.7281</text:p>
          </table:table-cell>
          <table:table-cell/>
          <table:table-cell office:value-type="float" office:value="0.00284309" calcext:value-type="float">
            <text:p>0.00284309</text:p>
          </table:table-cell>
          <table:table-cell table:formula="of:=[.E23]*1000" office:value-type="float" office:value="2.84309" calcext:value-type="float">
            <text:p>2.84309</text:p>
          </table:table-cell>
          <table:table-cell office:value-type="float" office:value="67.1949" calcext:value-type="float">
            <text:p>67.1949</text:p>
          </table:table-cell>
          <table:table-cell/>
          <table:table-cell office:value-type="float" office:value="0.00421935" calcext:value-type="float">
            <text:p>0.00421935</text:p>
          </table:table-cell>
          <table:table-cell table:formula="of:=[.I23]*1000" office:value-type="float" office:value="4.21935" calcext:value-type="float">
            <text:p>4.21935</text:p>
          </table:table-cell>
          <table:table-cell office:value-type="float" office:value="66.3879" calcext:value-type="float">
            <text:p>66.3879</text:p>
          </table:table-cell>
          <table:table-cell/>
          <table:table-cell office:value-type="float" office:value="0.0066901" calcext:value-type="float">
            <text:p>0.0066901</text:p>
          </table:table-cell>
          <table:table-cell table:formula="of:=[.M23]*1000" office:value-type="float" office:value="6.6901" calcext:value-type="float">
            <text:p>6.6901</text:p>
          </table:table-cell>
          <table:table-cell office:value-type="float" office:value="66.4348" calcext:value-type="float">
            <text:p>66.4348</text:p>
          </table:table-cell>
          <table:table-cell table:number-columns-repeated="16369"/>
        </table:table-row>
        <table:table-row table:style-name="ro1">
          <table:table-cell office:value-type="float" office:value="0.00246367" calcext:value-type="float">
            <text:p>0.00246367</text:p>
          </table:table-cell>
          <table:table-cell table:formula="of:=[.A24]*1000" office:value-type="float" office:value="2.46367" calcext:value-type="float">
            <text:p>2.46367</text:p>
          </table:table-cell>
          <table:table-cell office:value-type="float" office:value="68.3212" calcext:value-type="float">
            <text:p>68.3212</text:p>
          </table:table-cell>
          <table:table-cell/>
          <table:table-cell office:value-type="float" office:value="0.00262833" calcext:value-type="float">
            <text:p>0.00262833</text:p>
          </table:table-cell>
          <table:table-cell table:formula="of:=[.E24]*1000" office:value-type="float" office:value="2.62833" calcext:value-type="float">
            <text:p>2.62833</text:p>
          </table:table-cell>
          <table:table-cell office:value-type="float" office:value="66.6329" calcext:value-type="float">
            <text:p>66.6329</text:p>
          </table:table-cell>
          <table:table-cell/>
          <table:table-cell office:value-type="float" office:value="0.00392373" calcext:value-type="float">
            <text:p>0.00392373</text:p>
          </table:table-cell>
          <table:table-cell table:formula="of:=[.I24]*1000" office:value-type="float" office:value="3.92373" calcext:value-type="float">
            <text:p>3.92373</text:p>
          </table:table-cell>
          <table:table-cell office:value-type="float" office:value="65.8327" calcext:value-type="float">
            <text:p>65.8327</text:p>
          </table:table-cell>
          <table:table-cell/>
          <table:table-cell office:value-type="float" office:value="0.00659484" calcext:value-type="float">
            <text:p>0.00659484</text:p>
          </table:table-cell>
          <table:table-cell table:formula="of:=[.M24]*1000" office:value-type="float" office:value="6.59484" calcext:value-type="float">
            <text:p>6.59484</text:p>
          </table:table-cell>
          <table:table-cell office:value-type="float" office:value="67.2432" calcext:value-type="float">
            <text:p>67.2432</text:p>
          </table:table-cell>
          <table:table-cell table:number-columns-repeated="16369"/>
        </table:table-row>
        <table:table-row table:style-name="ro1">
          <table:table-cell office:value-type="float" office:value="0.00229766" calcext:value-type="float">
            <text:p>0.00229766</text:p>
          </table:table-cell>
          <table:table-cell table:formula="of:=[.A25]*1000" office:value-type="float" office:value="2.29766" calcext:value-type="float">
            <text:p>2.29766</text:p>
          </table:table-cell>
          <table:table-cell office:value-type="float" office:value="74.3156" calcext:value-type="float">
            <text:p>74.3156</text:p>
          </table:table-cell>
          <table:table-cell/>
          <table:table-cell office:value-type="float" office:value="0.00268284" calcext:value-type="float">
            <text:p>0.00268284</text:p>
          </table:table-cell>
          <table:table-cell table:formula="of:=[.E25]*1000" office:value-type="float" office:value="2.68284" calcext:value-type="float">
            <text:p>2.68284</text:p>
          </table:table-cell>
          <table:table-cell office:value-type="float" office:value="66.3599" calcext:value-type="float">
            <text:p>66.3599</text:p>
          </table:table-cell>
          <table:table-cell/>
          <table:table-cell office:value-type="float" office:value="0.00429496" calcext:value-type="float">
            <text:p>0.00429496</text:p>
          </table:table-cell>
          <table:table-cell table:formula="of:=[.I25]*1000" office:value-type="float" office:value="4.29496" calcext:value-type="float">
            <text:p>4.29496</text:p>
          </table:table-cell>
          <table:table-cell office:value-type="float" office:value="67.6404" calcext:value-type="float">
            <text:p>67.6404</text:p>
          </table:table-cell>
          <table:table-cell/>
          <table:table-cell office:value-type="float" office:value="0.00704554" calcext:value-type="float">
            <text:p>0.00704554</text:p>
          </table:table-cell>
          <table:table-cell table:formula="of:=[.M25]*1000" office:value-type="float" office:value="7.04554" calcext:value-type="float">
            <text:p>7.04554</text:p>
          </table:table-cell>
          <table:table-cell office:value-type="float" office:value="67.5563" calcext:value-type="float">
            <text:p>67.5563</text:p>
          </table:table-cell>
          <table:table-cell table:number-columns-repeated="16369"/>
        </table:table-row>
        <table:table-row table:style-name="ro1">
          <table:table-cell office:value-type="float" office:value="0.00264578" calcext:value-type="float">
            <text:p>0.00264578</text:p>
          </table:table-cell>
          <table:table-cell table:formula="of:=[.A26]*1000" office:value-type="float" office:value="2.64578" calcext:value-type="float">
            <text:p>2.64578</text:p>
          </table:table-cell>
          <table:table-cell office:value-type="float" office:value="69.9119" calcext:value-type="float">
            <text:p>69.9119</text:p>
          </table:table-cell>
          <table:table-cell/>
          <table:table-cell office:value-type="float" office:value="0.00312002" calcext:value-type="float">
            <text:p>0.00312002</text:p>
          </table:table-cell>
          <table:table-cell table:formula="of:=[.E26]*1000" office:value-type="float" office:value="3.12002" calcext:value-type="float">
            <text:p>3.12002</text:p>
          </table:table-cell>
          <table:table-cell office:value-type="float" office:value="67.5807" calcext:value-type="float">
            <text:p>67.5807</text:p>
          </table:table-cell>
          <table:table-cell/>
          <table:table-cell office:value-type="float" office:value="0.00338518" calcext:value-type="float">
            <text:p>0.00338518</text:p>
          </table:table-cell>
          <table:table-cell table:formula="of:=[.I26]*1000" office:value-type="float" office:value="3.38518" calcext:value-type="float">
            <text:p>3.38518</text:p>
          </table:table-cell>
          <table:table-cell office:value-type="float" office:value="66.5912" calcext:value-type="float">
            <text:p>66.5912</text:p>
          </table:table-cell>
          <table:table-cell/>
          <table:table-cell office:value-type="float" office:value="0.00987115" calcext:value-type="float">
            <text:p>0.00987115</text:p>
          </table:table-cell>
          <table:table-cell table:formula="of:=[.M26]*1000" office:value-type="float" office:value="9.87115" calcext:value-type="float">
            <text:p>9.87115</text:p>
          </table:table-cell>
          <table:table-cell office:value-type="float" office:value="67.0527" calcext:value-type="float">
            <text:p>67.0527</text:p>
          </table:table-cell>
          <table:table-cell table:number-columns-repeated="16369"/>
        </table:table-row>
        <table:table-row table:style-name="ro1">
          <table:table-cell office:value-type="float" office:value="0.00233787" calcext:value-type="float">
            <text:p>0.00233787</text:p>
          </table:table-cell>
          <table:table-cell table:formula="of:=[.A27]*1000" office:value-type="float" office:value="2.33787" calcext:value-type="float">
            <text:p>2.33787</text:p>
          </table:table-cell>
          <table:table-cell office:value-type="float" office:value="67.5268" calcext:value-type="float">
            <text:p>67.5268</text:p>
          </table:table-cell>
          <table:table-cell/>
          <table:table-cell office:value-type="float" office:value="0.00248171" calcext:value-type="float">
            <text:p>0.00248171</text:p>
          </table:table-cell>
          <table:table-cell table:formula="of:=[.E27]*1000" office:value-type="float" office:value="2.48171" calcext:value-type="float">
            <text:p>2.48171</text:p>
          </table:table-cell>
          <table:table-cell office:value-type="float" office:value="66.9042" calcext:value-type="float">
            <text:p>66.9042</text:p>
          </table:table-cell>
          <table:table-cell/>
          <table:table-cell office:value-type="float" office:value="0.00361176" calcext:value-type="float">
            <text:p>0.00361176</text:p>
          </table:table-cell>
          <table:table-cell table:formula="of:=[.I27]*1000" office:value-type="float" office:value="3.61176" calcext:value-type="float">
            <text:p>3.61176</text:p>
          </table:table-cell>
          <table:table-cell office:value-type="float" office:value="65.5307" calcext:value-type="float">
            <text:p>65.5307</text:p>
          </table:table-cell>
          <table:table-cell/>
          <table:table-cell office:value-type="float" office:value="0.00701647" calcext:value-type="float">
            <text:p>0.00701647</text:p>
          </table:table-cell>
          <table:table-cell table:formula="of:=[.M27]*1000" office:value-type="float" office:value="7.01647" calcext:value-type="float">
            <text:p>7.01647</text:p>
          </table:table-cell>
          <table:table-cell office:value-type="float" office:value="67.2461" calcext:value-type="float">
            <text:p>67.2461</text:p>
          </table:table-cell>
          <table:table-cell table:number-columns-repeated="16369"/>
        </table:table-row>
        <table:table-row table:style-name="ro1">
          <table:table-cell office:value-type="float" office:value="0.00239418" calcext:value-type="float">
            <text:p>0.00239418</text:p>
          </table:table-cell>
          <table:table-cell table:formula="of:=[.A28]*1000" office:value-type="float" office:value="2.39418" calcext:value-type="float">
            <text:p>2.39418</text:p>
          </table:table-cell>
          <table:table-cell office:value-type="float" office:value="66.2241" calcext:value-type="float">
            <text:p>66.2241</text:p>
          </table:table-cell>
          <table:table-cell/>
          <table:table-cell office:value-type="float" office:value="0.00271314" calcext:value-type="float">
            <text:p>0.00271314</text:p>
          </table:table-cell>
          <table:table-cell table:formula="of:=[.E28]*1000" office:value-type="float" office:value="2.71314" calcext:value-type="float">
            <text:p>2.71314</text:p>
          </table:table-cell>
          <table:table-cell office:value-type="float" office:value="67.4219" calcext:value-type="float">
            <text:p>67.4219</text:p>
          </table:table-cell>
          <table:table-cell/>
          <table:table-cell office:value-type="float" office:value="0.00407092" calcext:value-type="float">
            <text:p>0.00407092</text:p>
          </table:table-cell>
          <table:table-cell table:formula="of:=[.I28]*1000" office:value-type="float" office:value="4.07092" calcext:value-type="float">
            <text:p>4.07092</text:p>
          </table:table-cell>
          <table:table-cell office:value-type="float" office:value="67.6321" calcext:value-type="float">
            <text:p>67.6321</text:p>
          </table:table-cell>
          <table:table-cell/>
          <table:table-cell office:value-type="float" office:value="0.00736523" calcext:value-type="float">
            <text:p>0.00736523</text:p>
          </table:table-cell>
          <table:table-cell table:formula="of:=[.M28]*1000" office:value-type="float" office:value="7.36523" calcext:value-type="float">
            <text:p>7.36523</text:p>
          </table:table-cell>
          <table:table-cell office:value-type="float" office:value="68.7456" calcext:value-type="float">
            <text:p>68.7456</text:p>
          </table:table-cell>
          <table:table-cell table:number-columns-repeated="16369"/>
        </table:table-row>
        <table:table-row table:style-name="ro1">
          <table:table-cell office:value-type="float" office:value="0.00295849" calcext:value-type="float">
            <text:p>0.00295849</text:p>
          </table:table-cell>
          <table:table-cell table:formula="of:=[.A29]*1000" office:value-type="float" office:value="2.95849" calcext:value-type="float">
            <text:p>2.95849</text:p>
          </table:table-cell>
          <table:table-cell office:value-type="float" office:value="67.5378" calcext:value-type="float">
            <text:p>67.5378</text:p>
          </table:table-cell>
          <table:table-cell/>
          <table:table-cell office:value-type="float" office:value="0.00276802" calcext:value-type="float">
            <text:p>0.00276802</text:p>
          </table:table-cell>
          <table:table-cell table:formula="of:=[.E29]*1000" office:value-type="float" office:value="2.76802" calcext:value-type="float">
            <text:p>2.76802</text:p>
          </table:table-cell>
          <table:table-cell office:value-type="float" office:value="68.3657" calcext:value-type="float">
            <text:p>68.3657</text:p>
          </table:table-cell>
          <table:table-cell/>
          <table:table-cell office:value-type="float" office:value="0.00371783" calcext:value-type="float">
            <text:p>0.00371783</text:p>
          </table:table-cell>
          <table:table-cell table:formula="of:=[.I29]*1000" office:value-type="float" office:value="3.71783" calcext:value-type="float">
            <text:p>3.71783</text:p>
          </table:table-cell>
          <table:table-cell office:value-type="float" office:value="66.7505" calcext:value-type="float">
            <text:p>66.7505</text:p>
          </table:table-cell>
          <table:table-cell/>
          <table:table-cell office:value-type="float" office:value="0.00663254" calcext:value-type="float">
            <text:p>0.00663254</text:p>
          </table:table-cell>
          <table:table-cell table:formula="of:=[.M29]*1000" office:value-type="float" office:value="6.63254" calcext:value-type="float">
            <text:p>6.63254</text:p>
          </table:table-cell>
          <table:table-cell office:value-type="float" office:value="66.7218" calcext:value-type="float">
            <text:p>66.7218</text:p>
          </table:table-cell>
          <table:table-cell table:number-columns-repeated="16369"/>
        </table:table-row>
        <table:table-row table:style-name="ro1">
          <table:table-cell office:value-type="float" office:value="0.00234078" calcext:value-type="float">
            <text:p>0.00234078</text:p>
          </table:table-cell>
          <table:table-cell table:formula="of:=[.A30]*1000" office:value-type="float" office:value="2.34078" calcext:value-type="float">
            <text:p>2.34078</text:p>
          </table:table-cell>
          <table:table-cell office:value-type="float" office:value="67.1522" calcext:value-type="float">
            <text:p>67.1522</text:p>
          </table:table-cell>
          <table:table-cell/>
          <table:table-cell office:value-type="float" office:value="0.00251363" calcext:value-type="float">
            <text:p>0.00251363</text:p>
          </table:table-cell>
          <table:table-cell table:formula="of:=[.E30]*1000" office:value-type="float" office:value="2.51363" calcext:value-type="float">
            <text:p>2.51363</text:p>
          </table:table-cell>
          <table:table-cell office:value-type="float" office:value="69.521" calcext:value-type="float">
            <text:p>69.521</text:p>
          </table:table-cell>
          <table:table-cell/>
          <table:table-cell office:value-type="float" office:value="0.0036284" calcext:value-type="float">
            <text:p>0.0036284</text:p>
          </table:table-cell>
          <table:table-cell table:formula="of:=[.I30]*1000" office:value-type="float" office:value="3.6284" calcext:value-type="float">
            <text:p>3.6284</text:p>
          </table:table-cell>
          <table:table-cell office:value-type="float" office:value="66.6063" calcext:value-type="float">
            <text:p>66.6063</text:p>
          </table:table-cell>
          <table:table-cell/>
          <table:table-cell office:value-type="float" office:value="0.00650834" calcext:value-type="float">
            <text:p>0.00650834</text:p>
          </table:table-cell>
          <table:table-cell table:formula="of:=[.M30]*1000" office:value-type="float" office:value="6.50834" calcext:value-type="float">
            <text:p>6.50834</text:p>
          </table:table-cell>
          <table:table-cell office:value-type="float" office:value="65.4185" calcext:value-type="float">
            <text:p>65.4185</text:p>
          </table:table-cell>
          <table:table-cell table:number-columns-repeated="16369"/>
        </table:table-row>
        <table:table-row table:style-name="ro1">
          <table:table-cell office:value-type="float" office:value="0.00235846" calcext:value-type="float">
            <text:p>0.00235846</text:p>
          </table:table-cell>
          <table:table-cell table:formula="of:=[.A31]*1000" office:value-type="float" office:value="2.35846" calcext:value-type="float">
            <text:p>2.35846</text:p>
          </table:table-cell>
          <table:table-cell office:value-type="float" office:value="67.7407" calcext:value-type="float">
            <text:p>67.7407</text:p>
          </table:table-cell>
          <table:table-cell/>
          <table:table-cell office:value-type="float" office:value="0.00260067" calcext:value-type="float">
            <text:p>0.00260067</text:p>
          </table:table-cell>
          <table:table-cell table:formula="of:=[.E31]*1000" office:value-type="float" office:value="2.60067" calcext:value-type="float">
            <text:p>2.60067</text:p>
          </table:table-cell>
          <table:table-cell office:value-type="float" office:value="67.9498" calcext:value-type="float">
            <text:p>67.9498</text:p>
          </table:table-cell>
          <table:table-cell/>
          <table:table-cell office:value-type="float" office:value="0.00349994" calcext:value-type="float">
            <text:p>0.00349994</text:p>
          </table:table-cell>
          <table:table-cell table:formula="of:=[.I31]*1000" office:value-type="float" office:value="3.49994" calcext:value-type="float">
            <text:p>3.49994</text:p>
          </table:table-cell>
          <table:table-cell office:value-type="float" office:value="66.7299" calcext:value-type="float">
            <text:p>66.7299</text:p>
          </table:table-cell>
          <table:table-cell/>
          <table:table-cell office:value-type="float" office:value="0.00665647" calcext:value-type="float">
            <text:p>0.00665647</text:p>
          </table:table-cell>
          <table:table-cell table:formula="of:=[.M31]*1000" office:value-type="float" office:value="6.65647" calcext:value-type="float">
            <text:p>6.65647</text:p>
          </table:table-cell>
          <table:table-cell office:value-type="float" office:value="66.9617" calcext:value-type="float">
            <text:p>66.9617</text:p>
          </table:table-cell>
          <table:table-cell table:number-columns-repeated="16369"/>
        </table:table-row>
        <table:table-row table:style-name="ro1">
          <table:table-cell office:value-type="float" office:value="0.00238823" calcext:value-type="float">
            <text:p>0.00238823</text:p>
          </table:table-cell>
          <table:table-cell table:formula="of:=[.A32]*1000" office:value-type="float" office:value="2.38823" calcext:value-type="float">
            <text:p>2.38823</text:p>
          </table:table-cell>
          <table:table-cell office:value-type="float" office:value="65.7149" calcext:value-type="float">
            <text:p>65.7149</text:p>
          </table:table-cell>
          <table:table-cell/>
          <table:table-cell office:value-type="float" office:value="0.00823055" calcext:value-type="float">
            <text:p>0.00823055</text:p>
          </table:table-cell>
          <table:table-cell table:formula="of:=[.E32]*1000" office:value-type="float" office:value="8.23055" calcext:value-type="float">
            <text:p>8.23055</text:p>
          </table:table-cell>
          <table:table-cell office:value-type="float" office:value="67.2958" calcext:value-type="float">
            <text:p>67.2958</text:p>
          </table:table-cell>
          <table:table-cell/>
          <table:table-cell office:value-type="float" office:value="0.00353437" calcext:value-type="float">
            <text:p>0.00353437</text:p>
          </table:table-cell>
          <table:table-cell table:formula="of:=[.I32]*1000" office:value-type="float" office:value="3.53437" calcext:value-type="float">
            <text:p>3.53437</text:p>
          </table:table-cell>
          <table:table-cell office:value-type="float" office:value="65.9626" calcext:value-type="float">
            <text:p>65.9626</text:p>
          </table:table-cell>
          <table:table-cell/>
          <table:table-cell office:value-type="float" office:value="0.00694597" calcext:value-type="float">
            <text:p>0.00694597</text:p>
          </table:table-cell>
          <table:table-cell table:formula="of:=[.M32]*1000" office:value-type="float" office:value="6.94597" calcext:value-type="float">
            <text:p>6.94597</text:p>
          </table:table-cell>
          <table:table-cell office:value-type="float" office:value="66.869" calcext:value-type="float">
            <text:p>66.869</text:p>
          </table:table-cell>
          <table:table-cell table:number-columns-repeated="16369"/>
        </table:table-row>
        <table:table-row table:style-name="ro1">
          <table:table-cell office:value-type="float" office:value="0.00729634" calcext:value-type="float">
            <text:p>0.00729634</text:p>
          </table:table-cell>
          <table:table-cell table:formula="of:=[.A33]*1000" office:value-type="float" office:value="7.29634" calcext:value-type="float">
            <text:p>7.29634</text:p>
          </table:table-cell>
          <table:table-cell office:value-type="float" office:value="67.0334" calcext:value-type="float">
            <text:p>67.0334</text:p>
          </table:table-cell>
          <table:table-cell/>
          <table:table-cell office:value-type="float" office:value="0.00267508" calcext:value-type="float">
            <text:p>0.00267508</text:p>
          </table:table-cell>
          <table:table-cell table:formula="of:=[.E33]*1000" office:value-type="float" office:value="2.67508" calcext:value-type="float">
            <text:p>2.67508</text:p>
          </table:table-cell>
          <table:table-cell office:value-type="float" office:value="66.8784" calcext:value-type="float">
            <text:p>66.8784</text:p>
          </table:table-cell>
          <table:table-cell/>
          <table:table-cell office:value-type="float" office:value="0.00359258" calcext:value-type="float">
            <text:p>0.00359258</text:p>
          </table:table-cell>
          <table:table-cell table:formula="of:=[.I33]*1000" office:value-type="float" office:value="3.59258" calcext:value-type="float">
            <text:p>3.59258</text:p>
          </table:table-cell>
          <table:table-cell office:value-type="float" office:value="67.0751" calcext:value-type="float">
            <text:p>67.0751</text:p>
          </table:table-cell>
          <table:table-cell/>
          <table:table-cell office:value-type="float" office:value="0.00786321" calcext:value-type="float">
            <text:p>0.00786321</text:p>
          </table:table-cell>
          <table:table-cell table:formula="of:=[.M33]*1000" office:value-type="float" office:value="7.86321" calcext:value-type="float">
            <text:p>7.86321</text:p>
          </table:table-cell>
          <table:table-cell office:value-type="float" office:value="67.7686" calcext:value-type="float">
            <text:p>67.7686</text:p>
          </table:table-cell>
          <table:table-cell table:number-columns-repeated="16369"/>
        </table:table-row>
        <table:table-row table:style-name="ro1">
          <table:table-cell office:value-type="float" office:value="0.00238204" calcext:value-type="float">
            <text:p>0.00238204</text:p>
          </table:table-cell>
          <table:table-cell table:formula="of:=[.A34]*1000" office:value-type="float" office:value="2.38204" calcext:value-type="float">
            <text:p>2.38204</text:p>
          </table:table-cell>
          <table:table-cell office:value-type="float" office:value="66.6247" calcext:value-type="float">
            <text:p>66.6247</text:p>
          </table:table-cell>
          <table:table-cell/>
          <table:table-cell office:value-type="float" office:value="0.00260174" calcext:value-type="float">
            <text:p>0.00260174</text:p>
          </table:table-cell>
          <table:table-cell table:formula="of:=[.E34]*1000" office:value-type="float" office:value="2.60174" calcext:value-type="float">
            <text:p>2.60174</text:p>
          </table:table-cell>
          <table:table-cell office:value-type="float" office:value="66.8575" calcext:value-type="float">
            <text:p>66.8575</text:p>
          </table:table-cell>
          <table:table-cell/>
          <table:table-cell office:value-type="float" office:value="0.00371715" calcext:value-type="float">
            <text:p>0.00371715</text:p>
          </table:table-cell>
          <table:table-cell table:formula="of:=[.I34]*1000" office:value-type="float" office:value="3.71715" calcext:value-type="float">
            <text:p>3.71715</text:p>
          </table:table-cell>
          <table:table-cell office:value-type="float" office:value="67.1421" calcext:value-type="float">
            <text:p>67.1421</text:p>
          </table:table-cell>
          <table:table-cell/>
          <table:table-cell office:value-type="float" office:value="0.00663039" calcext:value-type="float">
            <text:p>0.00663039</text:p>
          </table:table-cell>
          <table:table-cell table:formula="of:=[.M34]*1000" office:value-type="float" office:value="6.63039" calcext:value-type="float">
            <text:p>6.63039</text:p>
          </table:table-cell>
          <table:table-cell office:value-type="float" office:value="65.893" calcext:value-type="float">
            <text:p>65.893</text:p>
          </table:table-cell>
          <table:table-cell table:number-columns-repeated="16369"/>
        </table:table-row>
        <table:table-row table:style-name="ro1">
          <table:table-cell office:value-type="float" office:value="0.00284553" calcext:value-type="float">
            <text:p>0.00284553</text:p>
          </table:table-cell>
          <table:table-cell table:formula="of:=[.A35]*1000" office:value-type="float" office:value="2.84553" calcext:value-type="float">
            <text:p>2.84553</text:p>
          </table:table-cell>
          <table:table-cell office:value-type="float" office:value="67.9827" calcext:value-type="float">
            <text:p>67.9827</text:p>
          </table:table-cell>
          <table:table-cell/>
          <table:table-cell office:value-type="float" office:value="0.00262283" calcext:value-type="float">
            <text:p>0.00262283</text:p>
          </table:table-cell>
          <table:table-cell table:formula="of:=[.E35]*1000" office:value-type="float" office:value="2.62283" calcext:value-type="float">
            <text:p>2.62283</text:p>
          </table:table-cell>
          <table:table-cell office:value-type="float" office:value="67.1412" calcext:value-type="float">
            <text:p>67.1412</text:p>
          </table:table-cell>
          <table:table-cell/>
          <table:table-cell office:value-type="float" office:value="0.00405683" calcext:value-type="float">
            <text:p>0.00405683</text:p>
          </table:table-cell>
          <table:table-cell table:formula="of:=[.I35]*1000" office:value-type="float" office:value="4.05683" calcext:value-type="float">
            <text:p>4.05683</text:p>
          </table:table-cell>
          <table:table-cell office:value-type="float" office:value="65.7032" calcext:value-type="float">
            <text:p>65.7032</text:p>
          </table:table-cell>
          <table:table-cell/>
          <table:table-cell office:value-type="float" office:value="0.00697026" calcext:value-type="float">
            <text:p>0.00697026</text:p>
          </table:table-cell>
          <table:table-cell table:formula="of:=[.M35]*1000" office:value-type="float" office:value="6.97026" calcext:value-type="float">
            <text:p>6.97026</text:p>
          </table:table-cell>
          <table:table-cell office:value-type="float" office:value="66.5922" calcext:value-type="float">
            <text:p>66.5922</text:p>
          </table:table-cell>
          <table:table-cell table:number-columns-repeated="16369"/>
        </table:table-row>
        <table:table-row table:style-name="ro1">
          <table:table-cell office:value-type="float" office:value="0.0026355" calcext:value-type="float">
            <text:p>0.0026355</text:p>
          </table:table-cell>
          <table:table-cell table:formula="of:=[.A36]*1000" office:value-type="float" office:value="2.6355" calcext:value-type="float">
            <text:p>2.6355</text:p>
          </table:table-cell>
          <table:table-cell office:value-type="float" office:value="66.7347" calcext:value-type="float">
            <text:p>66.7347</text:p>
          </table:table-cell>
          <table:table-cell/>
          <table:table-cell office:value-type="float" office:value="0.0027461" calcext:value-type="float">
            <text:p>0.0027461</text:p>
          </table:table-cell>
          <table:table-cell table:formula="of:=[.E36]*1000" office:value-type="float" office:value="2.7461" calcext:value-type="float">
            <text:p>2.7461</text:p>
          </table:table-cell>
          <table:table-cell office:value-type="float" office:value="67.7348" calcext:value-type="float">
            <text:p>67.7348</text:p>
          </table:table-cell>
          <table:table-cell/>
          <table:table-cell office:value-type="float" office:value="0.00369003" calcext:value-type="float">
            <text:p>0.00369003</text:p>
          </table:table-cell>
          <table:table-cell table:formula="of:=[.I36]*1000" office:value-type="float" office:value="3.69003" calcext:value-type="float">
            <text:p>3.69003</text:p>
          </table:table-cell>
          <table:table-cell office:value-type="float" office:value="68.8285" calcext:value-type="float">
            <text:p>68.8285</text:p>
          </table:table-cell>
          <table:table-cell/>
          <table:table-cell office:value-type="float" office:value="0.0193558" calcext:value-type="float">
            <text:p>0.0193558</text:p>
          </table:table-cell>
          <table:table-cell table:formula="of:=[.M36]*1000" office:value-type="float" office:value="19.3558" calcext:value-type="float">
            <text:p>19.3558</text:p>
          </table:table-cell>
          <table:table-cell office:value-type="float" office:value="71.2382" calcext:value-type="float">
            <text:p>71.2382</text:p>
          </table:table-cell>
          <table:table-cell table:number-columns-repeated="16369"/>
        </table:table-row>
        <table:table-row table:style-name="ro1">
          <table:table-cell office:value-type="float" office:value="0.00349691" calcext:value-type="float">
            <text:p>0.00349691</text:p>
          </table:table-cell>
          <table:table-cell table:formula="of:=[.A37]*1000" office:value-type="float" office:value="3.49691" calcext:value-type="float">
            <text:p>3.49691</text:p>
          </table:table-cell>
          <table:table-cell office:value-type="float" office:value="68.5067" calcext:value-type="float">
            <text:p>68.5067</text:p>
          </table:table-cell>
          <table:table-cell/>
          <table:table-cell office:value-type="float" office:value="0.00270882" calcext:value-type="float">
            <text:p>0.00270882</text:p>
          </table:table-cell>
          <table:table-cell table:formula="of:=[.E37]*1000" office:value-type="float" office:value="2.70882" calcext:value-type="float">
            <text:p>2.70882</text:p>
          </table:table-cell>
          <table:table-cell office:value-type="float" office:value="68.1844" calcext:value-type="float">
            <text:p>68.1844</text:p>
          </table:table-cell>
          <table:table-cell/>
          <table:table-cell office:value-type="float" office:value="0.00359703" calcext:value-type="float">
            <text:p>0.00359703</text:p>
          </table:table-cell>
          <table:table-cell table:formula="of:=[.I37]*1000" office:value-type="float" office:value="3.59703" calcext:value-type="float">
            <text:p>3.59703</text:p>
          </table:table-cell>
          <table:table-cell office:value-type="float" office:value="66.6457" calcext:value-type="float">
            <text:p>66.6457</text:p>
          </table:table-cell>
          <table:table-cell/>
          <table:table-cell office:value-type="float" office:value="0.00637238" calcext:value-type="float">
            <text:p>0.00637238</text:p>
          </table:table-cell>
          <table:table-cell table:formula="of:=[.M37]*1000" office:value-type="float" office:value="6.37238" calcext:value-type="float">
            <text:p>6.37238</text:p>
          </table:table-cell>
          <table:table-cell office:value-type="float" office:value="68.9979" calcext:value-type="float">
            <text:p>68.9979</text:p>
          </table:table-cell>
          <table:table-cell table:number-columns-repeated="16369"/>
        </table:table-row>
        <table:table-row table:style-name="ro1">
          <table:table-cell office:value-type="float" office:value="0.00245601" calcext:value-type="float">
            <text:p>0.00245601</text:p>
          </table:table-cell>
          <table:table-cell table:formula="of:=[.A38]*1000" office:value-type="float" office:value="2.45601" calcext:value-type="float">
            <text:p>2.45601</text:p>
          </table:table-cell>
          <table:table-cell office:value-type="float" office:value="68.6164" calcext:value-type="float">
            <text:p>68.6164</text:p>
          </table:table-cell>
          <table:table-cell/>
          <table:table-cell office:value-type="float" office:value="0.00254133" calcext:value-type="float">
            <text:p>0.00254133</text:p>
          </table:table-cell>
          <table:table-cell table:formula="of:=[.E38]*1000" office:value-type="float" office:value="2.54133" calcext:value-type="float">
            <text:p>2.54133</text:p>
          </table:table-cell>
          <table:table-cell office:value-type="float" office:value="64.9899" calcext:value-type="float">
            <text:p>64.9899</text:p>
          </table:table-cell>
          <table:table-cell/>
          <table:table-cell office:value-type="float" office:value="0.00350552" calcext:value-type="float">
            <text:p>0.00350552</text:p>
          </table:table-cell>
          <table:table-cell table:formula="of:=[.I38]*1000" office:value-type="float" office:value="3.50552" calcext:value-type="float">
            <text:p>3.50552</text:p>
          </table:table-cell>
          <table:table-cell office:value-type="float" office:value="68.9883" calcext:value-type="float">
            <text:p>68.9883</text:p>
          </table:table-cell>
          <table:table-cell/>
          <table:table-cell office:value-type="float" office:value="0.00657708" calcext:value-type="float">
            <text:p>0.00657708</text:p>
          </table:table-cell>
          <table:table-cell table:formula="of:=[.M38]*1000" office:value-type="float" office:value="6.57708" calcext:value-type="float">
            <text:p>6.57708</text:p>
          </table:table-cell>
          <table:table-cell office:value-type="float" office:value="66.5092" calcext:value-type="float">
            <text:p>66.5092</text:p>
          </table:table-cell>
          <table:table-cell table:number-columns-repeated="16369"/>
        </table:table-row>
        <table:table-row table:style-name="ro1">
          <table:table-cell office:value-type="float" office:value="0.00241075" calcext:value-type="float">
            <text:p>0.00241075</text:p>
          </table:table-cell>
          <table:table-cell table:formula="of:=[.A39]*1000" office:value-type="float" office:value="2.41075" calcext:value-type="float">
            <text:p>2.41075</text:p>
          </table:table-cell>
          <table:table-cell office:value-type="float" office:value="67.7042" calcext:value-type="float">
            <text:p>67.7042</text:p>
          </table:table-cell>
          <table:table-cell/>
          <table:table-cell office:value-type="float" office:value="0.00263687" calcext:value-type="float">
            <text:p>0.00263687</text:p>
          </table:table-cell>
          <table:table-cell table:formula="of:=[.E39]*1000" office:value-type="float" office:value="2.63687" calcext:value-type="float">
            <text:p>2.63687</text:p>
          </table:table-cell>
          <table:table-cell office:value-type="float" office:value="66.2771" calcext:value-type="float">
            <text:p>66.2771</text:p>
          </table:table-cell>
          <table:table-cell/>
          <table:table-cell office:value-type="float" office:value="0.00359313" calcext:value-type="float">
            <text:p>0.00359313</text:p>
          </table:table-cell>
          <table:table-cell table:formula="of:=[.I39]*1000" office:value-type="float" office:value="3.59313" calcext:value-type="float">
            <text:p>3.59313</text:p>
          </table:table-cell>
          <table:table-cell office:value-type="float" office:value="67.0834" calcext:value-type="float">
            <text:p>67.0834</text:p>
          </table:table-cell>
          <table:table-cell/>
          <table:table-cell office:value-type="float" office:value="0.00640692" calcext:value-type="float">
            <text:p>0.00640692</text:p>
          </table:table-cell>
          <table:table-cell table:formula="of:=[.M39]*1000" office:value-type="float" office:value="6.40692" calcext:value-type="float">
            <text:p>6.40692</text:p>
          </table:table-cell>
          <table:table-cell office:value-type="float" office:value="67.1182" calcext:value-type="float">
            <text:p>67.1182</text:p>
          </table:table-cell>
          <table:table-cell table:number-columns-repeated="16369"/>
        </table:table-row>
        <table:table-row table:style-name="ro1">
          <table:table-cell office:value-type="float" office:value="0.00236482" calcext:value-type="float">
            <text:p>0.00236482</text:p>
          </table:table-cell>
          <table:table-cell table:formula="of:=[.A40]*1000" office:value-type="float" office:value="2.36482" calcext:value-type="float">
            <text:p>2.36482</text:p>
          </table:table-cell>
          <table:table-cell office:value-type="float" office:value="67.2656" calcext:value-type="float">
            <text:p>67.2656</text:p>
          </table:table-cell>
          <table:table-cell/>
          <table:table-cell office:value-type="float" office:value="0.00267409" calcext:value-type="float">
            <text:p>0.00267409</text:p>
          </table:table-cell>
          <table:table-cell table:formula="of:=[.E40]*1000" office:value-type="float" office:value="2.67409" calcext:value-type="float">
            <text:p>2.67409</text:p>
          </table:table-cell>
          <table:table-cell office:value-type="float" office:value="65.003" calcext:value-type="float">
            <text:p>65.003</text:p>
          </table:table-cell>
          <table:table-cell/>
          <table:table-cell office:value-type="float" office:value="0.00357732" calcext:value-type="float">
            <text:p>0.00357732</text:p>
          </table:table-cell>
          <table:table-cell table:formula="of:=[.I40]*1000" office:value-type="float" office:value="3.57732" calcext:value-type="float">
            <text:p>3.57732</text:p>
          </table:table-cell>
          <table:table-cell office:value-type="float" office:value="68.8269" calcext:value-type="float">
            <text:p>68.8269</text:p>
          </table:table-cell>
          <table:table-cell/>
          <table:table-cell office:value-type="float" office:value="0.00646949" calcext:value-type="float">
            <text:p>0.00646949</text:p>
          </table:table-cell>
          <table:table-cell table:formula="of:=[.M40]*1000" office:value-type="float" office:value="6.46949" calcext:value-type="float">
            <text:p>6.46949</text:p>
          </table:table-cell>
          <table:table-cell office:value-type="float" office:value="66.6697" calcext:value-type="float">
            <text:p>66.6697</text:p>
          </table:table-cell>
          <table:table-cell table:number-columns-repeated="16369"/>
        </table:table-row>
        <table:table-row table:style-name="ro1">
          <table:table-cell office:value-type="float" office:value="0.00275744" calcext:value-type="float">
            <text:p>0.00275744</text:p>
          </table:table-cell>
          <table:table-cell table:formula="of:=[.A41]*1000" office:value-type="float" office:value="2.75744" calcext:value-type="float">
            <text:p>2.75744</text:p>
          </table:table-cell>
          <table:table-cell office:value-type="float" office:value="65.4412" calcext:value-type="float">
            <text:p>65.4412</text:p>
          </table:table-cell>
          <table:table-cell/>
          <table:table-cell office:value-type="float" office:value="0.00274415" calcext:value-type="float">
            <text:p>0.00274415</text:p>
          </table:table-cell>
          <table:table-cell table:formula="of:=[.E41]*1000" office:value-type="float" office:value="2.74415" calcext:value-type="float">
            <text:p>2.74415</text:p>
          </table:table-cell>
          <table:table-cell office:value-type="float" office:value="69.1149" calcext:value-type="float">
            <text:p>69.1149</text:p>
          </table:table-cell>
          <table:table-cell/>
          <table:table-cell office:value-type="float" office:value="0.00380337" calcext:value-type="float">
            <text:p>0.00380337</text:p>
          </table:table-cell>
          <table:table-cell table:formula="of:=[.I41]*1000" office:value-type="float" office:value="3.80337" calcext:value-type="float">
            <text:p>3.80337</text:p>
          </table:table-cell>
          <table:table-cell office:value-type="float" office:value="67.9516" calcext:value-type="float">
            <text:p>67.9516</text:p>
          </table:table-cell>
          <table:table-cell/>
          <table:table-cell office:value-type="float" office:value="0.0065021" calcext:value-type="float">
            <text:p>0.0065021</text:p>
          </table:table-cell>
          <table:table-cell table:formula="of:=[.M41]*1000" office:value-type="float" office:value="6.5021" calcext:value-type="float">
            <text:p>6.5021</text:p>
          </table:table-cell>
          <table:table-cell office:value-type="float" office:value="66.603" calcext:value-type="float">
            <text:p>66.603</text:p>
          </table:table-cell>
          <table:table-cell table:number-columns-repeated="16369"/>
        </table:table-row>
        <table:table-row table:style-name="ro1">
          <table:table-cell office:value-type="float" office:value="0.00226012" calcext:value-type="float">
            <text:p>0.00226012</text:p>
          </table:table-cell>
          <table:table-cell table:formula="of:=[.A42]*1000" office:value-type="float" office:value="2.26012" calcext:value-type="float">
            <text:p>2.26012</text:p>
          </table:table-cell>
          <table:table-cell office:value-type="float" office:value="68.4044" calcext:value-type="float">
            <text:p>68.4044</text:p>
          </table:table-cell>
          <table:table-cell/>
          <table:table-cell office:value-type="float" office:value="0.0027324" calcext:value-type="float">
            <text:p>0.0027324</text:p>
          </table:table-cell>
          <table:table-cell table:formula="of:=[.E42]*1000" office:value-type="float" office:value="2.7324" calcext:value-type="float">
            <text:p>2.7324</text:p>
          </table:table-cell>
          <table:table-cell office:value-type="float" office:value="67.4524" calcext:value-type="float">
            <text:p>67.4524</text:p>
          </table:table-cell>
          <table:table-cell/>
          <table:table-cell office:value-type="float" office:value="0.00385158" calcext:value-type="float">
            <text:p>0.00385158</text:p>
          </table:table-cell>
          <table:table-cell table:formula="of:=[.I42]*1000" office:value-type="float" office:value="3.85158" calcext:value-type="float">
            <text:p>3.85158</text:p>
          </table:table-cell>
          <table:table-cell office:value-type="float" office:value="67.2208" calcext:value-type="float">
            <text:p>67.2208</text:p>
          </table:table-cell>
          <table:table-cell/>
          <table:table-cell office:value-type="float" office:value="0.00677192" calcext:value-type="float">
            <text:p>0.00677192</text:p>
          </table:table-cell>
          <table:table-cell table:formula="of:=[.M42]*1000" office:value-type="float" office:value="6.77192" calcext:value-type="float">
            <text:p>6.77192</text:p>
          </table:table-cell>
          <table:table-cell office:value-type="float" office:value="65.5343" calcext:value-type="float">
            <text:p>65.5343</text:p>
          </table:table-cell>
          <table:table-cell table:number-columns-repeated="16369"/>
        </table:table-row>
        <table:table-row table:style-name="ro1">
          <table:table-cell office:value-type="float" office:value="0.00225263" calcext:value-type="float">
            <text:p>0.00225263</text:p>
          </table:table-cell>
          <table:table-cell table:formula="of:=[.A43]*1000" office:value-type="float" office:value="2.25263" calcext:value-type="float">
            <text:p>2.25263</text:p>
          </table:table-cell>
          <table:table-cell office:value-type="float" office:value="66.7758" calcext:value-type="float">
            <text:p>66.7758</text:p>
          </table:table-cell>
          <table:table-cell/>
          <table:table-cell office:value-type="float" office:value="0.00267589" calcext:value-type="float">
            <text:p>0.00267589</text:p>
          </table:table-cell>
          <table:table-cell table:formula="of:=[.E43]*1000" office:value-type="float" office:value="2.67589" calcext:value-type="float">
            <text:p>2.67589</text:p>
          </table:table-cell>
          <table:table-cell office:value-type="float" office:value="68.5729" calcext:value-type="float">
            <text:p>68.5729</text:p>
          </table:table-cell>
          <table:table-cell/>
          <table:table-cell office:value-type="float" office:value="0.00355629" calcext:value-type="float">
            <text:p>0.00355629</text:p>
          </table:table-cell>
          <table:table-cell table:formula="of:=[.I43]*1000" office:value-type="float" office:value="3.55629" calcext:value-type="float">
            <text:p>3.55629</text:p>
          </table:table-cell>
          <table:table-cell office:value-type="float" office:value="67.051" calcext:value-type="float">
            <text:p>67.051</text:p>
          </table:table-cell>
          <table:table-cell/>
          <table:table-cell office:value-type="float" office:value="0.00637172" calcext:value-type="float">
            <text:p>0.00637172</text:p>
          </table:table-cell>
          <table:table-cell table:formula="of:=[.M43]*1000" office:value-type="float" office:value="6.37172" calcext:value-type="float">
            <text:p>6.37172</text:p>
          </table:table-cell>
          <table:table-cell office:value-type="float" office:value="67.4368" calcext:value-type="float">
            <text:p>67.4368</text:p>
          </table:table-cell>
          <table:table-cell table:number-columns-repeated="16369"/>
        </table:table-row>
        <table:table-row table:style-name="ro1">
          <table:table-cell office:value-type="float" office:value="0.00310665" calcext:value-type="float">
            <text:p>0.00310665</text:p>
          </table:table-cell>
          <table:table-cell table:formula="of:=[.A44]*1000" office:value-type="float" office:value="3.10665" calcext:value-type="float">
            <text:p>3.10665</text:p>
          </table:table-cell>
          <table:table-cell office:value-type="float" office:value="67.8782" calcext:value-type="float">
            <text:p>67.8782</text:p>
          </table:table-cell>
          <table:table-cell/>
          <table:table-cell office:value-type="float" office:value="0.00270038" calcext:value-type="float">
            <text:p>0.00270038</text:p>
          </table:table-cell>
          <table:table-cell table:formula="of:=[.E44]*1000" office:value-type="float" office:value="2.70038" calcext:value-type="float">
            <text:p>2.70038</text:p>
          </table:table-cell>
          <table:table-cell office:value-type="float" office:value="68.1309" calcext:value-type="float">
            <text:p>68.1309</text:p>
          </table:table-cell>
          <table:table-cell/>
          <table:table-cell office:value-type="float" office:value="0.00350859" calcext:value-type="float">
            <text:p>0.00350859</text:p>
          </table:table-cell>
          <table:table-cell table:formula="of:=[.I44]*1000" office:value-type="float" office:value="3.50859" calcext:value-type="float">
            <text:p>3.50859</text:p>
          </table:table-cell>
          <table:table-cell office:value-type="float" office:value="65.695" calcext:value-type="float">
            <text:p>65.695</text:p>
          </table:table-cell>
          <table:table-cell/>
          <table:table-cell office:value-type="float" office:value="0.00637861" calcext:value-type="float">
            <text:p>0.00637861</text:p>
          </table:table-cell>
          <table:table-cell table:formula="of:=[.M44]*1000" office:value-type="float" office:value="6.37861" calcext:value-type="float">
            <text:p>6.37861</text:p>
          </table:table-cell>
          <table:table-cell office:value-type="float" office:value="66.3406" calcext:value-type="float">
            <text:p>66.3406</text:p>
          </table:table-cell>
          <table:table-cell table:number-columns-repeated="16369"/>
        </table:table-row>
        <table:table-row table:style-name="ro1">
          <table:table-cell office:value-type="float" office:value="0.00230162" calcext:value-type="float">
            <text:p>0.00230162</text:p>
          </table:table-cell>
          <table:table-cell table:formula="of:=[.A45]*1000" office:value-type="float" office:value="2.30162" calcext:value-type="float">
            <text:p>2.30162</text:p>
          </table:table-cell>
          <table:table-cell office:value-type="float" office:value="68.486" calcext:value-type="float">
            <text:p>68.486</text:p>
          </table:table-cell>
          <table:table-cell/>
          <table:table-cell office:value-type="float" office:value="0.00263506" calcext:value-type="float">
            <text:p>0.00263506</text:p>
          </table:table-cell>
          <table:table-cell table:formula="of:=[.E45]*1000" office:value-type="float" office:value="2.63506" calcext:value-type="float">
            <text:p>2.63506</text:p>
          </table:table-cell>
          <table:table-cell office:value-type="float" office:value="67.0382" calcext:value-type="float">
            <text:p>67.0382</text:p>
          </table:table-cell>
          <table:table-cell/>
          <table:table-cell office:value-type="float" office:value="0.00390997" calcext:value-type="float">
            <text:p>0.00390997</text:p>
          </table:table-cell>
          <table:table-cell table:formula="of:=[.I45]*1000" office:value-type="float" office:value="3.90997" calcext:value-type="float">
            <text:p>3.90997</text:p>
          </table:table-cell>
          <table:table-cell office:value-type="float" office:value="66.7598" calcext:value-type="float">
            <text:p>66.7598</text:p>
          </table:table-cell>
          <table:table-cell/>
          <table:table-cell office:value-type="float" office:value="0.00731351" calcext:value-type="float">
            <text:p>0.00731351</text:p>
          </table:table-cell>
          <table:table-cell table:formula="of:=[.M45]*1000" office:value-type="float" office:value="7.31351" calcext:value-type="float">
            <text:p>7.31351</text:p>
          </table:table-cell>
          <table:table-cell office:value-type="float" office:value="66.6986" calcext:value-type="float">
            <text:p>66.6986</text:p>
          </table:table-cell>
          <table:table-cell table:number-columns-repeated="16369"/>
        </table:table-row>
        <table:table-row table:style-name="ro1">
          <table:table-cell office:value-type="float" office:value="0.00234265" calcext:value-type="float">
            <text:p>0.00234265</text:p>
          </table:table-cell>
          <table:table-cell table:formula="of:=[.A46]*1000" office:value-type="float" office:value="2.34265" calcext:value-type="float">
            <text:p>2.34265</text:p>
          </table:table-cell>
          <table:table-cell office:value-type="float" office:value="65.2622" calcext:value-type="float">
            <text:p>65.2622</text:p>
          </table:table-cell>
          <table:table-cell/>
          <table:table-cell office:value-type="float" office:value="0.00303707" calcext:value-type="float">
            <text:p>0.00303707</text:p>
          </table:table-cell>
          <table:table-cell table:formula="of:=[.E46]*1000" office:value-type="float" office:value="3.03707" calcext:value-type="float">
            <text:p>3.03707</text:p>
          </table:table-cell>
          <table:table-cell office:value-type="float" office:value="67.0669" calcext:value-type="float">
            <text:p>67.0669</text:p>
          </table:table-cell>
          <table:table-cell/>
          <table:table-cell office:value-type="float" office:value="0.0042709" calcext:value-type="float">
            <text:p>0.0042709</text:p>
          </table:table-cell>
          <table:table-cell table:formula="of:=[.I46]*1000" office:value-type="float" office:value="4.2709" calcext:value-type="float">
            <text:p>4.2709</text:p>
          </table:table-cell>
          <table:table-cell office:value-type="float" office:value="67.2754" calcext:value-type="float">
            <text:p>67.2754</text:p>
          </table:table-cell>
          <table:table-cell/>
          <table:table-cell office:value-type="float" office:value="0.00680669" calcext:value-type="float">
            <text:p>0.00680669</text:p>
          </table:table-cell>
          <table:table-cell table:formula="of:=[.M46]*1000" office:value-type="float" office:value="6.80669" calcext:value-type="float">
            <text:p>6.80669</text:p>
          </table:table-cell>
          <table:table-cell office:value-type="float" office:value="64.6614" calcext:value-type="float">
            <text:p>64.6614</text:p>
          </table:table-cell>
          <table:table-cell table:number-columns-repeated="16369"/>
        </table:table-row>
        <table:table-row table:style-name="ro1">
          <table:table-cell office:value-type="float" office:value="0.00269974" calcext:value-type="float">
            <text:p>0.00269974</text:p>
          </table:table-cell>
          <table:table-cell table:formula="of:=[.A47]*1000" office:value-type="float" office:value="2.69974" calcext:value-type="float">
            <text:p>2.69974</text:p>
          </table:table-cell>
          <table:table-cell office:value-type="float" office:value="67.6873" calcext:value-type="float">
            <text:p>67.6873</text:p>
          </table:table-cell>
          <table:table-cell/>
          <table:table-cell office:value-type="float" office:value="0.00259334" calcext:value-type="float">
            <text:p>0.00259334</text:p>
          </table:table-cell>
          <table:table-cell table:formula="of:=[.E47]*1000" office:value-type="float" office:value="2.59334" calcext:value-type="float">
            <text:p>2.59334</text:p>
          </table:table-cell>
          <table:table-cell office:value-type="float" office:value="66.7781" calcext:value-type="float">
            <text:p>66.7781</text:p>
          </table:table-cell>
          <table:table-cell/>
          <table:table-cell office:value-type="float" office:value="0.00356521" calcext:value-type="float">
            <text:p>0.00356521</text:p>
          </table:table-cell>
          <table:table-cell table:formula="of:=[.I47]*1000" office:value-type="float" office:value="3.56521" calcext:value-type="float">
            <text:p>3.56521</text:p>
          </table:table-cell>
          <table:table-cell office:value-type="float" office:value="65.4181" calcext:value-type="float">
            <text:p>65.4181</text:p>
          </table:table-cell>
          <table:table-cell/>
          <table:table-cell office:value-type="float" office:value="0.00647971" calcext:value-type="float">
            <text:p>0.00647971</text:p>
          </table:table-cell>
          <table:table-cell table:formula="of:=[.M47]*1000" office:value-type="float" office:value="6.47971" calcext:value-type="float">
            <text:p>6.47971</text:p>
          </table:table-cell>
          <table:table-cell office:value-type="float" office:value="67.2988" calcext:value-type="float">
            <text:p>67.2988</text:p>
          </table:table-cell>
          <table:table-cell table:number-columns-repeated="16369"/>
        </table:table-row>
        <table:table-row table:style-name="ro1">
          <table:table-cell office:value-type="float" office:value="0.00259751" calcext:value-type="float">
            <text:p>0.00259751</text:p>
          </table:table-cell>
          <table:table-cell table:formula="of:=[.A48]*1000" office:value-type="float" office:value="2.59751" calcext:value-type="float">
            <text:p>2.59751</text:p>
          </table:table-cell>
          <table:table-cell office:value-type="float" office:value="67.3426" calcext:value-type="float">
            <text:p>67.3426</text:p>
          </table:table-cell>
          <table:table-cell/>
          <table:table-cell office:value-type="float" office:value="0.00277842" calcext:value-type="float">
            <text:p>0.00277842</text:p>
          </table:table-cell>
          <table:table-cell table:formula="of:=[.E48]*1000" office:value-type="float" office:value="2.77842" calcext:value-type="float">
            <text:p>2.77842</text:p>
          </table:table-cell>
          <table:table-cell office:value-type="float" office:value="66.8532" calcext:value-type="float">
            <text:p>66.8532</text:p>
          </table:table-cell>
          <table:table-cell/>
          <table:table-cell office:value-type="float" office:value="0.00428251" calcext:value-type="float">
            <text:p>0.00428251</text:p>
          </table:table-cell>
          <table:table-cell table:formula="of:=[.I48]*1000" office:value-type="float" office:value="4.28251" calcext:value-type="float">
            <text:p>4.28251</text:p>
          </table:table-cell>
          <table:table-cell office:value-type="float" office:value="67.6007" calcext:value-type="float">
            <text:p>67.6007</text:p>
          </table:table-cell>
          <table:table-cell/>
          <table:table-cell office:value-type="float" office:value="0.00700545" calcext:value-type="float">
            <text:p>0.00700545</text:p>
          </table:table-cell>
          <table:table-cell table:formula="of:=[.M48]*1000" office:value-type="float" office:value="7.00545" calcext:value-type="float">
            <text:p>7.00545</text:p>
          </table:table-cell>
          <table:table-cell office:value-type="float" office:value="65.4089" calcext:value-type="float">
            <text:p>65.4089</text:p>
          </table:table-cell>
          <table:table-cell table:number-columns-repeated="16369"/>
        </table:table-row>
        <table:table-row table:style-name="ro1">
          <table:table-cell office:value-type="float" office:value="0.00302436" calcext:value-type="float">
            <text:p>0.00302436</text:p>
          </table:table-cell>
          <table:table-cell table:formula="of:=[.A49]*1000" office:value-type="float" office:value="3.02436" calcext:value-type="float">
            <text:p>3.02436</text:p>
          </table:table-cell>
          <table:table-cell office:value-type="float" office:value="66.9014" calcext:value-type="float">
            <text:p>66.9014</text:p>
          </table:table-cell>
          <table:table-cell/>
          <table:table-cell office:value-type="float" office:value="0.0028709" calcext:value-type="float">
            <text:p>0.0028709</text:p>
          </table:table-cell>
          <table:table-cell table:formula="of:=[.E49]*1000" office:value-type="float" office:value="2.8709" calcext:value-type="float">
            <text:p>2.8709</text:p>
          </table:table-cell>
          <table:table-cell office:value-type="float" office:value="70.269" calcext:value-type="float">
            <text:p>70.269</text:p>
          </table:table-cell>
          <table:table-cell/>
          <table:table-cell office:value-type="float" office:value="0.00348864" calcext:value-type="float">
            <text:p>0.00348864</text:p>
          </table:table-cell>
          <table:table-cell table:formula="of:=[.I49]*1000" office:value-type="float" office:value="3.48864" calcext:value-type="float">
            <text:p>3.48864</text:p>
          </table:table-cell>
          <table:table-cell office:value-type="float" office:value="66.7046" calcext:value-type="float">
            <text:p>66.7046</text:p>
          </table:table-cell>
          <table:table-cell/>
          <table:table-cell office:value-type="float" office:value="0.00672729" calcext:value-type="float">
            <text:p>0.00672729</text:p>
          </table:table-cell>
          <table:table-cell table:formula="of:=[.M49]*1000" office:value-type="float" office:value="6.72729" calcext:value-type="float">
            <text:p>6.72729</text:p>
          </table:table-cell>
          <table:table-cell office:value-type="float" office:value="67.1961" calcext:value-type="float">
            <text:p>67.1961</text:p>
          </table:table-cell>
          <table:table-cell table:number-columns-repeated="16369"/>
        </table:table-row>
        <table:table-row table:style-name="ro1">
          <table:table-cell office:value-type="float" office:value="0.00246513" calcext:value-type="float">
            <text:p>0.00246513</text:p>
          </table:table-cell>
          <table:table-cell table:formula="of:=[.A50]*1000" office:value-type="float" office:value="2.46513" calcext:value-type="float">
            <text:p>2.46513</text:p>
          </table:table-cell>
          <table:table-cell office:value-type="float" office:value="67.6998" calcext:value-type="float">
            <text:p>67.6998</text:p>
          </table:table-cell>
          <table:table-cell/>
          <table:table-cell office:value-type="float" office:value="0.00262596" calcext:value-type="float">
            <text:p>0.00262596</text:p>
          </table:table-cell>
          <table:table-cell table:formula="of:=[.E50]*1000" office:value-type="float" office:value="2.62596" calcext:value-type="float">
            <text:p>2.62596</text:p>
          </table:table-cell>
          <table:table-cell office:value-type="float" office:value="68.8456" calcext:value-type="float">
            <text:p>68.8456</text:p>
          </table:table-cell>
          <table:table-cell/>
          <table:table-cell office:value-type="float" office:value="0.00379269" calcext:value-type="float">
            <text:p>0.00379269</text:p>
          </table:table-cell>
          <table:table-cell table:formula="of:=[.I50]*1000" office:value-type="float" office:value="3.79269" calcext:value-type="float">
            <text:p>3.79269</text:p>
          </table:table-cell>
          <table:table-cell office:value-type="float" office:value="66.5395" calcext:value-type="float">
            <text:p>66.5395</text:p>
          </table:table-cell>
          <table:table-cell/>
          <table:table-cell office:value-type="float" office:value="0.0065026" calcext:value-type="float">
            <text:p>0.0065026</text:p>
          </table:table-cell>
          <table:table-cell table:formula="of:=[.M50]*1000" office:value-type="float" office:value="6.5026" calcext:value-type="float">
            <text:p>6.5026</text:p>
          </table:table-cell>
          <table:table-cell office:value-type="float" office:value="66.0355" calcext:value-type="float">
            <text:p>66.0355</text:p>
          </table:table-cell>
          <table:table-cell table:number-columns-repeated="16369"/>
        </table:table-row>
        <table:table-row table:style-name="ro1">
          <table:table-cell office:value-type="float" office:value="0.00231436" calcext:value-type="float">
            <text:p>0.00231436</text:p>
          </table:table-cell>
          <table:table-cell table:formula="of:=[.A51]*1000" office:value-type="float" office:value="2.31436" calcext:value-type="float">
            <text:p>2.31436</text:p>
          </table:table-cell>
          <table:table-cell office:value-type="float" office:value="68.2646" calcext:value-type="float">
            <text:p>68.2646</text:p>
          </table:table-cell>
          <table:table-cell/>
          <table:table-cell office:value-type="float" office:value="0.00254103" calcext:value-type="float">
            <text:p>0.00254103</text:p>
          </table:table-cell>
          <table:table-cell table:formula="of:=[.E51]*1000" office:value-type="float" office:value="2.54103" calcext:value-type="float">
            <text:p>2.54103</text:p>
          </table:table-cell>
          <table:table-cell office:value-type="float" office:value="67.3932" calcext:value-type="float">
            <text:p>67.3932</text:p>
          </table:table-cell>
          <table:table-cell/>
          <table:table-cell office:value-type="float" office:value="0.00414181" calcext:value-type="float">
            <text:p>0.00414181</text:p>
          </table:table-cell>
          <table:table-cell table:formula="of:=[.I51]*1000" office:value-type="float" office:value="4.14181" calcext:value-type="float">
            <text:p>4.14181</text:p>
          </table:table-cell>
          <table:table-cell office:value-type="float" office:value="67.5895" calcext:value-type="float">
            <text:p>67.5895</text:p>
          </table:table-cell>
          <table:table-cell/>
          <table:table-cell office:value-type="float" office:value="0.00683199" calcext:value-type="float">
            <text:p>0.00683199</text:p>
          </table:table-cell>
          <table:table-cell table:formula="of:=[.M51]*1000" office:value-type="float" office:value="6.83199" calcext:value-type="float">
            <text:p>6.83199</text:p>
          </table:table-cell>
          <table:table-cell office:value-type="float" office:value="66.723" calcext:value-type="float">
            <text:p>66.723</text:p>
          </table:table-cell>
          <table:table-cell table:number-columns-repeated="16369"/>
        </table:table-row>
        <table:table-row table:style-name="ro1">
          <table:table-cell office:value-type="float" office:value="0.00660402" calcext:value-type="float">
            <text:p>0.00660402</text:p>
          </table:table-cell>
          <table:table-cell table:formula="of:=[.A52]*1000" office:value-type="float" office:value="6.60402" calcext:value-type="float">
            <text:p>6.60402</text:p>
          </table:table-cell>
          <table:table-cell office:value-type="float" office:value="66.0066" calcext:value-type="float">
            <text:p>66.0066</text:p>
          </table:table-cell>
          <table:table-cell/>
          <table:table-cell office:value-type="float" office:value="0.00270308" calcext:value-type="float">
            <text:p>0.00270308</text:p>
          </table:table-cell>
          <table:table-cell table:formula="of:=[.E52]*1000" office:value-type="float" office:value="2.70308" calcext:value-type="float">
            <text:p>2.70308</text:p>
          </table:table-cell>
          <table:table-cell office:value-type="float" office:value="67.654" calcext:value-type="float">
            <text:p>67.654</text:p>
          </table:table-cell>
          <table:table-cell/>
          <table:table-cell office:value-type="float" office:value="0.0036457" calcext:value-type="float">
            <text:p>0.0036457</text:p>
          </table:table-cell>
          <table:table-cell table:formula="of:=[.I52]*1000" office:value-type="float" office:value="3.6457" calcext:value-type="float">
            <text:p>3.6457</text:p>
          </table:table-cell>
          <table:table-cell office:value-type="float" office:value="66.4217" calcext:value-type="float">
            <text:p>66.4217</text:p>
          </table:table-cell>
          <table:table-cell/>
          <table:table-cell office:value-type="float" office:value="0.0068854" calcext:value-type="float">
            <text:p>0.0068854</text:p>
          </table:table-cell>
          <table:table-cell table:formula="of:=[.M52]*1000" office:value-type="float" office:value="6.8854" calcext:value-type="float">
            <text:p>6.8854</text:p>
          </table:table-cell>
          <table:table-cell office:value-type="float" office:value="67.3339" calcext:value-type="float">
            <text:p>67.3339</text:p>
          </table:table-cell>
          <table:table-cell table:number-columns-repeated="16369"/>
        </table:table-row>
        <table:table-row table:style-name="ro1">
          <table:table-cell office:value-type="float" office:value="0.00226428" calcext:value-type="float">
            <text:p>0.00226428</text:p>
          </table:table-cell>
          <table:table-cell table:formula="of:=[.A53]*1000" office:value-type="float" office:value="2.26428" calcext:value-type="float">
            <text:p>2.26428</text:p>
          </table:table-cell>
          <table:table-cell office:value-type="float" office:value="67.4053" calcext:value-type="float">
            <text:p>67.4053</text:p>
          </table:table-cell>
          <table:table-cell/>
          <table:table-cell office:value-type="float" office:value="0.00271102" calcext:value-type="float">
            <text:p>0.00271102</text:p>
          </table:table-cell>
          <table:table-cell table:formula="of:=[.E53]*1000" office:value-type="float" office:value="2.71102" calcext:value-type="float">
            <text:p>2.71102</text:p>
          </table:table-cell>
          <table:table-cell office:value-type="float" office:value="66.0522" calcext:value-type="float">
            <text:p>66.0522</text:p>
          </table:table-cell>
          <table:table-cell/>
          <table:table-cell office:value-type="float" office:value="0.00351822" calcext:value-type="float">
            <text:p>0.00351822</text:p>
          </table:table-cell>
          <table:table-cell table:formula="of:=[.I53]*1000" office:value-type="float" office:value="3.51822" calcext:value-type="float">
            <text:p>3.51822</text:p>
          </table:table-cell>
          <table:table-cell office:value-type="float" office:value="67.0009" calcext:value-type="float">
            <text:p>67.0009</text:p>
          </table:table-cell>
          <table:table-cell/>
          <table:table-cell office:value-type="float" office:value="0.00662998" calcext:value-type="float">
            <text:p>0.00662998</text:p>
          </table:table-cell>
          <table:table-cell table:formula="of:=[.M53]*1000" office:value-type="float" office:value="6.62998" calcext:value-type="float">
            <text:p>6.62998</text:p>
          </table:table-cell>
          <table:table-cell office:value-type="float" office:value="67.7611" calcext:value-type="float">
            <text:p>67.7611</text:p>
          </table:table-cell>
          <table:table-cell table:number-columns-repeated="16369"/>
        </table:table-row>
        <table:table-row table:style-name="ro1">
          <table:table-cell office:value-type="float" office:value="0.00229823" calcext:value-type="float">
            <text:p>0.00229823</text:p>
          </table:table-cell>
          <table:table-cell table:formula="of:=[.A54]*1000" office:value-type="float" office:value="2.29823" calcext:value-type="float">
            <text:p>2.29823</text:p>
          </table:table-cell>
          <table:table-cell office:value-type="float" office:value="66.727" calcext:value-type="float">
            <text:p>66.727</text:p>
          </table:table-cell>
          <table:table-cell/>
          <table:table-cell office:value-type="float" office:value="0.00255205" calcext:value-type="float">
            <text:p>0.00255205</text:p>
          </table:table-cell>
          <table:table-cell table:formula="of:=[.E54]*1000" office:value-type="float" office:value="2.55205" calcext:value-type="float">
            <text:p>2.55205</text:p>
          </table:table-cell>
          <table:table-cell office:value-type="float" office:value="67.1544" calcext:value-type="float">
            <text:p>67.1544</text:p>
          </table:table-cell>
          <table:table-cell/>
          <table:table-cell office:value-type="float" office:value="0.00349902" calcext:value-type="float">
            <text:p>0.00349902</text:p>
          </table:table-cell>
          <table:table-cell table:formula="of:=[.I54]*1000" office:value-type="float" office:value="3.49902" calcext:value-type="float">
            <text:p>3.49902</text:p>
          </table:table-cell>
          <table:table-cell office:value-type="float" office:value="67.2999" calcext:value-type="float">
            <text:p>67.2999</text:p>
          </table:table-cell>
          <table:table-cell/>
          <table:table-cell office:value-type="float" office:value="0.00733624" calcext:value-type="float">
            <text:p>0.00733624</text:p>
          </table:table-cell>
          <table:table-cell table:formula="of:=[.M54]*1000" office:value-type="float" office:value="7.33624" calcext:value-type="float">
            <text:p>7.33624</text:p>
          </table:table-cell>
          <table:table-cell office:value-type="float" office:value="66.151" calcext:value-type="float">
            <text:p>66.151</text:p>
          </table:table-cell>
          <table:table-cell table:number-columns-repeated="16369"/>
        </table:table-row>
        <table:table-row table:style-name="ro1">
          <table:table-cell office:value-type="float" office:value="0.00230948" calcext:value-type="float">
            <text:p>0.00230948</text:p>
          </table:table-cell>
          <table:table-cell table:formula="of:=[.A55]*1000" office:value-type="float" office:value="2.30948" calcext:value-type="float">
            <text:p>2.30948</text:p>
          </table:table-cell>
          <table:table-cell office:value-type="float" office:value="66.539" calcext:value-type="float">
            <text:p>66.539</text:p>
          </table:table-cell>
          <table:table-cell/>
          <table:table-cell office:value-type="float" office:value="0.00283727" calcext:value-type="float">
            <text:p>0.00283727</text:p>
          </table:table-cell>
          <table:table-cell table:formula="of:=[.E55]*1000" office:value-type="float" office:value="2.83727" calcext:value-type="float">
            <text:p>2.83727</text:p>
          </table:table-cell>
          <table:table-cell office:value-type="float" office:value="67.4865" calcext:value-type="float">
            <text:p>67.4865</text:p>
          </table:table-cell>
          <table:table-cell/>
          <table:table-cell office:value-type="float" office:value="0.00375766" calcext:value-type="float">
            <text:p>0.00375766</text:p>
          </table:table-cell>
          <table:table-cell table:formula="of:=[.I55]*1000" office:value-type="float" office:value="3.75766" calcext:value-type="float">
            <text:p>3.75766</text:p>
          </table:table-cell>
          <table:table-cell office:value-type="float" office:value="66.2982" calcext:value-type="float">
            <text:p>66.2982</text:p>
          </table:table-cell>
          <table:table-cell/>
          <table:table-cell office:value-type="float" office:value="0.00635996" calcext:value-type="float">
            <text:p>0.00635996</text:p>
          </table:table-cell>
          <table:table-cell table:formula="of:=[.M55]*1000" office:value-type="float" office:value="6.35996" calcext:value-type="float">
            <text:p>6.35996</text:p>
          </table:table-cell>
          <table:table-cell office:value-type="float" office:value="69.6195" calcext:value-type="float">
            <text:p>69.6195</text:p>
          </table:table-cell>
          <table:table-cell table:number-columns-repeated="16369"/>
        </table:table-row>
        <table:table-row table:style-name="ro1">
          <table:table-cell office:value-type="float" office:value="0.0023072" calcext:value-type="float">
            <text:p>0.0023072</text:p>
          </table:table-cell>
          <table:table-cell table:formula="of:=[.A56]*1000" office:value-type="float" office:value="2.3072" calcext:value-type="float">
            <text:p>2.3072</text:p>
          </table:table-cell>
          <table:table-cell office:value-type="float" office:value="67.9297" calcext:value-type="float">
            <text:p>67.9297</text:p>
          </table:table-cell>
          <table:table-cell/>
          <table:table-cell office:value-type="float" office:value="0.00256564" calcext:value-type="float">
            <text:p>0.00256564</text:p>
          </table:table-cell>
          <table:table-cell table:formula="of:=[.E56]*1000" office:value-type="float" office:value="2.56564" calcext:value-type="float">
            <text:p>2.56564</text:p>
          </table:table-cell>
          <table:table-cell office:value-type="float" office:value="66.1309" calcext:value-type="float">
            <text:p>66.1309</text:p>
          </table:table-cell>
          <table:table-cell/>
          <table:table-cell office:value-type="float" office:value="0.00421837" calcext:value-type="float">
            <text:p>0.00421837</text:p>
          </table:table-cell>
          <table:table-cell table:formula="of:=[.I56]*1000" office:value-type="float" office:value="4.21837" calcext:value-type="float">
            <text:p>4.21837</text:p>
          </table:table-cell>
          <table:table-cell office:value-type="float" office:value="67.5718" calcext:value-type="float">
            <text:p>67.5718</text:p>
          </table:table-cell>
          <table:table-cell/>
          <table:table-cell office:value-type="float" office:value="0.0152853" calcext:value-type="float">
            <text:p>0.0152853</text:p>
          </table:table-cell>
          <table:table-cell table:formula="of:=[.M56]*1000" office:value-type="float" office:value="15.2853" calcext:value-type="float">
            <text:p>15.2853</text:p>
          </table:table-cell>
          <table:table-cell office:value-type="float" office:value="69.9422" calcext:value-type="float">
            <text:p>69.9422</text:p>
          </table:table-cell>
          <table:table-cell table:number-columns-repeated="16369"/>
        </table:table-row>
        <table:table-row table:style-name="ro1">
          <table:table-cell office:value-type="float" office:value="0.00225699" calcext:value-type="float">
            <text:p>0.00225699</text:p>
          </table:table-cell>
          <table:table-cell table:formula="of:=[.A57]*1000" office:value-type="float" office:value="2.25699" calcext:value-type="float">
            <text:p>2.25699</text:p>
          </table:table-cell>
          <table:table-cell office:value-type="float" office:value="68.6672" calcext:value-type="float">
            <text:p>68.6672</text:p>
          </table:table-cell>
          <table:table-cell/>
          <table:table-cell office:value-type="float" office:value="0.00295095" calcext:value-type="float">
            <text:p>0.00295095</text:p>
          </table:table-cell>
          <table:table-cell table:formula="of:=[.E57]*1000" office:value-type="float" office:value="2.95095" calcext:value-type="float">
            <text:p>2.95095</text:p>
          </table:table-cell>
          <table:table-cell office:value-type="float" office:value="67.8903" calcext:value-type="float">
            <text:p>67.8903</text:p>
          </table:table-cell>
          <table:table-cell/>
          <table:table-cell office:value-type="float" office:value="0.0038585" calcext:value-type="float">
            <text:p>0.0038585</text:p>
          </table:table-cell>
          <table:table-cell table:formula="of:=[.I57]*1000" office:value-type="float" office:value="3.8585" calcext:value-type="float">
            <text:p>3.8585</text:p>
          </table:table-cell>
          <table:table-cell office:value-type="float" office:value="66.0516" calcext:value-type="float">
            <text:p>66.0516</text:p>
          </table:table-cell>
          <table:table-cell/>
          <table:table-cell office:value-type="float" office:value="0.0067131" calcext:value-type="float">
            <text:p>0.0067131</text:p>
          </table:table-cell>
          <table:table-cell table:formula="of:=[.M57]*1000" office:value-type="float" office:value="6.7131" calcext:value-type="float">
            <text:p>6.7131</text:p>
          </table:table-cell>
          <table:table-cell office:value-type="float" office:value="67.7522" calcext:value-type="float">
            <text:p>67.7522</text:p>
          </table:table-cell>
          <table:table-cell table:number-columns-repeated="16369"/>
        </table:table-row>
        <table:table-row table:style-name="ro1">
          <table:table-cell office:value-type="float" office:value="0.00254297" calcext:value-type="float">
            <text:p>0.00254297</text:p>
          </table:table-cell>
          <table:table-cell table:formula="of:=[.A58]*1000" office:value-type="float" office:value="2.54297" calcext:value-type="float">
            <text:p>2.54297</text:p>
          </table:table-cell>
          <table:table-cell office:value-type="float" office:value="66.8058" calcext:value-type="float">
            <text:p>66.8058</text:p>
          </table:table-cell>
          <table:table-cell/>
          <table:table-cell office:value-type="float" office:value="0.00251821" calcext:value-type="float">
            <text:p>0.00251821</text:p>
          </table:table-cell>
          <table:table-cell table:formula="of:=[.E58]*1000" office:value-type="float" office:value="2.51821" calcext:value-type="float">
            <text:p>2.51821</text:p>
          </table:table-cell>
          <table:table-cell office:value-type="float" office:value="66.4664" calcext:value-type="float">
            <text:p>66.4664</text:p>
          </table:table-cell>
          <table:table-cell/>
          <table:table-cell office:value-type="float" office:value="0.00375415" calcext:value-type="float">
            <text:p>0.00375415</text:p>
          </table:table-cell>
          <table:table-cell table:formula="of:=[.I58]*1000" office:value-type="float" office:value="3.75415" calcext:value-type="float">
            <text:p>3.75415</text:p>
          </table:table-cell>
          <table:table-cell office:value-type="float" office:value="65.8627" calcext:value-type="float">
            <text:p>65.8627</text:p>
          </table:table-cell>
          <table:table-cell/>
          <table:table-cell office:value-type="float" office:value="0.00644168" calcext:value-type="float">
            <text:p>0.00644168</text:p>
          </table:table-cell>
          <table:table-cell table:formula="of:=[.M58]*1000" office:value-type="float" office:value="6.44168" calcext:value-type="float">
            <text:p>6.44168</text:p>
          </table:table-cell>
          <table:table-cell office:value-type="float" office:value="67.8596" calcext:value-type="float">
            <text:p>67.8596</text:p>
          </table:table-cell>
          <table:table-cell table:number-columns-repeated="16369"/>
        </table:table-row>
        <table:table-row table:style-name="ro1">
          <table:table-cell office:value-type="float" office:value="0.00230449" calcext:value-type="float">
            <text:p>0.00230449</text:p>
          </table:table-cell>
          <table:table-cell table:formula="of:=[.A59]*1000" office:value-type="float" office:value="2.30449" calcext:value-type="float">
            <text:p>2.30449</text:p>
          </table:table-cell>
          <table:table-cell office:value-type="float" office:value="66.4462" calcext:value-type="float">
            <text:p>66.4462</text:p>
          </table:table-cell>
          <table:table-cell/>
          <table:table-cell office:value-type="float" office:value="0.00248602" calcext:value-type="float">
            <text:p>0.00248602</text:p>
          </table:table-cell>
          <table:table-cell table:formula="of:=[.E59]*1000" office:value-type="float" office:value="2.48602" calcext:value-type="float">
            <text:p>2.48602</text:p>
          </table:table-cell>
          <table:table-cell office:value-type="float" office:value="66.0557" calcext:value-type="float">
            <text:p>66.0557</text:p>
          </table:table-cell>
          <table:table-cell/>
          <table:table-cell office:value-type="float" office:value="0.00338255" calcext:value-type="float">
            <text:p>0.00338255</text:p>
          </table:table-cell>
          <table:table-cell table:formula="of:=[.I59]*1000" office:value-type="float" office:value="3.38255" calcext:value-type="float">
            <text:p>3.38255</text:p>
          </table:table-cell>
          <table:table-cell office:value-type="float" office:value="66.8234" calcext:value-type="float">
            <text:p>66.8234</text:p>
          </table:table-cell>
          <table:table-cell/>
          <table:table-cell office:value-type="float" office:value="0.00619531" calcext:value-type="float">
            <text:p>0.00619531</text:p>
          </table:table-cell>
          <table:table-cell table:formula="of:=[.M59]*1000" office:value-type="float" office:value="6.19531" calcext:value-type="float">
            <text:p>6.19531</text:p>
          </table:table-cell>
          <table:table-cell office:value-type="float" office:value="68.2181" calcext:value-type="float">
            <text:p>68.2181</text:p>
          </table:table-cell>
          <table:table-cell table:number-columns-repeated="16369"/>
        </table:table-row>
        <table:table-row table:style-name="ro1">
          <table:table-cell office:value-type="float" office:value="0.00239612" calcext:value-type="float">
            <text:p>0.00239612</text:p>
          </table:table-cell>
          <table:table-cell table:formula="of:=[.A60]*1000" office:value-type="float" office:value="2.39612" calcext:value-type="float">
            <text:p>2.39612</text:p>
          </table:table-cell>
          <table:table-cell office:value-type="float" office:value="66.9991" calcext:value-type="float">
            <text:p>66.9991</text:p>
          </table:table-cell>
          <table:table-cell/>
          <table:table-cell office:value-type="float" office:value="0.00243088" calcext:value-type="float">
            <text:p>0.00243088</text:p>
          </table:table-cell>
          <table:table-cell table:formula="of:=[.E60]*1000" office:value-type="float" office:value="2.43088" calcext:value-type="float">
            <text:p>2.43088</text:p>
          </table:table-cell>
          <table:table-cell office:value-type="float" office:value="65.2561" calcext:value-type="float">
            <text:p>65.2561</text:p>
          </table:table-cell>
          <table:table-cell/>
          <table:table-cell office:value-type="float" office:value="0.00342404" calcext:value-type="float">
            <text:p>0.00342404</text:p>
          </table:table-cell>
          <table:table-cell table:formula="of:=[.I60]*1000" office:value-type="float" office:value="3.42404" calcext:value-type="float">
            <text:p>3.42404</text:p>
          </table:table-cell>
          <table:table-cell office:value-type="float" office:value="66.8818" calcext:value-type="float">
            <text:p>66.8818</text:p>
          </table:table-cell>
          <table:table-cell/>
          <table:table-cell office:value-type="float" office:value="0.00691484" calcext:value-type="float">
            <text:p>0.00691484</text:p>
          </table:table-cell>
          <table:table-cell table:formula="of:=[.M60]*1000" office:value-type="float" office:value="6.91484" calcext:value-type="float">
            <text:p>6.91484</text:p>
          </table:table-cell>
          <table:table-cell office:value-type="float" office:value="67.0896" calcext:value-type="float">
            <text:p>67.0896</text:p>
          </table:table-cell>
          <table:table-cell table:number-columns-repeated="16369"/>
        </table:table-row>
        <table:table-row table:style-name="ro1">
          <table:table-cell office:value-type="float" office:value="0.0022976" calcext:value-type="float">
            <text:p>0.0022976</text:p>
          </table:table-cell>
          <table:table-cell table:formula="of:=[.A61]*1000" office:value-type="float" office:value="2.2976" calcext:value-type="float">
            <text:p>2.2976</text:p>
          </table:table-cell>
          <table:table-cell office:value-type="float" office:value="66.6898" calcext:value-type="float">
            <text:p>66.6898</text:p>
          </table:table-cell>
          <table:table-cell/>
          <table:table-cell office:value-type="float" office:value="0.00282375" calcext:value-type="float">
            <text:p>0.00282375</text:p>
          </table:table-cell>
          <table:table-cell table:formula="of:=[.E61]*1000" office:value-type="float" office:value="2.82375" calcext:value-type="float">
            <text:p>2.82375</text:p>
          </table:table-cell>
          <table:table-cell office:value-type="float" office:value="67.7181" calcext:value-type="float">
            <text:p>67.7181</text:p>
          </table:table-cell>
          <table:table-cell/>
          <table:table-cell office:value-type="float" office:value="0.00354624" calcext:value-type="float">
            <text:p>0.00354624</text:p>
          </table:table-cell>
          <table:table-cell table:formula="of:=[.I61]*1000" office:value-type="float" office:value="3.54624" calcext:value-type="float">
            <text:p>3.54624</text:p>
          </table:table-cell>
          <table:table-cell office:value-type="float" office:value="68.3205" calcext:value-type="float">
            <text:p>68.3205</text:p>
          </table:table-cell>
          <table:table-cell/>
          <table:table-cell office:value-type="float" office:value="0.00732542" calcext:value-type="float">
            <text:p>0.00732542</text:p>
          </table:table-cell>
          <table:table-cell table:formula="of:=[.M61]*1000" office:value-type="float" office:value="7.32542" calcext:value-type="float">
            <text:p>7.32542</text:p>
          </table:table-cell>
          <table:table-cell office:value-type="float" office:value="67.1479" calcext:value-type="float">
            <text:p>67.1479</text:p>
          </table:table-cell>
          <table:table-cell table:number-columns-repeated="16369"/>
        </table:table-row>
        <table:table-row table:style-name="ro1">
          <table:table-cell office:value-type="float" office:value="0.00242963" calcext:value-type="float">
            <text:p>0.00242963</text:p>
          </table:table-cell>
          <table:table-cell table:formula="of:=[.A62]*1000" office:value-type="float" office:value="2.42963" calcext:value-type="float">
            <text:p>2.42963</text:p>
          </table:table-cell>
          <table:table-cell office:value-type="float" office:value="65.8269" calcext:value-type="float">
            <text:p>65.8269</text:p>
          </table:table-cell>
          <table:table-cell/>
          <table:table-cell office:value-type="float" office:value="0.00260223" calcext:value-type="float">
            <text:p>0.00260223</text:p>
          </table:table-cell>
          <table:table-cell table:formula="of:=[.E62]*1000" office:value-type="float" office:value="2.60223" calcext:value-type="float">
            <text:p>2.60223</text:p>
          </table:table-cell>
          <table:table-cell office:value-type="float" office:value="66.2591" calcext:value-type="float">
            <text:p>66.2591</text:p>
          </table:table-cell>
          <table:table-cell/>
          <table:table-cell office:value-type="float" office:value="0.00417446" calcext:value-type="float">
            <text:p>0.00417446</text:p>
          </table:table-cell>
          <table:table-cell table:formula="of:=[.I62]*1000" office:value-type="float" office:value="4.17446" calcext:value-type="float">
            <text:p>4.17446</text:p>
          </table:table-cell>
          <table:table-cell office:value-type="float" office:value="66.6565" calcext:value-type="float">
            <text:p>66.6565</text:p>
          </table:table-cell>
          <table:table-cell/>
          <table:table-cell office:value-type="float" office:value="0.00804683" calcext:value-type="float">
            <text:p>0.00804683</text:p>
          </table:table-cell>
          <table:table-cell table:formula="of:=[.M62]*1000" office:value-type="float" office:value="8.04683" calcext:value-type="float">
            <text:p>8.04683</text:p>
          </table:table-cell>
          <table:table-cell office:value-type="float" office:value="68.3301" calcext:value-type="float">
            <text:p>68.3301</text:p>
          </table:table-cell>
          <table:table-cell table:number-columns-repeated="16369"/>
        </table:table-row>
        <table:table-row table:style-name="ro1">
          <table:table-cell office:value-type="float" office:value="0.00225885" calcext:value-type="float">
            <text:p>0.00225885</text:p>
          </table:table-cell>
          <table:table-cell table:formula="of:=[.A63]*1000" office:value-type="float" office:value="2.25885" calcext:value-type="float">
            <text:p>2.25885</text:p>
          </table:table-cell>
          <table:table-cell office:value-type="float" office:value="66.2776" calcext:value-type="float">
            <text:p>66.2776</text:p>
          </table:table-cell>
          <table:table-cell/>
          <table:table-cell office:value-type="float" office:value="0.00274015" calcext:value-type="float">
            <text:p>0.00274015</text:p>
          </table:table-cell>
          <table:table-cell table:formula="of:=[.E63]*1000" office:value-type="float" office:value="2.74015" calcext:value-type="float">
            <text:p>2.74015</text:p>
          </table:table-cell>
          <table:table-cell office:value-type="float" office:value="70.2373" calcext:value-type="float">
            <text:p>70.2373</text:p>
          </table:table-cell>
          <table:table-cell/>
          <table:table-cell office:value-type="float" office:value="0.00358478" calcext:value-type="float">
            <text:p>0.00358478</text:p>
          </table:table-cell>
          <table:table-cell table:formula="of:=[.I63]*1000" office:value-type="float" office:value="3.58478" calcext:value-type="float">
            <text:p>3.58478</text:p>
          </table:table-cell>
          <table:table-cell office:value-type="float" office:value="69.6097" calcext:value-type="float">
            <text:p>69.6097</text:p>
          </table:table-cell>
          <table:table-cell/>
          <table:table-cell office:value-type="float" office:value="0.00635326" calcext:value-type="float">
            <text:p>0.00635326</text:p>
          </table:table-cell>
          <table:table-cell table:formula="of:=[.M63]*1000" office:value-type="float" office:value="6.35326" calcext:value-type="float">
            <text:p>6.35326</text:p>
          </table:table-cell>
          <table:table-cell office:value-type="float" office:value="66.4895" calcext:value-type="float">
            <text:p>66.4895</text:p>
          </table:table-cell>
          <table:table-cell table:number-columns-repeated="16369"/>
        </table:table-row>
        <table:table-row table:style-name="ro1">
          <table:table-cell office:value-type="float" office:value="0.00237739" calcext:value-type="float">
            <text:p>0.00237739</text:p>
          </table:table-cell>
          <table:table-cell table:formula="of:=[.A64]*1000" office:value-type="float" office:value="2.37739" calcext:value-type="float">
            <text:p>2.37739</text:p>
          </table:table-cell>
          <table:table-cell office:value-type="float" office:value="67.1081" calcext:value-type="float">
            <text:p>67.1081</text:p>
          </table:table-cell>
          <table:table-cell/>
          <table:table-cell office:value-type="float" office:value="0.00251658" calcext:value-type="float">
            <text:p>0.00251658</text:p>
          </table:table-cell>
          <table:table-cell table:formula="of:=[.E64]*1000" office:value-type="float" office:value="2.51658" calcext:value-type="float">
            <text:p>2.51658</text:p>
          </table:table-cell>
          <table:table-cell office:value-type="float" office:value="68.7494" calcext:value-type="float">
            <text:p>68.7494</text:p>
          </table:table-cell>
          <table:table-cell/>
          <table:table-cell office:value-type="float" office:value="0.00354916" calcext:value-type="float">
            <text:p>0.00354916</text:p>
          </table:table-cell>
          <table:table-cell table:formula="of:=[.I64]*1000" office:value-type="float" office:value="3.54916" calcext:value-type="float">
            <text:p>3.54916</text:p>
          </table:table-cell>
          <table:table-cell office:value-type="float" office:value="66.9627" calcext:value-type="float">
            <text:p>66.9627</text:p>
          </table:table-cell>
          <table:table-cell/>
          <table:table-cell office:value-type="float" office:value="0.00637001" calcext:value-type="float">
            <text:p>0.00637001</text:p>
          </table:table-cell>
          <table:table-cell table:formula="of:=[.M64]*1000" office:value-type="float" office:value="6.37001" calcext:value-type="float">
            <text:p>6.37001</text:p>
          </table:table-cell>
          <table:table-cell office:value-type="float" office:value="68.6668" calcext:value-type="float">
            <text:p>68.6668</text:p>
          </table:table-cell>
          <table:table-cell table:number-columns-repeated="16369"/>
        </table:table-row>
        <table:table-row table:style-name="ro1">
          <table:table-cell office:value-type="float" office:value="0.00220557" calcext:value-type="float">
            <text:p>0.00220557</text:p>
          </table:table-cell>
          <table:table-cell table:formula="of:=[.A65]*1000" office:value-type="float" office:value="2.20557" calcext:value-type="float">
            <text:p>2.20557</text:p>
          </table:table-cell>
          <table:table-cell office:value-type="float" office:value="67.0537" calcext:value-type="float">
            <text:p>67.0537</text:p>
          </table:table-cell>
          <table:table-cell/>
          <table:table-cell office:value-type="float" office:value="0.00382367" calcext:value-type="float">
            <text:p>0.00382367</text:p>
          </table:table-cell>
          <table:table-cell table:formula="of:=[.E65]*1000" office:value-type="float" office:value="3.82367" calcext:value-type="float">
            <text:p>3.82367</text:p>
          </table:table-cell>
          <table:table-cell office:value-type="float" office:value="67.1195" calcext:value-type="float">
            <text:p>67.1195</text:p>
          </table:table-cell>
          <table:table-cell/>
          <table:table-cell office:value-type="float" office:value="0.00388352" calcext:value-type="float">
            <text:p>0.00388352</text:p>
          </table:table-cell>
          <table:table-cell table:formula="of:=[.I65]*1000" office:value-type="float" office:value="3.88352" calcext:value-type="float">
            <text:p>3.88352</text:p>
          </table:table-cell>
          <table:table-cell office:value-type="float" office:value="68.3529" calcext:value-type="float">
            <text:p>68.3529</text:p>
          </table:table-cell>
          <table:table-cell/>
          <table:table-cell office:value-type="float" office:value="0.00677035" calcext:value-type="float">
            <text:p>0.00677035</text:p>
          </table:table-cell>
          <table:table-cell table:formula="of:=[.M65]*1000" office:value-type="float" office:value="6.77035" calcext:value-type="float">
            <text:p>6.77035</text:p>
          </table:table-cell>
          <table:table-cell office:value-type="float" office:value="65.5755" calcext:value-type="float">
            <text:p>65.5755</text:p>
          </table:table-cell>
          <table:table-cell table:number-columns-repeated="16369"/>
        </table:table-row>
        <table:table-row table:style-name="ro1">
          <table:table-cell office:value-type="float" office:value="0.00226565" calcext:value-type="float">
            <text:p>0.00226565</text:p>
          </table:table-cell>
          <table:table-cell table:formula="of:=[.A66]*1000" office:value-type="float" office:value="2.26565" calcext:value-type="float">
            <text:p>2.26565</text:p>
          </table:table-cell>
          <table:table-cell office:value-type="float" office:value="66.9494" calcext:value-type="float">
            <text:p>66.9494</text:p>
          </table:table-cell>
          <table:table-cell/>
          <table:table-cell office:value-type="float" office:value="0.00275564" calcext:value-type="float">
            <text:p>0.00275564</text:p>
          </table:table-cell>
          <table:table-cell table:formula="of:=[.E66]*1000" office:value-type="float" office:value="2.75564" calcext:value-type="float">
            <text:p>2.75564</text:p>
          </table:table-cell>
          <table:table-cell office:value-type="float" office:value="67.6341" calcext:value-type="float">
            <text:p>67.6341</text:p>
          </table:table-cell>
          <table:table-cell/>
          <table:table-cell office:value-type="float" office:value="0.00418781" calcext:value-type="float">
            <text:p>0.00418781</text:p>
          </table:table-cell>
          <table:table-cell table:formula="of:=[.I66]*1000" office:value-type="float" office:value="4.18781" calcext:value-type="float">
            <text:p>4.18781</text:p>
          </table:table-cell>
          <table:table-cell office:value-type="float" office:value="66.8766" calcext:value-type="float">
            <text:p>66.8766</text:p>
          </table:table-cell>
          <table:table-cell/>
          <table:table-cell office:value-type="float" office:value="0.00663565" calcext:value-type="float">
            <text:p>0.00663565</text:p>
          </table:table-cell>
          <table:table-cell table:formula="of:=[.M66]*1000" office:value-type="float" office:value="6.63565" calcext:value-type="float">
            <text:p>6.63565</text:p>
          </table:table-cell>
          <table:table-cell office:value-type="float" office:value="65.0747" calcext:value-type="float">
            <text:p>65.0747</text:p>
          </table:table-cell>
          <table:table-cell table:number-columns-repeated="16369"/>
        </table:table-row>
        <table:table-row table:style-name="ro1">
          <table:table-cell office:value-type="float" office:value="0.00868359" calcext:value-type="float">
            <text:p>0.00868359</text:p>
          </table:table-cell>
          <table:table-cell table:formula="of:=[.A67]*1000" office:value-type="float" office:value="8.68359" calcext:value-type="float">
            <text:p>8.68359</text:p>
          </table:table-cell>
          <table:table-cell office:value-type="float" office:value="67.9628" calcext:value-type="float">
            <text:p>67.9628</text:p>
          </table:table-cell>
          <table:table-cell/>
          <table:table-cell office:value-type="float" office:value="0.00259933" calcext:value-type="float">
            <text:p>0.00259933</text:p>
          </table:table-cell>
          <table:table-cell table:formula="of:=[.E67]*1000" office:value-type="float" office:value="2.59933" calcext:value-type="float">
            <text:p>2.59933</text:p>
          </table:table-cell>
          <table:table-cell office:value-type="float" office:value="67.5318" calcext:value-type="float">
            <text:p>67.5318</text:p>
          </table:table-cell>
          <table:table-cell/>
          <table:table-cell office:value-type="float" office:value="0.00371282" calcext:value-type="float">
            <text:p>0.00371282</text:p>
          </table:table-cell>
          <table:table-cell table:formula="of:=[.I67]*1000" office:value-type="float" office:value="3.71282" calcext:value-type="float">
            <text:p>3.71282</text:p>
          </table:table-cell>
          <table:table-cell office:value-type="float" office:value="67.8758" calcext:value-type="float">
            <text:p>67.8758</text:p>
          </table:table-cell>
          <table:table-cell table:number-columns-repeated="16373"/>
        </table:table-row>
        <table:table-row table:style-name="ro1">
          <table:table-cell office:value-type="float" office:value="0.00229215" calcext:value-type="float">
            <text:p>0.00229215</text:p>
          </table:table-cell>
          <table:table-cell table:formula="of:=[.A68]*1000" office:value-type="float" office:value="2.29215" calcext:value-type="float">
            <text:p>2.29215</text:p>
          </table:table-cell>
          <table:table-cell office:value-type="float" office:value="66.3733" calcext:value-type="float">
            <text:p>66.3733</text:p>
          </table:table-cell>
          <table:table-cell/>
          <table:table-cell office:value-type="float" office:value="0.0029165" calcext:value-type="float">
            <text:p>0.0029165</text:p>
          </table:table-cell>
          <table:table-cell table:formula="of:=[.E68]*1000" office:value-type="float" office:value="2.9165" calcext:value-type="float">
            <text:p>2.9165</text:p>
          </table:table-cell>
          <table:table-cell office:value-type="float" office:value="66.4139" calcext:value-type="float">
            <text:p>66.4139</text:p>
          </table:table-cell>
          <table:table-cell/>
          <table:table-cell office:value-type="float" office:value="0.00358405" calcext:value-type="float">
            <text:p>0.00358405</text:p>
          </table:table-cell>
          <table:table-cell table:formula="of:=[.I68]*1000" office:value-type="float" office:value="3.58405" calcext:value-type="float">
            <text:p>3.58405</text:p>
          </table:table-cell>
          <table:table-cell office:value-type="float" office:value="66.442" calcext:value-type="float">
            <text:p>66.442</text:p>
          </table:table-cell>
          <table:table-cell table:number-columns-repeated="16373"/>
        </table:table-row>
        <table:table-row table:style-name="ro1">
          <table:table-cell office:value-type="float" office:value="0.00248639" calcext:value-type="float">
            <text:p>0.00248639</text:p>
          </table:table-cell>
          <table:table-cell table:formula="of:=[.A69]*1000" office:value-type="float" office:value="2.48639" calcext:value-type="float">
            <text:p>2.48639</text:p>
          </table:table-cell>
          <table:table-cell office:value-type="float" office:value="64.688" calcext:value-type="float">
            <text:p>64.688</text:p>
          </table:table-cell>
          <table:table-cell/>
          <table:table-cell office:value-type="float" office:value="0.00267582" calcext:value-type="float">
            <text:p>0.00267582</text:p>
          </table:table-cell>
          <table:table-cell table:formula="of:=[.E69]*1000" office:value-type="float" office:value="2.67582" calcext:value-type="float">
            <text:p>2.67582</text:p>
          </table:table-cell>
          <table:table-cell office:value-type="float" office:value="66.1845" calcext:value-type="float">
            <text:p>66.1845</text:p>
          </table:table-cell>
          <table:table-cell/>
          <table:table-cell office:value-type="float" office:value="0.00345034" calcext:value-type="float">
            <text:p>0.00345034</text:p>
          </table:table-cell>
          <table:table-cell table:formula="of:=[.I69]*1000" office:value-type="float" office:value="3.45034" calcext:value-type="float">
            <text:p>3.45034</text:p>
          </table:table-cell>
          <table:table-cell office:value-type="float" office:value="69.3268" calcext:value-type="float">
            <text:p>69.3268</text:p>
          </table:table-cell>
          <table:table-cell table:number-columns-repeated="16373"/>
        </table:table-row>
        <table:table-row table:style-name="ro1">
          <table:table-cell office:value-type="float" office:value="0.00230054" calcext:value-type="float">
            <text:p>0.00230054</text:p>
          </table:table-cell>
          <table:table-cell table:formula="of:=[.A70]*1000" office:value-type="float" office:value="2.30054" calcext:value-type="float">
            <text:p>2.30054</text:p>
          </table:table-cell>
          <table:table-cell office:value-type="float" office:value="66.6133" calcext:value-type="float">
            <text:p>66.6133</text:p>
          </table:table-cell>
          <table:table-cell/>
          <table:table-cell office:value-type="float" office:value="0.00252868" calcext:value-type="float">
            <text:p>0.00252868</text:p>
          </table:table-cell>
          <table:table-cell table:formula="of:=[.E70]*1000" office:value-type="float" office:value="2.52868" calcext:value-type="float">
            <text:p>2.52868</text:p>
          </table:table-cell>
          <table:table-cell office:value-type="float" office:value="68.4644" calcext:value-type="float">
            <text:p>68.4644</text:p>
          </table:table-cell>
          <table:table-cell table:number-columns-repeated="16377"/>
        </table:table-row>
        <table:table-row table:style-name="ro1">
          <table:table-cell office:value-type="float" office:value="0.00240814" calcext:value-type="float">
            <text:p>0.00240814</text:p>
          </table:table-cell>
          <table:table-cell table:formula="of:=[.A71]*1000" office:value-type="float" office:value="2.40814" calcext:value-type="float">
            <text:p>2.40814</text:p>
          </table:table-cell>
          <table:table-cell office:value-type="float" office:value="66.6225" calcext:value-type="float">
            <text:p>66.6225</text:p>
          </table:table-cell>
          <table:table-cell/>
          <table:table-cell office:value-type="float" office:value="0.00251188" calcext:value-type="float">
            <text:p>0.00251188</text:p>
          </table:table-cell>
          <table:table-cell table:formula="of:=[.E71]*1000" office:value-type="float" office:value="2.51188" calcext:value-type="float">
            <text:p>2.51188</text:p>
          </table:table-cell>
          <table:table-cell office:value-type="float" office:value="67.8121" calcext:value-type="float">
            <text:p>67.8121</text:p>
          </table:table-cell>
          <table:table-cell table:number-columns-repeated="16377"/>
        </table:table-row>
        <table:table-row table:style-name="ro1">
          <table:table-cell office:value-type="float" office:value="0.00230274" calcext:value-type="float">
            <text:p>0.00230274</text:p>
          </table:table-cell>
          <table:table-cell table:formula="of:=[.A72]*1000" office:value-type="float" office:value="2.30274" calcext:value-type="float">
            <text:p>2.30274</text:p>
          </table:table-cell>
          <table:table-cell office:value-type="float" office:value="66.2289" calcext:value-type="float">
            <text:p>66.2289</text:p>
          </table:table-cell>
          <table:table-cell/>
          <table:table-cell office:value-type="float" office:value="0.00247141" calcext:value-type="float">
            <text:p>0.00247141</text:p>
          </table:table-cell>
          <table:table-cell table:formula="of:=[.E72]*1000" office:value-type="float" office:value="2.47141" calcext:value-type="float">
            <text:p>2.47141</text:p>
          </table:table-cell>
          <table:table-cell office:value-type="float" office:value="67.6187" calcext:value-type="float">
            <text:p>67.6187</text:p>
          </table:table-cell>
          <table:table-cell table:number-columns-repeated="16377"/>
        </table:table-row>
        <table:table-row table:style-name="ro1">
          <table:table-cell office:value-type="float" office:value="0.00226473" calcext:value-type="float">
            <text:p>0.00226473</text:p>
          </table:table-cell>
          <table:table-cell table:formula="of:=[.A73]*1000" office:value-type="float" office:value="2.26473" calcext:value-type="float">
            <text:p>2.26473</text:p>
          </table:table-cell>
          <table:table-cell office:value-type="float" office:value="67.2496" calcext:value-type="float">
            <text:p>67.2496</text:p>
          </table:table-cell>
          <table:table-cell/>
          <table:table-cell office:value-type="float" office:value="0.00378419" calcext:value-type="float">
            <text:p>0.00378419</text:p>
          </table:table-cell>
          <table:table-cell table:formula="of:=[.E73]*1000" office:value-type="float" office:value="3.78419" calcext:value-type="float">
            <text:p>3.78419</text:p>
          </table:table-cell>
          <table:table-cell office:value-type="float" office:value="66.6041" calcext:value-type="float">
            <text:p>66.6041</text:p>
          </table:table-cell>
          <table:table-cell table:number-columns-repeated="16377"/>
        </table:table-row>
        <table:table-row table:style-name="ro1">
          <table:table-cell office:value-type="float" office:value="0.00233339" calcext:value-type="float">
            <text:p>0.00233339</text:p>
          </table:table-cell>
          <table:table-cell table:formula="of:=[.A74]*1000" office:value-type="float" office:value="2.33339" calcext:value-type="float">
            <text:p>2.33339</text:p>
          </table:table-cell>
          <table:table-cell office:value-type="float" office:value="66.5391" calcext:value-type="float">
            <text:p>66.5391</text:p>
          </table:table-cell>
          <table:table-cell/>
          <table:table-cell office:value-type="float" office:value="0.00281319" calcext:value-type="float">
            <text:p>0.00281319</text:p>
          </table:table-cell>
          <table:table-cell table:formula="of:=[.E74]*1000" office:value-type="float" office:value="2.81319" calcext:value-type="float">
            <text:p>2.81319</text:p>
          </table:table-cell>
          <table:table-cell office:value-type="float" office:value="67.3876" calcext:value-type="float">
            <text:p>67.3876</text:p>
          </table:table-cell>
          <table:table-cell table:number-columns-repeated="16377"/>
        </table:table-row>
        <table:table-row table:style-name="ro1">
          <table:table-cell office:value-type="float" office:value="0.00294182" calcext:value-type="float">
            <text:p>0.00294182</text:p>
          </table:table-cell>
          <table:table-cell table:formula="of:=[.A75]*1000" office:value-type="float" office:value="2.94182" calcext:value-type="float">
            <text:p>2.94182</text:p>
          </table:table-cell>
          <table:table-cell office:value-type="float" office:value="66.9065" calcext:value-type="float">
            <text:p>66.9065</text:p>
          </table:table-cell>
          <table:table-cell/>
          <table:table-cell office:value-type="float" office:value="0.00259117" calcext:value-type="float">
            <text:p>0.00259117</text:p>
          </table:table-cell>
          <table:table-cell table:formula="of:=[.E75]*1000" office:value-type="float" office:value="2.59117" calcext:value-type="float">
            <text:p>2.59117</text:p>
          </table:table-cell>
          <table:table-cell office:value-type="float" office:value="67.8838" calcext:value-type="float">
            <text:p>67.8838</text:p>
          </table:table-cell>
          <table:table-cell table:number-columns-repeated="16377"/>
        </table:table-row>
        <table:table-row table:style-name="ro1">
          <table:table-cell office:value-type="float" office:value="0.00248807" calcext:value-type="float">
            <text:p>0.00248807</text:p>
          </table:table-cell>
          <table:table-cell table:formula="of:=[.A76]*1000" office:value-type="float" office:value="2.48807" calcext:value-type="float">
            <text:p>2.48807</text:p>
          </table:table-cell>
          <table:table-cell office:value-type="float" office:value="66.0129" calcext:value-type="float">
            <text:p>66.0129</text:p>
          </table:table-cell>
          <table:table-cell/>
          <table:table-cell office:value-type="float" office:value="0.00273369" calcext:value-type="float">
            <text:p>0.00273369</text:p>
          </table:table-cell>
          <table:table-cell table:formula="of:=[.E76]*1000" office:value-type="float" office:value="2.73369" calcext:value-type="float">
            <text:p>2.73369</text:p>
          </table:table-cell>
          <table:table-cell office:value-type="float" office:value="66.8426" calcext:value-type="float">
            <text:p>66.8426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formula="of:=AVERAGE([.B:.B])" office:value-type="float" office:value="2.67887893333333" calcext:value-type="float">
            <text:p>2.67887893333333</text:p>
          </table:table-cell>
          <table:table-cell table:number-columns-repeated="3"/>
          <table:table-cell table:formula="of:=AVERAGE([.F:.F])" office:value-type="float" office:value="2.8144744" calcext:value-type="float">
            <text:p>2.8144744</text:p>
          </table:table-cell>
          <table:table-cell table:number-columns-repeated="3"/>
          <table:table-cell table:formula="of:=AVERAGE([.J:.J])" office:value-type="float" office:value="3.70135264705882" calcext:value-type="float">
            <text:p>3.70135264705882</text:p>
          </table:table-cell>
          <table:table-cell table:number-columns-repeated="3"/>
          <table:table-cell table:formula="of:=AVERAGE([.N:.N])" office:value-type="float" office:value="7.14124061538462" calcext:value-type="float">
            <text:p>7.14124061538462</text:p>
          </table:table-cell>
          <table:table-cell table:number-columns-repeated="16371"/>
        </table:table-row>
        <table:table-row table:style-name="ro1" table:number-rows-repeated="104849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8T23:52:42.674638146</meta:creation-date>
    <dc:date>2023-07-09T09:33:30.186270677</dc:date>
    <meta:editing-duration>PT9H40M48S</meta:editing-duration>
    <meta:editing-cycles>2</meta:editing-cycles>
    <meta:generator>LibreOffice/7.4.4.2$Linux_X86_64 LibreOffice_project/40$Build-2</meta:generator>
    <meta:document-statistic meta:table-count="2" meta:cell-count="2644" meta:object-count="1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svg:x="-0.621cm" svg:y="0.556cm" svg:width="15.359cm" svg:height="8.64cm">
          <chart:coordinate-region svg:x="0cm" svg:y="0.756cm" svg:width="14.738cm" svg:height="8.24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